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5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2.0764in"/>
    </style:style>
    <style:style style:name="co5" style:family="table-column">
      <style:table-column-properties fo:break-before="auto" style:column-width="2.6717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1.928in"/>
    </style:style>
    <style:style style:name="co8" style:family="table-column">
      <style:table-column-properties fo:break-before="auto" style:column-width="2.0953in"/>
    </style:style>
    <style:style style:name="co9" style:family="table-column">
      <style:table-column-properties fo:break-before="auto" style:column-width="2.2807in"/>
    </style:style>
    <style:style style:name="co10" style:family="table-column">
      <style:table-column-properties fo:break-before="auto" style:column-width="2.1972in"/>
    </style:style>
    <style:style style:name="co11" style:family="table-column">
      <style:table-column-properties fo:break-before="auto" style:column-width="2.011in"/>
    </style:style>
    <style:style style:name="co12" style:family="table-column">
      <style:table-column-properties fo:break-before="auto" style:column-width="1.7791in"/>
    </style:style>
    <style:style style:name="co13" style:family="table-column">
      <style:table-column-properties fo:break-before="auto" style:column-width="2.2717in"/>
    </style:style>
    <style:style style:name="co14" style:family="table-column">
      <style:table-column-properties fo:break-before="auto" style:column-width="1.9555in"/>
    </style:style>
    <style:style style:name="co15" style:family="table-column">
      <style:table-column-properties fo:break-before="auto" style:column-width="2.6807in"/>
    </style:style>
    <style:style style:name="co16" style:family="table-column">
      <style:table-column-properties fo:break-before="auto" style:column-width="2.9874in"/>
    </style:style>
    <style:style style:name="co17" style:family="table-column">
      <style:table-column-properties fo:break-before="auto" style:column-width="1.6484in"/>
    </style:style>
    <style:style style:name="co18" style:family="table-column">
      <style:table-column-properties fo:break-before="auto" style:column-width="2.2339in"/>
    </style:style>
    <style:style style:name="co19" style:family="table-column">
      <style:table-column-properties fo:break-before="auto" style:column-width="0.989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b613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1" table:default-cell-style-name="ce2"/>
        <table:table-column table:style-name="co14" table:default-cell-style-name="ce2"/>
        <table:table-column table:style-name="co15" table:number-columns-repeated="12" table:default-cell-style-name="ce2"/>
        <table:table-column table:style-name="co15" table:number-columns-repeated="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number-columns-repeated="979" table:default-cell-style-name="Default"/>
        <table:table-row table:style-name="ro1">
          <table:table-cell office:value-type="string">
            <text:p>zip</text:p>
          </table:table-cell>
          <table:table-cell office:value-type="string">
            <text:p>id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Zillow Home Value Index (USD)</text:p>
          </table:table-cell>
          <table:table-cell office:value-type="string">
            <text:p>Median Single Family Home Value (USD)</text:p>
          </table:table-cell>
          <table:table-cell office:value-type="string">
            <text:p>Median Condo Value</text:p>
          </table:table-cell>
          <table:table-cell office:value-type="string">
            <text:p>Median 2-Bedroom Home Value</text:p>
          </table:table-cell>
          <table:table-cell office:value-type="string">
            <text:p>Median 3-Bedroom Home Value</text:p>
          </table:table-cell>
          <table:table-cell office:value-type="string">
            <text:p>Median 4-Bedroom Home Value</text:p>
          </table:table-cell>
          <table:table-cell office:value-type="string">
            <text:p>Percent Homes Decreasing(%)</text:p>
          </table:table-cell>
          <table:table-cell office:value-type="string">
            <text:p>Percent Listing Price Reduction(%)</text:p>
          </table:table-cell>
          <table:table-cell office:value-type="string">
            <text:p>Median List Price Per Sq Ft(USD)</text:p>
          </table:table-cell>
          <table:table-cell office:value-type="string">
            <text:p>Median List Price (USD)</text:p>
          </table:table-cell>
          <table:table-cell office:value-type="string">
            <text:p>Median Sale Price (USD)</text:p>
          </table:table-cell>
          <table:table-cell office:value-type="string">
            <text:p>Property Tax (USD)</text:p>
          </table:table-cell>
          <table:table-cell office:value-type="string">
            <text:p>Turnover (Sold Within Last Yr.) (%)</text:p>
          </table:table-cell>
          <table:table-cell office:value-type="string">
            <text:p>Median Value Per Sq Ft (USD)</text:p>
          </table:table-cell>
          <table:table-cell office:value-type="string">
            <text:p>1-Yr. Change (USD)</text:p>
          </table:table-cell>
          <table:table-cell office:value-type="string">
            <text:p>BuiltYear&lt;1900 (%)</text:p>
          </table:table-cell>
          <table:table-cell office:value-type="string">
            <text:p>BuiltYear&gt;2000 (%)</text:p>
          </table:table-cell>
          <table:table-cell office:value-type="string">
            <text:p>BuiltYear1900-1919 (%)</text:p>
          </table:table-cell>
          <table:table-cell office:value-type="string">
            <text:p>BuiltYear1920-1939 (%)</text:p>
          </table:table-cell>
          <table:table-cell office:value-type="string">
            <text:p>BuiltYear1940-1959 (%)</text:p>
          </table:table-cell>
          <table:table-cell office:value-type="string">
            <text:p>BuiltYear1960-1979 (%)</text:p>
          </table:table-cell>
          <table:table-cell office:value-type="string">
            <text:p>BuiltYear1980-1999 (%)</text:p>
          </table:table-cell>
          <table:table-cell office:value-type="string">
            <text:p>HomeSize&lt;1000sqft (%)</text:p>
          </table:table-cell>
          <table:table-cell office:value-type="string">
            <text:p>HomeSize&gt;3600sqft (%)</text:p>
          </table:table-cell>
          <table:table-cell office:value-type="string">
            <text:p>HomeSize1000-1400sqft (%)</text:p>
          </table:table-cell>
          <table:table-cell office:value-type="string">
            <text:p>HomeSize1400-1800sqft (%)</text:p>
          </table:table-cell>
          <table:table-cell office:value-type="string">
            <text:p>HomeSize1800-2400sqft (%)</text:p>
          </table:table-cell>
          <table:table-cell office:value-type="string">
            <text:p>HomeSize2400-3600sqft (%)</text:p>
          </table:table-cell>
          <table:table-cell office:value-type="string">
            <text:p>HomeType:Condo (%)</text:p>
          </table:table-cell>
          <table:table-cell office:value-type="string">
            <text:p>HomeType:Other (%)</text:p>
          </table:table-cell>
          <table:table-cell office:value-type="string">
            <text:p>HomeType:SingleFamily (%)</text:p>
          </table:table-cell>
          <table:table-cell office:value-type="string">
            <text:p>Median Household Income</text:p>
          </table:table-cell>
          <table:table-cell office:value-type="string">
            <text:p>Single Males</text:p>
          </table:table-cell>
          <table:table-cell office:value-type="string">
            <text:p>Single Females</text:p>
          </table:table-cell>
          <table:table-cell office:value-type="string">
            <text:p>Median Age</text:p>
          </table:table-cell>
          <table:table-cell office:value-type="string">
            <text:p>Homes With Kids</text:p>
          </table:table-cell>
          <table:table-cell office:value-type="string">
            <text:p>Average Household Size</text:p>
          </table:table-cell>
          <table:table-cell office:value-type="string">
            <text:p>Average Commute Time (Minutes)</text:p>
          </table:table-cell>
          <table:table-cell table:number-columns-repeated="982"/>
        </table:table-row>
        <table:table-row table:style-name="ro2">
          <table:table-cell office:value-type="float" office:value="10453">
            <text:p>10453</text:p>
          </table:table-cell>
          <table:table-cell office:value-type="float" office:value="61793">
            <text:p>61793</text:p>
          </table:table-cell>
          <table:table-cell office:value-type="float" office:value="40.852617">
            <text:p>40.852617</text:p>
          </table:table-cell>
          <table:table-cell office:value-type="float" office:value="-73.914193">
            <text:p>-73.914193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22">
            <text:p>0.222</text:p>
          </table:table-cell>
          <table:table-cell office:value-type="float" office:value="0">
            <text:p>0</text:p>
          </table:table-cell>
          <table:table-cell office:value-type="float" office:value="324000">
            <text:p>324000</text:p>
          </table:table-cell>
          <table:table-cell office:value-type="float" office:value="0">
            <text:p>0</text:p>
          </table:table-cell>
          <table:table-cell office:value-type="float" office:value="2156">
            <text:p>2156</text:p>
          </table:table-cell>
          <table:table-cell office:value-type="float" office:value="0.059">
            <text:p>0.059</text:p>
          </table:table-cell>
          <table:table-cell office:value-type="float" office:value="159">
            <text:p>159</text:p>
          </table:table-cell>
          <table:table-cell office:value-type="string">
            <text:p>none</text:p>
          </table:table-cell>
          <table:table-cell office:value-type="float" office:value="0.0575256107171">
            <text:p>0.0575256107</text:p>
          </table:table-cell>
          <table:table-cell office:value-type="float" office:value="0.0654058313632">
            <text:p>0.0654058314</text:p>
          </table:table-cell>
          <table:table-cell office:value-type="float" office:value="0.2876280535855">
            <text:p>0.2876280536</text:p>
          </table:table-cell>
          <table:table-cell office:value-type="float" office:value="0.3388494877856">
            <text:p>0.3388494878</text:p>
          </table:table-cell>
          <table:table-cell table:number-columns-repeated="2" office:value-type="float" office:value="0.0094562647754">
            <text:p>0.0094562648</text:p>
          </table:table-cell>
          <table:table-cell office:value-type="float" office:value="0.2316784869976">
            <text:p>0.231678487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457">
            <text:p>10457</text:p>
          </table:table-cell>
          <table:table-cell office:value-type="float" office:value="61797">
            <text:p>61797</text:p>
          </table:table-cell>
          <table:table-cell office:value-type="float" office:value="40.845882">
            <text:p>40.845882</text:p>
          </table:table-cell>
          <table:table-cell office:value-type="float" office:value="-73.898477">
            <text:p>-73.898477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43">
            <text:p>0.143</text:p>
          </table:table-cell>
          <table:table-cell office:value-type="float" office:value="0">
            <text:p>0</text:p>
          </table:table-cell>
          <table:table-cell office:value-type="float" office:value="315000">
            <text:p>315000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0.044">
            <text:p>0.044</text:p>
          </table:table-cell>
          <table:table-cell office:value-type="float" office:value="158">
            <text:p>158</text:p>
          </table:table-cell>
          <table:table-cell office:value-type="string">
            <text:p>none</text:p>
          </table:table-cell>
          <table:table-cell office:value-type="float" office:value="0.1035834266517">
            <text:p>0.1035834267</text:p>
          </table:table-cell>
          <table:table-cell office:value-type="float" office:value="0.1438969764837">
            <text:p>0.1438969765</text:p>
          </table:table-cell>
          <table:table-cell office:value-type="float" office:value="0.3477043673012">
            <text:p>0.3477043673</text:p>
          </table:table-cell>
          <table:table-cell office:value-type="float" office:value="0.1746920492721">
            <text:p>0.1746920493</text:p>
          </table:table-cell>
          <table:table-cell office:value-type="float" office:value="0.0089585666293">
            <text:p>0.0089585666</text:p>
          </table:table-cell>
          <table:table-cell office:value-type="float" office:value="0.0246360582306">
            <text:p>0.0246360582</text:p>
          </table:table-cell>
          <table:table-cell office:value-type="float" office:value="0.1965285554311">
            <text:p>0.1965285554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460">
            <text:p>10460</text:p>
          </table:table-cell>
          <table:table-cell office:value-type="float" office:value="61800">
            <text:p>61800</text:p>
          </table:table-cell>
          <table:table-cell office:value-type="float" office:value="40.843603">
            <text:p>40.843603</text:p>
          </table:table-cell>
          <table:table-cell office:value-type="float" office:value="-73.879902">
            <text:p>-73.879902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0">
            <text:p>0</text:p>
          </table:table-cell>
          <table:table-cell office:value-type="float" office:value="199000">
            <text:p>199000</text:p>
          </table:table-cell>
          <table:table-cell office:value-type="float" office:value="0">
            <text:p>0</text:p>
          </table:table-cell>
          <table:table-cell office:value-type="float" office:value="2925">
            <text:p>2925</text:p>
          </table:table-cell>
          <table:table-cell office:value-type="float" office:value="0.09">
            <text:p>0.09</text:p>
          </table:table-cell>
          <table:table-cell office:value-type="float" office:value="140">
            <text:p>140</text:p>
          </table:table-cell>
          <table:table-cell office:value-type="string">
            <text:p>none</text:p>
          </table:table-cell>
          <table:table-cell office:value-type="float" office:value="0.0718954248366">
            <text:p>0.0718954248</text:p>
          </table:table-cell>
          <table:table-cell office:value-type="float" office:value="0.1613876319758">
            <text:p>0.161387632</text:p>
          </table:table-cell>
          <table:table-cell office:value-type="float" office:value="0.262443438914">
            <text:p>0.2624434389</text:p>
          </table:table-cell>
          <table:table-cell office:value-type="float" office:value="0.2765208647561">
            <text:p>0.2765208648</text:p>
          </table:table-cell>
          <table:table-cell office:value-type="float" office:value="0.0191050779286">
            <text:p>0.0191050779</text:p>
          </table:table-cell>
          <table:table-cell office:value-type="float" office:value="0.0201106083459">
            <text:p>0.0201106083</text:p>
          </table:table-cell>
          <table:table-cell office:value-type="float" office:value="0.1885369532428">
            <text:p>0.1885369532</text:p>
          </table:table-cell>
          <table:table-cell office:value-type="float" office:value="0.0149100257069">
            <text:p>0.0149100257</text:p>
          </table:table-cell>
          <table:table-cell office:value-type="float" office:value="0.1460154241645">
            <text:p>0.1460154242</text:p>
          </table:table-cell>
          <table:table-cell office:value-type="float" office:value="0.0550128534704">
            <text:p>0.0550128535</text:p>
          </table:table-cell>
          <table:table-cell office:value-type="float" office:value="0.0899742930591">
            <text:p>0.0899742931</text:p>
          </table:table-cell>
          <table:table-cell office:value-type="float" office:value="0.2812339331619">
            <text:p>0.2812339332</text:p>
          </table:table-cell>
          <table:table-cell office:value-type="float" office:value="0.3835475578406">
            <text:p>0.383547557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58">
            <text:p>10458</text:p>
          </table:table-cell>
          <table:table-cell office:value-type="float" office:value="61798">
            <text:p>61798</text:p>
          </table:table-cell>
          <table:table-cell office:value-type="float" office:value="40.864836">
            <text:p>40.864836</text:p>
          </table:table-cell>
          <table:table-cell office:value-type="float" office:value="-73.886448">
            <text:p>-73.886448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125000">
            <text:p>125000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office:value-type="float" office:value="0.07">
            <text:p>0.07</text:p>
          </table:table-cell>
          <table:table-cell office:value-type="float" office:value="136">
            <text:p>136</text:p>
          </table:table-cell>
          <table:table-cell office:value-type="string">
            <text:p>none</text:p>
          </table:table-cell>
          <table:table-cell office:value-type="float" office:value="0.0231958762886">
            <text:p>0.0231958763</text:p>
          </table:table-cell>
          <table:table-cell office:value-type="float" office:value="0.0676546391752">
            <text:p>0.0676546392</text:p>
          </table:table-cell>
          <table:table-cell office:value-type="float" office:value="0.5019329896907">
            <text:p>0.5019329897</text:p>
          </table:table-cell>
          <table:table-cell office:value-type="float" office:value="0.3318298969072">
            <text:p>0.3318298969</text:p>
          </table:table-cell>
          <table:table-cell office:value-type="float" office:value="0.0180412371134">
            <text:p>0.0180412371</text:p>
          </table:table-cell>
          <table:table-cell office:value-type="float" office:value="0.0096649484536">
            <text:p>0.0096649485</text:p>
          </table:table-cell>
          <table:table-cell office:value-type="float" office:value="0.0476804123711">
            <text:p>0.0476804124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467">
            <text:p>10467</text:p>
          </table:table-cell>
          <table:table-cell office:value-type="float" office:value="61807">
            <text:p>61807</text:p>
          </table:table-cell>
          <table:table-cell office:value-type="float" office:value="40.876903">
            <text:p>40.876903</text:p>
          </table:table-cell>
          <table:table-cell office:value-type="float" office:value="-73.871702">
            <text:p>-73.871702</text:p>
          </table:table-cell>
          <table:table-cell office:value-type="float" office:value="312300">
            <text:p>312300</text:p>
          </table:table-cell>
          <table:table-cell office:value-type="string">
            <text:p>none</text:p>
          </table:table-cell>
          <table:table-cell office:value-type="float" office:value="212200">
            <text:p>212200</text:p>
          </table:table-cell>
          <table:table-cell table:number-columns-repeated="3" office:value-type="string">
            <text:p>none</text:p>
          </table:table-cell>
          <table:table-cell office:value-type="float" office:value="0.095">
            <text:p>0.095</text:p>
          </table:table-cell>
          <table:table-cell office:value-type="float" office:value="0.129">
            <text:p>0.129</text:p>
          </table:table-cell>
          <table:table-cell office:value-type="float" office:value="0">
            <text:p>0</text:p>
          </table:table-cell>
          <table:table-cell office:value-type="float" office:value="299000">
            <text:p>299000</text:p>
          </table:table-cell>
          <table:table-cell office:value-type="float" office:value="212600">
            <text:p>212600</text:p>
          </table:table-cell>
          <table:table-cell office:value-type="float" office:value="2741">
            <text:p>2741</text:p>
          </table:table-cell>
          <table:table-cell office:value-type="float" office:value="0.075">
            <text:p>0.075</text:p>
          </table:table-cell>
          <table:table-cell office:value-type="float" office:value="199">
            <text:p>199</text:p>
          </table:table-cell>
          <table:table-cell office:value-type="float" office:value="0.066">
            <text:p>0.066</text:p>
          </table:table-cell>
          <table:table-cell office:value-type="float" office:value="0.0228512074785">
            <text:p>0.0228512075</text:p>
          </table:table-cell>
          <table:table-cell office:value-type="float" office:value="0.0875097377304">
            <text:p>0.0875097377</text:p>
          </table:table-cell>
          <table:table-cell office:value-type="float" office:value="0.2227992729161">
            <text:p>0.2227992729</text:p>
          </table:table-cell>
          <table:table-cell office:value-type="float" office:value="0.3508179693586">
            <text:p>0.3508179694</text:p>
          </table:table-cell>
          <table:table-cell office:value-type="float" office:value="0.1859257335756">
            <text:p>0.1859257336</text:p>
          </table:table-cell>
          <table:table-cell office:value-type="float" office:value="0.1165930927031">
            <text:p>0.1165930927</text:p>
          </table:table-cell>
          <table:table-cell office:value-type="float" office:value="0.0135029862373">
            <text:p>0.0135029862</text:p>
          </table:table-cell>
          <table:table-cell office:value-type="float" office:value="0.0835084033613">
            <text:p>0.0835084034</text:p>
          </table:table-cell>
          <table:table-cell office:value-type="float" office:value="0.1499474789915">
            <text:p>0.149947479</text:p>
          </table:table-cell>
          <table:table-cell office:value-type="float" office:value="0.048056722689">
            <text:p>0.0480567227</text:p>
          </table:table-cell>
          <table:table-cell office:value-type="float" office:value="0.1137079831932">
            <text:p>0.1137079832</text:p>
          </table:table-cell>
          <table:table-cell office:value-type="float" office:value="0.2134978991596">
            <text:p>0.2134978992</text:p>
          </table:table-cell>
          <table:table-cell office:value-type="float" office:value="0.3715861344537">
            <text:p>0.371586134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68">
            <text:p>10468</text:p>
          </table:table-cell>
          <table:table-cell office:value-type="float" office:value="61808">
            <text:p>61808</text:p>
          </table:table-cell>
          <table:table-cell office:value-type="float" office:value="40.864214">
            <text:p>40.864214</text:p>
          </table:table-cell>
          <table:table-cell office:value-type="float" office:value="-73.853842">
            <text:p>-73.853842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11">
            <text:p>0.211</text:p>
          </table:table-cell>
          <table:table-cell office:value-type="float" office:value="0">
            <text:p>0</text:p>
          </table:table-cell>
          <table:table-cell office:value-type="float" office:value="138000">
            <text:p>138000</text:p>
          </table:table-cell>
          <table:table-cell office:value-type="float" office:value="0">
            <text:p>0</text:p>
          </table:table-cell>
          <table:table-cell office:value-type="float" office:value="2513">
            <text:p>2513</text:p>
          </table:table-cell>
          <table:table-cell office:value-type="float" office:value="0.081">
            <text:p>0.081</text:p>
          </table:table-cell>
          <table:table-cell office:value-type="float" office:value="147">
            <text:p>147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451">
            <text:p>10451</text:p>
          </table:table-cell>
          <table:table-cell office:value-type="float" office:value="61791">
            <text:p>61791</text:p>
          </table:table-cell>
          <table:table-cell office:value-type="float" office:value="40.819014">
            <text:p>40.819014</text:p>
          </table:table-cell>
          <table:table-cell office:value-type="float" office:value="-73.92126">
            <text:p>-73.92126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0">
            <text:p>0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0.099">
            <text:p>0.099</text:p>
          </table:table-cell>
          <table:table-cell office:value-type="float" office:value="220">
            <text:p>22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452">
            <text:p>10452</text:p>
          </table:table-cell>
          <table:table-cell table:style-name="ce1" office:value-type="float" office:value="61792">
            <text:p>61792</text:p>
          </table:table-cell>
          <table:table-cell table:style-name="ce1" office:value-type="float" office:value="40.836687">
            <text:p>40.836687</text:p>
          </table:table-cell>
          <table:table-cell table:style-name="ce1" office:value-type="float" office:value="-73.922362">
            <text:p>-73.922362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float" office:value="145000">
            <text:p>145000</text:p>
          </table:table-cell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  <table:table-cell office:value-type="float" office:value="0.052">
            <text:p>0.052</text:p>
          </table:table-cell>
          <table:table-cell office:value-type="float" office:value="112">
            <text:p>112</text:p>
          </table:table-cell>
          <table:table-cell office:value-type="string">
            <text:p>none</text:p>
          </table:table-cell>
          <table:table-cell office:value-type="float" office:value="0.1024464831804">
            <text:p>0.1024464832</text:p>
          </table:table-cell>
          <table:table-cell office:value-type="float" office:value="0.1865443425076">
            <text:p>0.1865443425</text:p>
          </table:table-cell>
          <table:table-cell office:value-type="float" office:value="0.2706422018348">
            <text:p>0.2706422018</text:p>
          </table:table-cell>
          <table:table-cell office:value-type="float" office:value="0.3119266055045">
            <text:p>0.3119266055</text:p>
          </table:table-cell>
          <table:table-cell office:value-type="float" office:value="0.0290519877675">
            <text:p>0.0290519878</text:p>
          </table:table-cell>
          <table:table-cell office:value-type="string">
            <text:p>none</text:p>
          </table:table-cell>
          <table:table-cell office:value-type="float" office:value="0.0978593272171">
            <text:p>0.0978593272</text:p>
          </table:table-cell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0456">
            <text:p>10456</text:p>
          </table:table-cell>
          <table:table-cell office:value-type="float" office:value="61796">
            <text:p>61796</text:p>
          </table:table-cell>
          <table:table-cell office:value-type="float" office:value="40.830383">
            <text:p>40.830383</text:p>
          </table:table-cell>
          <table:table-cell office:value-type="float" office:value="-73.90838">
            <text:p>-73.90838</text:p>
          </table:table-cell>
          <table:table-cell office:value-type="float" office:value="256200">
            <text:p>256200</text:p>
          </table:table-cell>
          <table:table-cell office:value-type="float" office:value="285700">
            <text:p>285700</text:p>
          </table:table-cell>
          <table:table-cell office:value-type="float" office:value="191200">
            <text:p>191200</text:p>
          </table:table-cell>
          <table:table-cell table:number-columns-repeated="3" office:value-type="string">
            <text:p>none</text:p>
          </table:table-cell>
          <table:table-cell office:value-type="float" office:value="0.265">
            <text:p>0.265</text:p>
          </table:table-cell>
          <table:table-cell office:value-type="float" office:value="0.105">
            <text:p>0.105</text:p>
          </table:table-cell>
          <table:table-cell office:value-type="float" office:value="201">
            <text:p>201</text:p>
          </table:table-cell>
          <table:table-cell office:value-type="float" office:value="349000">
            <text:p>349000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0.039">
            <text:p>0.039</text:p>
          </table:table-cell>
          <table:table-cell office:value-type="float" office:value="208">
            <text:p>208</text:p>
          </table:table-cell>
          <table:table-cell office:value-type="float" office:value="0.078">
            <text:p>0.078</text:p>
          </table:table-cell>
          <table:table-cell office:value-type="float" office:value="0.0952879581151">
            <text:p>0.0952879581</text:p>
          </table:table-cell>
          <table:table-cell office:value-type="float" office:value="0.1863874345549">
            <text:p>0.1863874346</text:p>
          </table:table-cell>
          <table:table-cell office:value-type="float" office:value="0.2293193717277">
            <text:p>0.2293193717</text:p>
          </table:table-cell>
          <table:table-cell office:value-type="float" office:value="0.206282722513">
            <text:p>0.2062827225</text:p>
          </table:table-cell>
          <table:table-cell office:value-type="float" office:value="0.2774869109947">
            <text:p>0.277486911</text:p>
          </table:table-cell>
          <table:table-cell office:value-type="float" office:value="0.0464509394572">
            <text:p>0.0464509395</text:p>
          </table:table-cell>
          <table:table-cell office:value-type="float" office:value="0.1503131524008">
            <text:p>0.1503131524</text:p>
          </table:table-cell>
          <table:table-cell office:value-type="float" office:value="0.2379958246346">
            <text:p>0.2379958246</text:p>
          </table:table-cell>
          <table:table-cell office:value-type="float" office:value="0.0548016701461">
            <text:p>0.0548016701</text:p>
          </table:table-cell>
          <table:table-cell office:value-type="float" office:value="0.1649269311064">
            <text:p>0.1649269311</text:p>
          </table:table-cell>
          <table:table-cell office:value-type="float" office:value="0.3168058455114">
            <text:p>0.3168058455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0454">
            <text:p>10454</text:p>
          </table:table-cell>
          <table:table-cell office:value-type="float" office:value="61794">
            <text:p>61794</text:p>
          </table:table-cell>
          <table:table-cell office:value-type="float" office:value="40.80543">
            <text:p>40.80543</text:p>
          </table:table-cell>
          <table:table-cell office:value-type="float" office:value="-73.917554">
            <text:p>-73.917554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350000">
            <text:p>350000</text:p>
          </table:table-cell>
          <table:table-cell office:value-type="float" office:value="0">
            <text:p>0</text:p>
          </table:table-cell>
          <table:table-cell office:value-type="float" office:value="1308">
            <text:p>1308</text:p>
          </table:table-cell>
          <table:table-cell office:value-type="float" office:value="0.029">
            <text:p>0.029</text:p>
          </table:table-cell>
          <table:table-cell office:value-type="float" office:value="172">
            <text:p>172</text:p>
          </table:table-cell>
          <table:table-cell office:value-type="string">
            <text:p>none</text:p>
          </table:table-cell>
          <table:table-cell office:value-type="float" office:value="0.0626506024096">
            <text:p>0.0626506024</text:p>
          </table:table-cell>
          <table:table-cell office:value-type="float" office:value="0.2084337349397">
            <text:p>0.2084337349</text:p>
          </table:table-cell>
          <table:table-cell office:value-type="float" office:value="0.3771084337349">
            <text:p>0.3771084337</text:p>
          </table:table-cell>
          <table:table-cell office:value-type="float" office:value="0.1096385542168">
            <text:p>0.1096385542</text:p>
          </table:table-cell>
          <table:table-cell office:value-type="float" office:value="0.2397590361445">
            <text:p>0.2397590361</text:p>
          </table:table-cell>
          <table:table-cell office:value-type="float" office:value="0.0996354799513">
            <text:p>0.09963548</text:p>
          </table:table-cell>
          <table:table-cell office:value-type="float" office:value="0.0364520048602">
            <text:p>0.0364520049</text:p>
          </table:table-cell>
          <table:table-cell office:value-type="float" office:value="0.0753341433778">
            <text:p>0.0753341434</text:p>
          </table:table-cell>
          <table:table-cell office:value-type="float" office:value="0.4993924665856">
            <text:p>0.4993924666</text:p>
          </table:table-cell>
          <table:table-cell office:value-type="float" office:value="0.2709599027946">
            <text:p>0.2709599028</text:p>
          </table:table-cell>
          <table:table-cell table:number-columns-repeated="7" office:value-type="string">
            <text:p>none</text:p>
          </table:table-cell>
          <table:table-cell table:number-columns-repeated="988"/>
        </table:table-row>
        <table:table-row table:style-name="ro2">
          <table:table-cell office:value-type="float" office:value="10455">
            <text:p>10455</text:p>
          </table:table-cell>
          <table:table-cell office:value-type="float" office:value="61795">
            <text:p>61795</text:p>
          </table:table-cell>
          <table:table-cell office:value-type="float" office:value="40.814901">
            <text:p>40.814901</text:p>
          </table:table-cell>
          <table:table-cell office:value-type="float" office:value="-73.908183">
            <text:p>-73.908183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259900">
            <text:p>259900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0.028">
            <text:p>0.028</text:p>
          </table:table-cell>
          <table:table-cell office:value-type="float" office:value="268">
            <text:p>268</text:p>
          </table:table-cell>
          <table:table-cell office:value-type="string">
            <text:p>none</text:p>
          </table:table-cell>
          <table:table-cell office:value-type="float" office:value="0.0363815142576">
            <text:p>0.0363815143</text:p>
          </table:table-cell>
          <table:table-cell office:value-type="float" office:value="0.1779744346116">
            <text:p>0.1779744346</text:p>
          </table:table-cell>
          <table:table-cell office:value-type="float" office:value="0.3431661750245">
            <text:p>0.343166175</text:p>
          </table:table-cell>
          <table:table-cell office:value-type="float" office:value="0.0560471976401">
            <text:p>0.0560471976</text:p>
          </table:table-cell>
          <table:table-cell office:value-type="float" office:value="0.378564405113">
            <text:p>0.3785644051</text:p>
          </table:table-cell>
          <table:table-cell office:value-type="float" office:value="0.0367428003972">
            <text:p>0.0367428004</text:p>
          </table:table-cell>
          <table:table-cell office:value-type="float" office:value="0.1092353525322">
            <text:p>0.1092353525</text:p>
          </table:table-cell>
          <table:table-cell office:value-type="float" office:value="0.1350546176762">
            <text:p>0.1350546177</text:p>
          </table:table-cell>
          <table:table-cell office:value-type="float" office:value="0.0546176762661">
            <text:p>0.0546176763</text:p>
          </table:table-cell>
          <table:table-cell office:value-type="float" office:value="0.3247269116186">
            <text:p>0.3247269116</text:p>
          </table:table-cell>
          <table:table-cell office:value-type="float" office:value="0.3177755710029">
            <text:p>0.317775571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0459">
            <text:p>10459</text:p>
          </table:table-cell>
          <table:table-cell office:value-type="float" office:value="61799">
            <text:p>61799</text:p>
          </table:table-cell>
          <table:table-cell office:value-type="float" office:value="40.82562">
            <text:p>40.82562</text:p>
          </table:table-cell>
          <table:table-cell office:value-type="float" office:value="-73.89156">
            <text:p>-73.89156</text:p>
          </table:table-cell>
          <table:table-cell office:value-type="float" office:value="268500">
            <text:p>268500</text:p>
          </table:table-cell>
          <table:table-cell office:value-type="float" office:value="308600">
            <text:p>308600</text:p>
          </table:table-cell>
          <table:table-cell office:value-type="float" office:value="187000">
            <text:p>187000</text:p>
          </table:table-cell>
          <table:table-cell table:number-columns-repeated="3" office:value-type="string">
            <text:p>none</text:p>
          </table:table-cell>
          <table:table-cell office:value-type="float" office:value="0.485">
            <text:p>0.485</text:p>
          </table:table-cell>
          <table:table-cell office:value-type="float" office:value="0.261">
            <text:p>0.261</text:p>
          </table:table-cell>
          <table:table-cell office:value-type="float" office:value="175">
            <text:p>175</text:p>
          </table:table-cell>
          <table:table-cell office:value-type="float" office:value="214000">
            <text:p>214000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0.031">
            <text:p>0.031</text:p>
          </table:table-cell>
          <table:table-cell office:value-type="float" office:value="183">
            <text:p>183</text:p>
          </table:table-cell>
          <table:table-cell office:value-type="float" office:value="0.027">
            <text:p>0.027</text:p>
          </table:table-cell>
          <table:table-cell office:value-type="float" office:value="0.0271710175812">
            <text:p>0.0271710176</text:p>
          </table:table-cell>
          <table:table-cell office:value-type="float" office:value="0.1523708044752">
            <text:p>0.1523708045</text:p>
          </table:table-cell>
          <table:table-cell office:value-type="float" office:value="0.210442194992">
            <text:p>0.210442195</text:p>
          </table:table-cell>
          <table:table-cell office:value-type="float" office:value="0.1177410761854">
            <text:p>0.1177410762</text:p>
          </table:table-cell>
          <table:table-cell office:value-type="float" office:value="0.489611081513">
            <text:p>0.4896110815</text:p>
          </table:table-cell>
          <table:table-cell office:value-type="float" office:value="0.0465698547821">
            <text:p>0.0465698548</text:p>
          </table:table-cell>
          <table:table-cell office:value-type="float" office:value="0.0951427140711">
            <text:p>0.0951427141</text:p>
          </table:table-cell>
          <table:table-cell office:value-type="float" office:value="0.1627441161742">
            <text:p>0.1627441162</text:p>
          </table:table-cell>
          <table:table-cell office:value-type="float" office:value="0.1196795192789">
            <text:p>0.1196795193</text:p>
          </table:table-cell>
          <table:table-cell office:value-type="float" office:value="0.2573860791186">
            <text:p>0.2573860791</text:p>
          </table:table-cell>
          <table:table-cell office:value-type="float" office:value="0.2934401602403">
            <text:p>0.2934401602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table:style-name="ce1" office:value-type="float" office:value="10474">
            <text:p>10474</text:p>
          </table:table-cell>
          <table:table-cell table:style-name="ce1" office:value-type="float" office:value="61814">
            <text:p>61814</text:p>
          </table:table-cell>
          <table:table-cell table:style-name="ce1" office:value-type="float" office:value="40.80418">
            <text:p>40.80418</text:p>
          </table:table-cell>
          <table:table-cell table:style-name="ce1" office:value-type="float" office:value="-73.888163">
            <text:p>-73.888163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.733">
            <text:p>0.733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475000">
            <text:p>475000</text:p>
          </table:table-cell>
          <table:table-cell office:value-type="float" office:value="0">
            <text:p>0</text:p>
          </table:table-cell>
          <table:table-cell office:value-type="float" office:value="1715">
            <text:p>1715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.0927318295739">
            <text:p>0.0927318296</text:p>
          </table:table-cell>
          <table:table-cell office:value-type="float" office:value="0.2155388471177">
            <text:p>0.2155388471</text:p>
          </table:table-cell>
          <table:table-cell office:value-type="float" office:value="0.3358395989974">
            <text:p>0.335839599</text:p>
          </table:table-cell>
          <table:table-cell office:value-type="float" office:value="0.328320802005">
            <text:p>0.328320802</text:p>
          </table:table-cell>
          <table:table-cell table:number-columns-repeated="8" office:value-type="string">
            <text:p>none</text:p>
          </table:table-cell>
          <table:table-cell table:style-name="ce1" table:number-columns-repeated="993"/>
        </table:table-row>
        <table:table-row table:style-name="ro2">
          <table:table-cell office:value-type="float" office:value="10463">
            <text:p>10463</text:p>
          </table:table-cell>
          <table:table-cell office:value-type="float" office:value="61803">
            <text:p>61803</text:p>
          </table:table-cell>
          <table:table-cell office:value-type="float" office:value="40.880069">
            <text:p>40.880069</text:p>
          </table:table-cell>
          <table:table-cell office:value-type="float" office:value="-73.91011">
            <text:p>-73.91011</text:p>
          </table:table-cell>
          <table:table-cell office:value-type="float" office:value="510900">
            <text:p>510900</text:p>
          </table:table-cell>
          <table:table-cell office:value-type="float" office:value="559900">
            <text:p>559900</text:p>
          </table:table-cell>
          <table:table-cell office:value-type="float" office:value="481200">
            <text:p>481200</text:p>
          </table:table-cell>
          <table:table-cell table:number-columns-repeated="3" office:value-type="string">
            <text:p>none</text:p>
          </table:table-cell>
          <table:table-cell office:value-type="float" office:value="0.332">
            <text:p>0.332</text:p>
          </table:table-cell>
          <table:table-cell office:value-type="float" office:value="0.246">
            <text:p>0.246</text:p>
          </table:table-cell>
          <table:table-cell office:value-type="float" office:value="360">
            <text:p>360</text:p>
          </table:table-cell>
          <table:table-cell office:value-type="float" office:value="279000">
            <text:p>279000</text:p>
          </table:table-cell>
          <table:table-cell office:value-type="float" office:value="320800">
            <text:p>320800</text:p>
          </table:table-cell>
          <table:table-cell office:value-type="float" office:value="3347">
            <text:p>3347</text:p>
          </table:table-cell>
          <table:table-cell office:value-type="float" office:value="0.188">
            <text:p>0.188</text:p>
          </table:table-cell>
          <table:table-cell office:value-type="float" office:value="260">
            <text:p>260</text:p>
          </table:table-cell>
          <table:table-cell office:value-type="float" office:value="0.047">
            <text:p>0.047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471">
            <text:p>10471</text:p>
          </table:table-cell>
          <table:table-cell office:value-type="float" office:value="61811">
            <text:p>61811</text:p>
          </table:table-cell>
          <table:table-cell office:value-type="float" office:value="40.900074">
            <text:p>40.900074</text:p>
          </table:table-cell>
          <table:table-cell office:value-type="float" office:value="-73.903888">
            <text:p>-73.903888</text:p>
          </table:table-cell>
          <table:table-cell office:value-type="float" office:value="762500">
            <text:p>762500</text:p>
          </table:table-cell>
          <table:table-cell office:value-type="float" office:value="904500">
            <text:p>904500</text:p>
          </table:table-cell>
          <table:table-cell table:number-columns-repeated="4" office:value-type="string">
            <text:p>none</text:p>
          </table:table-cell>
          <table:table-cell office:value-type="float" office:value="0.215">
            <text:p>0.215</text:p>
          </table:table-cell>
          <table:table-cell office:value-type="float" office:value="0.353">
            <text:p>0.353</text:p>
          </table:table-cell>
          <table:table-cell office:value-type="float" office:value="0">
            <text:p>0</text:p>
          </table:table-cell>
          <table:table-cell office:value-type="float" office:value="278000">
            <text:p>278000</text:p>
          </table:table-cell>
          <table:table-cell office:value-type="float" office:value="214200">
            <text:p>214200</text:p>
          </table:table-cell>
          <table:table-cell office:value-type="float" office:value="6974">
            <text:p>6974</text:p>
          </table:table-cell>
          <table:table-cell office:value-type="float" office:value="0.071">
            <text:p>0.071</text:p>
          </table:table-cell>
          <table:table-cell office:value-type="float" office:value="272">
            <text:p>272</text:p>
          </table:table-cell>
          <table:table-cell office:value-type="float" office:value="0.153">
            <text:p>0.153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466">
            <text:p>10466</text:p>
          </table:table-cell>
          <table:table-cell office:value-type="float" office:value="61806">
            <text:p>61806</text:p>
          </table:table-cell>
          <table:table-cell office:value-type="float" office:value="40.892111">
            <text:p>40.892111</text:p>
          </table:table-cell>
          <table:table-cell office:value-type="float" office:value="-73.842548">
            <text:p>-73.842548</text:p>
          </table:table-cell>
          <table:table-cell office:value-type="float" office:value="337000">
            <text:p>337000</text:p>
          </table:table-cell>
          <table:table-cell office:value-type="float" office:value="337100">
            <text:p>337100</text:p>
          </table:table-cell>
          <table:table-cell table:number-columns-repeated="2" office:value-type="string">
            <text:p>none</text:p>
          </table:table-cell>
          <table:table-cell office:value-type="float" office:value="338900">
            <text:p>338900</text:p>
          </table:table-cell>
          <table:table-cell office:value-type="string">
            <text:p>none</text:p>
          </table:table-cell>
          <table:table-cell office:value-type="float" office:value="0.287">
            <text:p>0.287</text:p>
          </table:table-cell>
          <table:table-cell office:value-type="float" office:value="0.1">
            <text:p>0.1</text:p>
          </table:table-cell>
          <table:table-cell office:value-type="float" office:value="229">
            <text:p>229</text:p>
          </table:table-cell>
          <table:table-cell office:value-type="float" office:value="389000">
            <text:p>389000</text:p>
          </table:table-cell>
          <table:table-cell office:value-type="float" office:value="417000">
            <text:p>417000</text:p>
          </table:table-cell>
          <table:table-cell office:value-type="float" office:value="3216">
            <text:p>3216</text:p>
          </table:table-cell>
          <table:table-cell office:value-type="float" office:value="0.031">
            <text:p>0.031</text:p>
          </table:table-cell>
          <table:table-cell office:value-type="float" office:value="235">
            <text:p>235</text:p>
          </table:table-cell>
          <table:table-cell office:value-type="float" office:value="0.016">
            <text:p>0.016</text:p>
          </table:table-cell>
          <table:table-cell office:value-type="float" office:value="0.0140021916473">
            <text:p>0.0140021916</text:p>
          </table:table-cell>
          <table:table-cell office:value-type="float" office:value="0.0448070132716">
            <text:p>0.0448070133</text:p>
          </table:table-cell>
          <table:table-cell office:value-type="float" office:value="0.0796298551077">
            <text:p>0.0796298551</text:p>
          </table:table-cell>
          <table:table-cell office:value-type="float" office:value="0.3904785096797">
            <text:p>0.3904785097</text:p>
          </table:table-cell>
          <table:table-cell office:value-type="float" office:value="0.256666260806">
            <text:p>0.2566662608</text:p>
          </table:table-cell>
          <table:table-cell office:value-type="float" office:value="0.1698526725922">
            <text:p>0.1698526726</text:p>
          </table:table-cell>
          <table:table-cell office:value-type="float" office:value="0.0445634968951">
            <text:p>0.0445634969</text:p>
          </table:table-cell>
          <table:table-cell office:value-type="float" office:value="0.0213106676521">
            <text:p>0.0213106677</text:p>
          </table:table-cell>
          <table:table-cell office:value-type="float" office:value="0.0651638334565">
            <text:p>0.0651638335</text:p>
          </table:table-cell>
          <table:table-cell office:value-type="float" office:value="0.1617393446661">
            <text:p>0.1617393447</text:p>
          </table:table-cell>
          <table:table-cell office:value-type="float" office:value="0.2091648189209">
            <text:p>0.2091648189</text:p>
          </table:table-cell>
          <table:table-cell office:value-type="float" office:value="0.2618871643261">
            <text:p>0.2618871643</text:p>
          </table:table-cell>
          <table:table-cell office:value-type="float" office:value="0.2781473269278">
            <text:p>0.278147326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69">
            <text:p>10469</text:p>
          </table:table-cell>
          <table:table-cell office:value-type="float" office:value="61809">
            <text:p>61809</text:p>
          </table:table-cell>
          <table:table-cell office:value-type="float" office:value="40.870098">
            <text:p>40.870098</text:p>
          </table:table-cell>
          <table:table-cell office:value-type="float" office:value="-73.844449">
            <text:p>-73.844449</text:p>
          </table:table-cell>
          <table:table-cell office:value-type="float" office:value="355200">
            <text:p>355200</text:p>
          </table:table-cell>
          <table:table-cell office:value-type="float" office:value="356700">
            <text:p>356700</text:p>
          </table:table-cell>
          <table:table-cell table:number-columns-repeated="2" office:value-type="string">
            <text:p>none</text:p>
          </table:table-cell>
          <table:table-cell office:value-type="float" office:value="359200">
            <text:p>359200</text:p>
          </table:table-cell>
          <table:table-cell office:value-type="string">
            <text:p>none</text:p>
          </table:table-cell>
          <table:table-cell office:value-type="float" office:value="0.296">
            <text:p>0.296</text:p>
          </table:table-cell>
          <table:table-cell office:value-type="float" office:value="0.175">
            <text:p>0.175</text:p>
          </table:table-cell>
          <table:table-cell office:value-type="float" office:value="221">
            <text:p>221</text:p>
          </table:table-cell>
          <table:table-cell office:value-type="float" office:value="379000">
            <text:p>379000</text:p>
          </table:table-cell>
          <table:table-cell office:value-type="float" office:value="371000">
            <text:p>371000</text:p>
          </table:table-cell>
          <table:table-cell office:value-type="float" office:value="3443">
            <text:p>3443</text:p>
          </table:table-cell>
          <table:table-cell office:value-type="float" office:value="0.033">
            <text:p>0.033</text:p>
          </table:table-cell>
          <table:table-cell office:value-type="float" office:value="242">
            <text:p>242</text:p>
          </table:table-cell>
          <table:table-cell office:value-type="float" office:value="0.034">
            <text:p>0.034</text:p>
          </table:table-cell>
          <table:table-cell office:value-type="float" office:value="0.0091916990429">
            <text:p>0.009191699</text:p>
          </table:table-cell>
          <table:table-cell office:value-type="float" office:value="0.0601724628067">
            <text:p>0.0601724628</text:p>
          </table:table-cell>
          <table:table-cell office:value-type="float" office:value="0.0321235667582">
            <text:p>0.0321235668</text:p>
          </table:table-cell>
          <table:table-cell office:value-type="float" office:value="0.2044916137591">
            <text:p>0.2044916138</text:p>
          </table:table-cell>
          <table:table-cell office:value-type="float" office:value="0.4792949872074">
            <text:p>0.4792949872</text:p>
          </table:table-cell>
          <table:table-cell office:value-type="float" office:value="0.17378944376">
            <text:p>0.1737894438</text:p>
          </table:table-cell>
          <table:table-cell office:value-type="float" office:value="0.0409362266654">
            <text:p>0.0409362267</text:p>
          </table:table-cell>
          <table:table-cell office:value-type="float" office:value="0.0244601566978">
            <text:p>0.0244601567</text:p>
          </table:table-cell>
          <table:table-cell office:value-type="float" office:value="0.0494935983183">
            <text:p>0.0494935983</text:p>
          </table:table-cell>
          <table:table-cell office:value-type="float" office:value="0.0964074144849">
            <text:p>0.0964074145</text:p>
          </table:table-cell>
          <table:table-cell office:value-type="float" office:value="0.2507166061532">
            <text:p>0.2507166062</text:p>
          </table:table-cell>
          <table:table-cell office:value-type="float" office:value="0.3331740875214">
            <text:p>0.3331740875</text:p>
          </table:table-cell>
          <table:table-cell office:value-type="float" office:value="0.2453659468755">
            <text:p>0.245365946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70">
            <text:p>10470</text:p>
          </table:table-cell>
          <table:table-cell office:value-type="float" office:value="61810">
            <text:p>61810</text:p>
          </table:table-cell>
          <table:table-cell office:value-type="float" office:value="40.90262">
            <text:p>40.90262</text:p>
          </table:table-cell>
          <table:table-cell office:value-type="float" office:value="-73.862417">
            <text:p>-73.862417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329000">
            <text:p>329000</text:p>
          </table:table-cell>
          <table:table-cell office:value-type="float" office:value="0">
            <text:p>0</text:p>
          </table:table-cell>
          <table:table-cell office:value-type="float" office:value="3604">
            <text:p>3604</text:p>
          </table:table-cell>
          <table:table-cell office:value-type="float" office:value="0.036">
            <text:p>0.036</text:p>
          </table:table-cell>
          <table:table-cell office:value-type="float" office:value="179">
            <text:p>179</text:p>
          </table:table-cell>
          <table:table-cell office:value-type="string">
            <text:p>none</text:p>
          </table:table-cell>
          <table:table-cell office:value-type="float" office:value="0.0232558139534">
            <text:p>0.023255814</text:p>
          </table:table-cell>
          <table:table-cell office:value-type="float" office:value="0.0394337714863">
            <text:p>0.0394337715</text:p>
          </table:table-cell>
          <table:table-cell office:value-type="float" office:value="0.2143579373104">
            <text:p>0.2143579373</text:p>
          </table:table-cell>
          <table:table-cell office:value-type="float" office:value="0.4251769464105">
            <text:p>0.4251769464</text:p>
          </table:table-cell>
          <table:table-cell office:value-type="float" office:value="0.1097067745197">
            <text:p>0.1097067745</text:p>
          </table:table-cell>
          <table:table-cell office:value-type="float" office:value="0.1607684529828">
            <text:p>0.160768453</text:p>
          </table:table-cell>
          <table:table-cell office:value-type="float" office:value="0.0273003033367">
            <text:p>0.0273003033</text:p>
          </table:table-cell>
          <table:table-cell office:value-type="float" office:value="0.0158405723045">
            <text:p>0.0158405723</text:p>
          </table:table-cell>
          <table:table-cell office:value-type="float" office:value="0.0868676545733">
            <text:p>0.0868676546</text:p>
          </table:table-cell>
          <table:table-cell office:value-type="float" office:value="0.0792028615227">
            <text:p>0.0792028615</text:p>
          </table:table-cell>
          <table:table-cell office:value-type="float" office:value="0.2135922330097">
            <text:p>0.213592233</text:p>
          </table:table-cell>
          <table:table-cell office:value-type="float" office:value="0.2866632600919">
            <text:p>0.2866632601</text:p>
          </table:table-cell>
          <table:table-cell office:value-type="float" office:value="0.3111905978538">
            <text:p>0.311190597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75">
            <text:p>10475</text:p>
          </table:table-cell>
          <table:table-cell office:value-type="float" office:value="61815">
            <text:p>61815</text:p>
          </table:table-cell>
          <table:table-cell office:value-type="float" office:value="40.869066">
            <text:p>40.869066</text:p>
          </table:table-cell>
          <table:table-cell office:value-type="float" office:value="-73.810628">
            <text:p>-73.810628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182000">
            <text:p>182000</text:p>
          </table:table-cell>
          <table:table-cell office:value-type="float" office:value="0">
            <text:p>0</text:p>
          </table:table-cell>
          <table:table-cell office:value-type="float" office:value="3323">
            <text:p>3323</text:p>
          </table:table-cell>
          <table:table-cell office:value-type="float" office:value="0.081">
            <text:p>0.081</text:p>
          </table:table-cell>
          <table:table-cell office:value-type="float" office:value="151">
            <text:p>151</text:p>
          </table:table-cell>
          <table:table-cell office:value-type="string">
            <text:p>none</text:p>
          </table:table-cell>
          <table:table-cell office:value-type="float" office:value="0.2079831932773">
            <text:p>0.2079831933</text:p>
          </table:table-cell>
          <table:table-cell office:value-type="float" office:value="0.0588235294117">
            <text:p>0.0588235294</text:p>
          </table:table-cell>
          <table:table-cell office:value-type="float" office:value="0.2184873949579">
            <text:p>0.218487395</text:p>
          </table:table-cell>
          <table:table-cell office:value-type="float" office:value="0.172268907563">
            <text:p>0.1722689076</text:p>
          </table:table-cell>
          <table:table-cell office:value-type="float" office:value="0.1995798319327">
            <text:p>0.1995798319</text:p>
          </table:table-cell>
          <table:table-cell office:value-type="float" office:value="0.1365546218487">
            <text:p>0.1365546218</text:p>
          </table:table-cell>
          <table:table-cell office:value-type="float" office:value="0.094017094017">
            <text:p>0.094017094</text:p>
          </table:table-cell>
          <table:table-cell office:value-type="float" office:value="0.0811965811965">
            <text:p>0.0811965812</text:p>
          </table:table-cell>
          <table:table-cell office:value-type="float" office:value="0.1153846153846">
            <text:p>0.1153846154</text:p>
          </table:table-cell>
          <table:table-cell office:value-type="float" office:value="0.1987179487179">
            <text:p>0.1987179487</text:p>
          </table:table-cell>
          <table:table-cell office:value-type="float" office:value="0.2136752136752">
            <text:p>0.2136752137</text:p>
          </table:table-cell>
          <table:table-cell office:value-type="float" office:value="0.2970085470085">
            <text:p>0.297008547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0461">
            <text:p>10461</text:p>
          </table:table-cell>
          <table:table-cell office:value-type="float" office:value="61801">
            <text:p>61801</text:p>
          </table:table-cell>
          <table:table-cell office:value-type="float" office:value="40.845283">
            <text:p>40.845283</text:p>
          </table:table-cell>
          <table:table-cell office:value-type="float" office:value="-73.843181">
            <text:p>-73.843181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32">
            <text:p>0.232</text:p>
          </table:table-cell>
          <table:table-cell office:value-type="float" office:value="251">
            <text:p>251</text:p>
          </table:table-cell>
          <table:table-cell office:value-type="float" office:value="429000">
            <text:p>429000</text:p>
          </table:table-cell>
          <table:table-cell office:value-type="float" office:value="348000">
            <text:p>348000</text:p>
          </table:table-cell>
          <table:table-cell office:value-type="float" office:value="3674">
            <text:p>3674</text:p>
          </table:table-cell>
          <table:table-cell office:value-type="float" office:value="0.034">
            <text:p>0.034</text:p>
          </table:table-cell>
          <table:table-cell office:value-type="float" office:value="259">
            <text:p>259</text:p>
          </table:table-cell>
          <table:table-cell office:value-type="string">
            <text:p>none</text:p>
          </table:table-cell>
          <table:table-cell office:value-type="float" office:value="0.0197165742452">
            <text:p>0.0197165742</text:p>
          </table:table-cell>
          <table:table-cell office:value-type="float" office:value="0.0414356130622">
            <text:p>0.0414356131</text:p>
          </table:table-cell>
          <table:table-cell office:value-type="float" office:value="0.0893407270486">
            <text:p>0.089340727</text:p>
          </table:table-cell>
          <table:table-cell office:value-type="float" office:value="0.4711953173136">
            <text:p>0.4711953173</text:p>
          </table:table-cell>
          <table:table-cell office:value-type="float" office:value="0.2660197165742">
            <text:p>0.2660197166</text:p>
          </table:table-cell>
          <table:table-cell office:value-type="float" office:value="0.0979667282809">
            <text:p>0.0979667283</text:p>
          </table:table-cell>
          <table:table-cell office:value-type="float" office:value="0.014325323475">
            <text:p>0.0143253235</text:p>
          </table:table-cell>
          <table:table-cell office:value-type="float" office:value="0.0283788021323">
            <text:p>0.0283788021</text:p>
          </table:table-cell>
          <table:table-cell office:value-type="float" office:value="0.0736908121668">
            <text:p>0.0736908122</text:p>
          </table:table-cell>
          <table:table-cell office:value-type="float" office:value="0.1091251175917">
            <text:p>0.1091251176</text:p>
          </table:table-cell>
          <table:table-cell office:value-type="float" office:value="0.2284415177171">
            <text:p>0.2284415177</text:p>
          </table:table-cell>
          <table:table-cell office:value-type="float" office:value="0.2585449984321">
            <text:p>0.2585449984</text:p>
          </table:table-cell>
          <table:table-cell office:value-type="float" office:value="0.2982126058325">
            <text:p>0.298212605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0462">
            <text:p>10462</text:p>
          </table:table-cell>
          <table:table-cell table:style-name="ce1" office:value-type="float" office:value="61802">
            <text:p>61802</text:p>
          </table:table-cell>
          <table:table-cell table:style-name="ce1" office:value-type="float" office:value="40.843223">
            <text:p>40.843223</text:p>
          </table:table-cell>
          <table:table-cell table:style-name="ce1" office:value-type="float" office:value="-73.857378">
            <text:p>-73.857378</text:p>
          </table:table-cell>
          <table:table-cell office:value-type="float" office:value="106800">
            <text:p>106800</text:p>
          </table:table-cell>
          <table:table-cell office:value-type="string">
            <text:p>none</text:p>
          </table:table-cell>
          <table:table-cell table:style-name="ce1" office:value-type="float" office:value="105200">
            <text:p>105200</text:p>
          </table:table-cell>
          <table:table-cell table:style-name="ce1" office:value-type="float" office:value="130500">
            <text:p>130500</text:p>
          </table:table-cell>
          <table:table-cell table:number-columns-repeated="2" table:style-name="ce1" office:value-type="string">
            <text:p>none</text:p>
          </table:table-cell>
          <table:table-cell office:value-type="float" office:value="0.716">
            <text:p>0.716</text:p>
          </table:table-cell>
          <table:table-cell office:value-type="float" office:value="0.236">
            <text:p>0.236</text:p>
          </table:table-cell>
          <table:table-cell office:value-type="float" office:value="152">
            <text:p>152</text:p>
          </table:table-cell>
          <table:table-cell office:value-type="float" office:value="140000">
            <text:p>140000</text:p>
          </table:table-cell>
          <table:table-cell office:value-type="float" office:value="116700">
            <text:p>116700</text:p>
          </table:table-cell>
          <table:table-cell office:value-type="float" office:value="1126">
            <text:p>1126</text:p>
          </table:table-cell>
          <table:table-cell office:value-type="float" office:value="0.023">
            <text:p>0.023</text:p>
          </table:table-cell>
          <table:table-cell office:value-type="float" office:value="161">
            <text:p>161</text:p>
          </table:table-cell>
          <table:table-cell office:value-type="float" office:value="-0.079">
            <text:p>-0.079</text:p>
          </table:table-cell>
          <table:table-cell table:number-columns-repeated="7" office:value-type="string">
            <text:p>none</text:p>
          </table:table-cell>
          <table:table-cell office:value-type="float" office:value="0.7317911847452">
            <text:p>0.7317911847</text:p>
          </table:table-cell>
          <table:table-cell office:value-type="float" office:value="0.0251953735542">
            <text:p>0.0251953736</text:p>
          </table:table-cell>
          <table:table-cell office:value-type="float" office:value="0.0455767427321">
            <text:p>0.0455767427</text:p>
          </table:table-cell>
          <table:table-cell office:value-type="float" office:value="0.0367614879649">
            <text:p>0.036761488</text:p>
          </table:table-cell>
          <table:table-cell office:value-type="float" office:value="0.0706470772116">
            <text:p>0.0706470772</text:p>
          </table:table-cell>
          <table:table-cell table:style-name="ce1" office:value-type="float" office:value="0.0874648327602">
            <text:p>0.0874648328</text:p>
          </table:table-cell>
          <table:table-cell table:style-name="ce1" office:value-type="float" office:value="0.7264229085315">
            <text:p>0.7264229085</text:p>
          </table:table-cell>
          <table:table-cell table:style-name="ce1" office:value-type="float" office:value="0.2323985327179">
            <text:p>0.2323985327</text:p>
          </table:table-cell>
          <table:table-cell table:style-name="ce1" office:value-type="float" office:value="0.0411785587504">
            <text:p>0.0411785588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0464">
            <text:p>10464</text:p>
          </table:table-cell>
          <table:table-cell office:value-type="float" office:value="61804">
            <text:p>61804</text:p>
          </table:table-cell>
          <table:table-cell office:value-type="float" office:value="40.855559">
            <text:p>40.855559</text:p>
          </table:table-cell>
          <table:table-cell office:value-type="float" office:value="-73.77861">
            <text:p>-73.77861</text:p>
          </table:table-cell>
          <table:table-cell office:value-type="float" office:value="426100">
            <text:p>426100</text:p>
          </table:table-cell>
          <table:table-cell office:value-type="float" office:value="434500">
            <text:p>434500</text:p>
          </table:table-cell>
          <table:table-cell office:value-type="float" office:value="397500">
            <text:p>397500</text:p>
          </table:table-cell>
          <table:table-cell table:number-columns-repeated="3" office:value-type="string">
            <text:p>none</text:p>
          </table:table-cell>
          <table:table-cell office:value-type="float" office:value="0.557">
            <text:p>0.557</text:p>
          </table:table-cell>
          <table:table-cell office:value-type="float" office:value="0.538">
            <text:p>0.538</text:p>
          </table:table-cell>
          <table:table-cell office:value-type="float" office:value="313">
            <text:p>313</text:p>
          </table:table-cell>
          <table:table-cell office:value-type="float" office:value="439000">
            <text:p>439000</text:p>
          </table:table-cell>
          <table:table-cell office:value-type="float" office:value="0">
            <text:p>0</text:p>
          </table:table-cell>
          <table:table-cell office:value-type="float" office:value="4007">
            <text:p>4007</text:p>
          </table:table-cell>
          <table:table-cell office:value-type="float" office:value="0.023">
            <text:p>0.023</text:p>
          </table:table-cell>
          <table:table-cell office:value-type="float" office:value="315">
            <text:p>315</text:p>
          </table:table-cell>
          <table:table-cell office:value-type="float" office:value="-0.043">
            <text:p>-0.043</text:p>
          </table:table-cell>
          <table:table-cell office:value-type="float" office:value="0.0628480509148">
            <text:p>0.0628480509</text:p>
          </table:table-cell>
          <table:table-cell office:value-type="float" office:value="0.0453460620525">
            <text:p>0.0453460621</text:p>
          </table:table-cell>
          <table:table-cell office:value-type="float" office:value="0.096260938743">
            <text:p>0.0962609387</text:p>
          </table:table-cell>
          <table:table-cell office:value-type="float" office:value="0.4606205250596">
            <text:p>0.4606205251</text:p>
          </table:table-cell>
          <table:table-cell office:value-type="float" office:value="0.1599045346062">
            <text:p>0.1599045346</text:p>
          </table:table-cell>
          <table:table-cell office:value-type="float" office:value="0.1042163882259">
            <text:p>0.1042163882</text:p>
          </table:table-cell>
          <table:table-cell office:value-type="float" office:value="0.0708035003977">
            <text:p>0.0708035004</text:p>
          </table:table-cell>
          <table:table-cell office:value-type="float" office:value="0.1738148984198">
            <text:p>0.1738148984</text:p>
          </table:table-cell>
          <table:table-cell office:value-type="float" office:value="0.0443942814145">
            <text:p>0.0443942814</text:p>
          </table:table-cell>
          <table:table-cell office:value-type="float" office:value="0.2159518434913">
            <text:p>0.2159518435</text:p>
          </table:table-cell>
          <table:table-cell office:value-type="float" office:value="0.2325056433408">
            <text:p>0.2325056433</text:p>
          </table:table-cell>
          <table:table-cell office:value-type="float" office:value="0.2136945071482">
            <text:p>0.2136945071</text:p>
          </table:table-cell>
          <table:table-cell office:value-type="float" office:value="0.1173814898419">
            <text:p>0.117381489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65">
            <text:p>10465</text:p>
          </table:table-cell>
          <table:table-cell office:value-type="float" office:value="61805">
            <text:p>61805</text:p>
          </table:table-cell>
          <table:table-cell office:value-type="float" office:value="40.829714">
            <text:p>40.829714</text:p>
          </table:table-cell>
          <table:table-cell office:value-type="float" office:value="-73.817793">
            <text:p>-73.817793</text:p>
          </table:table-cell>
          <table:table-cell office:value-type="float" office:value="389900">
            <text:p>389900</text:p>
          </table:table-cell>
          <table:table-cell office:value-type="float" office:value="396100">
            <text:p>396100</text:p>
          </table:table-cell>
          <table:table-cell office:value-type="float" office:value="317400">
            <text:p>317400</text:p>
          </table:table-cell>
          <table:table-cell office:value-type="string">
            <text:p>none</text:p>
          </table:table-cell>
          <table:table-cell office:value-type="float" office:value="400300">
            <text:p>400300</text:p>
          </table:table-cell>
          <table:table-cell office:value-type="string">
            <text:p>none</text:p>
          </table:table-cell>
          <table:table-cell office:value-type="float" office:value="0.416">
            <text:p>0.416</text:p>
          </table:table-cell>
          <table:table-cell office:value-type="float" office:value="0.28">
            <text:p>0.28</text:p>
          </table:table-cell>
          <table:table-cell office:value-type="float" office:value="257">
            <text:p>257</text:p>
          </table:table-cell>
          <table:table-cell office:value-type="float" office:value="410000">
            <text:p>410000</text:p>
          </table:table-cell>
          <table:table-cell office:value-type="float" office:value="388300">
            <text:p>388300</text:p>
          </table:table-cell>
          <table:table-cell office:value-type="float" office:value="3777">
            <text:p>3777</text:p>
          </table:table-cell>
          <table:table-cell office:value-type="float" office:value="0.037">
            <text:p>0.037</text:p>
          </table:table-cell>
          <table:table-cell office:value-type="float" office:value="250">
            <text:p>250</text:p>
          </table:table-cell>
          <table:table-cell office:value-type="float" office:value="0.001">
            <text:p>0.001</text:p>
          </table:table-cell>
          <table:table-cell office:value-type="float" office:value="0.0901577761081">
            <text:p>0.0901577761</text:p>
          </table:table-cell>
          <table:table-cell office:value-type="float" office:value="0.030052592036">
            <text:p>0.030052592</text:p>
          </table:table-cell>
          <table:table-cell office:value-type="float" office:value="0.3112947658402">
            <text:p>0.3112947658</text:p>
          </table:table-cell>
          <table:table-cell office:value-type="float" office:value="0.2668419734535">
            <text:p>0.2668419735</text:p>
          </table:table-cell>
          <table:table-cell office:value-type="float" office:value="0.2354119709491">
            <text:p>0.2354119709</text:p>
          </table:table-cell>
          <table:table-cell office:value-type="float" office:value="0.0649887302779">
            <text:p>0.0649887303</text:p>
          </table:table-cell>
          <table:table-cell office:value-type="float" office:value="0.0806431352845">
            <text:p>0.0806431353</text:p>
          </table:table-cell>
          <table:table-cell office:value-type="float" office:value="0.0570280115563">
            <text:p>0.0570280116</text:p>
          </table:table-cell>
          <table:table-cell office:value-type="float" office:value="0.1494787087049">
            <text:p>0.1494787087</text:p>
          </table:table-cell>
          <table:table-cell office:value-type="float" office:value="0.2414269564125">
            <text:p>0.2414269564</text:p>
          </table:table-cell>
          <table:table-cell office:value-type="float" office:value="0.2689360633086">
            <text:p>0.2689360633</text:p>
          </table:table-cell>
          <table:table-cell office:value-type="float" office:value="0.1997236528074">
            <text:p>0.199723652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0472">
            <text:p>10472</text:p>
          </table:table-cell>
          <table:table-cell office:value-type="float" office:value="61812">
            <text:p>61812</text:p>
          </table:table-cell>
          <table:table-cell office:value-type="float" office:value="40.830202">
            <text:p>40.830202</text:p>
          </table:table-cell>
          <table:table-cell office:value-type="float" office:value="-73.865473">
            <text:p>-73.865473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425000">
            <text:p>425000</text:p>
          </table:table-cell>
          <table:table-cell office:value-type="float" office:value="0">
            <text:p>0</text:p>
          </table:table-cell>
          <table:table-cell office:value-type="float" office:value="3176">
            <text:p>3176</text:p>
          </table:table-cell>
          <table:table-cell office:value-type="float" office:value="0.044">
            <text:p>0.044</text:p>
          </table:table-cell>
          <table:table-cell office:value-type="float" office:value="172">
            <text:p>172</text:p>
          </table:table-cell>
          <table:table-cell office:value-type="string">
            <text:p>none</text:p>
          </table:table-cell>
          <table:table-cell office:value-type="float" office:value="0.0078314879827">
            <text:p>0.007831488</text:p>
          </table:table-cell>
          <table:table-cell office:value-type="float" office:value="0.0372670807453">
            <text:p>0.0372670807</text:p>
          </table:table-cell>
          <table:table-cell office:value-type="float" office:value="0.0656224682689">
            <text:p>0.0656224683</text:p>
          </table:table-cell>
          <table:table-cell office:value-type="float" office:value="0.5927626248987">
            <text:p>0.5927626249</text:p>
          </table:table-cell>
          <table:table-cell office:value-type="float" office:value="0.1609505806103">
            <text:p>0.1609505806</text:p>
          </table:table-cell>
          <table:table-cell office:value-type="float" office:value="0.1250337564137">
            <text:p>0.1250337564</text:p>
          </table:table-cell>
          <table:table-cell office:value-type="float" office:value="0.0105320010802">
            <text:p>0.0105320011</text:p>
          </table:table-cell>
          <table:table-cell office:value-type="float" office:value="0.0051728832017">
            <text:p>0.0051728832</text:p>
          </table:table-cell>
          <table:table-cell office:value-type="float" office:value="0.1372175333514">
            <text:p>0.1372175334</text:p>
          </table:table-cell>
          <table:table-cell office:value-type="float" office:value="0.0465559488156">
            <text:p>0.0465559488</text:p>
          </table:table-cell>
          <table:table-cell office:value-type="float" office:value="0.0977402668118">
            <text:p>0.0977402668</text:p>
          </table:table-cell>
          <table:table-cell office:value-type="float" office:value="0.1628096923495">
            <text:p>0.1628096923</text:p>
          </table:table-cell>
          <table:table-cell office:value-type="float" office:value="0.5453307922679">
            <text:p>0.545330792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73">
            <text:p>10473</text:p>
          </table:table-cell>
          <table:table-cell office:value-type="float" office:value="61813">
            <text:p>61813</text:p>
          </table:table-cell>
          <table:table-cell office:value-type="float" office:value="40.812842">
            <text:p>40.812842</text:p>
          </table:table-cell>
          <table:table-cell office:value-type="float" office:value="-73.861616">
            <text:p>-73.861616</text:p>
          </table:table-cell>
          <table:table-cell office:value-type="float" office:value="324400">
            <text:p>324400</text:p>
          </table:table-cell>
          <table:table-cell office:value-type="float" office:value="327900">
            <text:p>327900</text:p>
          </table:table-cell>
          <table:table-cell office:value-type="float" office:value="310300">
            <text:p>310300</text:p>
          </table:table-cell>
          <table:table-cell office:value-type="string">
            <text:p>none</text:p>
          </table:table-cell>
          <table:table-cell office:value-type="float" office:value="336600">
            <text:p>336600</text:p>
          </table:table-cell>
          <table:table-cell office:value-type="string">
            <text:p>none</text:p>
          </table:table-cell>
          <table:table-cell office:value-type="float" office:value="0.366">
            <text:p>0.366</text:p>
          </table:table-cell>
          <table:table-cell office:value-type="float" office:value="0.25">
            <text:p>0.25</text:p>
          </table:table-cell>
          <table:table-cell office:value-type="float" office:value="231">
            <text:p>231</text:p>
          </table:table-cell>
          <table:table-cell office:value-type="float" office:value="325000">
            <text:p>325000</text:p>
          </table:table-cell>
          <table:table-cell office:value-type="float" office:value="405600">
            <text:p>405600</text:p>
          </table:table-cell>
          <table:table-cell office:value-type="float" office:value="2338">
            <text:p>2338</text:p>
          </table:table-cell>
          <table:table-cell office:value-type="float" office:value="0.072">
            <text:p>0.072</text:p>
          </table:table-cell>
          <table:table-cell office:value-type="float" office:value="235">
            <text:p>235</text:p>
          </table:table-cell>
          <table:table-cell office:value-type="float" office:value="0.025">
            <text:p>0.025</text:p>
          </table:table-cell>
          <table:table-cell office:value-type="float" office:value="0.0076801890508">
            <text:p>0.0076801891</text:p>
          </table:table-cell>
          <table:table-cell office:value-type="float" office:value="0.2107128790862">
            <text:p>0.2107128791</text:p>
          </table:table-cell>
          <table:table-cell office:value-type="float" office:value="0.0472627018511">
            <text:p>0.0472627019</text:p>
          </table:table-cell>
          <table:table-cell office:value-type="float" office:value="0.2644742024419">
            <text:p>0.2644742024</text:p>
          </table:table-cell>
          <table:table-cell office:value-type="float" office:value="0.1199291059472">
            <text:p>0.1199291059</text:p>
          </table:table-cell>
          <table:table-cell office:value-type="float" office:value="0.206971248523">
            <text:p>0.2069712485</text:p>
          </table:table-cell>
          <table:table-cell office:value-type="float" office:value="0.1429696730996">
            <text:p>0.1429696731</text:p>
          </table:table-cell>
          <table:table-cell office:value-type="float" office:value="0.0895752895752">
            <text:p>0.0895752896</text:p>
          </table:table-cell>
          <table:table-cell office:value-type="float" office:value="0.0291505791505">
            <text:p>0.0291505792</text:p>
          </table:table-cell>
          <table:table-cell office:value-type="float" office:value="0.2133204633204">
            <text:p>0.2133204633</text:p>
          </table:table-cell>
          <table:table-cell office:value-type="float" office:value="0.1727799227799">
            <text:p>0.1727799228</text:p>
          </table:table-cell>
          <table:table-cell office:value-type="float" office:value="0.2635135135135">
            <text:p>0.2635135135</text:p>
          </table:table-cell>
          <table:table-cell office:value-type="float" office:value="0.2303088803088">
            <text:p>0.230308880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2">
            <text:p>11212</text:p>
          </table:table-cell>
          <table:table-cell office:value-type="float" office:value="62023">
            <text:p>62023</text:p>
          </table:table-cell>
          <table:table-cell office:value-type="float" office:value="40.664757">
            <text:p>40.664757</text:p>
          </table:table-cell>
          <table:table-cell office:value-type="float" office:value="-73.915611">
            <text:p>-73.915611</text:p>
          </table:table-cell>
          <table:table-cell office:value-type="float" office:value="314200">
            <text:p>314200</text:p>
          </table:table-cell>
          <table:table-cell office:value-type="float" office:value="313600">
            <text:p>313600</text:p>
          </table:table-cell>
          <table:table-cell table:number-columns-repeated="4" office:value-type="string">
            <text:p>none</text:p>
          </table:table-cell>
          <table:table-cell office:value-type="float" office:value="0.145">
            <text:p>0.145</text:p>
          </table:table-cell>
          <table:table-cell office:value-type="float" office:value="0.186">
            <text:p>0.186</text:p>
          </table:table-cell>
          <table:table-cell office:value-type="float" office:value="264">
            <text:p>264</text:p>
          </table:table-cell>
          <table:table-cell office:value-type="float" office:value="349000">
            <text:p>349000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0.016">
            <text:p>0.016</text:p>
          </table:table-cell>
          <table:table-cell office:value-type="float" office:value="260">
            <text:p>260</text:p>
          </table:table-cell>
          <table:table-cell office:value-type="float" office:value="0.067">
            <text:p>0.067</text:p>
          </table:table-cell>
          <table:table-cell office:value-type="float" office:value="0.0130093744021">
            <text:p>0.0130093744</text:p>
          </table:table-cell>
          <table:table-cell office:value-type="float" office:value="0.0694471015879">
            <text:p>0.0694471016</text:p>
          </table:table-cell>
          <table:table-cell office:value-type="float" office:value="0.0413238951597">
            <text:p>0.0413238952</text:p>
          </table:table-cell>
          <table:table-cell office:value-type="float" office:value="0.5184618327912">
            <text:p>0.5184618328</text:p>
          </table:table-cell>
          <table:table-cell office:value-type="float" office:value="0.0820738473311">
            <text:p>0.0820738473</text:p>
          </table:table-cell>
          <table:table-cell office:value-type="float" office:value="0.0036349722594">
            <text:p>0.0036349723</text:p>
          </table:table-cell>
          <table:table-cell office:value-type="float" office:value="0.2720489764683">
            <text:p>0.2720489765</text:p>
          </table:table-cell>
          <table:table-cell office:value-type="float" office:value="0.1122156375454">
            <text:p>0.1122156375</text:p>
          </table:table-cell>
          <table:table-cell office:value-type="float" office:value="0.2246224431275">
            <text:p>0.2246224431</text:p>
          </table:table-cell>
          <table:table-cell office:value-type="float" office:value="0.1181418466832">
            <text:p>0.1181418467</text:p>
          </table:table-cell>
          <table:table-cell office:value-type="float" office:value="0.1856241636398">
            <text:p>0.1856241636</text:p>
          </table:table-cell>
          <table:table-cell office:value-type="float" office:value="0.3544255400497">
            <text:p>0.3544255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13">
            <text:p>11213</text:p>
          </table:table-cell>
          <table:table-cell office:value-type="float" office:value="62024">
            <text:p>62024</text:p>
          </table:table-cell>
          <table:table-cell office:value-type="float" office:value="40.67216">
            <text:p>40.67216</text:p>
          </table:table-cell>
          <table:table-cell office:value-type="float" office:value="-73.93653">
            <text:p>-73.93653</text:p>
          </table:table-cell>
          <table:table-cell office:value-type="string">
            <text:p>none</text:p>
          </table:table-cell>
          <table:table-cell office:value-type="float" office:value="837700">
            <text:p>837700</text:p>
          </table:table-cell>
          <table:table-cell table:number-columns-repeated="4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385">
            <text:p>385</text:p>
          </table:table-cell>
          <table:table-cell office:value-type="float" office:value="550000">
            <text:p>550000</text:p>
          </table:table-cell>
          <table:table-cell office:value-type="float" office:value="320000">
            <text:p>320000</text:p>
          </table:table-cell>
          <table:table-cell office:value-type="float" office:value="3276">
            <text:p>3276</text:p>
          </table:table-cell>
          <table:table-cell office:value-type="float" office:value="0.072">
            <text:p>0.072</text:p>
          </table:table-cell>
          <table:table-cell office:value-type="float" office:value="356">
            <text:p>356</text:p>
          </table:table-cell>
          <table:table-cell office:value-type="string">
            <text:p>none</text:p>
          </table:table-cell>
          <table:table-cell office:value-type="float" office:value="0.1408650437248">
            <text:p>0.1408650437</text:p>
          </table:table-cell>
          <table:table-cell office:value-type="float" office:value="0.0723233278184">
            <text:p>0.0723233278</text:p>
          </table:table-cell>
          <table:table-cell office:value-type="float" office:value="0.4481210115811">
            <text:p>0.4481210116</text:p>
          </table:table-cell>
          <table:table-cell office:value-type="float" office:value="0.2987473410541">
            <text:p>0.2987473411</text:p>
          </table:table-cell>
          <table:table-cell office:value-type="float" office:value="0.0063814701016">
            <text:p>0.0063814701</text:p>
          </table:table-cell>
          <table:table-cell office:value-type="float" office:value="0.0316709997636">
            <text:p>0.0316709998</text:p>
          </table:table-cell>
          <table:table-cell office:value-type="float" office:value="0.0235159817351">
            <text:p>0.0235159817</text:p>
          </table:table-cell>
          <table:table-cell office:value-type="float" office:value="0.1618721461187">
            <text:p>0.1618721461</text:p>
          </table:table-cell>
          <table:table-cell office:value-type="float" office:value="0.0337899543378">
            <text:p>0.0337899543</text:p>
          </table:table-cell>
          <table:table-cell office:value-type="float" office:value="0.0794520547945">
            <text:p>0.0794520548</text:p>
          </table:table-cell>
          <table:table-cell office:value-type="float" office:value="0.2118721461187">
            <text:p>0.2118721461</text:p>
          </table:table-cell>
          <table:table-cell office:value-type="float" office:value="0.4728310502283">
            <text:p>0.4728310502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16">
            <text:p>11216</text:p>
          </table:table-cell>
          <table:table-cell office:value-type="float" office:value="62027">
            <text:p>62027</text:p>
          </table:table-cell>
          <table:table-cell office:value-type="float" office:value="40.681235">
            <text:p>40.681235</text:p>
          </table:table-cell>
          <table:table-cell office:value-type="float" office:value="-73.946344">
            <text:p>-73.946344</text:p>
          </table:table-cell>
          <table:table-cell office:value-type="float" office:value="735300">
            <text:p>735300</text:p>
          </table:table-cell>
          <table:table-cell office:value-type="float" office:value="1013100">
            <text:p>1013100</text:p>
          </table:table-cell>
          <table:table-cell table:number-columns-repeated="4" office:value-type="string">
            <text:p>none</text:p>
          </table:table-cell>
          <table:table-cell office:value-type="float" office:value="0.044">
            <text:p>0.044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1367">
            <text:p>1367</text:p>
          </table:table-cell>
          <table:table-cell office:value-type="float" office:value="0.072">
            <text:p>0.072</text:p>
          </table:table-cell>
          <table:table-cell office:value-type="float" office:value="550">
            <text:p>550</text:p>
          </table:table-cell>
          <table:table-cell office:value-type="float" office:value="0.248">
            <text:p>0.248</text:p>
          </table:table-cell>
          <table:table-cell office:value-type="float" office:value="0.361658031088">
            <text:p>0.3616580311</text:p>
          </table:table-cell>
          <table:table-cell office:value-type="float" office:value="0.0826943005181">
            <text:p>0.0826943005</text:p>
          </table:table-cell>
          <table:table-cell office:value-type="float" office:value="0.4020725388601">
            <text:p>0.4020725389</text:p>
          </table:table-cell>
          <table:table-cell office:value-type="float" office:value="0.140518134715">
            <text:p>0.1405181347</text:p>
          </table:table-cell>
          <table:table-cell office:value-type="float" office:value="0.0095336787564">
            <text:p>0.0095336788</text:p>
          </table:table-cell>
          <table:table-cell office:value-type="float" office:value="0.0619718309859">
            <text:p>0.061971831</text:p>
          </table:table-cell>
          <table:table-cell office:value-type="float" office:value="0.2150905432595">
            <text:p>0.2150905433</text:p>
          </table:table-cell>
          <table:table-cell office:value-type="float" office:value="0.0217303822937">
            <text:p>0.0217303823</text:p>
          </table:table-cell>
          <table:table-cell office:value-type="float" office:value="0.0229376257545">
            <text:p>0.0229376258</text:p>
          </table:table-cell>
          <table:table-cell office:value-type="float" office:value="0.1416498993963">
            <text:p>0.1416498994</text:p>
          </table:table-cell>
          <table:table-cell office:value-type="float" office:value="0.5261569416498">
            <text:p>0.5261569416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1233">
            <text:p>11233</text:p>
          </table:table-cell>
          <table:table-cell office:value-type="float" office:value="62043">
            <text:p>62043</text:p>
          </table:table-cell>
          <table:table-cell office:value-type="float" office:value="40.676441">
            <text:p>40.676441</text:p>
          </table:table-cell>
          <table:table-cell office:value-type="float" office:value="-73.920769">
            <text:p>-73.920769</text:p>
          </table:table-cell>
          <table:table-cell office:value-type="string">
            <text:p>none</text:p>
          </table:table-cell>
          <table:table-cell office:value-type="float" office:value="614800">
            <text:p>614800</text:p>
          </table:table-cell>
          <table:table-cell office:value-type="float" office:value="418400">
            <text:p>418400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412">
            <text:p>412</text:p>
          </table:table-cell>
          <table:table-cell office:value-type="float" office:value="549000">
            <text:p>549000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0.043">
            <text:p>0.043</text:p>
          </table:table-cell>
          <table:table-cell office:value-type="float" office:value="358">
            <text:p>358</text:p>
          </table:table-cell>
          <table:table-cell office:value-type="string">
            <text:p>none</text:p>
          </table:table-cell>
          <table:table-cell office:value-type="float" office:value="0.3686547284297">
            <text:p>0.3686547284</text:p>
          </table:table-cell>
          <table:table-cell office:value-type="float" office:value="0.1447387894035">
            <text:p>0.1447387894</text:p>
          </table:table-cell>
          <table:table-cell office:value-type="float" office:value="0.3355039218588">
            <text:p>0.3355039219</text:p>
          </table:table-cell>
          <table:table-cell office:value-type="float" office:value="0.0893887820038">
            <text:p>0.089388782</text:p>
          </table:table-cell>
          <table:table-cell office:value-type="float" office:value="0.0603818262542">
            <text:p>0.0603818263</text:p>
          </table:table-cell>
          <table:table-cell office:value-type="float" office:value="0.036025566531">
            <text:p>0.0360255665</text:p>
          </table:table-cell>
          <table:table-cell office:value-type="float" office:value="0.1236199883788">
            <text:p>0.1236199884</text:p>
          </table:table-cell>
          <table:table-cell office:value-type="float" office:value="0.0335560720511">
            <text:p>0.0335560721</text:p>
          </table:table-cell>
          <table:table-cell office:value-type="float" office:value="0.0753922138291">
            <text:p>0.0753922138</text:p>
          </table:table-cell>
          <table:table-cell office:value-type="float" office:value="0.2203660662405">
            <text:p>0.2203660662</text:p>
          </table:table-cell>
          <table:table-cell office:value-type="float" office:value="0.5052295177222">
            <text:p>0.5052295177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table:style-name="ce1" office:value-type="float" office:value="11238">
            <text:p>11238</text:p>
          </table:table-cell>
          <table:table-cell table:style-name="ce1" office:value-type="float" office:value="62048">
            <text:p>62048</text:p>
          </table:table-cell>
          <table:table-cell table:style-name="ce1" office:value-type="float" office:value="40.67691">
            <text:p>40.67691</text:p>
          </table:table-cell>
          <table:table-cell table:style-name="ce1" office:value-type="float" office:value="-73.963229">
            <text:p>-73.963229</text:p>
          </table:table-cell>
          <table:table-cell office:value-type="float" office:value="786600">
            <text:p>786600</text:p>
          </table:table-cell>
          <table:table-cell office:value-type="float" office:value="1840000">
            <text:p>1840000</text:p>
          </table:table-cell>
          <table:table-cell table:style-name="ce1" office:value-type="float" office:value="757200">
            <text:p>7572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083">
            <text:p>0.083</text:p>
          </table:table-cell>
          <table:table-cell office:value-type="float" office:value="0.135">
            <text:p>0.135</text:p>
          </table:table-cell>
          <table:table-cell office:value-type="float" office:value="0">
            <text:p>0</text:p>
          </table:table-cell>
          <table:table-cell office:value-type="float" office:value="715000">
            <text:p>715000</text:p>
          </table:table-cell>
          <table:table-cell office:value-type="float" office:value="690200">
            <text:p>690200</text:p>
          </table:table-cell>
          <table:table-cell office:value-type="float" office:value="1519">
            <text:p>1519</text:p>
          </table:table-cell>
          <table:table-cell office:value-type="float" office:value="0.09">
            <text:p>0.09</text:p>
          </table:table-cell>
          <table:table-cell office:value-type="float" office:value="793">
            <text:p>793</text:p>
          </table:table-cell>
          <table:table-cell office:value-type="float" office:value="0.238">
            <text:p>0.238</text:p>
          </table:table-cell>
          <table:table-cell table:number-columns-repeated="7" office:value-type="string">
            <text:p>none</text:p>
          </table:table-cell>
          <table:table-cell office:value-type="float" office:value="0.1726829268292">
            <text:p>0.1726829268</text:p>
          </table:table-cell>
          <table:table-cell office:value-type="float" office:value="0.1678048780487">
            <text:p>0.167804878</text:p>
          </table:table-cell>
          <table:table-cell office:value-type="float" office:value="0.1180487804878">
            <text:p>0.1180487805</text:p>
          </table:table-cell>
          <table:table-cell office:value-type="float" office:value="0.060487804878">
            <text:p>0.0604878049</text:p>
          </table:table-cell>
          <table:table-cell office:value-type="float" office:value="0.1225365853658">
            <text:p>0.1225365854</text:p>
          </table:table-cell>
          <table:table-cell table:style-name="ce1" office:value-type="float" office:value="0.328975609756">
            <text:p>0.3289756098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09">
            <text:p>11209</text:p>
          </table:table-cell>
          <table:table-cell office:value-type="float" office:value="62020">
            <text:p>62020</text:p>
          </table:table-cell>
          <table:table-cell office:value-type="float" office:value="40.620825">
            <text:p>40.620825</text:p>
          </table:table-cell>
          <table:table-cell office:value-type="float" office:value="-74.029474">
            <text:p>-74.029474</text:p>
          </table:table-cell>
          <table:table-cell office:value-type="float" office:value="833400">
            <text:p>833400</text:p>
          </table:table-cell>
          <table:table-cell office:value-type="float" office:value="910100">
            <text:p>910100</text:p>
          </table:table-cell>
          <table:table-cell office:value-type="float" office:value="494000">
            <text:p>494000</text:p>
          </table:table-cell>
          <table:table-cell office:value-type="string">
            <text:p>none</text:p>
          </table:table-cell>
          <table:table-cell office:value-type="float" office:value="865500">
            <text:p>865500</text:p>
          </table:table-cell>
          <table:table-cell office:value-type="string">
            <text:p>none</text:p>
          </table:table-cell>
          <table:table-cell office:value-type="float" office:value="0.149">
            <text:p>0.149</text:p>
          </table:table-cell>
          <table:table-cell office:value-type="float" office:value="0.22">
            <text:p>0.22</text:p>
          </table:table-cell>
          <table:table-cell office:value-type="float" office:value="539">
            <text:p>539</text:p>
          </table:table-cell>
          <table:table-cell office:value-type="float" office:value="270000">
            <text:p>270000</text:p>
          </table:table-cell>
          <table:table-cell office:value-type="float" office:value="267200">
            <text:p>267200</text:p>
          </table:table-cell>
          <table:table-cell office:value-type="float" office:value="5259">
            <text:p>5259</text:p>
          </table:table-cell>
          <table:table-cell office:value-type="float" office:value="0.063">
            <text:p>0.063</text:p>
          </table:table-cell>
          <table:table-cell office:value-type="float" office:value="386">
            <text:p>386</text:p>
          </table:table-cell>
          <table:table-cell office:value-type="float" office:value="0.105">
            <text:p>0.105</text:p>
          </table:table-cell>
          <table:table-cell office:value-type="float" office:value="0.0498996990972">
            <text:p>0.0498996991</text:p>
          </table:table-cell>
          <table:table-cell office:value-type="float" office:value="0.0339769307923">
            <text:p>0.0339769308</text:p>
          </table:table-cell>
          <table:table-cell office:value-type="float" office:value="0.2034854563691">
            <text:p>0.2034854564</text:p>
          </table:table-cell>
          <table:table-cell office:value-type="float" office:value="0.6084503510531">
            <text:p>0.6084503511</text:p>
          </table:table-cell>
          <table:table-cell office:value-type="float" office:value="0.0530341023069">
            <text:p>0.0530341023</text:p>
          </table:table-cell>
          <table:table-cell office:value-type="float" office:value="0.0225677031093">
            <text:p>0.0225677031</text:p>
          </table:table-cell>
          <table:table-cell office:value-type="float" office:value="0.0285857572718">
            <text:p>0.0285857573</text:p>
          </table:table-cell>
          <table:table-cell office:value-type="float" office:value="0.0685824680028">
            <text:p>0.068582468</text:p>
          </table:table-cell>
          <table:table-cell office:value-type="float" office:value="0.0834339531514">
            <text:p>0.0834339532</text:p>
          </table:table-cell>
          <table:table-cell office:value-type="float" office:value="0.0975609756097">
            <text:p>0.0975609756</text:p>
          </table:table-cell>
          <table:table-cell office:value-type="float" office:value="0.1433228688722">
            <text:p>0.1433228689</text:p>
          </table:table-cell>
          <table:table-cell office:value-type="float" office:value="0.2617725187152">
            <text:p>0.2617725187</text:p>
          </table:table-cell>
          <table:table-cell office:value-type="float" office:value="0.3307172180632">
            <text:p>0.330717218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4">
            <text:p>11214</text:p>
          </table:table-cell>
          <table:table-cell office:value-type="float" office:value="62025">
            <text:p>62025</text:p>
          </table:table-cell>
          <table:table-cell office:value-type="float" office:value="40.598298">
            <text:p>40.598298</text:p>
          </table:table-cell>
          <table:table-cell office:value-type="float" office:value="-73.998686">
            <text:p>-73.998686</text:p>
          </table:table-cell>
          <table:table-cell office:value-type="float" office:value="591600">
            <text:p>591600</text:p>
          </table:table-cell>
          <table:table-cell office:value-type="float" office:value="682800">
            <text:p>682800</text:p>
          </table:table-cell>
          <table:table-cell office:value-type="float" office:value="514700">
            <text:p>514700</text:p>
          </table:table-cell>
          <table:table-cell table:number-columns-repeated="3" office:value-type="string">
            <text:p>none</text:p>
          </table:table-cell>
          <table:table-cell office:value-type="float" office:value="0.068">
            <text:p>0.068</text:p>
          </table:table-cell>
          <table:table-cell office:value-type="float" office:value="0.155">
            <text:p>0.155</text:p>
          </table:table-cell>
          <table:table-cell office:value-type="float" office:value="444">
            <text:p>444</text:p>
          </table:table-cell>
          <table:table-cell office:value-type="float" office:value="529000">
            <text:p>529000</text:p>
          </table:table-cell>
          <table:table-cell office:value-type="float" office:value="312400">
            <text:p>312400</text:p>
          </table:table-cell>
          <table:table-cell office:value-type="float" office:value="1523">
            <text:p>1523</text:p>
          </table:table-cell>
          <table:table-cell office:value-type="float" office:value="0.061">
            <text:p>0.061</text:p>
          </table:table-cell>
          <table:table-cell office:value-type="float" office:value="437">
            <text:p>437</text:p>
          </table:table-cell>
          <table:table-cell office:value-type="float" office:value="0.149">
            <text:p>0.149</text:p>
          </table:table-cell>
          <table:table-cell office:value-type="float" office:value="0.0203095839279">
            <text:p>0.0203095839</text:p>
          </table:table-cell>
          <table:table-cell office:value-type="float" office:value="0.0903502030958">
            <text:p>0.0903502031</text:p>
          </table:table-cell>
          <table:table-cell office:value-type="float" office:value="0.0892523877483">
            <text:p>0.0892523877</text:p>
          </table:table-cell>
          <table:table-cell office:value-type="float" office:value="0.4477988802283">
            <text:p>0.4477988802</text:p>
          </table:table-cell>
          <table:table-cell office:value-type="float" office:value="0.1787243385662">
            <text:p>0.1787243386</text:p>
          </table:table-cell>
          <table:table-cell office:value-type="float" office:value="0.137336699967">
            <text:p>0.1373367</text:p>
          </table:table-cell>
          <table:table-cell office:value-type="float" office:value="0.0362279064661">
            <text:p>0.0362279065</text:p>
          </table:table-cell>
          <table:table-cell office:value-type="float" office:value="0.0585273757079">
            <text:p>0.0585273757</text:p>
          </table:table-cell>
          <table:table-cell office:value-type="float" office:value="0.1004824837423">
            <text:p>0.1004824837</text:p>
          </table:table-cell>
          <table:table-cell office:value-type="float" office:value="0.0982798405705">
            <text:p>0.0982798406</text:p>
          </table:table-cell>
          <table:table-cell office:value-type="float" office:value="0.156177889658">
            <text:p>0.1561778897</text:p>
          </table:table-cell>
          <table:table-cell office:value-type="float" office:value="0.2164883574575">
            <text:p>0.2164883575</text:p>
          </table:table-cell>
          <table:table-cell office:value-type="float" office:value="0.3599748269351">
            <text:p>0.359974826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8">
            <text:p>11228</text:p>
          </table:table-cell>
          <table:table-cell office:value-type="float" office:value="62038">
            <text:p>62038</text:p>
          </table:table-cell>
          <table:table-cell office:value-type="float" office:value="40.616656">
            <text:p>40.616656</text:p>
          </table:table-cell>
          <table:table-cell office:value-type="float" office:value="-74.012893">
            <text:p>-74.012893</text:p>
          </table:table-cell>
          <table:table-cell office:value-type="float" office:value="749500">
            <text:p>749500</text:p>
          </table:table-cell>
          <table:table-cell office:value-type="float" office:value="756600">
            <text:p>756600</text:p>
          </table:table-cell>
          <table:table-cell office:value-type="float" office:value="523400">
            <text:p>523400</text:p>
          </table:table-cell>
          <table:table-cell office:value-type="string">
            <text:p>none</text:p>
          </table:table-cell>
          <table:table-cell office:value-type="float" office:value="747600">
            <text:p>747600</text:p>
          </table:table-cell>
          <table:table-cell office:value-type="string">
            <text:p>none</text:p>
          </table:table-cell>
          <table:table-cell office:value-type="float" office:value="0.078">
            <text:p>0.078</text:p>
          </table:table-cell>
          <table:table-cell office:value-type="float" office:value="0.235">
            <text:p>0.235</text:p>
          </table:table-cell>
          <table:table-cell office:value-type="float" office:value="485">
            <text:p>485</text:p>
          </table:table-cell>
          <table:table-cell office:value-type="float" office:value="689000">
            <text:p>689000</text:p>
          </table:table-cell>
          <table:table-cell office:value-type="float" office:value="685000">
            <text:p>685000</text:p>
          </table:table-cell>
          <table:table-cell office:value-type="float" office:value="4584">
            <text:p>4584</text:p>
          </table:table-cell>
          <table:table-cell office:value-type="float" office:value="0.038">
            <text:p>0.038</text:p>
          </table:table-cell>
          <table:table-cell office:value-type="float" office:value="475">
            <text:p>475</text:p>
          </table:table-cell>
          <table:table-cell office:value-type="float" office:value="0.12">
            <text:p>0.12</text:p>
          </table:table-cell>
          <table:table-cell office:value-type="float" office:value="0.016129032258">
            <text:p>0.0161290323</text:p>
          </table:table-cell>
          <table:table-cell office:value-type="float" office:value="0.0272258064516">
            <text:p>0.0272258065</text:p>
          </table:table-cell>
          <table:table-cell office:value-type="float" office:value="0.1086451612903">
            <text:p>0.1086451613</text:p>
          </table:table-cell>
          <table:table-cell office:value-type="float" office:value="0.6790967741935">
            <text:p>0.6790967742</text:p>
          </table:table-cell>
          <table:table-cell office:value-type="float" office:value="0.1187096774193">
            <text:p>0.1187096774</text:p>
          </table:table-cell>
          <table:table-cell office:value-type="float" office:value="0.0356129032258">
            <text:p>0.0356129032</text:p>
          </table:table-cell>
          <table:table-cell office:value-type="float" office:value="0.0145806451612">
            <text:p>0.0145806452</text:p>
          </table:table-cell>
          <table:table-cell office:value-type="float" office:value="0.0181403019155">
            <text:p>0.0181403019</text:p>
          </table:table-cell>
          <table:table-cell office:value-type="float" office:value="0.0761131548902">
            <text:p>0.0761131549</text:p>
          </table:table-cell>
          <table:table-cell office:value-type="float" office:value="0.1286312317645">
            <text:p>0.1286312318</text:p>
          </table:table-cell>
          <table:table-cell office:value-type="float" office:value="0.1592033489788">
            <text:p>0.159203349</text:p>
          </table:table-cell>
          <table:table-cell office:value-type="float" office:value="0.2956996067486">
            <text:p>0.2956996067</text:p>
          </table:table-cell>
          <table:table-cell office:value-type="float" office:value="0.3189141189902">
            <text:p>0.31891411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4">
            <text:p>11204</text:p>
          </table:table-cell>
          <table:table-cell office:value-type="float" office:value="62015">
            <text:p>62015</text:p>
          </table:table-cell>
          <table:table-cell office:value-type="float" office:value="40.62138">
            <text:p>40.62138</text:p>
          </table:table-cell>
          <table:table-cell office:value-type="float" office:value="-73.986908">
            <text:p>-73.986908</text:p>
          </table:table-cell>
          <table:table-cell office:value-type="float" office:value="717700">
            <text:p>717700</text:p>
          </table:table-cell>
          <table:table-cell office:value-type="float" office:value="747700">
            <text:p>747700</text:p>
          </table:table-cell>
          <table:table-cell office:value-type="float" office:value="569800">
            <text:p>569800</text:p>
          </table:table-cell>
          <table:table-cell table:number-columns-repeated="3" office:value-type="string">
            <text:p>none</text:p>
          </table:table-cell>
          <table:table-cell office:value-type="float" office:value="0.13">
            <text:p>0.13</text:p>
          </table:table-cell>
          <table:table-cell office:value-type="float" office:value="0.143">
            <text:p>0.143</text:p>
          </table:table-cell>
          <table:table-cell office:value-type="float" office:value="449">
            <text:p>449</text:p>
          </table:table-cell>
          <table:table-cell office:value-type="float" office:value="658000">
            <text:p>658000</text:p>
          </table:table-cell>
          <table:table-cell office:value-type="float" office:value="648000">
            <text:p>648000</text:p>
          </table:table-cell>
          <table:table-cell office:value-type="float" office:value="3577">
            <text:p>3577</text:p>
          </table:table-cell>
          <table:table-cell office:value-type="float" office:value="0.033">
            <text:p>0.033</text:p>
          </table:table-cell>
          <table:table-cell office:value-type="float" office:value="513">
            <text:p>513</text:p>
          </table:table-cell>
          <table:table-cell office:value-type="float" office:value="0.129">
            <text:p>0.129</text:p>
          </table:table-cell>
          <table:table-cell office:value-type="float" office:value="0.005853357979">
            <text:p>0.005853358</text:p>
          </table:table-cell>
          <table:table-cell office:value-type="float" office:value="0.0585335797905">
            <text:p>0.0585335798</text:p>
          </table:table-cell>
          <table:table-cell office:value-type="float" office:value="0.0853357979051">
            <text:p>0.0853357979</text:p>
          </table:table-cell>
          <table:table-cell office:value-type="float" office:value="0.7181146025878">
            <text:p>0.7181146026</text:p>
          </table:table-cell>
          <table:table-cell office:value-type="float" office:value="0.0640788662969">
            <text:p>0.0640788663</text:p>
          </table:table-cell>
          <table:table-cell office:value-type="float" office:value="0.0326555760936">
            <text:p>0.0326555761</text:p>
          </table:table-cell>
          <table:table-cell office:value-type="float" office:value="0.0354282193468">
            <text:p>0.0354282193</text:p>
          </table:table-cell>
          <table:table-cell office:value-type="float" office:value="0.0272088651429">
            <text:p>0.0272088651</text:p>
          </table:table-cell>
          <table:table-cell office:value-type="float" office:value="0.1391115068764">
            <text:p>0.1391115069</text:p>
          </table:table-cell>
          <table:table-cell office:value-type="float" office:value="0.1211041852181">
            <text:p>0.1211041852</text:p>
          </table:table-cell>
          <table:table-cell office:value-type="float" office:value="0.1476204610665">
            <text:p>0.1476204611</text:p>
          </table:table-cell>
          <table:table-cell office:value-type="float" office:value="0.2057979618086">
            <text:p>0.2057979618</text:p>
          </table:table-cell>
          <table:table-cell office:value-type="float" office:value="0.3505491243692">
            <text:p>0.350549124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8">
            <text:p>11218</text:p>
          </table:table-cell>
          <table:table-cell office:value-type="float" office:value="62029">
            <text:p>62029</text:p>
          </table:table-cell>
          <table:table-cell office:value-type="float" office:value="40.64477">
            <text:p>40.64477</text:p>
          </table:table-cell>
          <table:table-cell office:value-type="float" office:value="-73.982021">
            <text:p>-73.982021</text:p>
          </table:table-cell>
          <table:table-cell office:value-type="float" office:value="758200">
            <text:p>758200</text:p>
          </table:table-cell>
          <table:table-cell office:value-type="float" office:value="886800">
            <text:p>886800</text:p>
          </table:table-cell>
          <table:table-cell office:value-type="float" office:value="585600">
            <text:p>585600</text:p>
          </table:table-cell>
          <table:table-cell table:number-columns-repeated="3" office:value-type="string">
            <text:p>none</text:p>
          </table:table-cell>
          <table:table-cell office:value-type="float" office:value="0.162">
            <text:p>0.162</text:p>
          </table:table-cell>
          <table:table-cell office:value-type="float" office:value="0.145">
            <text:p>0.145</text:p>
          </table:table-cell>
          <table:table-cell office:value-type="float" office:value="543">
            <text:p>543</text:p>
          </table:table-cell>
          <table:table-cell office:value-type="float" office:value="400000">
            <text:p>400000</text:p>
          </table:table-cell>
          <table:table-cell office:value-type="float" office:value="445500">
            <text:p>445500</text:p>
          </table:table-cell>
          <table:table-cell office:value-type="float" office:value="2509">
            <text:p>2509</text:p>
          </table:table-cell>
          <table:table-cell office:value-type="float" office:value="0.066">
            <text:p>0.066</text:p>
          </table:table-cell>
          <table:table-cell office:value-type="float" office:value="486">
            <text:p>486</text:p>
          </table:table-cell>
          <table:table-cell office:value-type="float" office:value="0.137">
            <text:p>0.137</text:p>
          </table:table-cell>
          <table:table-cell office:value-type="float" office:value="0.1124738259048">
            <text:p>0.1124738259</text:p>
          </table:table-cell>
          <table:table-cell office:value-type="float" office:value="0.0676039485492">
            <text:p>0.0676039485</text:p>
          </table:table-cell>
          <table:table-cell office:value-type="float" office:value="0.2766975770266">
            <text:p>0.276697577</text:p>
          </table:table-cell>
          <table:table-cell office:value-type="float" office:value="0.4539335925815">
            <text:p>0.4539335926</text:p>
          </table:table-cell>
          <table:table-cell office:value-type="float" office:value="0.0349985043374">
            <text:p>0.0349985043</text:p>
          </table:table-cell>
          <table:table-cell office:value-type="float" office:value="0.0170505533951">
            <text:p>0.0170505534</text:p>
          </table:table-cell>
          <table:table-cell office:value-type="float" office:value="0.0372419982052">
            <text:p>0.0372419982</text:p>
          </table:table-cell>
          <table:table-cell office:value-type="float" office:value="0.0804745568896">
            <text:p>0.0804745569</text:p>
          </table:table-cell>
          <table:table-cell office:value-type="float" office:value="0.0879073756432">
            <text:p>0.0879073756</text:p>
          </table:table-cell>
          <table:table-cell office:value-type="float" office:value="0.1096340766152">
            <text:p>0.1096340766</text:p>
          </table:table-cell>
          <table:table-cell office:value-type="float" office:value="0.1373642081189">
            <text:p>0.1373642081</text:p>
          </table:table-cell>
          <table:table-cell office:value-type="float" office:value="0.2454259576901">
            <text:p>0.2454259577</text:p>
          </table:table-cell>
          <table:table-cell office:value-type="float" office:value="0.3233276157804">
            <text:p>0.323327615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9">
            <text:p>11219</text:p>
          </table:table-cell>
          <table:table-cell office:value-type="float" office:value="62030">
            <text:p>62030</text:p>
          </table:table-cell>
          <table:table-cell office:value-type="float" office:value="40.633407">
            <text:p>40.633407</text:p>
          </table:table-cell>
          <table:table-cell office:value-type="float" office:value="-73.99694">
            <text:p>-73.99694</text:p>
          </table:table-cell>
          <table:table-cell office:value-type="string">
            <text:p>none</text:p>
          </table:table-cell>
          <table:table-cell office:value-type="float" office:value="828300">
            <text:p>828300</text:p>
          </table:table-cell>
          <table:table-cell table:number-columns-repeated="4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43">
            <text:p>0.143</text:p>
          </table:table-cell>
          <table:table-cell office:value-type="float" office:value="0">
            <text:p>0</text:p>
          </table:table-cell>
          <table:table-cell office:value-type="float" office:value="589000">
            <text:p>589000</text:p>
          </table:table-cell>
          <table:table-cell office:value-type="float" office:value="452500">
            <text:p>452500</text:p>
          </table:table-cell>
          <table:table-cell office:value-type="float" office:value="1893">
            <text:p>1893</text:p>
          </table:table-cell>
          <table:table-cell office:value-type="float" office:value="0.04">
            <text:p>0.04</text:p>
          </table:table-cell>
          <table:table-cell office:value-type="float" office:value="500">
            <text:p>500</text:p>
          </table:table-cell>
          <table:table-cell office:value-type="string">
            <text:p>none</text:p>
          </table:table-cell>
          <table:table-cell office:value-type="float" office:value="0.0200721153846">
            <text:p>0.0200721154</text:p>
          </table:table-cell>
          <table:table-cell office:value-type="float" office:value="0.1013221153846">
            <text:p>0.1013221154</text:p>
          </table:table-cell>
          <table:table-cell office:value-type="float" office:value="0.1855769230769">
            <text:p>0.1855769231</text:p>
          </table:table-cell>
          <table:table-cell office:value-type="float" office:value="0.4501201923076">
            <text:p>0.4501201923</text:p>
          </table:table-cell>
          <table:table-cell office:value-type="float" office:value="0.0408653846153">
            <text:p>0.0408653846</text:p>
          </table:table-cell>
          <table:table-cell office:value-type="float" office:value="0.0865384615384">
            <text:p>0.0865384615</text:p>
          </table:table-cell>
          <table:table-cell office:value-type="float" office:value="0.1155048076923">
            <text:p>0.1155048077</text:p>
          </table:table-cell>
          <table:table-cell office:value-type="float" office:value="0.0353719762665">
            <text:p>0.0353719763</text:p>
          </table:table-cell>
          <table:table-cell office:value-type="float" office:value="0.2665449566408">
            <text:p>0.2665449566</text:p>
          </table:table-cell>
          <table:table-cell office:value-type="float" office:value="0.0795298950251">
            <text:p>0.079529895</text:p>
          </table:table-cell>
          <table:table-cell office:value-type="float" office:value="0.0880876312186">
            <text:p>0.0880876312</text:p>
          </table:table-cell>
          <table:table-cell office:value-type="float" office:value="0.1582610680054">
            <text:p>0.158261068</text:p>
          </table:table-cell>
          <table:table-cell office:value-type="float" office:value="0.3603377453217">
            <text:p>0.360337745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0">
            <text:p>11230</text:p>
          </table:table-cell>
          <table:table-cell office:value-type="float" office:value="62040">
            <text:p>62040</text:p>
          </table:table-cell>
          <table:table-cell office:value-type="float" office:value="40.622751">
            <text:p>40.622751</text:p>
          </table:table-cell>
          <table:table-cell office:value-type="float" office:value="-73.966096">
            <text:p>-73.966096</text:p>
          </table:table-cell>
          <table:table-cell office:value-type="float" office:value="851800">
            <text:p>851800</text:p>
          </table:table-cell>
          <table:table-cell office:value-type="float" office:value="930900">
            <text:p>930900</text:p>
          </table:table-cell>
          <table:table-cell table:number-columns-repeated="4" office:value-type="string">
            <text:p>none</text:p>
          </table:table-cell>
          <table:table-cell office:value-type="float" office:value="0.131">
            <text:p>0.131</text:p>
          </table:table-cell>
          <table:table-cell office:value-type="float" office:value="0.163">
            <text:p>0.163</text:p>
          </table:table-cell>
          <table:table-cell office:value-type="float" office:value="486">
            <text:p>486</text:p>
          </table:table-cell>
          <table:table-cell office:value-type="float" office:value="289000">
            <text:p>289000</text:p>
          </table:table-cell>
          <table:table-cell office:value-type="float" office:value="322900">
            <text:p>322900</text:p>
          </table:table-cell>
          <table:table-cell office:value-type="float" office:value="4555">
            <text:p>4555</text:p>
          </table:table-cell>
          <table:table-cell office:value-type="float" office:value="0.05">
            <text:p>0.05</text:p>
          </table:table-cell>
          <table:table-cell office:value-type="float" office:value="363">
            <text:p>363</text:p>
          </table:table-cell>
          <table:table-cell office:value-type="float" office:value="0.173">
            <text:p>0.173</text:p>
          </table:table-cell>
          <table:table-cell office:value-type="float" office:value="0.0136">
            <text:p>0.0136</text:p>
          </table:table-cell>
          <table:table-cell office:value-type="float" office:value="0.0404">
            <text:p>0.0404</text:p>
          </table:table-cell>
          <table:table-cell office:value-type="float" office:value="0.2110666666666">
            <text:p>0.2110666667</text:p>
          </table:table-cell>
          <table:table-cell office:value-type="float" office:value="0.6464">
            <text:p>0.6464</text:p>
          </table:table-cell>
          <table:table-cell office:value-type="float" office:value="0.0378666666666">
            <text:p>0.0378666667</text:p>
          </table:table-cell>
          <table:table-cell office:value-type="float" office:value="0.0324">
            <text:p>0.0324</text:p>
          </table:table-cell>
          <table:table-cell office:value-type="float" office:value="0.0182666666666">
            <text:p>0.0182666667</text:p>
          </table:table-cell>
          <table:table-cell office:value-type="float" office:value="0.0459190272927">
            <text:p>0.0459190273</text:p>
          </table:table-cell>
          <table:table-cell office:value-type="float" office:value="0.1140861466821">
            <text:p>0.1140861467</text:p>
          </table:table-cell>
          <table:table-cell office:value-type="float" office:value="0.1014099081619">
            <text:p>0.1014099082</text:p>
          </table:table-cell>
          <table:table-cell office:value-type="float" office:value="0.1746216530849">
            <text:p>0.1746216531</text:p>
          </table:table-cell>
          <table:table-cell office:value-type="float" office:value="0.2132971155089">
            <text:p>0.2132971155</text:p>
          </table:table-cell>
          <table:table-cell office:value-type="float" office:value="0.3344974776872">
            <text:p>0.334497477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4">
            <text:p>11234</text:p>
          </table:table-cell>
          <table:table-cell office:value-type="float" office:value="62044">
            <text:p>62044</text:p>
          </table:table-cell>
          <table:table-cell office:value-type="float" office:value="40.609265">
            <text:p>40.609265</text:p>
          </table:table-cell>
          <table:table-cell office:value-type="float" office:value="-73.903913">
            <text:p>-73.903913</text:p>
          </table:table-cell>
          <table:table-cell office:value-type="float" office:value="463500">
            <text:p>463500</text:p>
          </table:table-cell>
          <table:table-cell office:value-type="float" office:value="469400">
            <text:p>469400</text:p>
          </table:table-cell>
          <table:table-cell office:value-type="float" office:value="363600">
            <text:p>363600</text:p>
          </table:table-cell>
          <table:table-cell office:value-type="float" office:value="416300">
            <text:p>416300</text:p>
          </table:table-cell>
          <table:table-cell office:value-type="float" office:value="473200">
            <text:p>473200</text:p>
          </table:table-cell>
          <table:table-cell office:value-type="float" office:value="718300">
            <text:p>718300</text:p>
          </table:table-cell>
          <table:table-cell office:value-type="float" office:value="0.274">
            <text:p>0.274</text:p>
          </table:table-cell>
          <table:table-cell office:value-type="float" office:value="0.155">
            <text:p>0.155</text:p>
          </table:table-cell>
          <table:table-cell office:value-type="float" office:value="348">
            <text:p>348</text:p>
          </table:table-cell>
          <table:table-cell office:value-type="float" office:value="559000">
            <text:p>559000</text:p>
          </table:table-cell>
          <table:table-cell office:value-type="float" office:value="464300">
            <text:p>464300</text:p>
          </table:table-cell>
          <table:table-cell office:value-type="float" office:value="3758">
            <text:p>3758</text:p>
          </table:table-cell>
          <table:table-cell office:value-type="float" office:value="0.029">
            <text:p>0.029</text:p>
          </table:table-cell>
          <table:table-cell office:value-type="float" office:value="379">
            <text:p>379</text:p>
          </table:table-cell>
          <table:table-cell office:value-type="float" office:value="0.037">
            <text:p>0.037</text:p>
          </table:table-cell>
          <table:table-cell office:value-type="float" office:value="0.0011759675005">
            <text:p>0.0011759675</text:p>
          </table:table-cell>
          <table:table-cell office:value-type="float" office:value="0.025176395125">
            <text:p>0.0251763951</text:p>
          </table:table-cell>
          <table:table-cell office:value-type="float" office:value="0.0079645071627">
            <text:p>0.0079645072</text:p>
          </table:table-cell>
          <table:table-cell office:value-type="float" office:value="0.4715095146461">
            <text:p>0.4715095146</text:p>
          </table:table-cell>
          <table:table-cell office:value-type="float" office:value="0.1975090870215">
            <text:p>0.197509087</text:p>
          </table:table-cell>
          <table:table-cell office:value-type="float" office:value="0.258819756254">
            <text:p>0.2588197563</text:p>
          </table:table-cell>
          <table:table-cell office:value-type="float" office:value="0.0378447722899">
            <text:p>0.0378447723</text:p>
          </table:table-cell>
          <table:table-cell office:value-type="float" office:value="0.0589439428931">
            <text:p>0.0589439429</text:p>
          </table:table-cell>
          <table:table-cell office:value-type="float" office:value="0.0346945202603">
            <text:p>0.0346945203</text:p>
          </table:table-cell>
          <table:table-cell office:value-type="float" office:value="0.259867730422">
            <text:p>0.2598677304</text:p>
          </table:table-cell>
          <table:table-cell office:value-type="float" office:value="0.216145286584">
            <text:p>0.2161452866</text:p>
          </table:table-cell>
          <table:table-cell office:value-type="float" office:value="0.2437539365945">
            <text:p>0.2437539366</text:p>
          </table:table-cell>
          <table:table-cell office:value-type="float" office:value="0.1848099937014">
            <text:p>0.184809993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6">
            <text:p>11236</text:p>
          </table:table-cell>
          <table:table-cell office:value-type="float" office:value="62046">
            <text:p>62046</text:p>
          </table:table-cell>
          <table:table-cell office:value-type="float" office:value="40.636409">
            <text:p>40.636409</text:p>
          </table:table-cell>
          <table:table-cell office:value-type="float" office:value="-73.893594">
            <text:p>-73.893594</text:p>
          </table:table-cell>
          <table:table-cell office:value-type="float" office:value="359200">
            <text:p>359200</text:p>
          </table:table-cell>
          <table:table-cell office:value-type="float" office:value="375100">
            <text:p>375100</text:p>
          </table:table-cell>
          <table:table-cell office:value-type="float" office:value="276200">
            <text:p>276200</text:p>
          </table:table-cell>
          <table:table-cell office:value-type="string">
            <text:p>none</text:p>
          </table:table-cell>
          <table:table-cell office:value-type="float" office:value="377300">
            <text:p>377300</text:p>
          </table:table-cell>
          <table:table-cell office:value-type="string">
            <text:p>none</text:p>
          </table:table-cell>
          <table:table-cell office:value-type="float" office:value="0.431">
            <text:p>0.431</text:p>
          </table:table-cell>
          <table:table-cell office:value-type="float" office:value="0.158">
            <text:p>0.158</text:p>
          </table:table-cell>
          <table:table-cell office:value-type="float" office:value="294">
            <text:p>294</text:p>
          </table:table-cell>
          <table:table-cell office:value-type="float" office:value="379000">
            <text:p>379000</text:p>
          </table:table-cell>
          <table:table-cell office:value-type="float" office:value="24000">
            <text:p>24000</text:p>
          </table:table-cell>
          <table:table-cell office:value-type="float" office:value="2991">
            <text:p>2991</text:p>
          </table:table-cell>
          <table:table-cell office:value-type="float" office:value="0.024">
            <text:p>0.024</text:p>
          </table:table-cell>
          <table:table-cell office:value-type="float" office:value="301">
            <text:p>301</text:p>
          </table:table-cell>
          <table:table-cell office:value-type="float" office:value="-0.004">
            <text:p>-0.004</text:p>
          </table:table-cell>
          <table:table-cell office:value-type="float" office:value="0.0029063430938">
            <text:p>0.0029063431</text:p>
          </table:table-cell>
          <table:table-cell office:value-type="float" office:value="0.020853011698">
            <text:p>0.0208530117</text:p>
          </table:table-cell>
          <table:table-cell office:value-type="float" office:value="0.0236866962144">
            <text:p>0.0236866962</text:p>
          </table:table-cell>
          <table:table-cell office:value-type="float" office:value="0.2203008065102">
            <text:p>0.2203008065</text:p>
          </table:table-cell>
          <table:table-cell office:value-type="float" office:value="0.2474024558599">
            <text:p>0.2474024559</text:p>
          </table:table-cell>
          <table:table-cell office:value-type="float" office:value="0.4623265276465">
            <text:p>0.4623265276</text:p>
          </table:table-cell>
          <table:table-cell office:value-type="float" office:value="0.0225241589769">
            <text:p>0.022524159</text:p>
          </table:table-cell>
          <table:table-cell office:value-type="float" office:value="0.0653490152411">
            <text:p>0.0653490152</text:p>
          </table:table-cell>
          <table:table-cell office:value-type="float" office:value="0.0285336488273">
            <text:p>0.0285336488</text:p>
          </table:table-cell>
          <table:table-cell office:value-type="float" office:value="0.144825666365">
            <text:p>0.1448256664</text:p>
          </table:table-cell>
          <table:table-cell office:value-type="float" office:value="0.2234671863038">
            <text:p>0.2234671863</text:p>
          </table:table-cell>
          <table:table-cell office:value-type="float" office:value="0.2737142459461">
            <text:p>0.2737142459</text:p>
          </table:table-cell>
          <table:table-cell office:value-type="float" office:value="0.2620920036189">
            <text:p>0.262092003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1239">
            <text:p>11239</text:p>
          </table:table-cell>
          <table:table-cell table:style-name="ce1" office:value-type="float" office:value="62049">
            <text:p>62049</text:p>
          </table:table-cell>
          <table:table-cell table:style-name="ce1" office:value-type="float" office:value="40.647533">
            <text:p>40.647533</text:p>
          </table:table-cell>
          <table:table-cell table:style-name="ce1" office:value-type="float" office:value="-73.878498">
            <text:p>-73.878498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73">
            <text:p>0.273</text:p>
          </table:table-cell>
          <table:table-cell office:value-type="float" office:value="0">
            <text:p>0</text:p>
          </table:table-cell>
          <table:table-cell office:value-type="float" office:value="342000">
            <text:p>342000</text:p>
          </table:table-cell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.6083550913838">
            <text:p>0.6083550914</text:p>
          </table:table-cell>
          <table:table-cell table:number-columns-repeated="4" office:value-type="string">
            <text:p>none</text:p>
          </table:table-cell>
          <table:table-cell office:value-type="float" office:value="0.3890339425587">
            <text:p>0.3890339426</text:p>
          </table:table-cell>
          <table:table-cell table:number-columns-repeated="2" office:value-type="string">
            <text:p>none</text:p>
          </table:table-cell>
          <table:table-cell office:value-type="float" office:value="0.2708333333333">
            <text:p>0.2708333333</text:p>
          </table:table-cell>
          <table:table-cell office:value-type="float" office:value="0.3489583333333">
            <text:p>0.3489583333</text:p>
          </table:table-cell>
          <table:table-cell office:value-type="float" office:value="0.3697916666666">
            <text:p>0.3697916667</text:p>
          </table:table-cell>
          <table:table-cell table:style-name="ce1"/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23">
            <text:p>11223</text:p>
          </table:table-cell>
          <table:table-cell office:value-type="float" office:value="62034">
            <text:p>62034</text:p>
          </table:table-cell>
          <table:table-cell office:value-type="float" office:value="40.596285">
            <text:p>40.596285</text:p>
          </table:table-cell>
          <table:table-cell office:value-type="float" office:value="-73.973238">
            <text:p>-73.973238</text:p>
          </table:table-cell>
          <table:table-cell table:number-columns-repeated="2" office:value-type="string">
            <text:p>none</text:p>
          </table:table-cell>
          <table:table-cell office:value-type="float" office:value="507500">
            <text:p>507500</text:p>
          </table:table-cell>
          <table:table-cell office:value-type="string">
            <text:p>none</text:p>
          </table:table-cell>
          <table:table-cell office:value-type="float" office:value="699400">
            <text:p>69940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02">
            <text:p>0.202</text:p>
          </table:table-cell>
          <table:table-cell office:value-type="float" office:value="508">
            <text:p>508</text:p>
          </table:table-cell>
          <table:table-cell office:value-type="float" office:value="500000">
            <text:p>500000</text:p>
          </table:table-cell>
          <table:table-cell office:value-type="float" office:value="651200">
            <text:p>651200</text:p>
          </table:table-cell>
          <table:table-cell office:value-type="float" office:value="3495">
            <text:p>3495</text:p>
          </table:table-cell>
          <table:table-cell office:value-type="float" office:value="0.042">
            <text:p>0.042</text:p>
          </table:table-cell>
          <table:table-cell office:value-type="float" office:value="447">
            <text:p>447</text:p>
          </table:table-cell>
          <table:table-cell office:value-type="string">
            <text:p>none</text:p>
          </table:table-cell>
          <table:table-cell office:value-type="float" office:value="0.0043218769294">
            <text:p>0.0043218769</text:p>
          </table:table-cell>
          <table:table-cell office:value-type="float" office:value="0.0535089524593">
            <text:p>0.0535089525</text:p>
          </table:table-cell>
          <table:table-cell office:value-type="float" office:value="0.0668861905741">
            <text:p>0.0668861906</text:p>
          </table:table-cell>
          <table:table-cell office:value-type="float" office:value="0.7026137065239">
            <text:p>0.7026137065</text:p>
          </table:table-cell>
          <table:table-cell office:value-type="float" office:value="0.094772586952">
            <text:p>0.094772587</text:p>
          </table:table-cell>
          <table:table-cell office:value-type="float" office:value="0.0667832887425">
            <text:p>0.0667832887</text:p>
          </table:table-cell>
          <table:table-cell office:value-type="float" office:value="0.0111133978184">
            <text:p>0.0111133978</text:p>
          </table:table-cell>
          <table:table-cell office:value-type="float" office:value="0.0296847903702">
            <text:p>0.0296847904</text:p>
          </table:table-cell>
          <table:table-cell office:value-type="float" office:value="0.1165969601142">
            <text:p>0.1165969601</text:p>
          </table:table-cell>
          <table:table-cell office:value-type="float" office:value="0.1403651943282">
            <text:p>0.1403651943</text:p>
          </table:table-cell>
          <table:table-cell office:value-type="float" office:value="0.1547485463633">
            <text:p>0.1547485464</text:p>
          </table:table-cell>
          <table:table-cell office:value-type="float" office:value="0.2497194736305">
            <text:p>0.2497194736</text:p>
          </table:table-cell>
          <table:table-cell office:value-type="float" office:value="0.3023564215036">
            <text:p>0.302356421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4">
            <text:p>11224</text:p>
          </table:table-cell>
          <table:table-cell office:value-type="float" office:value="62035">
            <text:p>62035</text:p>
          </table:table-cell>
          <table:table-cell office:value-type="float" office:value="40.577114">
            <text:p>40.577114</text:p>
          </table:table-cell>
          <table:table-cell office:value-type="float" office:value="-73.986162">
            <text:p>-73.986162</text:p>
          </table:table-cell>
          <table:table-cell office:value-type="float" office:value="446100">
            <text:p>446100</text:p>
          </table:table-cell>
          <table:table-cell office:value-type="float" office:value="431900">
            <text:p>431900</text:p>
          </table:table-cell>
          <table:table-cell office:value-type="float" office:value="451100">
            <text:p>451100</text:p>
          </table:table-cell>
          <table:table-cell table:number-columns-repeated="3" office:value-type="string">
            <text:p>none</text:p>
          </table:table-cell>
          <table:table-cell office:value-type="float" office:value="0.45">
            <text:p>0.45</text:p>
          </table:table-cell>
          <table:table-cell office:value-type="float" office:value="0.215">
            <text:p>0.215</text:p>
          </table:table-cell>
          <table:table-cell office:value-type="float" office:value="384">
            <text:p>384</text:p>
          </table:table-cell>
          <table:table-cell office:value-type="float" office:value="449000">
            <text:p>449000</text:p>
          </table:table-cell>
          <table:table-cell office:value-type="float" office:value="275300">
            <text:p>275300</text:p>
          </table:table-cell>
          <table:table-cell office:value-type="float" office:value="2022">
            <text:p>2022</text:p>
          </table:table-cell>
          <table:table-cell office:value-type="float" office:value="0.046">
            <text:p>0.046</text:p>
          </table:table-cell>
          <table:table-cell office:value-type="float" office:value="344">
            <text:p>344</text:p>
          </table:table-cell>
          <table:table-cell office:value-type="float" office:value="0.04">
            <text:p>0.04</text:p>
          </table:table-cell>
          <table:table-cell office:value-type="float" office:value="0.0445134575569">
            <text:p>0.0445134576</text:p>
          </table:table-cell>
          <table:table-cell office:value-type="float" office:value="0.0420979986197">
            <text:p>0.0420979986</text:p>
          </table:table-cell>
          <table:table-cell office:value-type="float" office:value="0.2194616977225">
            <text:p>0.2194616977</text:p>
          </table:table-cell>
          <table:table-cell office:value-type="float" office:value="0.0414078674948">
            <text:p>0.0414078675</text:p>
          </table:table-cell>
          <table:table-cell office:value-type="float" office:value="0.3305728088336">
            <text:p>0.3305728088</text:p>
          </table:table-cell>
          <table:table-cell office:value-type="float" office:value="0.3202208419599">
            <text:p>0.320220842</text:p>
          </table:table-cell>
          <table:table-cell office:value-type="float" office:value="0.2361382909328">
            <text:p>0.2361382909</text:p>
          </table:table-cell>
          <table:table-cell office:value-type="float" office:value="0.0606653620352">
            <text:p>0.060665362</text:p>
          </table:table-cell>
          <table:table-cell office:value-type="float" office:value="0.2596216568819">
            <text:p>0.2596216569</text:p>
          </table:table-cell>
          <table:table-cell office:value-type="float" office:value="0.1842791911285">
            <text:p>0.1842791911</text:p>
          </table:table-cell>
          <table:table-cell office:value-type="float" office:value="0.1382909328114">
            <text:p>0.1382909328</text:p>
          </table:table-cell>
          <table:table-cell office:value-type="float" office:value="0.119373776908">
            <text:p>0.119373776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29">
            <text:p>11229</text:p>
          </table:table-cell>
          <table:table-cell office:value-type="float" office:value="62039">
            <text:p>62039</text:p>
          </table:table-cell>
          <table:table-cell office:value-type="float" office:value="40.601057">
            <text:p>40.601057</text:p>
          </table:table-cell>
          <table:table-cell office:value-type="float" office:value="-73.940017">
            <text:p>-73.940017</text:p>
          </table:table-cell>
          <table:table-cell office:value-type="float" office:value="567700">
            <text:p>567700</text:p>
          </table:table-cell>
          <table:table-cell office:value-type="float" office:value="577900">
            <text:p>577900</text:p>
          </table:table-cell>
          <table:table-cell office:value-type="string">
            <text:p>none</text:p>
          </table:table-cell>
          <table:table-cell office:value-type="float" office:value="455100">
            <text:p>455100</text:p>
          </table:table-cell>
          <table:table-cell office:value-type="float" office:value="607000">
            <text:p>607000</text:p>
          </table:table-cell>
          <table:table-cell office:value-type="string">
            <text:p>none</text:p>
          </table:table-cell>
          <table:table-cell office:value-type="float" office:value="0.258">
            <text:p>0.258</text:p>
          </table:table-cell>
          <table:table-cell office:value-type="float" office:value="0.236">
            <text:p>0.236</text:p>
          </table:table-cell>
          <table:table-cell office:value-type="float" office:value="394">
            <text:p>394</text:p>
          </table:table-cell>
          <table:table-cell office:value-type="float" office:value="240000">
            <text:p>240000</text:p>
          </table:table-cell>
          <table:table-cell office:value-type="float" office:value="379300">
            <text:p>379300</text:p>
          </table:table-cell>
          <table:table-cell office:value-type="float" office:value="3598">
            <text:p>3598</text:p>
          </table:table-cell>
          <table:table-cell office:value-type="float" office:value="0.045">
            <text:p>0.045</text:p>
          </table:table-cell>
          <table:table-cell office:value-type="float" office:value="291">
            <text:p>291</text:p>
          </table:table-cell>
          <table:table-cell office:value-type="float" office:value="0.059">
            <text:p>0.059</text:p>
          </table:table-cell>
          <table:table-cell office:value-type="float" office:value="0.0475228390723">
            <text:p>0.0475228391</text:p>
          </table:table-cell>
          <table:table-cell office:value-type="float" office:value="0.0310084328882">
            <text:p>0.0310084329</text:p>
          </table:table-cell>
          <table:table-cell office:value-type="float" office:value="0.6459943780744">
            <text:p>0.6459943781</text:p>
          </table:table-cell>
          <table:table-cell office:value-type="float" office:value="0.2279515108924">
            <text:p>0.2279515109</text:p>
          </table:table-cell>
          <table:table-cell office:value-type="float" office:value="0.032853127196">
            <text:p>0.0328531272</text:p>
          </table:table-cell>
          <table:table-cell office:value-type="float" office:value="0.0142304989458">
            <text:p>0.0142304989</text:p>
          </table:table-cell>
          <table:table-cell office:value-type="float" office:value="0.0829184549356">
            <text:p>0.0829184549</text:p>
          </table:table-cell>
          <table:table-cell office:value-type="float" office:value="0.0456652360515">
            <text:p>0.0456652361</text:p>
          </table:table-cell>
          <table:table-cell office:value-type="float" office:value="0.2069527896995">
            <text:p>0.2069527897</text:p>
          </table:table-cell>
          <table:table-cell office:value-type="float" office:value="0.2480686695278">
            <text:p>0.2480686695</text:p>
          </table:table-cell>
          <table:table-cell office:value-type="float" office:value="0.2549356223175">
            <text:p>0.2549356223</text:p>
          </table:table-cell>
          <table:table-cell office:value-type="float" office:value="0.1533905579399">
            <text:p>0.153390557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table:style-name="ce1" office:value-type="float" office:value="11235">
            <text:p>11235</text:p>
          </table:table-cell>
          <table:table-cell table:style-name="ce1" office:value-type="float" office:value="62045">
            <text:p>62045</text:p>
          </table:table-cell>
          <table:table-cell table:style-name="ce1" office:value-type="float" office:value="40.584464">
            <text:p>40.584464</text:p>
          </table:table-cell>
          <table:table-cell table:style-name="ce1" office:value-type="float" office:value="-73.948324">
            <text:p>-73.948324</text:p>
          </table:table-cell>
          <table:table-cell office:value-type="float" office:value="587000">
            <text:p>587000</text:p>
          </table:table-cell>
          <table:table-cell office:value-type="float" office:value="626900">
            <text:p>626900</text:p>
          </table:table-cell>
          <table:table-cell table:style-name="ce1" office:value-type="string">
            <text:p>none</text:p>
          </table:table-cell>
          <table:table-cell table:style-name="ce1" office:value-type="float" office:value="500400">
            <text:p>500400</text:p>
          </table:table-cell>
          <table:table-cell table:style-name="ce1" office:value-type="float" office:value="597300">
            <text:p>597300</text:p>
          </table:table-cell>
          <table:table-cell table:style-name="ce1" office:value-type="string">
            <text:p>none</text:p>
          </table:table-cell>
          <table:table-cell office:value-type="float" office:value="0.378">
            <text:p>0.378</text:p>
          </table:table-cell>
          <table:table-cell office:value-type="float" office:value="0.21">
            <text:p>0.21</text:p>
          </table:table-cell>
          <table:table-cell office:value-type="float" office:value="464">
            <text:p>464</text:p>
          </table:table-cell>
          <table:table-cell office:value-type="float" office:value="429000">
            <text:p>429000</text:p>
          </table:table-cell>
          <table:table-cell office:value-type="float" office:value="263600">
            <text:p>263600</text:p>
          </table:table-cell>
          <table:table-cell office:value-type="float" office:value="1733">
            <text:p>1733</text:p>
          </table:table-cell>
          <table:table-cell office:value-type="float" office:value="0.071">
            <text:p>0.071</text:p>
          </table:table-cell>
          <table:table-cell office:value-type="float" office:value="445">
            <text:p>445</text:p>
          </table:table-cell>
          <table:table-cell office:value-type="float" office:value="0.009">
            <text:p>0.009</text:p>
          </table:table-cell>
          <table:table-cell table:number-columns-repeated="7" office:value-type="string">
            <text:p>none</text:p>
          </table:table-cell>
          <table:table-cell office:value-type="float" office:value="0.1218798955613">
            <text:p>0.1218798956</text:p>
          </table:table-cell>
          <table:table-cell office:value-type="float" office:value="0.0662140992167">
            <text:p>0.0662140992</text:p>
          </table:table-cell>
          <table:table-cell office:value-type="float" office:value="0.1746214099216">
            <text:p>0.1746214099</text:p>
          </table:table-cell>
          <table:table-cell office:value-type="float" office:value="0.1702349869451">
            <text:p>0.1702349869</text:p>
          </table:table-cell>
          <table:table-cell office:value-type="float" office:value="0.2644386422976">
            <text:p>0.2644386423</text:p>
          </table:table-cell>
          <table:table-cell table:style-name="ce1" office:value-type="float" office:value="0.1847519582245">
            <text:p>0.184751958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01">
            <text:p>11201</text:p>
          </table:table-cell>
          <table:table-cell office:value-type="float" office:value="62012">
            <text:p>62012</text:p>
          </table:table-cell>
          <table:table-cell office:value-type="float" office:value="40.698126">
            <text:p>40.698126</text:p>
          </table:table-cell>
          <table:table-cell office:value-type="float" office:value="-73.988348">
            <text:p>-73.988348</text:p>
          </table:table-cell>
          <table:table-cell office:value-type="float" office:value="975600">
            <text:p>975600</text:p>
          </table:table-cell>
          <table:table-cell office:value-type="float" office:value="3488400">
            <text:p>3488400</text:p>
          </table:table-cell>
          <table:table-cell office:value-type="float" office:value="942400">
            <text:p>942400</text:p>
          </table:table-cell>
          <table:table-cell office:value-type="float" office:value="1145100">
            <text:p>1145100</text:p>
          </table:table-cell>
          <table:table-cell table:number-columns-repeated="2" office:value-type="string">
            <text:p>none</text:p>
          </table:table-cell>
          <table:table-cell office:value-type="float" office:value="0.126">
            <text:p>0.126</text:p>
          </table:table-cell>
          <table:table-cell office:value-type="float" office:value="0.103">
            <text:p>0.103</text:p>
          </table:table-cell>
          <table:table-cell office:value-type="float" office:value="976">
            <text:p>976</text:p>
          </table:table-cell>
          <table:table-cell office:value-type="float" office:value="915000">
            <text:p>915000</text:p>
          </table:table-cell>
          <table:table-cell office:value-type="float" office:value="832500">
            <text:p>832500</text:p>
          </table:table-cell>
          <table:table-cell office:value-type="float" office:value="570">
            <text:p>570</text:p>
          </table:table-cell>
          <table:table-cell office:value-type="float" office:value="0.083">
            <text:p>0.083</text:p>
          </table:table-cell>
          <table:table-cell office:value-type="float" office:value="1108">
            <text:p>1108</text:p>
          </table:table-cell>
          <table:table-cell office:value-type="float" office:value="0.134">
            <text:p>0.134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1205">
            <text:p>11205</text:p>
          </table:table-cell>
          <table:table-cell table:style-name="ce1" office:value-type="float" office:value="62016">
            <text:p>62016</text:p>
          </table:table-cell>
          <table:table-cell table:style-name="ce1" office:value-type="float" office:value="40.69379">
            <text:p>40.69379</text:p>
          </table:table-cell>
          <table:table-cell table:style-name="ce1" office:value-type="float" office:value="-73.965993">
            <text:p>-73.965993</text:p>
          </table:table-cell>
          <table:table-cell office:value-type="float" office:value="735100">
            <text:p>735100</text:p>
          </table:table-cell>
          <table:table-cell office:value-type="float" office:value="1748100">
            <text:p>1748100</text:p>
          </table:table-cell>
          <table:table-cell table:style-name="ce1" office:value-type="float" office:value="719800">
            <text:p>7198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141">
            <text:p>0.141</text:p>
          </table:table-cell>
          <table:table-cell office:value-type="float" office:value="0.065">
            <text:p>0.065</text:p>
          </table:table-cell>
          <table:table-cell office:value-type="float" office:value="612">
            <text:p>612</text:p>
          </table:table-cell>
          <table:table-cell office:value-type="float" office:value="529000">
            <text:p>529000</text:p>
          </table:table-cell>
          <table:table-cell office:value-type="float" office:value="578300">
            <text:p>578300</text:p>
          </table:table-cell>
          <table:table-cell office:value-type="float" office:value="473">
            <text:p>473</text:p>
          </table:table-cell>
          <table:table-cell office:value-type="float" office:value="0.088">
            <text:p>0.088</text:p>
          </table:table-cell>
          <table:table-cell office:value-type="float" office:value="657">
            <text:p>657</text:p>
          </table:table-cell>
          <table:table-cell office:value-type="float" office:value="0.312">
            <text:p>0.312</text:p>
          </table:table-cell>
          <table:table-cell table:number-columns-repeated="7" office:value-type="string">
            <text:p>none</text:p>
          </table:table-cell>
          <table:table-cell office:value-type="float" office:value="0.1276931161324">
            <text:p>0.1276931161</text:p>
          </table:table-cell>
          <table:table-cell office:value-type="float" office:value="0.1290068313189">
            <text:p>0.1290068313</text:p>
          </table:table-cell>
          <table:table-cell office:value-type="float" office:value="0.2464529689963">
            <text:p>0.246452969</text:p>
          </table:table-cell>
          <table:table-cell office:value-type="float" office:value="0.1003678402522">
            <text:p>0.1003678403</text:p>
          </table:table-cell>
          <table:table-cell office:value-type="float" office:value="0.1332107199159">
            <text:p>0.1332107199</text:p>
          </table:table-cell>
          <table:table-cell table:style-name="ce1" office:value-type="float" office:value="0.2346295323173">
            <text:p>0.234629532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15">
            <text:p>11215</text:p>
          </table:table-cell>
          <table:table-cell office:value-type="float" office:value="62026">
            <text:p>62026</text:p>
          </table:table-cell>
          <table:table-cell office:value-type="float" office:value="40.666029">
            <text:p>40.666029</text:p>
          </table:table-cell>
          <table:table-cell office:value-type="float" office:value="-73.980449">
            <text:p>-73.980449</text:p>
          </table:table-cell>
          <table:table-cell office:value-type="float" office:value="933000">
            <text:p>933000</text:p>
          </table:table-cell>
          <table:table-cell office:value-type="float" office:value="1764100">
            <text:p>1764100</text:p>
          </table:table-cell>
          <table:table-cell office:value-type="float" office:value="839100">
            <text:p>839100</text:p>
          </table:table-cell>
          <table:table-cell office:value-type="float" office:value="845700">
            <text:p>845700</text:p>
          </table:table-cell>
          <table:table-cell table:number-columns-repeated="2" office:value-type="string">
            <text:p>none</text:p>
          </table:table-cell>
          <table:table-cell office:value-type="float" office:value="0.142">
            <text:p>0.142</text:p>
          </table:table-cell>
          <table:table-cell office:value-type="float" office:value="0.153">
            <text:p>0.153</text:p>
          </table:table-cell>
          <table:table-cell office:value-type="float" office:value="877">
            <text:p>877</text:p>
          </table:table-cell>
          <table:table-cell office:value-type="float" office:value="859000">
            <text:p>859000</text:p>
          </table:table-cell>
          <table:table-cell office:value-type="float" office:value="802900">
            <text:p>802900</text:p>
          </table:table-cell>
          <table:table-cell office:value-type="float" office:value="1593">
            <text:p>1593</text:p>
          </table:table-cell>
          <table:table-cell office:value-type="float" office:value="0.08">
            <text:p>0.08</text:p>
          </table:table-cell>
          <table:table-cell office:value-type="float" office:value="934">
            <text:p>934</text:p>
          </table:table-cell>
          <table:table-cell office:value-type="float" office:value="0.117">
            <text:p>0.117</text:p>
          </table:table-cell>
          <table:table-cell office:value-type="float" office:value="0.2474367737525">
            <text:p>0.2474367738</text:p>
          </table:table-cell>
          <table:table-cell office:value-type="float" office:value="0.1159717475506">
            <text:p>0.1159717476</text:p>
          </table:table-cell>
          <table:table-cell office:value-type="float" office:value="0.3849396217817">
            <text:p>0.3849396218</text:p>
          </table:table-cell>
          <table:table-cell office:value-type="float" office:value="0.2243107769423">
            <text:p>0.2243107769</text:p>
          </table:table-cell>
          <table:table-cell office:value-type="float" office:value="0.0133287764866">
            <text:p>0.0133287765</text:p>
          </table:table-cell>
          <table:table-cell office:value-type="float" office:value="0.0048986101617">
            <text:p>0.0048986102</text:p>
          </table:table-cell>
          <table:table-cell office:value-type="float" office:value="0.0091136933242">
            <text:p>0.0091136933</text:p>
          </table:table-cell>
          <table:table-cell office:value-type="float" office:value="0.1443510354726">
            <text:p>0.1443510355</text:p>
          </table:table-cell>
          <table:table-cell office:value-type="float" office:value="0.1813614927209">
            <text:p>0.1813614927</text:p>
          </table:table-cell>
          <table:table-cell office:value-type="float" office:value="0.0953454992823">
            <text:p>0.0953454993</text:p>
          </table:table-cell>
          <table:table-cell office:value-type="float" office:value="0.1073405782243">
            <text:p>0.1073405782</text:p>
          </table:table-cell>
          <table:table-cell office:value-type="float" office:value="0.1846421980725">
            <text:p>0.1846421981</text:p>
          </table:table-cell>
          <table:table-cell office:value-type="float" office:value="0.2708632355956">
            <text:p>0.270863235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1217">
            <text:p>11217</text:p>
          </table:table-cell>
          <table:table-cell table:style-name="ce1" office:value-type="float" office:value="62028">
            <text:p>62028</text:p>
          </table:table-cell>
          <table:table-cell table:style-name="ce1" office:value-type="float" office:value="40.681251">
            <text:p>40.681251</text:p>
          </table:table-cell>
          <table:table-cell table:style-name="ce1" office:value-type="float" office:value="-73.980967">
            <text:p>-73.980967</text:p>
          </table:table-cell>
          <table:table-cell office:value-type="float" office:value="987200">
            <text:p>987200</text:p>
          </table:table-cell>
          <table:table-cell office:value-type="float" office:value="2561900">
            <text:p>2561900</text:p>
          </table:table-cell>
          <table:table-cell table:style-name="ce1" office:value-type="float" office:value="932200">
            <text:p>9322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17">
            <text:p>0.17</text:p>
          </table:table-cell>
          <table:table-cell office:value-type="float" office:value="0.167">
            <text:p>0.167</text:p>
          </table:table-cell>
          <table:table-cell office:value-type="float" office:value="892">
            <text:p>892</text:p>
          </table:table-cell>
          <table:table-cell office:value-type="float" office:value="1100000">
            <text:p>1100000</text:p>
          </table:table-cell>
          <table:table-cell office:value-type="float" office:value="975200">
            <text:p>975200</text:p>
          </table:table-cell>
          <table:table-cell office:value-type="float" office:value="2260">
            <text:p>2260</text:p>
          </table:table-cell>
          <table:table-cell office:value-type="float" office:value="0.075">
            <text:p>0.075</text:p>
          </table:table-cell>
          <table:table-cell office:value-type="float" office:value="1002">
            <text:p>1002</text:p>
          </table:table-cell>
          <table:table-cell office:value-type="float" office:value="0.079">
            <text:p>0.079</text:p>
          </table:table-cell>
          <table:table-cell table:number-columns-repeated="7" office:value-type="string">
            <text:p>none</text:p>
          </table:table-cell>
          <table:table-cell office:value-type="float" office:value="0.1311985768289">
            <text:p>0.1311985768</text:p>
          </table:table-cell>
          <table:table-cell office:value-type="float" office:value="0.2283744718701">
            <text:p>0.2283744719</text:p>
          </table:table-cell>
          <table:table-cell office:value-type="float" office:value="0.1220813875917">
            <text:p>0.1220813876</text:p>
          </table:table-cell>
          <table:table-cell office:value-type="float" office:value="0.0602623971536">
            <text:p>0.0602623972</text:p>
          </table:table-cell>
          <table:table-cell office:value-type="float" office:value="0.1045141205247">
            <text:p>0.1045141205</text:p>
          </table:table-cell>
          <table:table-cell table:style-name="ce1" office:value-type="float" office:value="0.3382254836557">
            <text:p>0.338225483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31">
            <text:p>11231</text:p>
          </table:table-cell>
          <table:table-cell office:value-type="float" office:value="62041">
            <text:p>62041</text:p>
          </table:table-cell>
          <table:table-cell office:value-type="float" office:value="40.678526">
            <text:p>40.678526</text:p>
          </table:table-cell>
          <table:table-cell office:value-type="float" office:value="-74.003847">
            <text:p>-74.003847</text:p>
          </table:table-cell>
          <table:table-cell office:value-type="float" office:value="897400">
            <text:p>897400</text:p>
          </table:table-cell>
          <table:table-cell office:value-type="float" office:value="2230300">
            <text:p>2230300</text:p>
          </table:table-cell>
          <table:table-cell office:value-type="float" office:value="866800">
            <text:p>866800</text:p>
          </table:table-cell>
          <table:table-cell table:number-columns-repeated="3" office:value-type="string">
            <text:p>none</text:p>
          </table:table-cell>
          <table:table-cell office:value-type="float" office:value="0.118">
            <text:p>0.118</text:p>
          </table:table-cell>
          <table:table-cell office:value-type="float" office:value="0.175">
            <text:p>0.175</text:p>
          </table:table-cell>
          <table:table-cell office:value-type="float" office:value="891">
            <text:p>891</text:p>
          </table:table-cell>
          <table:table-cell office:value-type="float" office:value="1335800">
            <text:p>1335800</text:p>
          </table:table-cell>
          <table:table-cell office:value-type="float" office:value="865000">
            <text:p>865000</text:p>
          </table:table-cell>
          <table:table-cell office:value-type="float" office:value="2028">
            <text:p>2028</text:p>
          </table:table-cell>
          <table:table-cell office:value-type="float" office:value="0.061">
            <text:p>0.061</text:p>
          </table:table-cell>
          <table:table-cell office:value-type="float" office:value="1000">
            <text:p>1000</text:p>
          </table:table-cell>
          <table:table-cell office:value-type="float" office:value="0.106">
            <text:p>0.106</text:p>
          </table:table-cell>
          <table:table-cell office:value-type="float" office:value="0.4259752847104">
            <text:p>0.4259752847</text:p>
          </table:table-cell>
          <table:table-cell office:value-type="float" office:value="0.1041919069542">
            <text:p>0.104191907</text:p>
          </table:table-cell>
          <table:table-cell office:value-type="float" office:value="0.1921492609643">
            <text:p>0.192149261</text:p>
          </table:table-cell>
          <table:table-cell office:value-type="float" office:value="0.2469105888054">
            <text:p>0.2469105888</text:p>
          </table:table-cell>
          <table:table-cell table:number-columns-repeated="2" office:value-type="float" office:value="0.0050884419675">
            <text:p>0.005088442</text:p>
          </table:table-cell>
          <table:table-cell office:value-type="float" office:value="0.0205960746304">
            <text:p>0.0205960746</text:p>
          </table:table-cell>
          <table:table-cell office:value-type="float" office:value="0.1690317195325">
            <text:p>0.1690317195</text:p>
          </table:table-cell>
          <table:table-cell office:value-type="float" office:value="0.1375208681135">
            <text:p>0.1375208681</text:p>
          </table:table-cell>
          <table:table-cell office:value-type="float" office:value="0.1020450751252">
            <text:p>0.1020450751</text:p>
          </table:table-cell>
          <table:table-cell office:value-type="float" office:value="0.064899833055">
            <text:p>0.0648998331</text:p>
          </table:table-cell>
          <table:table-cell office:value-type="float" office:value="0.1798831385642">
            <text:p>0.1798831386</text:p>
          </table:table-cell>
          <table:table-cell office:value-type="float" office:value="0.3355592654424">
            <text:p>0.335559265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3">
            <text:p>11203</text:p>
          </table:table-cell>
          <table:table-cell office:value-type="float" office:value="62014">
            <text:p>62014</text:p>
          </table:table-cell>
          <table:table-cell office:value-type="float" office:value="40.648641">
            <text:p>40.648641</text:p>
          </table:table-cell>
          <table:table-cell office:value-type="float" office:value="-73.933664">
            <text:p>-73.933664</text:p>
          </table:table-cell>
          <table:table-cell office:value-type="float" office:value="383500">
            <text:p>383500</text:p>
          </table:table-cell>
          <table:table-cell office:value-type="float" office:value="382300">
            <text:p>382300</text:p>
          </table:table-cell>
          <table:table-cell table:number-columns-repeated="2" office:value-type="string">
            <text:p>none</text:p>
          </table:table-cell>
          <table:table-cell office:value-type="float" office:value="382600">
            <text:p>382600</text:p>
          </table:table-cell>
          <table:table-cell office:value-type="string">
            <text:p>none</text:p>
          </table:table-cell>
          <table:table-cell office:value-type="float" office:value="0.175">
            <text:p>0.175</text:p>
          </table:table-cell>
          <table:table-cell office:value-type="float" office:value="0.119">
            <text:p>0.119</text:p>
          </table:table-cell>
          <table:table-cell office:value-type="float" office:value="263">
            <text:p>263</text:p>
          </table:table-cell>
          <table:table-cell office:value-type="float" office:value="439000">
            <text:p>439000</text:p>
          </table:table-cell>
          <table:table-cell office:value-type="float" office:value="440000">
            <text:p>440000</text:p>
          </table:table-cell>
          <table:table-cell office:value-type="float" office:value="3318">
            <text:p>3318</text:p>
          </table:table-cell>
          <table:table-cell office:value-type="float" office:value="0.028">
            <text:p>0.028</text:p>
          </table:table-cell>
          <table:table-cell office:value-type="float" office:value="270">
            <text:p>270</text:p>
          </table:table-cell>
          <table:table-cell office:value-type="float" office:value="0.058">
            <text:p>0.058</text:p>
          </table:table-cell>
          <table:table-cell office:value-type="float" office:value="0.0116988301169">
            <text:p>0.0116988301</text:p>
          </table:table-cell>
          <table:table-cell office:value-type="float" office:value="0.0244975502449">
            <text:p>0.0244975502</text:p>
          </table:table-cell>
          <table:table-cell office:value-type="float" office:value="0.1130886911308">
            <text:p>0.1130886911</text:p>
          </table:table-cell>
          <table:table-cell office:value-type="float" office:value="0.5671432856714">
            <text:p>0.5671432857</text:p>
          </table:table-cell>
          <table:table-cell office:value-type="float" office:value="0.2565743425657">
            <text:p>0.2565743426</text:p>
          </table:table-cell>
          <table:table-cell office:value-type="float" office:value="0.0144985501449">
            <text:p>0.0144985501</text:p>
          </table:table-cell>
          <table:table-cell office:value-type="float" office:value="0.0124987501249">
            <text:p>0.0124987501</text:p>
          </table:table-cell>
          <table:table-cell office:value-type="float" office:value="0.0171571072319">
            <text:p>0.0171571072</text:p>
          </table:table-cell>
          <table:table-cell office:value-type="float" office:value="0.0686284289276">
            <text:p>0.0686284289</text:p>
          </table:table-cell>
          <table:table-cell office:value-type="float" office:value="0.1704738154613">
            <text:p>0.1704738155</text:p>
          </table:table-cell>
          <table:table-cell office:value-type="float" office:value="0.2686284289276">
            <text:p>0.2686284289</text:p>
          </table:table-cell>
          <table:table-cell office:value-type="float" office:value="0.2707231920199">
            <text:p>0.270723192</text:p>
          </table:table-cell>
          <table:table-cell office:value-type="float" office:value="0.2016957605985">
            <text:p>0.201695760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0">
            <text:p>11210</text:p>
          </table:table-cell>
          <table:table-cell office:value-type="float" office:value="62021">
            <text:p>62021</text:p>
          </table:table-cell>
          <table:table-cell office:value-type="float" office:value="40.625632">
            <text:p>40.625632</text:p>
          </table:table-cell>
          <table:table-cell office:value-type="float" office:value="-73.945789">
            <text:p>-73.945789</text:p>
          </table:table-cell>
          <table:table-cell office:value-type="float" office:value="608800">
            <text:p>608800</text:p>
          </table:table-cell>
          <table:table-cell office:value-type="float" office:value="614700">
            <text:p>614700</text:p>
          </table:table-cell>
          <table:table-cell table:number-columns-repeated="2" office:value-type="string">
            <text:p>none</text:p>
          </table:table-cell>
          <table:table-cell office:value-type="float" office:value="510800">
            <text:p>510800</text:p>
          </table:table-cell>
          <table:table-cell office:value-type="string">
            <text:p>none</text:p>
          </table:table-cell>
          <table:table-cell office:value-type="float" office:value="0.231">
            <text:p>0.231</text:p>
          </table:table-cell>
          <table:table-cell office:value-type="float" office:value="0.125">
            <text:p>0.125</text:p>
          </table:table-cell>
          <table:table-cell office:value-type="float" office:value="380">
            <text:p>380</text:p>
          </table:table-cell>
          <table:table-cell office:value-type="float" office:value="264900">
            <text:p>264900</text:p>
          </table:table-cell>
          <table:table-cell office:value-type="float" office:value="378000">
            <text:p>378000</text:p>
          </table:table-cell>
          <table:table-cell office:value-type="float" office:value="4285">
            <text:p>4285</text:p>
          </table:table-cell>
          <table:table-cell office:value-type="float" office:value="0.038">
            <text:p>0.038</text:p>
          </table:table-cell>
          <table:table-cell office:value-type="float" office:value="299">
            <text:p>299</text:p>
          </table:table-cell>
          <table:table-cell office:value-type="float" office:value="0.125">
            <text:p>0.125</text:p>
          </table:table-cell>
          <table:table-cell office:value-type="float" office:value="0.0083854818523">
            <text:p>0.0083854819</text:p>
          </table:table-cell>
          <table:table-cell office:value-type="float" office:value="0.0112640801001">
            <text:p>0.0112640801</text:p>
          </table:table-cell>
          <table:table-cell office:value-type="float" office:value="0.1969962453066">
            <text:p>0.1969962453</text:p>
          </table:table-cell>
          <table:table-cell office:value-type="float" office:value="0.7107634543178">
            <text:p>0.7107634543</text:p>
          </table:table-cell>
          <table:table-cell office:value-type="float" office:value="0.058448060075">
            <text:p>0.0584480601</text:p>
          </table:table-cell>
          <table:table-cell office:value-type="float" office:value="0.0092615769712">
            <text:p>0.009261577</text:p>
          </table:table-cell>
          <table:table-cell office:value-type="float" office:value="0.0048811013767">
            <text:p>0.0048811014</text:p>
          </table:table-cell>
          <table:table-cell office:value-type="float" office:value="0.0097026993407">
            <text:p>0.0097026993</text:p>
          </table:table-cell>
          <table:table-cell office:value-type="float" office:value="0.0610772484139">
            <text:p>0.0610772484</text:p>
          </table:table-cell>
          <table:table-cell office:value-type="float" office:value="0.1778828212464">
            <text:p>0.1778828212</text:p>
          </table:table-cell>
          <table:table-cell office:value-type="float" office:value="0.2652071153128">
            <text:p>0.2652071153</text:p>
          </table:table-cell>
          <table:table-cell office:value-type="float" office:value="0.2569971389476">
            <text:p>0.2569971389</text:p>
          </table:table-cell>
          <table:table-cell office:value-type="float" office:value="0.2249035949744">
            <text:p>0.22490359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5">
            <text:p>11225</text:p>
          </table:table-cell>
          <table:table-cell office:value-type="float" office:value="62036">
            <text:p>62036</text:p>
          </table:table-cell>
          <table:table-cell office:value-type="float" office:value="40.66325">
            <text:p>40.66325</text:p>
          </table:table-cell>
          <table:table-cell office:value-type="float" office:value="-73.95186">
            <text:p>-73.95186</text:p>
          </table:table-cell>
          <table:table-cell office:value-type="float" office:value="898400">
            <text:p>898400</text:p>
          </table:table-cell>
          <table:table-cell office:value-type="float" office:value="1115900">
            <text:p>1115900</text:p>
          </table:table-cell>
          <table:table-cell office:value-type="float" office:value="570800">
            <text:p>570800</text:p>
          </table:table-cell>
          <table:table-cell table:number-columns-repeated="3" office:value-type="string">
            <text:p>none</text:p>
          </table:table-cell>
          <table:table-cell office:value-type="float" office:value="0.081">
            <text:p>0.081</text:p>
          </table:table-cell>
          <table:table-cell office:value-type="float" office:value="0.107">
            <text:p>0.107</text:p>
          </table:table-cell>
          <table:table-cell office:value-type="float" office:value="476">
            <text:p>476</text:p>
          </table:table-cell>
          <table:table-cell office:value-type="float" office:value="1250000">
            <text:p>1250000</text:p>
          </table:table-cell>
          <table:table-cell office:value-type="float" office:value="375200">
            <text:p>375200</text:p>
          </table:table-cell>
          <table:table-cell office:value-type="float" office:value="3528">
            <text:p>3528</text:p>
          </table:table-cell>
          <table:table-cell office:value-type="float" office:value="0.055">
            <text:p>0.055</text:p>
          </table:table-cell>
          <table:table-cell office:value-type="float" office:value="530">
            <text:p>530</text:p>
          </table:table-cell>
          <table:table-cell office:value-type="float" office:value="0.138">
            <text:p>0.138</text:p>
          </table:table-cell>
          <table:table-cell office:value-type="float" office:value="0.0466396292004">
            <text:p>0.0466396292</text:p>
          </table:table-cell>
          <table:table-cell office:value-type="float" office:value="0.0666280417149">
            <text:p>0.0666280417</text:p>
          </table:table-cell>
          <table:table-cell office:value-type="float" office:value="0.4269988412514">
            <text:p>0.4269988413</text:p>
          </table:table-cell>
          <table:table-cell office:value-type="float" office:value="0.4443800695249">
            <text:p>0.4443800695</text:p>
          </table:table-cell>
          <table:table-cell office:value-type="float" office:value="0.0066628041714">
            <text:p>0.0066628042</text:p>
          </table:table-cell>
          <table:table-cell office:value-type="float" office:value="0.0031865585168">
            <text:p>0.0031865585</text:p>
          </table:table-cell>
          <table:table-cell office:value-type="float" office:value="0.0055040556199">
            <text:p>0.0055040556</text:p>
          </table:table-cell>
          <table:table-cell office:value-type="float" office:value="0.0522178551375">
            <text:p>0.0522178551</text:p>
          </table:table-cell>
          <table:table-cell office:value-type="float" office:value="0.1221224031443">
            <text:p>0.1221224031</text:p>
          </table:table-cell>
          <table:table-cell office:value-type="float" office:value="0.0597978663672">
            <text:p>0.0597978664</text:p>
          </table:table-cell>
          <table:table-cell office:value-type="float" office:value="0.1313868613138">
            <text:p>0.1313868613</text:p>
          </table:table-cell>
          <table:table-cell office:value-type="float" office:value="0.2209432902863">
            <text:p>0.2209432903</text:p>
          </table:table-cell>
          <table:table-cell office:value-type="float" office:value="0.3975294778214">
            <text:p>0.397529477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6">
            <text:p>11226</text:p>
          </table:table-cell>
          <table:table-cell office:value-type="float" office:value="62037">
            <text:p>62037</text:p>
          </table:table-cell>
          <table:table-cell office:value-type="float" office:value="40.645085">
            <text:p>40.645085</text:p>
          </table:table-cell>
          <table:table-cell office:value-type="float" office:value="-73.956533">
            <text:p>-73.956533</text:p>
          </table:table-cell>
          <table:table-cell office:value-type="float" office:value="625800">
            <text:p>625800</text:p>
          </table:table-cell>
          <table:table-cell office:value-type="float" office:value="821700">
            <text:p>821700</text:p>
          </table:table-cell>
          <table:table-cell office:value-type="float" office:value="432100">
            <text:p>432100</text:p>
          </table:table-cell>
          <table:table-cell table:number-columns-repeated="3" office:value-type="string">
            <text:p>none</text:p>
          </table:table-cell>
          <table:table-cell office:value-type="float" office:value="0.085">
            <text:p>0.085</text:p>
          </table:table-cell>
          <table:table-cell office:value-type="float" office:value="0.109">
            <text:p>0.109</text:p>
          </table:table-cell>
          <table:table-cell office:value-type="float" office:value="446">
            <text:p>446</text:p>
          </table:table-cell>
          <table:table-cell office:value-type="float" office:value="529000">
            <text:p>529000</text:p>
          </table:table-cell>
          <table:table-cell office:value-type="float" office:value="450600">
            <text:p>450600</text:p>
          </table:table-cell>
          <table:table-cell office:value-type="float" office:value="3442">
            <text:p>3442</text:p>
          </table:table-cell>
          <table:table-cell office:value-type="float" office:value="0.061">
            <text:p>0.061</text:p>
          </table:table-cell>
          <table:table-cell office:value-type="float" office:value="402">
            <text:p>402</text:p>
          </table:table-cell>
          <table:table-cell office:value-type="float" office:value="0.25">
            <text:p>0.25</text:p>
          </table:table-cell>
          <table:table-cell office:value-type="float" office:value="0.1201345506967">
            <text:p>0.1201345507</text:p>
          </table:table-cell>
          <table:table-cell office:value-type="float" office:value="0.0480538202787">
            <text:p>0.0480538203</text:p>
          </table:table-cell>
          <table:table-cell office:value-type="float" office:value="0.4036520903411">
            <text:p>0.4036520903</text:p>
          </table:table-cell>
          <table:table-cell office:value-type="float" office:value="0.4089380105718">
            <text:p>0.4089380106</text:p>
          </table:table-cell>
          <table:table-cell office:value-type="float" office:value="0.0088899567515">
            <text:p>0.0088899568</text:p>
          </table:table-cell>
          <table:table-cell office:value-type="float" office:value="0.0060067275348">
            <text:p>0.0060067275</text:p>
          </table:table-cell>
          <table:table-cell office:value-type="float" office:value="0.004324843825">
            <text:p>0.0043248438</text:p>
          </table:table-cell>
          <table:table-cell office:value-type="float" office:value="0.0649233543733">
            <text:p>0.0649233544</text:p>
          </table:table-cell>
          <table:table-cell office:value-type="float" office:value="0.1212804328223">
            <text:p>0.1212804328</text:p>
          </table:table-cell>
          <table:table-cell office:value-type="float" office:value="0.0703336339044">
            <text:p>0.0703336339</text:p>
          </table:table-cell>
          <table:table-cell office:value-type="float" office:value="0.106176735798">
            <text:p>0.1061767358</text:p>
          </table:table-cell>
          <table:table-cell office:value-type="float" office:value="0.1995040577096">
            <text:p>0.1995040577</text:p>
          </table:table-cell>
          <table:table-cell office:value-type="float" office:value="0.413660955816">
            <text:p>0.413660955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7">
            <text:p>11207</text:p>
          </table:table-cell>
          <table:table-cell office:value-type="float" office:value="62018">
            <text:p>62018</text:p>
          </table:table-cell>
          <table:table-cell office:value-type="float" office:value="40.671366">
            <text:p>40.671366</text:p>
          </table:table-cell>
          <table:table-cell office:value-type="float" office:value="-73.896075">
            <text:p>-73.896075</text:p>
          </table:table-cell>
          <table:table-cell office:value-type="float" office:value="319600">
            <text:p>319600</text:p>
          </table:table-cell>
          <table:table-cell office:value-type="float" office:value="333300">
            <text:p>333300</text:p>
          </table:table-cell>
          <table:table-cell office:value-type="float" office:value="261400">
            <text:p>261400</text:p>
          </table:table-cell>
          <table:table-cell table:number-columns-repeated="3" office:value-type="string">
            <text:p>none</text:p>
          </table:table-cell>
          <table:table-cell office:value-type="float" office:value="0.169">
            <text:p>0.169</text:p>
          </table:table-cell>
          <table:table-cell office:value-type="float" office:value="0.08">
            <text:p>0.08</text:p>
          </table:table-cell>
          <table:table-cell office:value-type="float" office:value="287">
            <text:p>287</text:p>
          </table:table-cell>
          <table:table-cell office:value-type="float" office:value="539000">
            <text:p>539000</text:p>
          </table:table-cell>
          <table:table-cell office:value-type="float" office:value="273000">
            <text:p>273000</text:p>
          </table:table-cell>
          <table:table-cell office:value-type="float" office:value="1316">
            <text:p>1316</text:p>
          </table:table-cell>
          <table:table-cell office:value-type="float" office:value="0.038">
            <text:p>0.038</text:p>
          </table:table-cell>
          <table:table-cell office:value-type="float" office:value="295">
            <text:p>295</text:p>
          </table:table-cell>
          <table:table-cell office:value-type="float" office:value="0.096">
            <text:p>0.096</text:p>
          </table:table-cell>
          <table:table-cell office:value-type="float" office:value="0.0546116504854">
            <text:p>0.0546116505</text:p>
          </table:table-cell>
          <table:table-cell office:value-type="float" office:value="0.1439761694616">
            <text:p>0.1439761695</text:p>
          </table:table-cell>
          <table:table-cell office:value-type="float" office:value="0.3310900264783">
            <text:p>0.3310900265</text:p>
          </table:table-cell>
          <table:table-cell office:value-type="float" office:value="0.2808914386584">
            <text:p>0.2808914387</text:p>
          </table:table-cell>
          <table:table-cell office:value-type="float" office:value="0.0068402471315">
            <text:p>0.0068402471</text:p>
          </table:table-cell>
          <table:table-cell office:value-type="float" office:value="0.0660856134157">
            <text:p>0.0660856134</text:p>
          </table:table-cell>
          <table:table-cell office:value-type="float" office:value="0.1165048543689">
            <text:p>0.1165048544</text:p>
          </table:table-cell>
          <table:table-cell office:value-type="float" office:value="0.0943773094976">
            <text:p>0.0943773095</text:p>
          </table:table-cell>
          <table:table-cell office:value-type="float" office:value="0.0928792569659">
            <text:p>0.092879257</text:p>
          </table:table-cell>
          <table:table-cell office:value-type="float" office:value="0.1819634475182">
            <text:p>0.1819634475</text:p>
          </table:table-cell>
          <table:table-cell office:value-type="float" office:value="0.0887845800459">
            <text:p>0.08878458</text:p>
          </table:table-cell>
          <table:table-cell office:value-type="float" office:value="0.2228103465494">
            <text:p>0.2228103465</text:p>
          </table:table-cell>
          <table:table-cell office:value-type="float" office:value="0.3168880455407">
            <text:p>0.316888045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8">
            <text:p>11208</text:p>
          </table:table-cell>
          <table:table-cell office:value-type="float" office:value="62019">
            <text:p>62019</text:p>
          </table:table-cell>
          <table:table-cell office:value-type="float" office:value="40.670956">
            <text:p>40.670956</text:p>
          </table:table-cell>
          <table:table-cell office:value-type="float" office:value="-73.872576">
            <text:p>-73.872576</text:p>
          </table:table-cell>
          <table:table-cell office:value-type="float" office:value="329400">
            <text:p>329400</text:p>
          </table:table-cell>
          <table:table-cell office:value-type="float" office:value="330900">
            <text:p>330900</text:p>
          </table:table-cell>
          <table:table-cell office:value-type="float" office:value="258000">
            <text:p>258000</text:p>
          </table:table-cell>
          <table:table-cell office:value-type="string">
            <text:p>none</text:p>
          </table:table-cell>
          <table:table-cell office:value-type="float" office:value="328300">
            <text:p>328300</text:p>
          </table:table-cell>
          <table:table-cell office:value-type="string">
            <text:p>none</text:p>
          </table:table-cell>
          <table:table-cell office:value-type="float" office:value="0.17">
            <text:p>0.17</text:p>
          </table:table-cell>
          <table:table-cell office:value-type="float" office:value="0.078">
            <text:p>0.078</text:p>
          </table:table-cell>
          <table:table-cell office:value-type="float" office:value="270">
            <text:p>270</text:p>
          </table:table-cell>
          <table:table-cell office:value-type="float" office:value="429000">
            <text:p>429000</text:p>
          </table:table-cell>
          <table:table-cell office:value-type="float" office:value="386700">
            <text:p>386700</text:p>
          </table:table-cell>
          <table:table-cell office:value-type="float" office:value="2248">
            <text:p>2248</text:p>
          </table:table-cell>
          <table:table-cell office:value-type="float" office:value="0.028">
            <text:p>0.028</text:p>
          </table:table-cell>
          <table:table-cell office:value-type="float" office:value="265">
            <text:p>265</text:p>
          </table:table-cell>
          <table:table-cell office:value-type="float" office:value="0.067">
            <text:p>0.067</text:p>
          </table:table-cell>
          <table:table-cell office:value-type="float" office:value="0.0565385823473">
            <text:p>0.0565385823</text:p>
          </table:table-cell>
          <table:table-cell office:value-type="float" office:value="0.1257459951837">
            <text:p>0.1257459952</text:p>
          </table:table-cell>
          <table:table-cell office:value-type="float" office:value="0.4072871950581">
            <text:p>0.4072871951</text:p>
          </table:table-cell>
          <table:table-cell office:value-type="float" office:value="0.2766202491885">
            <text:p>0.2766202492</text:p>
          </table:table-cell>
          <table:table-cell office:value-type="float" office:value="0.0210449167626">
            <text:p>0.0210449168</text:p>
          </table:table-cell>
          <table:table-cell office:value-type="float" office:value="0.0538163543084">
            <text:p>0.0538163543</text:p>
          </table:table-cell>
          <table:table-cell office:value-type="float" office:value="0.058946707151">
            <text:p>0.0589467072</text:p>
          </table:table-cell>
          <table:table-cell office:value-type="float" office:value="0.0218003546469">
            <text:p>0.0218003546</text:p>
          </table:table-cell>
          <table:table-cell office:value-type="float" office:value="0.0615416710128">
            <text:p>0.061541671</text:p>
          </table:table-cell>
          <table:table-cell office:value-type="float" office:value="0.1500990925211">
            <text:p>0.1500990925</text:p>
          </table:table-cell>
          <table:table-cell office:value-type="float" office:value="0.1371649108167">
            <text:p>0.1371649108</text:p>
          </table:table-cell>
          <table:table-cell office:value-type="float" office:value="0.2956086366955">
            <text:p>0.2956086367</text:p>
          </table:table-cell>
          <table:table-cell office:value-type="float" office:value="0.3328465630541">
            <text:p>0.332846563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1">
            <text:p>11211</text:p>
          </table:table-cell>
          <table:table-cell office:value-type="float" office:value="62022">
            <text:p>62022</text:p>
          </table:table-cell>
          <table:table-cell office:value-type="float" office:value="40.712943">
            <text:p>40.712943</text:p>
          </table:table-cell>
          <table:table-cell office:value-type="float" office:value="-73.943731">
            <text:p>-73.943731</text:p>
          </table:table-cell>
          <table:table-cell office:value-type="float" office:value="904700">
            <text:p>904700</text:p>
          </table:table-cell>
          <table:table-cell office:value-type="float" office:value="1122200">
            <text:p>1122200</text:p>
          </table:table-cell>
          <table:table-cell office:value-type="float" office:value="888700">
            <text:p>888700</text:p>
          </table:table-cell>
          <table:table-cell table:number-columns-repeated="3" office:value-type="string">
            <text:p>none</text:p>
          </table:table-cell>
          <table:table-cell office:value-type="float" office:value="0.103">
            <text:p>0.103</text:p>
          </table:table-cell>
          <table:table-cell office:value-type="float" office:value="0.203">
            <text:p>0.203</text:p>
          </table:table-cell>
          <table:table-cell office:value-type="float" office:value="0">
            <text:p>0</text:p>
          </table:table-cell>
          <table:table-cell office:value-type="float" office:value="950000">
            <text:p>950000</text:p>
          </table:table-cell>
          <table:table-cell office:value-type="float" office:value="894200">
            <text:p>894200</text:p>
          </table:table-cell>
          <table:table-cell office:value-type="float" office:value="436">
            <text:p>436</text:p>
          </table:table-cell>
          <table:table-cell office:value-type="float" office:value="0.047">
            <text:p>0.047</text:p>
          </table:table-cell>
          <table:table-cell office:value-type="float" office:value="1076">
            <text:p>1076</text:p>
          </table:table-cell>
          <table:table-cell office:value-type="float" office:value="0.255">
            <text:p>0.255</text:p>
          </table:table-cell>
          <table:table-cell office:value-type="float" office:value="0.1968688845401">
            <text:p>0.1968688845</text:p>
          </table:table-cell>
          <table:table-cell office:value-type="float" office:value="0.2534246575342">
            <text:p>0.2534246575</text:p>
          </table:table-cell>
          <table:table-cell office:value-type="float" office:value="0.3043052837573">
            <text:p>0.3043052838</text:p>
          </table:table-cell>
          <table:table-cell office:value-type="float" office:value="0.1886497064579">
            <text:p>0.1886497065</text:p>
          </table:table-cell>
          <table:table-cell office:value-type="float" office:value="0.0166340508806">
            <text:p>0.0166340509</text:p>
          </table:table-cell>
          <table:table-cell office:value-type="float" office:value="0.0031311154598">
            <text:p>0.0031311155</text:p>
          </table:table-cell>
          <table:table-cell office:value-type="float" office:value="0.0369863013698">
            <text:p>0.0369863014</text:p>
          </table:table-cell>
          <table:table-cell office:value-type="float" office:value="0.1805904522613">
            <text:p>0.1805904523</text:p>
          </table:table-cell>
          <table:table-cell office:value-type="float" office:value="0.1407035175879">
            <text:p>0.1407035176</text:p>
          </table:table-cell>
          <table:table-cell office:value-type="float" office:value="0.1710113065326">
            <text:p>0.1710113065</text:p>
          </table:table-cell>
          <table:table-cell office:value-type="float" office:value="0.118404522613">
            <text:p>0.1184045226</text:p>
          </table:table-cell>
          <table:table-cell office:value-type="float" office:value="0.1311243718592">
            <text:p>0.1311243719</text:p>
          </table:table-cell>
          <table:table-cell office:value-type="float" office:value="0.2327261306532">
            <text:p>0.232726130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2">
            <text:p>11222</text:p>
          </table:table-cell>
          <table:table-cell office:value-type="float" office:value="62033">
            <text:p>62033</text:p>
          </table:table-cell>
          <table:table-cell office:value-type="float" office:value="40.728327">
            <text:p>40.728327</text:p>
          </table:table-cell>
          <table:table-cell office:value-type="float" office:value="-73.9454">
            <text:p>-73.9454</text:p>
          </table:table-cell>
          <table:table-cell office:value-type="float" office:value="842400">
            <text:p>842400</text:p>
          </table:table-cell>
          <table:table-cell office:value-type="float" office:value="1208000">
            <text:p>1208000</text:p>
          </table:table-cell>
          <table:table-cell office:value-type="float" office:value="782400">
            <text:p>782400</text:p>
          </table:table-cell>
          <table:table-cell table:number-columns-repeated="3" office:value-type="string">
            <text:p>none</text:p>
          </table:table-cell>
          <table:table-cell office:value-type="float" office:value="0.06">
            <text:p>0.06</text:p>
          </table:table-cell>
          <table:table-cell office:value-type="float" office:value="0.137">
            <text:p>0.137</text:p>
          </table:table-cell>
          <table:table-cell office:value-type="float" office:value="895">
            <text:p>895</text:p>
          </table:table-cell>
          <table:table-cell office:value-type="float" office:value="895000">
            <text:p>895000</text:p>
          </table:table-cell>
          <table:table-cell office:value-type="float" office:value="700000">
            <text:p>700000</text:p>
          </table:table-cell>
          <table:table-cell office:value-type="float" office:value="490">
            <text:p>490</text:p>
          </table:table-cell>
          <table:table-cell office:value-type="float" office:value="0.107">
            <text:p>0.107</text:p>
          </table:table-cell>
          <table:table-cell office:value-type="float" office:value="858">
            <text:p>858</text:p>
          </table:table-cell>
          <table:table-cell office:value-type="float" office:value="0.278">
            <text:p>0.278</text:p>
          </table:table-cell>
          <table:table-cell office:value-type="float" office:value="0.2134292565947">
            <text:p>0.2134292566</text:p>
          </table:table-cell>
          <table:table-cell office:value-type="float" office:value="0.1705302424726">
            <text:p>0.1705302425</text:p>
          </table:table-cell>
          <table:table-cell office:value-type="float" office:value="0.3309352517985">
            <text:p>0.3309352518</text:p>
          </table:table-cell>
          <table:table-cell office:value-type="float" office:value="0.2573940847322">
            <text:p>0.2573940847</text:p>
          </table:table-cell>
          <table:table-cell office:value-type="float" office:value="0.0063948840927">
            <text:p>0.0063948841</text:p>
          </table:table-cell>
          <table:table-cell office:value-type="float" office:value="0.0109245936584">
            <text:p>0.0109245937</text:p>
          </table:table-cell>
          <table:table-cell office:value-type="float" office:value="0.0103916866506">
            <text:p>0.0103916867</text:p>
          </table:table-cell>
          <table:table-cell table:number-columns-repeated="2" office:value-type="float" office:value="0.1581709145427">
            <text:p>0.1581709145</text:p>
          </table:table-cell>
          <table:table-cell office:value-type="float" office:value="0.0704647676161">
            <text:p>0.0704647676</text:p>
          </table:table-cell>
          <table:table-cell office:value-type="float" office:value="0.0932033983008">
            <text:p>0.0932033983</text:p>
          </table:table-cell>
          <table:table-cell office:value-type="float" office:value="0.1861569215392">
            <text:p>0.1861569215</text:p>
          </table:table-cell>
          <table:table-cell office:value-type="float" office:value="0.3215892053973">
            <text:p>0.321589205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0">
            <text:p>11220</text:p>
          </table:table-cell>
          <table:table-cell office:value-type="float" office:value="62031">
            <text:p>62031</text:p>
          </table:table-cell>
          <table:table-cell office:value-type="float" office:value="40.640555">
            <text:p>40.640555</text:p>
          </table:table-cell>
          <table:table-cell office:value-type="float" office:value="-74.017501">
            <text:p>-74.017501</text:p>
          </table:table-cell>
          <table:table-cell office:value-type="float" office:value="633400">
            <text:p>633400</text:p>
          </table:table-cell>
          <table:table-cell office:value-type="float" office:value="768700">
            <text:p>768700</text:p>
          </table:table-cell>
          <table:table-cell table:number-columns-repeated="4" office:value-type="string">
            <text:p>none</text:p>
          </table:table-cell>
          <table:table-cell office:value-type="float" office:value="0.069">
            <text:p>0.069</text:p>
          </table:table-cell>
          <table:table-cell office:value-type="float" office:value="0.113">
            <text:p>0.113</text:p>
          </table:table-cell>
          <table:table-cell office:value-type="float" office:value="539">
            <text:p>539</text:p>
          </table:table-cell>
          <table:table-cell office:value-type="float" office:value="369000">
            <text:p>369000</text:p>
          </table:table-cell>
          <table:table-cell office:value-type="float" office:value="275000">
            <text:p>275000</text:p>
          </table:table-cell>
          <table:table-cell office:value-type="float" office:value="1498">
            <text:p>1498</text:p>
          </table:table-cell>
          <table:table-cell office:value-type="float" office:value="0.069">
            <text:p>0.069</text:p>
          </table:table-cell>
          <table:table-cell office:value-type="float" office:value="522">
            <text:p>522</text:p>
          </table:table-cell>
          <table:table-cell office:value-type="float" office:value="0.193">
            <text:p>0.193</text:p>
          </table:table-cell>
          <table:table-cell office:value-type="float" office:value="0.0790945752569">
            <text:p>0.0790945753</text:p>
          </table:table-cell>
          <table:table-cell office:value-type="float" office:value="0.0446207883439">
            <text:p>0.0446207883</text:p>
          </table:table-cell>
          <table:table-cell office:value-type="float" office:value="0.398595030571">
            <text:p>0.3985950306</text:p>
          </table:table-cell>
          <table:table-cell office:value-type="float" office:value="0.4255236112917">
            <text:p>0.4255236113</text:p>
          </table:table-cell>
          <table:table-cell office:value-type="float" office:value="0.034343697151">
            <text:p>0.0343436972</text:p>
          </table:table-cell>
          <table:table-cell office:value-type="float" office:value="0.0102770911929">
            <text:p>0.0102770912</text:p>
          </table:table-cell>
          <table:table-cell office:value-type="float" office:value="0.0075452061922">
            <text:p>0.0075452062</text:p>
          </table:table-cell>
          <table:table-cell office:value-type="float" office:value="0.0670383981751">
            <text:p>0.0670383982</text:p>
          </table:table-cell>
          <table:table-cell office:value-type="float" office:value="0.0904828285388">
            <text:p>0.0904828285</text:p>
          </table:table-cell>
          <table:table-cell office:value-type="float" office:value="0.0444810543657">
            <text:p>0.0444810544</text:p>
          </table:table-cell>
          <table:table-cell office:value-type="float" office:value="0.0660245849702">
            <text:p>0.066024585</text:p>
          </table:table-cell>
          <table:table-cell office:value-type="float" office:value="0.1879356228614">
            <text:p>0.1879356229</text:p>
          </table:table-cell>
          <table:table-cell office:value-type="float" office:value="0.5374477252566">
            <text:p>0.537447725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2">
            <text:p>11232</text:p>
          </table:table-cell>
          <table:table-cell office:value-type="float" office:value="62042">
            <text:p>62042</text:p>
          </table:table-cell>
          <table:table-cell office:value-type="float" office:value="40.65792">
            <text:p>40.65792</text:p>
          </table:table-cell>
          <table:table-cell office:value-type="float" office:value="-74.008123">
            <text:p>-74.008123</text:p>
          </table:table-cell>
          <table:table-cell office:value-type="float" office:value="572900">
            <text:p>572900</text:p>
          </table:table-cell>
          <table:table-cell office:value-type="float" office:value="739300">
            <text:p>739300</text:p>
          </table:table-cell>
          <table:table-cell office:value-type="float" office:value="487400">
            <text:p>487400</text:p>
          </table:table-cell>
          <table:table-cell table:number-columns-repeated="3" office:value-type="string">
            <text:p>none</text:p>
          </table:table-cell>
          <table:table-cell office:value-type="float" office:value="0.166">
            <text:p>0.166</text:p>
          </table:table-cell>
          <table:table-cell office:value-type="float" office:value="0.205">
            <text:p>0.205</text:p>
          </table:table-cell>
          <table:table-cell office:value-type="float" office:value="605">
            <text:p>605</text:p>
          </table:table-cell>
          <table:table-cell office:value-type="float" office:value="400000">
            <text:p>400000</text:p>
          </table:table-cell>
          <table:table-cell office:value-type="float" office:value="307200">
            <text:p>307200</text:p>
          </table:table-cell>
          <table:table-cell office:value-type="float" office:value="383">
            <text:p>383</text:p>
          </table:table-cell>
          <table:table-cell office:value-type="float" office:value="0.08">
            <text:p>0.08</text:p>
          </table:table-cell>
          <table:table-cell office:value-type="float" office:value="466">
            <text:p>466</text:p>
          </table:table-cell>
          <table:table-cell office:value-type="float" office:value="0.29">
            <text:p>0.29</text:p>
          </table:table-cell>
          <table:table-cell office:value-type="float" office:value="0.0875946969696">
            <text:p>0.087594697</text:p>
          </table:table-cell>
          <table:table-cell office:value-type="float" office:value="0.1070075757575">
            <text:p>0.1070075758</text:p>
          </table:table-cell>
          <table:table-cell office:value-type="float" office:value="0.497159090909">
            <text:p>0.4971590909</text:p>
          </table:table-cell>
          <table:table-cell office:value-type="float" office:value="0.2651515151515">
            <text:p>0.2651515152</text:p>
          </table:table-cell>
          <table:table-cell office:value-type="float" office:value="0.0175189393939">
            <text:p>0.0175189394</text:p>
          </table:table-cell>
          <table:table-cell office:value-type="float" office:value="0.0080492424242">
            <text:p>0.0080492424</text:p>
          </table:table-cell>
          <table:table-cell office:value-type="float" office:value="0.0175189393939">
            <text:p>0.0175189394</text:p>
          </table:table-cell>
          <table:table-cell office:value-type="float" office:value="0.1458707360861">
            <text:p>0.1458707361</text:p>
          </table:table-cell>
          <table:table-cell office:value-type="float" office:value="0.0830341113105">
            <text:p>0.0830341113</text:p>
          </table:table-cell>
          <table:table-cell office:value-type="float" office:value="0.0763016157989">
            <text:p>0.0763016158</text:p>
          </table:table-cell>
          <table:table-cell office:value-type="float" office:value="0.1288150807899">
            <text:p>0.1288150808</text:p>
          </table:table-cell>
          <table:table-cell office:value-type="float" office:value="0.2378815080789">
            <text:p>0.2378815081</text:p>
          </table:table-cell>
          <table:table-cell office:value-type="float" office:value="0.3123877917414">
            <text:p>0.312387791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6">
            <text:p>11206</text:p>
          </table:table-cell>
          <table:table-cell office:value-type="float" office:value="62017">
            <text:p>62017</text:p>
          </table:table-cell>
          <table:table-cell office:value-type="float" office:value="40.702486">
            <text:p>40.702486</text:p>
          </table:table-cell>
          <table:table-cell office:value-type="float" office:value="-73.942521">
            <text:p>-73.942521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800000">
            <text:p>800000</text:p>
          </table:table-cell>
          <table:table-cell office:value-type="float" office:value="415000">
            <text:p>415000</text:p>
          </table:table-cell>
          <table:table-cell office:value-type="float" office:value="456">
            <text:p>456</text:p>
          </table:table-cell>
          <table:table-cell office:value-type="float" office:value="0.042">
            <text:p>0.042</text:p>
          </table:table-cell>
          <table:table-cell office:value-type="float" office:value="626">
            <text:p>626</text:p>
          </table:table-cell>
          <table:table-cell office:value-type="string">
            <text:p>none</text:p>
          </table:table-cell>
          <table:table-cell office:value-type="float" office:value="0.1214470284237">
            <text:p>0.1214470284</text:p>
          </table:table-cell>
          <table:table-cell office:value-type="float" office:value="0.3772609819121">
            <text:p>0.3772609819</text:p>
          </table:table-cell>
          <table:table-cell office:value-type="float" office:value="0.1240310077519">
            <text:p>0.1240310078</text:p>
          </table:table-cell>
          <table:table-cell office:value-type="float" office:value="0.2343669250645">
            <text:p>0.2343669251</text:p>
          </table:table-cell>
          <table:table-cell office:value-type="float" office:value="0.1387596899224">
            <text:p>0.1387596899</text:p>
          </table:table-cell>
          <table:table-cell office:value-type="float" office:value="0.0999327806408">
            <text:p>0.0999327806</text:p>
          </table:table-cell>
          <table:table-cell office:value-type="float" office:value="0.1664799462245">
            <text:p>0.1664799462</text:p>
          </table:table-cell>
          <table:table-cell office:value-type="float" office:value="0.1646874299798">
            <text:p>0.16468743</text:p>
          </table:table-cell>
          <table:table-cell office:value-type="float" office:value="0.1250280080663">
            <text:p>0.1250280081</text:p>
          </table:table-cell>
          <table:table-cell office:value-type="float" office:value="0.1584136231234">
            <text:p>0.1584136231</text:p>
          </table:table-cell>
          <table:table-cell office:value-type="float" office:value="0.2630517589065">
            <text:p>0.2630517589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1221">
            <text:p>11221</text:p>
          </table:table-cell>
          <table:table-cell office:value-type="float" office:value="62032">
            <text:p>62032</text:p>
          </table:table-cell>
          <table:table-cell office:value-type="float" office:value="40.692665">
            <text:p>40.692665</text:p>
          </table:table-cell>
          <table:table-cell office:value-type="float" office:value="-73.927246">
            <text:p>-73.927246</text:p>
          </table:table-cell>
          <table:table-cell office:value-type="float" office:value="717800">
            <text:p>717800</text:p>
          </table:table-cell>
          <table:table-cell office:value-type="float" office:value="772300">
            <text:p>772300</text:p>
          </table:table-cell>
          <table:table-cell table:number-columns-repeated="4" office:value-type="string">
            <text:p>none</text:p>
          </table:table-cell>
          <table:table-cell office:value-type="float" office:value="0.056">
            <text:p>0.056</text:p>
          </table:table-cell>
          <table:table-cell office:value-type="float" office:value="0.168">
            <text:p>0.168</text:p>
          </table:table-cell>
          <table:table-cell office:value-type="float" office:value="397">
            <text:p>397</text:p>
          </table:table-cell>
          <table:table-cell office:value-type="float" office:value="940000">
            <text:p>940000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0.116">
            <text:p>0.116</text:p>
          </table:table-cell>
          <table:table-cell office:value-type="float" office:value="343">
            <text:p>343</text:p>
          </table:table-cell>
          <table:table-cell office:value-type="float" office:value="0.34">
            <text:p>0.34</text:p>
          </table:table-cell>
          <table:table-cell office:value-type="float" office:value="0.3054079825636">
            <text:p>0.3054079826</text:p>
          </table:table-cell>
          <table:table-cell office:value-type="float" office:value="0.1059801117014">
            <text:p>0.1059801117</text:p>
          </table:table-cell>
          <table:table-cell office:value-type="float" office:value="0.3133088135131">
            <text:p>0.3133088135</text:p>
          </table:table-cell>
          <table:table-cell office:value-type="float" office:value="0.1881215093311">
            <text:p>0.1881215093</text:p>
          </table:table-cell>
          <table:table-cell office:value-type="float" office:value="0.0020433183489">
            <text:p>0.0020433183</text:p>
          </table:table-cell>
          <table:table-cell office:value-type="float" office:value="0.0847296008718">
            <text:p>0.0847296009</text:p>
          </table:table-cell>
          <table:table-cell office:value-type="float" office:value="0.0139208001081">
            <text:p>0.0139208001</text:p>
          </table:table-cell>
          <table:table-cell office:value-type="float" office:value="0.1751588052439">
            <text:p>0.1751588052</text:p>
          </table:table-cell>
          <table:table-cell office:value-type="float" office:value="0.0152723340992">
            <text:p>0.0152723341</text:p>
          </table:table-cell>
          <table:table-cell office:value-type="float" office:value="0.0458170022976">
            <text:p>0.0458170023</text:p>
          </table:table-cell>
          <table:table-cell office:value-type="float" office:value="0.2132720637924">
            <text:p>0.2132720638</text:p>
          </table:table-cell>
          <table:table-cell office:value-type="float" office:value="0.5323692390863">
            <text:p>0.5323692391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37">
            <text:p>11237</text:p>
          </table:table-cell>
          <table:table-cell office:value-type="float" office:value="62047">
            <text:p>62047</text:p>
          </table:table-cell>
          <table:table-cell office:value-type="float" office:value="40.702905">
            <text:p>40.702905</text:p>
          </table:table-cell>
          <table:table-cell office:value-type="float" office:value="-73.918464">
            <text:p>-73.918464</text:p>
          </table:table-cell>
          <table:table-cell table:number-columns-repeated="2" office:value-type="string">
            <text:p>none</text:p>
          </table:table-cell>
          <table:table-cell office:value-type="float" office:value="548400">
            <text:p>548400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605">
            <text:p>605</text:p>
          </table:table-cell>
          <table:table-cell office:value-type="float" office:value="749000">
            <text:p>749000</text:p>
          </table:table-cell>
          <table:table-cell office:value-type="float" office:value="404600">
            <text:p>404600</text:p>
          </table:table-cell>
          <table:table-cell office:value-type="float" office:value="958">
            <text:p>958</text:p>
          </table:table-cell>
          <table:table-cell office:value-type="float" office:value="0.113">
            <text:p>0.113</text:p>
          </table:table-cell>
          <table:table-cell office:value-type="float" office:value="618">
            <text:p>618</text:p>
          </table:table-cell>
          <table:table-cell office:value-type="string">
            <text:p>none</text:p>
          </table:table-cell>
          <table:table-cell office:value-type="float" office:value="0.0488454706927">
            <text:p>0.0488454707</text:p>
          </table:table-cell>
          <table:table-cell office:value-type="float" office:value="0.0772646536412">
            <text:p>0.0772646536</text:p>
          </table:table-cell>
          <table:table-cell office:value-type="float" office:value="0.3432504440497">
            <text:p>0.343250444</text:p>
          </table:table-cell>
          <table:table-cell office:value-type="float" office:value="0.4555950266429">
            <text:p>0.4555950266</text:p>
          </table:table-cell>
          <table:table-cell office:value-type="float" office:value="0.0399644760213">
            <text:p>0.039964476</text:p>
          </table:table-cell>
          <table:table-cell office:value-type="float" office:value="0.0053285968028">
            <text:p>0.0053285968</text:p>
          </table:table-cell>
          <table:table-cell office:value-type="float" office:value="0.0297513321492">
            <text:p>0.0297513321</text:p>
          </table:table-cell>
          <table:table-cell office:value-type="float" office:value="0.0663829787234">
            <text:p>0.0663829787</text:p>
          </table:table-cell>
          <table:table-cell office:value-type="float" office:value="0.2902127659574">
            <text:p>0.290212766</text:p>
          </table:table-cell>
          <table:table-cell office:value-type="float" office:value="0.0591489361702">
            <text:p>0.0591489362</text:p>
          </table:table-cell>
          <table:table-cell office:value-type="float" office:value="0.0510638297872">
            <text:p>0.0510638298</text:p>
          </table:table-cell>
          <table:table-cell office:value-type="float" office:value="0.0961702127659">
            <text:p>0.0961702128</text:p>
          </table:table-cell>
          <table:table-cell office:value-type="float" office:value="0.4302127659574">
            <text:p>0.43021276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026">
            <text:p>10026</text:p>
          </table:table-cell>
          <table:table-cell office:value-type="float" office:value="61640">
            <text:p>61640</text:p>
          </table:table-cell>
          <table:table-cell office:value-type="float" office:value="40.798825">
            <text:p>40.798825</text:p>
          </table:table-cell>
          <table:table-cell office:value-type="float" office:value="-73.953612">
            <text:p>-73.953612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850">
            <text:p>850</text:p>
          </table:table-cell>
          <table:table-cell office:value-type="float" office:value="1125000">
            <text:p>1125000</text:p>
          </table:table-cell>
          <table:table-cell office:value-type="float" office:value="773800">
            <text:p>773800</text:p>
          </table:table-cell>
          <table:table-cell office:value-type="float" office:value="540">
            <text:p>540</text:p>
          </table:table-cell>
          <table:table-cell office:value-type="float" office:value="0.07">
            <text:p>0.07</text:p>
          </table:table-cell>
          <table:table-cell office:value-type="float" office:value="1101">
            <text:p>1101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27">
            <text:p>10027</text:p>
          </table:table-cell>
          <table:table-cell office:value-type="float" office:value="61641">
            <text:p>61641</text:p>
          </table:table-cell>
          <table:table-cell office:value-type="float" office:value="40.812273">
            <text:p>40.812273</text:p>
          </table:table-cell>
          <table:table-cell office:value-type="float" office:value="-73.957642">
            <text:p>-73.957642</text:p>
          </table:table-cell>
          <table:table-cell office:value-type="float" office:value="921300">
            <text:p>921300</text:p>
          </table:table-cell>
          <table:table-cell office:value-type="string">
            <text:p>none</text:p>
          </table:table-cell>
          <table:table-cell office:value-type="float" office:value="909100">
            <text:p>909100</text:p>
          </table:table-cell>
          <table:table-cell table:number-columns-repeated="3" office:value-type="string">
            <text:p>none</text:p>
          </table:table-cell>
          <table:table-cell office:value-type="float" office:value="0.125">
            <text:p>0.125</text:p>
          </table:table-cell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float" office:value="585000">
            <text:p>585000</text:p>
          </table:table-cell>
          <table:table-cell office:value-type="float" office:value="421000">
            <text:p>421000</text:p>
          </table:table-cell>
          <table:table-cell office:value-type="float" office:value="484">
            <text:p>484</text:p>
          </table:table-cell>
          <table:table-cell office:value-type="float" office:value="0.08">
            <text:p>0.08</text:p>
          </table:table-cell>
          <table:table-cell office:value-type="float" office:value="802">
            <text:p>802</text:p>
          </table:table-cell>
          <table:table-cell office:value-type="float" office:value="0.186">
            <text:p>0.186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030">
            <text:p>10030</text:p>
          </table:table-cell>
          <table:table-cell table:style-name="ce1" office:value-type="float" office:value="61644">
            <text:p>61644</text:p>
          </table:table-cell>
          <table:table-cell table:style-name="ce1" office:value-type="float" office:value="40.818412">
            <text:p>40.818412</text:p>
          </table:table-cell>
          <table:table-cell table:style-name="ce1" office:value-type="float" office:value="-73.942453">
            <text:p>-73.942453</text:p>
          </table:table-cell>
          <table:table-cell office:value-type="float" office:value="576000">
            <text:p>576000</text:p>
          </table:table-cell>
          <table:table-cell office:value-type="string">
            <text:p>none</text:p>
          </table:table-cell>
          <table:table-cell table:style-name="ce1" office:value-type="float" office:value="549600">
            <text:p>5496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378">
            <text:p>0.378</text:p>
          </table:table-cell>
          <table:table-cell office:value-type="float" office:value="0.158">
            <text:p>0.158</text:p>
          </table:table-cell>
          <table:table-cell office:value-type="float" office:value="0">
            <text:p>0</text:p>
          </table:table-cell>
          <table:table-cell office:value-type="float" office:value="585000">
            <text:p>585000</text:p>
          </table:table-cell>
          <table:table-cell office:value-type="float" office:value="465000">
            <text:p>465000</text:p>
          </table:table-cell>
          <table:table-cell office:value-type="float" office:value="678">
            <text:p>678</text:p>
          </table:table-cell>
          <table:table-cell office:value-type="float" office:value="0.065">
            <text:p>0.065</text:p>
          </table:table-cell>
          <table:table-cell office:value-type="float" office:value="599">
            <text:p>599</text:p>
          </table:table-cell>
          <table:table-cell office:value-type="float" office:value="0.002">
            <text:p>0.002</text:p>
          </table:table-cell>
          <table:table-cell office:value-type="float" office:value="0.0782414307004">
            <text:p>0.0782414307</text:p>
          </table:table-cell>
          <table:table-cell office:value-type="float" office:value="0.1713859910581">
            <text:p>0.1713859911</text:p>
          </table:table-cell>
          <table:table-cell office:value-type="float" office:value="0.4605067064083">
            <text:p>0.4605067064</text:p>
          </table:table-cell>
          <table:table-cell office:value-type="float" office:value="0.2667660208643">
            <text:p>0.2667660209</text:p>
          </table:table-cell>
          <table:table-cell office:value-type="string">
            <text:p>none</text:p>
          </table:table-cell>
          <table:table-cell office:value-type="float" office:value="0.0111773472429">
            <text:p>0.0111773472</text:p>
          </table:table-cell>
          <table:table-cell table:number-columns-repeated="6" office:value-type="string">
            <text:p>none</text:p>
          </table:table-cell>
          <table:table-cell table:style-name="ce1" office:value-type="string">
            <text:p>none</text:p>
          </table:table-cell>
          <table:table-cell table:style-name="ce1" table:number-columns-repeated="992"/>
        </table:table-row>
        <table:table-row table:style-name="ro2">
          <table:table-cell office:value-type="float" office:value="10037">
            <text:p>10037</text:p>
          </table:table-cell>
          <table:table-cell office:value-type="float" office:value="61651">
            <text:p>61651</text:p>
          </table:table-cell>
          <table:table-cell office:value-type="float" office:value="40.813555">
            <text:p>40.813555</text:p>
          </table:table-cell>
          <table:table-cell office:value-type="float" office:value="-73.938386">
            <text:p>-73.938386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278100">
            <text:p>278100</text:p>
          </table:table-cell>
          <table:table-cell office:value-type="float" office:value="425900">
            <text:p>425900</text:p>
          </table:table-cell>
          <table:table-cell office:value-type="float" office:value="6335">
            <text:p>6335</text:p>
          </table:table-cell>
          <table:table-cell office:value-type="float" office:value="0.071">
            <text:p>0.071</text:p>
          </table:table-cell>
          <table:table-cell office:value-type="float" office:value="653">
            <text:p>653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39">
            <text:p>10039</text:p>
          </table:table-cell>
          <table:table-cell office:value-type="float" office:value="61653">
            <text:p>61653</text:p>
          </table:table-cell>
          <table:table-cell office:value-type="float" office:value="40.826928">
            <text:p>40.826928</text:p>
          </table:table-cell>
          <table:table-cell office:value-type="float" office:value="-73.93839">
            <text:p>-73.93839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387500">
            <text:p>387500</text:p>
          </table:table-cell>
          <table:table-cell office:value-type="float" office:value="481500">
            <text:p>481500</text:p>
          </table:table-cell>
          <table:table-cell office:value-type="float" office:value="151">
            <text:p>151</text:p>
          </table:table-cell>
          <table:table-cell office:value-type="float" office:value="0.038">
            <text:p>0.038</text:p>
          </table:table-cell>
          <table:table-cell office:value-type="float" office:value="649">
            <text:p>649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01">
            <text:p>10001</text:p>
          </table:table-cell>
          <table:table-cell office:value-type="float" office:value="61615">
            <text:p>61615</text:p>
          </table:table-cell>
          <table:table-cell office:value-type="float" office:value="40.750237">
            <text:p>40.750237</text:p>
          </table:table-cell>
          <table:table-cell office:value-type="float" office:value="-73.995782">
            <text:p>-73.995782</text:p>
          </table:table-cell>
          <table:table-cell office:value-type="float" office:value="2190100">
            <text:p>2190100</text:p>
          </table:table-cell>
          <table:table-cell office:value-type="string">
            <text:p>none</text:p>
          </table:table-cell>
          <table:table-cell office:value-type="float" office:value="2191000">
            <text:p>2191000</text:p>
          </table:table-cell>
          <table:table-cell table:number-columns-repeated="3" office:value-type="string">
            <text:p>none</text:p>
          </table:table-cell>
          <table:table-cell office:value-type="float" office:value="0.1">
            <text:p>0.1</text:p>
          </table:table-cell>
          <table:table-cell office:value-type="float" office:value="0.076">
            <text:p>0.076</text:p>
          </table:table-cell>
          <table:table-cell office:value-type="float" office:value="1607">
            <text:p>1607</text:p>
          </table:table-cell>
          <table:table-cell office:value-type="float" office:value="1925000">
            <text:p>1925000</text:p>
          </table:table-cell>
          <table:table-cell office:value-type="float" office:value="825800">
            <text:p>825800</text:p>
          </table:table-cell>
          <table:table-cell office:value-type="float" office:value="14137">
            <text:p>14137</text:p>
          </table:table-cell>
          <table:table-cell office:value-type="float" office:value="0.1">
            <text:p>0.1</text:p>
          </table:table-cell>
          <table:table-cell office:value-type="float" office:value="1688">
            <text:p>1688</text:p>
          </table:table-cell>
          <table:table-cell office:value-type="float" office:value="0.223">
            <text:p>0.223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11">
            <text:p>10011</text:p>
          </table:table-cell>
          <table:table-cell office:value-type="float" office:value="61625">
            <text:p>61625</text:p>
          </table:table-cell>
          <table:table-cell office:value-type="float" office:value="40.744875">
            <text:p>40.744875</text:p>
          </table:table-cell>
          <table:table-cell office:value-type="float" office:value="-74.003909">
            <text:p>-74.003909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float" office:value="2695000">
            <text:p>2695000</text:p>
          </table:table-cell>
          <table:table-cell office:value-type="float" office:value="926300">
            <text:p>926300</text:p>
          </table:table-cell>
          <table:table-cell office:value-type="float" office:value="8984">
            <text:p>8984</text:p>
          </table:table-cell>
          <table:table-cell office:value-type="float" office:value="0.085">
            <text:p>0.085</text:p>
          </table:table-cell>
          <table:table-cell office:value-type="float" office:value="2298">
            <text:p>2298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18">
            <text:p>10018</text:p>
          </table:table-cell>
          <table:table-cell office:value-type="float" office:value="61632">
            <text:p>61632</text:p>
          </table:table-cell>
          <table:table-cell office:value-type="float" office:value="40.756155">
            <text:p>40.756155</text:p>
          </table:table-cell>
          <table:table-cell office:value-type="float" office:value="-73.996643">
            <text:p>-73.996643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0">
            <text:p>0</text:p>
          </table:table-cell>
          <table:table-cell office:value-type="float" office:value="1125000">
            <text:p>1125000</text:p>
          </table:table-cell>
          <table:table-cell office:value-type="float" office:value="660300">
            <text:p>660300</text:p>
          </table:table-cell>
          <table:table-cell office:value-type="float" office:value="5188">
            <text:p>5188</text:p>
          </table:table-cell>
          <table:table-cell office:value-type="float" office:value="0.084">
            <text:p>0.084</text:p>
          </table:table-cell>
          <table:table-cell office:value-type="float" office:value="2500">
            <text:p>250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019">
            <text:p>10019</text:p>
          </table:table-cell>
          <table:table-cell table:style-name="ce1" office:value-type="float" office:value="61633">
            <text:p>61633</text:p>
          </table:table-cell>
          <table:table-cell table:style-name="ce1" office:value-type="float" office:value="40.769458">
            <text:p>40.769458</text:p>
          </table:table-cell>
          <table:table-cell table:style-name="ce1" office:value-type="float" office:value="-73.990176">
            <text:p>-73.990176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  <table:table-cell office:value-type="float" office:value="0">
            <text:p>0</text:p>
          </table:table-cell>
          <table:table-cell office:value-type="float" office:value="1795000">
            <text:p>1795000</text:p>
          </table:table-cell>
          <table:table-cell office:value-type="float" office:value="640200">
            <text:p>640200</text:p>
          </table:table-cell>
          <table:table-cell office:value-type="float" office:value="9195">
            <text:p>9195</text:p>
          </table:table-cell>
          <table:table-cell office:value-type="float" office:value="0.074">
            <text:p>0.074</text:p>
          </table:table-cell>
          <table:table-cell office:value-type="float" office:value="1833">
            <text:p>1833</text:p>
          </table:table-cell>
          <table:table-cell table:number-columns-repeated="13" office:value-type="string">
            <text:p>none</text:p>
          </table:table-cell>
          <table:table-cell table:style-name="ce1"/>
          <table:table-cell table:style-name="ce1" office:value-type="float" office:value="0.7505298213745">
            <text:p>0.7505298214</text:p>
          </table:table-cell>
          <table:table-cell table:style-name="ce1" office:value-type="float" office:value="0.2484609950549">
            <text:p>0.2484609951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20">
            <text:p>10020</text:p>
          </table:table-cell>
          <table:table-cell office:value-type="float" office:value="61634">
            <text:p>61634</text:p>
          </table:table-cell>
          <table:table-cell office:value-type="float" office:value="40.759189">
            <text:p>40.759189</text:p>
          </table:table-cell>
          <table:table-cell office:value-type="float" office:value="-73.980686">
            <text:p>-73.980686</text:p>
          </table:table-cell>
          <table:table-cell table:number-columns-repeated="6" office:value-type="string">
            <text:p>none</text:p>
          </table:table-cell>
          <table:table-cell table:number-columns-repeated="3" office:value-type="float" office:value="0">
            <text:p>0</text:p>
          </table:table-cell>
          <table:table-cell office:value-type="float" office:value="7750000">
            <text:p>7750000</text:p>
          </table:table-cell>
          <table:table-cell table:number-columns-repeated="3" office:value-type="float" office:value="0">
            <text:p>0</text:p>
          </table:table-cell>
          <table:table-cell office:value-type="float" office:value="800">
            <text:p>80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036">
            <text:p>10036</text:p>
          </table:table-cell>
          <table:table-cell table:style-name="ce1" office:value-type="float" office:value="61650">
            <text:p>61650</text:p>
          </table:table-cell>
          <table:table-cell table:style-name="ce1" office:value-type="float" office:value="40.759857">
            <text:p>40.759857</text:p>
          </table:table-cell>
          <table:table-cell table:style-name="ce1" office:value-type="float" office:value="-73.989908">
            <text:p>-73.989908</text:p>
          </table:table-cell>
          <table:table-cell office:value-type="float" office:value="1150000">
            <text:p>1150000</text:p>
          </table:table-cell>
          <table:table-cell office:value-type="string">
            <text:p>none</text:p>
          </table:table-cell>
          <table:table-cell table:style-name="ce1" office:value-type="float" office:value="1150000">
            <text:p>11500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074">
            <text:p>0.074</text:p>
          </table:table-cell>
          <table:table-cell office:value-type="float" office:value="0.206">
            <text:p>0.206</text:p>
          </table:table-cell>
          <table:table-cell office:value-type="float" office:value="1540">
            <text:p>1540</text:p>
          </table:table-cell>
          <table:table-cell office:value-type="float" office:value="1349900">
            <text:p>1349900</text:p>
          </table:table-cell>
          <table:table-cell office:value-type="float" office:value="894400">
            <text:p>894400</text:p>
          </table:table-cell>
          <table:table-cell office:value-type="float" office:value="5214">
            <text:p>5214</text:p>
          </table:table-cell>
          <table:table-cell office:value-type="float" office:value="0.073">
            <text:p>0.073</text:p>
          </table:table-cell>
          <table:table-cell office:value-type="float" office:value="1558">
            <text:p>1558</text:p>
          </table:table-cell>
          <table:table-cell office:value-type="float" office:value="0.164">
            <text:p>0.164</text:p>
          </table:table-cell>
          <table:table-cell office:value-type="float" office:value="0.0211676340047">
            <text:p>0.021167634</text:p>
          </table:table-cell>
          <table:table-cell office:value-type="float" office:value="0.6722430863776">
            <text:p>0.6722430864</text:p>
          </table:table-cell>
          <table:table-cell office:value-type="float" office:value="0.0679412768863">
            <text:p>0.0679412769</text:p>
          </table:table-cell>
          <table:table-cell office:value-type="float" office:value="0.0928644588596">
            <text:p>0.0928644589</text:p>
          </table:table-cell>
          <table:table-cell office:value-type="string">
            <text:p>none</text:p>
          </table:table-cell>
          <table:table-cell office:value-type="float" office:value="0.0191191532946">
            <text:p>0.0191191533</text:p>
          </table:table-cell>
          <table:table-cell office:value-type="float" office:value="0.1235916695117">
            <text:p>0.1235916695</text:p>
          </table:table-cell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0029">
            <text:p>10029</text:p>
          </table:table-cell>
          <table:table-cell office:value-type="float" office:value="61643">
            <text:p>61643</text:p>
          </table:table-cell>
          <table:table-cell office:value-type="float" office:value="40.791598">
            <text:p>40.791598</text:p>
          </table:table-cell>
          <table:table-cell office:value-type="float" office:value="-73.944144">
            <text:p>-73.944144</text:p>
          </table:table-cell>
          <table:table-cell office:value-type="float" office:value="726600">
            <text:p>726600</text:p>
          </table:table-cell>
          <table:table-cell office:value-type="string">
            <text:p>none</text:p>
          </table:table-cell>
          <table:table-cell office:value-type="float" office:value="722000">
            <text:p>722000</text:p>
          </table:table-cell>
          <table:table-cell table:number-columns-repeated="3" office:value-type="string">
            <text:p>none</text:p>
          </table:table-cell>
          <table:table-cell office:value-type="float" office:value="0.119">
            <text:p>0.119</text:p>
          </table:table-cell>
          <table:table-cell office:value-type="float" office:value="0.214">
            <text:p>0.214</text:p>
          </table:table-cell>
          <table:table-cell office:value-type="float" office:value="916">
            <text:p>916</text:p>
          </table:table-cell>
          <table:table-cell office:value-type="float" office:value="838000">
            <text:p>838000</text:p>
          </table:table-cell>
          <table:table-cell office:value-type="float" office:value="670000">
            <text:p>670000</text:p>
          </table:table-cell>
          <table:table-cell office:value-type="float" office:value="4012">
            <text:p>4012</text:p>
          </table:table-cell>
          <table:table-cell office:value-type="float" office:value="0.088">
            <text:p>0.088</text:p>
          </table:table-cell>
          <table:table-cell office:value-type="float" office:value="909">
            <text:p>909</text:p>
          </table:table-cell>
          <table:table-cell office:value-type="float" office:value="0.131">
            <text:p>0.131</text:p>
          </table:table-cell>
          <table:table-cell office:value-type="float" office:value="0.2125154894671">
            <text:p>0.2125154895</text:p>
          </table:table-cell>
          <table:table-cell office:value-type="float" office:value="0.1957868649318">
            <text:p>0.1957868649</text:p>
          </table:table-cell>
          <table:table-cell office:value-type="float" office:value="0.3079306071871">
            <text:p>0.3079306072</text:p>
          </table:table-cell>
          <table:table-cell office:value-type="float" office:value="0.2118959107806">
            <text:p>0.2118959108</text:p>
          </table:table-cell>
          <table:table-cell office:value-type="float" office:value="0.0216852540272">
            <text:p>0.021685254</text:p>
          </table:table-cell>
          <table:table-cell office:value-type="float" office:value="0.0167286245353">
            <text:p>0.0167286245</text:p>
          </table:table-cell>
          <table:table-cell office:value-type="float" office:value="0.0334572490706">
            <text:p>0.0334572491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035">
            <text:p>10035</text:p>
          </table:table-cell>
          <table:table-cell office:value-type="float" office:value="61649">
            <text:p>61649</text:p>
          </table:table-cell>
          <table:table-cell office:value-type="float" office:value="40.795676">
            <text:p>40.795676</text:p>
          </table:table-cell>
          <table:table-cell office:value-type="float" office:value="-73.931953">
            <text:p>-73.931953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64">
            <text:p>0.164</text:p>
          </table:table-cell>
          <table:table-cell office:value-type="float" office:value="0">
            <text:p>0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.095">
            <text:p>0.095</text:p>
          </table:table-cell>
          <table:table-cell office:value-type="float" office:value="667">
            <text:p>667</text:p>
          </table:table-cell>
          <table:table-cell office:value-type="string">
            <text:p>none</text:p>
          </table:table-cell>
          <table:table-cell office:value-type="float" office:value="0.2893823733518">
            <text:p>0.2893823734</text:p>
          </table:table-cell>
          <table:table-cell office:value-type="float" office:value="0.3990284524635">
            <text:p>0.3990284525</text:p>
          </table:table-cell>
          <table:table-cell office:value-type="float" office:value="0.2095766828591">
            <text:p>0.2095766829</text:p>
          </table:table-cell>
          <table:table-cell office:value-type="float" office:value="0.0680083275503">
            <text:p>0.0680083276</text:p>
          </table:table-cell>
          <table:table-cell office:value-type="float" office:value="0.0076335877862">
            <text:p>0.0076335878</text:p>
          </table:table-cell>
          <table:table-cell office:value-type="float" office:value="0.0138792505204">
            <text:p>0.0138792505</text:p>
          </table:table-cell>
          <table:table-cell office:value-type="float" office:value="0.0124913254684">
            <text:p>0.0124913255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010">
            <text:p>10010</text:p>
          </table:table-cell>
          <table:table-cell office:value-type="float" office:value="61624">
            <text:p>61624</text:p>
          </table:table-cell>
          <table:table-cell office:value-type="float" office:value="40.738363">
            <text:p>40.738363</text:p>
          </table:table-cell>
          <table:table-cell office:value-type="float" office:value="-73.982796">
            <text:p>-73.982796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74">
            <text:p>0.174</text:p>
          </table:table-cell>
          <table:table-cell office:value-type="float" office:value="1699">
            <text:p>1699</text:p>
          </table:table-cell>
          <table:table-cell office:value-type="float" office:value="1200000">
            <text:p>1200000</text:p>
          </table:table-cell>
          <table:table-cell office:value-type="float" office:value="830700">
            <text:p>830700</text:p>
          </table:table-cell>
          <table:table-cell office:value-type="float" office:value="12248">
            <text:p>12248</text:p>
          </table:table-cell>
          <table:table-cell office:value-type="float" office:value="0.097">
            <text:p>0.097</text:p>
          </table:table-cell>
          <table:table-cell office:value-type="float" office:value="1665">
            <text:p>1665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16">
            <text:p>10016</text:p>
          </table:table-cell>
          <table:table-cell office:value-type="float" office:value="61630">
            <text:p>61630</text:p>
          </table:table-cell>
          <table:table-cell office:value-type="float" office:value="40.744593">
            <text:p>40.744593</text:p>
          </table:table-cell>
          <table:table-cell office:value-type="float" office:value="-73.974644">
            <text:p>-73.974644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89">
            <text:p>0.189</text:p>
          </table:table-cell>
          <table:table-cell office:value-type="float" office:value="0">
            <text:p>0</text:p>
          </table:table-cell>
          <table:table-cell office:value-type="float" office:value="899000">
            <text:p>899000</text:p>
          </table:table-cell>
          <table:table-cell office:value-type="float" office:value="643000">
            <text:p>643000</text:p>
          </table:table-cell>
          <table:table-cell office:value-type="float" office:value="8969">
            <text:p>8969</text:p>
          </table:table-cell>
          <table:table-cell office:value-type="float" office:value="0.078">
            <text:p>0.078</text:p>
          </table:table-cell>
          <table:table-cell office:value-type="float" office:value="1436">
            <text:p>1436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17">
            <text:p>10017</text:p>
          </table:table-cell>
          <table:table-cell office:value-type="float" office:value="61631">
            <text:p>61631</text:p>
          </table:table-cell>
          <table:table-cell office:value-type="float" office:value="40.751151">
            <text:p>40.751151</text:p>
          </table:table-cell>
          <table:table-cell office:value-type="float" office:value="-73.969528">
            <text:p>-73.969528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04">
            <text:p>0.204</text:p>
          </table:table-cell>
          <table:table-cell office:value-type="float" office:value="0">
            <text:p>0</text:p>
          </table:table-cell>
          <table:table-cell office:value-type="float" office:value="720000">
            <text:p>720000</text:p>
          </table:table-cell>
          <table:table-cell office:value-type="float" office:value="537100">
            <text:p>537100</text:p>
          </table:table-cell>
          <table:table-cell office:value-type="float" office:value="9994">
            <text:p>9994</text:p>
          </table:table-cell>
          <table:table-cell office:value-type="float" office:value="0.073">
            <text:p>0.073</text:p>
          </table:table-cell>
          <table:table-cell office:value-type="float" office:value="1346">
            <text:p>1346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22">
            <text:p>10022</text:p>
          </table:table-cell>
          <table:table-cell office:value-type="float" office:value="61636">
            <text:p>61636</text:p>
          </table:table-cell>
          <table:table-cell office:value-type="float" office:value="40.757292">
            <text:p>40.757292</text:p>
          </table:table-cell>
          <table:table-cell office:value-type="float" office:value="-73.96689">
            <text:p>-73.96689</text:p>
          </table:table-cell>
          <table:table-cell table:number-columns-repeated="3" office:value-type="string">
            <text:p>none</text:p>
          </table:table-cell>
          <table:table-cell office:value-type="float" office:value="2154200">
            <text:p>215420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81">
            <text:p>0.181</text:p>
          </table:table-cell>
          <table:table-cell office:value-type="float" office:value="0">
            <text:p>0</text:p>
          </table:table-cell>
          <table:table-cell office:value-type="float" office:value="1625000">
            <text:p>1625000</text:p>
          </table:table-cell>
          <table:table-cell office:value-type="float" office:value="743100">
            <text:p>743100</text:p>
          </table:table-cell>
          <table:table-cell office:value-type="float" office:value="10389">
            <text:p>10389</text:p>
          </table:table-cell>
          <table:table-cell office:value-type="float" office:value="0.079">
            <text:p>0.079</text:p>
          </table:table-cell>
          <table:table-cell office:value-type="float" office:value="1386">
            <text:p>1386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12">
            <text:p>10012</text:p>
          </table:table-cell>
          <table:table-cell office:value-type="float" office:value="61626">
            <text:p>61626</text:p>
          </table:table-cell>
          <table:table-cell office:value-type="float" office:value="40.726041">
            <text:p>40.726041</text:p>
          </table:table-cell>
          <table:table-cell office:value-type="float" office:value="-73.998184">
            <text:p>-73.998184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float" office:value="3250000">
            <text:p>3250000</text:p>
          </table:table-cell>
          <table:table-cell office:value-type="float" office:value="1437800">
            <text:p>1437800</text:p>
          </table:table-cell>
          <table:table-cell office:value-type="float" office:value="10802">
            <text:p>10802</text:p>
          </table:table-cell>
          <table:table-cell office:value-type="float" office:value="0.072">
            <text:p>0.072</text:p>
          </table:table-cell>
          <table:table-cell office:value-type="float" office:value="2347">
            <text:p>2347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013">
            <text:p>10013</text:p>
          </table:table-cell>
          <table:table-cell table:style-name="ce1" office:value-type="float" office:value="61627">
            <text:p>61627</text:p>
          </table:table-cell>
          <table:table-cell table:style-name="ce1" office:value-type="float" office:value="40.720097">
            <text:p>40.720097</text:p>
          </table:table-cell>
          <table:table-cell table:style-name="ce1" office:value-type="float" office:value="-74.008959">
            <text:p>-74.008959</text:p>
          </table:table-cell>
          <table:table-cell office:value-type="float" office:value="3079000">
            <text:p>3079000</text:p>
          </table:table-cell>
          <table:table-cell office:value-type="string">
            <text:p>none</text:p>
          </table:table-cell>
          <table:table-cell table:style-name="ce1" office:value-type="float" office:value="3057700">
            <text:p>30577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19">
            <text:p>0.19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4775000">
            <text:p>4775000</text:p>
          </table:table-cell>
          <table:table-cell office:value-type="float" office:value="2630000">
            <text:p>2630000</text:p>
          </table:table-cell>
          <table:table-cell office:value-type="float" office:value="13016">
            <text:p>13016</text:p>
          </table:table-cell>
          <table:table-cell office:value-type="float" office:value="0.059">
            <text:p>0.059</text:p>
          </table:table-cell>
          <table:table-cell office:value-type="float" office:value="2446">
            <text:p>2446</text:p>
          </table:table-cell>
          <table:table-cell office:value-type="float" office:value="0.195">
            <text:p>0.195</text:p>
          </table:table-cell>
          <table:table-cell table:number-columns-repeated="12" office:value-type="string">
            <text:p>none</text:p>
          </table:table-cell>
          <table:table-cell table:style-name="ce1" table:number-columns-repeated="993"/>
        </table:table-row>
        <table:table-row table:style-name="ro2">
          <table:table-cell office:value-type="float" office:value="10014">
            <text:p>10014</text:p>
          </table:table-cell>
          <table:table-cell office:value-type="float" office:value="61628">
            <text:p>61628</text:p>
          </table:table-cell>
          <table:table-cell office:value-type="float" office:value="40.72443">
            <text:p>40.72443</text:p>
          </table:table-cell>
          <table:table-cell office:value-type="float" office:value="-74.010328">
            <text:p>-74.010328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84">
            <text:p>0.184</text:p>
          </table:table-cell>
          <table:table-cell office:value-type="float" office:value="0">
            <text:p>0</text:p>
          </table:table-cell>
          <table:table-cell office:value-type="float" office:value="2150000">
            <text:p>2150000</text:p>
          </table:table-cell>
          <table:table-cell office:value-type="float" office:value="964000">
            <text:p>964000</text:p>
          </table:table-cell>
          <table:table-cell office:value-type="float" office:value="10213">
            <text:p>10213</text:p>
          </table:table-cell>
          <table:table-cell office:value-type="float" office:value="0.066">
            <text:p>0.066</text:p>
          </table:table-cell>
          <table:table-cell office:value-type="float" office:value="2330">
            <text:p>233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004">
            <text:p>10004</text:p>
          </table:table-cell>
          <table:table-cell table:style-name="ce1" office:value-type="float" office:value="61618">
            <text:p>61618</text:p>
          </table:table-cell>
          <table:table-cell table:style-name="ce1" office:value-type="float" office:value="40.697664">
            <text:p>40.697664</text:p>
          </table:table-cell>
          <table:table-cell table:style-name="ce1" office:value-type="float" office:value="-74.022462">
            <text:p>-74.022462</text:p>
          </table:table-cell>
          <table:table-cell office:value-type="float" office:value="1544100">
            <text:p>1544100</text:p>
          </table:table-cell>
          <table:table-cell office:value-type="string">
            <text:p>none</text:p>
          </table:table-cell>
          <table:table-cell table:style-name="ce1" office:value-type="float" office:value="1544100">
            <text:p>15441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068">
            <text:p>0.068</text:p>
          </table:table-cell>
          <table:table-cell office:value-type="float" office:value="0.185">
            <text:p>0.185</text:p>
          </table:table-cell>
          <table:table-cell office:value-type="float" office:value="1457">
            <text:p>1457</text:p>
          </table:table-cell>
          <table:table-cell office:value-type="float" office:value="1450000">
            <text:p>1450000</text:p>
          </table:table-cell>
          <table:table-cell office:value-type="float" office:value="1565000">
            <text:p>1565000</text:p>
          </table:table-cell>
          <table:table-cell office:value-type="float" office:value="5685">
            <text:p>5685</text:p>
          </table:table-cell>
          <table:table-cell office:value-type="float" office:value="0.082">
            <text:p>0.082</text:p>
          </table:table-cell>
          <table:table-cell office:value-type="float" office:value="1436">
            <text:p>1436</text:p>
          </table:table-cell>
          <table:table-cell office:value-type="float" office:value="0.134">
            <text:p>0.134</text:p>
          </table:table-cell>
          <table:table-cell office:value-type="string">
            <text:p>none</text:p>
          </table:table-cell>
          <table:table-cell office:value-type="float" office:value="0.6061588330632">
            <text:p>0.6061588331</text:p>
          </table:table-cell>
          <table:table-cell office:value-type="string">
            <text:p>none</text:p>
          </table:table-cell>
          <table:table-cell office:value-type="float" office:value="0.2495948136142">
            <text:p>0.2495948136</text:p>
          </table:table-cell>
          <table:table-cell table:number-columns-repeated="2" office:value-type="string">
            <text:p>none</text:p>
          </table:table-cell>
          <table:table-cell office:value-type="float" office:value="0.1361426256077">
            <text:p>0.1361426256</text:p>
          </table:table-cell>
          <table:table-cell office:value-type="float" office:value="0.4140866873065">
            <text:p>0.4140866873</text:p>
          </table:table-cell>
          <table:table-cell office:value-type="float" office:value="0.0154798761609">
            <text:p>0.0154798762</text:p>
          </table:table-cell>
          <table:table-cell office:value-type="float" office:value="0.2592879256965">
            <text:p>0.2592879257</text:p>
          </table:table-cell>
          <table:table-cell office:value-type="float" office:value="0.1950464396284">
            <text:p>0.1950464396</text:p>
          </table:table-cell>
          <table:table-cell office:value-type="float" office:value="0.0766253869969">
            <text:p>0.076625387</text:p>
          </table:table-cell>
          <table:table-cell table:style-name="ce1" office:value-type="float" office:value="0.0286377708978">
            <text:p>0.0286377709</text:p>
          </table:table-cell>
          <table:table-cell table:style-name="ce1" office:value-type="float" office:value="0.8658385093167">
            <text:p>0.8658385093</text:p>
          </table:table-cell>
          <table:table-cell table:style-name="ce1" office:value-type="float" office:value="0.1341614906832">
            <text:p>0.134161490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table:style-name="ce1" office:value-type="float" office:value="10005">
            <text:p>10005</text:p>
          </table:table-cell>
          <table:table-cell table:style-name="ce1" office:value-type="float" office:value="61619">
            <text:p>61619</text:p>
          </table:table-cell>
          <table:table-cell table:style-name="ce1" office:value-type="float" office:value="40.706242">
            <text:p>40.706242</text:p>
          </table:table-cell>
          <table:table-cell table:style-name="ce1" office:value-type="float" office:value="-74.008961">
            <text:p>-74.008961</text:p>
          </table:table-cell>
          <table:table-cell office:value-type="float" office:value="1179800">
            <text:p>1179800</text:p>
          </table:table-cell>
          <table:table-cell office:value-type="string">
            <text:p>none</text:p>
          </table:table-cell>
          <table:table-cell table:style-name="ce1" office:value-type="float" office:value="1180300">
            <text:p>11803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125">
            <text:p>0.125</text:p>
          </table:table-cell>
          <table:table-cell office:value-type="float" office:value="0.142">
            <text:p>0.142</text:p>
          </table:table-cell>
          <table:table-cell office:value-type="float" office:value="1295">
            <text:p>1295</text:p>
          </table:table-cell>
          <table:table-cell office:value-type="float" office:value="1150000">
            <text:p>1150000</text:p>
          </table:table-cell>
          <table:table-cell office:value-type="float" office:value="1085000">
            <text:p>1085000</text:p>
          </table:table-cell>
          <table:table-cell office:value-type="float" office:value="8409">
            <text:p>8409</text:p>
          </table:table-cell>
          <table:table-cell office:value-type="float" office:value="0.11">
            <text:p>0.11</text:p>
          </table:table-cell>
          <table:table-cell office:value-type="float" office:value="1273">
            <text:p>1273</text:p>
          </table:table-cell>
          <table:table-cell office:value-type="float" office:value="0.197">
            <text:p>0.197</text:p>
          </table:table-cell>
          <table:table-cell office:value-type="float" office:value="0.0160642570281">
            <text:p>0.016064257</text:p>
          </table:table-cell>
          <table:table-cell office:value-type="float" office:value="0.053547523427">
            <text:p>0.0535475234</text:p>
          </table:table-cell>
          <table:table-cell office:value-type="float" office:value="0.2704149933065">
            <text:p>0.2704149933</text:p>
          </table:table-cell>
          <table:table-cell office:value-type="float" office:value="0.2603748326639">
            <text:p>0.2603748327</text:p>
          </table:table-cell>
          <table:table-cell office:value-type="float" office:value="0.0816599732262">
            <text:p>0.0816599732</text:p>
          </table:table-cell>
          <table:table-cell office:value-type="string">
            <text:p>none</text:p>
          </table:table-cell>
          <table:table-cell office:value-type="float" office:value="0.317938420348">
            <text:p>0.3179384203</text:p>
          </table:table-cell>
          <table:table-cell table:number-columns-repeated="5" office:value-type="string">
            <text:p>none</text:p>
          </table:table-cell>
          <table:table-cell table:style-name="ce1"/>
          <table:table-cell table:style-name="ce1" office:value-type="float" office:value="0.7398489140698">
            <text:p>0.7398489141</text:p>
          </table:table-cell>
          <table:table-cell table:style-name="ce1" office:value-type="float" office:value="0.2592067988668">
            <text:p>0.2592067989</text:p>
          </table:table-cell>
          <table:table-cell table:style-name="ce1"/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0006">
            <text:p>10006</text:p>
          </table:table-cell>
          <table:table-cell office:value-type="float" office:value="61620">
            <text:p>61620</text:p>
          </table:table-cell>
          <table:table-cell office:value-type="float" office:value="40.7322">
            <text:p>40.7322</text:p>
          </table:table-cell>
          <table:table-cell office:value-type="float" office:value="-73.984607">
            <text:p>-73.984607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39">
            <text:p>0.239</text:p>
          </table:table-cell>
          <table:table-cell office:value-type="float" office:value="1266">
            <text:p>1266</text:p>
          </table:table-cell>
          <table:table-cell office:value-type="float" office:value="1785000">
            <text:p>1785000</text:p>
          </table:table-cell>
          <table:table-cell office:value-type="float" office:value="665000">
            <text:p>665000</text:p>
          </table:table-cell>
          <table:table-cell office:value-type="float" office:value="2620">
            <text:p>2620</text:p>
          </table:table-cell>
          <table:table-cell office:value-type="float" office:value="0.193">
            <text:p>0.193</text:p>
          </table:table-cell>
          <table:table-cell office:value-type="float" office:value="1918">
            <text:p>1918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007">
            <text:p>10007</text:p>
          </table:table-cell>
          <table:table-cell table:style-name="ce1" office:value-type="float" office:value="61621">
            <text:p>61621</text:p>
          </table:table-cell>
          <table:table-cell table:style-name="ce1" office:value-type="float" office:value="40.713498">
            <text:p>40.713498</text:p>
          </table:table-cell>
          <table:table-cell table:style-name="ce1" office:value-type="float" office:value="-74.007103">
            <text:p>-74.007103</text:p>
          </table:table-cell>
          <table:table-cell office:value-type="float" office:value="2551100">
            <text:p>2551100</text:p>
          </table:table-cell>
          <table:table-cell office:value-type="string">
            <text:p>none</text:p>
          </table:table-cell>
          <table:table-cell table:style-name="ce1" office:value-type="float" office:value="2550800">
            <text:p>25508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136">
            <text:p>0.136</text:p>
          </table:table-cell>
          <table:table-cell office:value-type="float" office:value="0.085">
            <text:p>0.085</text:p>
          </table:table-cell>
          <table:table-cell office:value-type="float" office:value="1725">
            <text:p>1725</text:p>
          </table:table-cell>
          <table:table-cell office:value-type="float" office:value="4725000">
            <text:p>4725000</text:p>
          </table:table-cell>
          <table:table-cell office:value-type="float" office:value="2240000">
            <text:p>2240000</text:p>
          </table:table-cell>
          <table:table-cell office:value-type="float" office:value="10800">
            <text:p>10800</text:p>
          </table:table-cell>
          <table:table-cell office:value-type="float" office:value="0.066">
            <text:p>0.066</text:p>
          </table:table-cell>
          <table:table-cell office:value-type="float" office:value="2648">
            <text:p>2648</text:p>
          </table:table-cell>
          <table:table-cell office:value-type="float" office:value="0.183">
            <text:p>0.183</text:p>
          </table:table-cell>
          <table:table-cell table:number-columns-repeated="12" office:value-type="string">
            <text:p>none</text:p>
          </table:table-cell>
          <table:table-cell table:style-name="ce1"/>
          <table:table-cell table:style-name="ce1" office:value-type="float" office:value="0.7916446324695">
            <text:p>0.7916446325</text:p>
          </table:table-cell>
          <table:table-cell table:style-name="ce1" office:value-type="float" office:value="0.2051824431517">
            <text:p>0.205182443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38">
            <text:p>10038</text:p>
          </table:table-cell>
          <table:table-cell office:value-type="float" office:value="61652">
            <text:p>61652</text:p>
          </table:table-cell>
          <table:table-cell office:value-type="float" office:value="40.709599">
            <text:p>40.709599</text:p>
          </table:table-cell>
          <table:table-cell office:value-type="float" office:value="-74.003273">
            <text:p>-74.003273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28">
            <text:p>0.228</text:p>
          </table:table-cell>
          <table:table-cell office:value-type="float" office:value="1255">
            <text:p>1255</text:p>
          </table:table-cell>
          <table:table-cell office:value-type="float" office:value="1100000">
            <text:p>1100000</text:p>
          </table:table-cell>
          <table:table-cell office:value-type="float" office:value="905000">
            <text:p>905000</text:p>
          </table:table-cell>
          <table:table-cell office:value-type="float" office:value="8351">
            <text:p>8351</text:p>
          </table:table-cell>
          <table:table-cell office:value-type="float" office:value="0.082">
            <text:p>0.082</text:p>
          </table:table-cell>
          <table:table-cell office:value-type="float" office:value="1102">
            <text:p>1102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280">
            <text:p>10280</text:p>
          </table:table-cell>
          <table:table-cell table:style-name="ce1" office:value-type="float" office:value="61771">
            <text:p>61771</text:p>
          </table:table-cell>
          <table:table-cell table:style-name="ce1" office:value-type="float" office:value="40.708595">
            <text:p>40.708595</text:p>
          </table:table-cell>
          <table:table-cell table:style-name="ce1" office:value-type="float" office:value="-74.020033">
            <text:p>-74.020033</text:p>
          </table:table-cell>
          <table:table-cell office:value-type="float" office:value="725200">
            <text:p>725200</text:p>
          </table:table-cell>
          <table:table-cell office:value-type="string">
            <text:p>none</text:p>
          </table:table-cell>
          <table:table-cell table:style-name="ce1" office:value-type="float" office:value="725500">
            <text:p>7255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16">
            <text:p>0.16</text:p>
          </table:table-cell>
          <table:table-cell office:value-type="float" office:value="0.286">
            <text:p>0.286</text:p>
          </table:table-cell>
          <table:table-cell office:value-type="float" office:value="1046">
            <text:p>1046</text:p>
          </table:table-cell>
          <table:table-cell office:value-type="float" office:value="699000">
            <text:p>699000</text:p>
          </table:table-cell>
          <table:table-cell office:value-type="float" office:value="628000">
            <text:p>628000</text:p>
          </table:table-cell>
          <table:table-cell office:value-type="float" office:value="13280">
            <text:p>13280</text:p>
          </table:table-cell>
          <table:table-cell office:value-type="float" office:value="0.045">
            <text:p>0.045</text:p>
          </table:table-cell>
          <table:table-cell office:value-type="float" office:value="1030">
            <text:p>1030</text:p>
          </table:table-cell>
          <table:table-cell office:value-type="float" office:value="0.207">
            <text:p>0.207</text:p>
          </table:table-cell>
          <table:table-cell table:number-columns-repeated="7" office:value-type="string">
            <text:p>none</text:p>
          </table:table-cell>
          <table:table-cell office:value-type="float" office:value="0.8359326263256">
            <text:p>0.8359326263</text:p>
          </table:table-cell>
          <table:table-cell office:value-type="string">
            <text:p>none</text:p>
          </table:table-cell>
          <table:table-cell office:value-type="float" office:value="0.1316281971303">
            <text:p>0.1316281971</text:p>
          </table:table-cell>
          <table:table-cell office:value-type="float" office:value="0.0208983156581">
            <text:p>0.0208983157</text:p>
          </table:table-cell>
          <table:table-cell office:value-type="float" office:value="0.008421709295">
            <text:p>0.0084217093</text:p>
          </table:table-cell>
          <table:table-cell table:style-name="ce1"/>
          <table:table-cell table:style-name="ce1" office:value-type="float" office:value="0.9804400977995">
            <text:p>0.9804400978</text:p>
          </table:table-cell>
          <table:table-cell table:style-name="ce1" office:value-type="float" office:value="0.0189486552567">
            <text:p>0.018948655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02">
            <text:p>10002</text:p>
          </table:table-cell>
          <table:table-cell office:value-type="float" office:value="61616">
            <text:p>61616</text:p>
          </table:table-cell>
          <table:table-cell office:value-type="float" office:value="40.716469">
            <text:p>40.716469</text:p>
          </table:table-cell>
          <table:table-cell office:value-type="float" office:value="-73.985199">
            <text:p>-73.985199</text:p>
          </table:table-cell>
          <table:table-cell office:value-type="float" office:value="889600">
            <text:p>889600</text:p>
          </table:table-cell>
          <table:table-cell table:number-columns-repeated="5" office:value-type="string">
            <text:p>none</text:p>
          </table:table-cell>
          <table:table-cell office:value-type="float" office:value="0.212">
            <text:p>0.212</text:p>
          </table:table-cell>
          <table:table-cell office:value-type="float" office:value="0.091">
            <text:p>0.091</text:p>
          </table:table-cell>
          <table:table-cell office:value-type="float" office:value="1288">
            <text:p>1288</text:p>
          </table:table-cell>
          <table:table-cell office:value-type="float" office:value="699000">
            <text:p>699000</text:p>
          </table:table-cell>
          <table:table-cell office:value-type="float" office:value="591800">
            <text:p>591800</text:p>
          </table:table-cell>
          <table:table-cell office:value-type="float" office:value="5345">
            <text:p>5345</text:p>
          </table:table-cell>
          <table:table-cell office:value-type="float" office:value="0.072">
            <text:p>0.072</text:p>
          </table:table-cell>
          <table:table-cell office:value-type="float" office:value="1037">
            <text:p>1037</text:p>
          </table:table-cell>
          <table:table-cell office:value-type="float" office:value="0.094">
            <text:p>0.094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03">
            <text:p>10003</text:p>
          </table:table-cell>
          <table:table-cell office:value-type="float" office:value="61617">
            <text:p>61617</text:p>
          </table:table-cell>
          <table:table-cell office:value-type="float" office:value="40.731303">
            <text:p>40.731303</text:p>
          </table:table-cell>
          <table:table-cell office:value-type="float" office:value="-73.988418">
            <text:p>-73.988418</text:p>
          </table:table-cell>
          <table:table-cell office:value-type="float" office:value="1425400">
            <text:p>1425400</text:p>
          </table:table-cell>
          <table:table-cell office:value-type="string">
            <text:p>none</text:p>
          </table:table-cell>
          <table:table-cell office:value-type="float" office:value="1398200">
            <text:p>1398200</text:p>
          </table:table-cell>
          <table:table-cell table:number-columns-repeated="3" office:value-type="string">
            <text:p>none</text:p>
          </table:table-cell>
          <table:table-cell office:value-type="float" office:value="0.17">
            <text:p>0.17</text:p>
          </table:table-cell>
          <table:table-cell office:value-type="float" office:value="0.183">
            <text:p>0.183</text:p>
          </table:table-cell>
          <table:table-cell office:value-type="float" office:value="1619">
            <text:p>1619</text:p>
          </table:table-cell>
          <table:table-cell office:value-type="float" office:value="1350000">
            <text:p>1350000</text:p>
          </table:table-cell>
          <table:table-cell office:value-type="float" office:value="873000">
            <text:p>873000</text:p>
          </table:table-cell>
          <table:table-cell office:value-type="float" office:value="10245">
            <text:p>10245</text:p>
          </table:table-cell>
          <table:table-cell office:value-type="float" office:value="0.091">
            <text:p>0.091</text:p>
          </table:table-cell>
          <table:table-cell office:value-type="float" office:value="1647">
            <text:p>1647</text:p>
          </table:table-cell>
          <table:table-cell office:value-type="float" office:value="0.053">
            <text:p>0.053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09">
            <text:p>10009</text:p>
          </table:table-cell>
          <table:table-cell office:value-type="float" office:value="61623">
            <text:p>61623</text:p>
          </table:table-cell>
          <table:table-cell office:value-type="float" office:value="40.727084">
            <text:p>40.727084</text:p>
          </table:table-cell>
          <table:table-cell office:value-type="float" office:value="-73.974984">
            <text:p>-73.974984</text:p>
          </table:table-cell>
          <table:table-cell office:value-type="float" office:value="1064700">
            <text:p>1064700</text:p>
          </table:table-cell>
          <table:table-cell office:value-type="string">
            <text:p>none</text:p>
          </table:table-cell>
          <table:table-cell office:value-type="float" office:value="1073200">
            <text:p>1073200</text:p>
          </table:table-cell>
          <table:table-cell table:number-columns-repeated="3" office:value-type="string">
            <text:p>none</text:p>
          </table:table-cell>
          <table:table-cell table:number-columns-repeated="2" office:value-type="float" office:value="0.193">
            <text:p>0.193</text:p>
          </table:table-cell>
          <table:table-cell office:value-type="float" office:value="1345">
            <text:p>1345</text:p>
          </table:table-cell>
          <table:table-cell office:value-type="float" office:value="785000">
            <text:p>785000</text:p>
          </table:table-cell>
          <table:table-cell office:value-type="float" office:value="500000">
            <text:p>500000</text:p>
          </table:table-cell>
          <table:table-cell office:value-type="float" office:value="5389">
            <text:p>5389</text:p>
          </table:table-cell>
          <table:table-cell office:value-type="float" office:value="0.06">
            <text:p>0.06</text:p>
          </table:table-cell>
          <table:table-cell office:value-type="float" office:value="1197">
            <text:p>1197</text:p>
          </table:table-cell>
          <table:table-cell office:value-type="float" office:value="0.067">
            <text:p>0.067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21">
            <text:p>10021</text:p>
          </table:table-cell>
          <table:table-cell office:value-type="float" office:value="61635">
            <text:p>61635</text:p>
          </table:table-cell>
          <table:table-cell office:value-type="float" office:value="40.77032">
            <text:p>40.77032</text:p>
          </table:table-cell>
          <table:table-cell office:value-type="float" office:value="-73.960099">
            <text:p>-73.960099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float" office:value="1545000">
            <text:p>1545000</text:p>
          </table:table-cell>
          <table:table-cell office:value-type="float" office:value="918500">
            <text:p>918500</text:p>
          </table:table-cell>
          <table:table-cell office:value-type="float" office:value="12660">
            <text:p>12660</text:p>
          </table:table-cell>
          <table:table-cell office:value-type="float" office:value="0.073">
            <text:p>0.073</text:p>
          </table:table-cell>
          <table:table-cell office:value-type="float" office:value="1538">
            <text:p>1538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28">
            <text:p>10028</text:p>
          </table:table-cell>
          <table:table-cell office:value-type="float" office:value="61642">
            <text:p>61642</text:p>
          </table:table-cell>
          <table:table-cell office:value-type="float" office:value="40.78123">
            <text:p>40.78123</text:p>
          </table:table-cell>
          <table:table-cell office:value-type="float" office:value="-73.954827">
            <text:p>-73.954827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31">
            <text:p>0.231</text:p>
          </table:table-cell>
          <table:table-cell office:value-type="float" office:value="0">
            <text:p>0</text:p>
          </table:table-cell>
          <table:table-cell office:value-type="float" office:value="1595000">
            <text:p>1595000</text:p>
          </table:table-cell>
          <table:table-cell office:value-type="float" office:value="913300">
            <text:p>913300</text:p>
          </table:table-cell>
          <table:table-cell office:value-type="float" office:value="11592">
            <text:p>11592</text:p>
          </table:table-cell>
          <table:table-cell office:value-type="float" office:value="0.08">
            <text:p>0.08</text:p>
          </table:table-cell>
          <table:table-cell office:value-type="float" office:value="1245">
            <text:p>1245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044">
            <text:p>10044</text:p>
          </table:table-cell>
          <table:table-cell table:style-name="ce1" office:value-type="float" office:value="61657">
            <text:p>61657</text:p>
          </table:table-cell>
          <table:table-cell table:style-name="ce1" office:value-type="float" office:value="40.728584">
            <text:p>40.728584</text:p>
          </table:table-cell>
          <table:table-cell table:style-name="ce1" office:value-type="float" office:value="-73.980923">
            <text:p>-73.980923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438">
            <text:p>0.438</text:p>
          </table:table-cell>
          <table:table-cell office:value-type="float" office:value="0">
            <text:p>0</text:p>
          </table:table-cell>
          <table:table-cell office:value-type="float" office:value="745000">
            <text:p>745000</text:p>
          </table:table-cell>
          <table:table-cell office:value-type="float" office:value="47445200">
            <text:p>47445200</text:p>
          </table:table-cell>
          <table:table-cell office:value-type="float" office:value="1989">
            <text:p>1989</text:p>
          </table:table-cell>
          <table:table-cell office:value-type="float" office:value="0.041">
            <text:p>0.041</text:p>
          </table:table-cell>
          <table:table-cell office:value-type="float" office:value="961">
            <text:p>961</text:p>
          </table:table-cell>
          <table:table-cell table:number-columns-repeated="2" office:value-type="string">
            <text:p>none</text:p>
          </table:table-cell>
          <table:table-cell office:value-type="float" office:value="0.9948275862068">
            <text:p>0.9948275862</text:p>
          </table:table-cell>
          <table:table-cell table:number-columns-repeated="5" office:value-type="string">
            <text:p>none</text:p>
          </table:table-cell>
          <table:table-cell office:value-type="float" office:value="0.6546112115732">
            <text:p>0.6546112116</text:p>
          </table:table-cell>
          <table:table-cell office:value-type="string">
            <text:p>none</text:p>
          </table:table-cell>
          <table:table-cell office:value-type="float" office:value="0.2875226039783">
            <text:p>0.287522604</text:p>
          </table:table-cell>
          <table:table-cell office:value-type="float" office:value="0.0524412296564">
            <text:p>0.0524412297</text:p>
          </table:table-cell>
          <table:table-cell office:value-type="string">
            <text:p>none</text:p>
          </table:table-cell>
          <table:table-cell table:style-name="ce1"/>
          <table:table-cell table:style-name="ce1" office:value-type="float" office:value="0.8827160493827">
            <text:p>0.8827160494</text:p>
          </table:table-cell>
          <table:table-cell table:style-name="ce1" office:value-type="float" office:value="0.1172839506172">
            <text:p>0.1172839506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128">
            <text:p>10128</text:p>
          </table:table-cell>
          <table:table-cell office:value-type="float" office:value="61703">
            <text:p>61703</text:p>
          </table:table-cell>
          <table:table-cell office:value-type="float" office:value="40.781913">
            <text:p>40.781913</text:p>
          </table:table-cell>
          <table:table-cell office:value-type="float" office:value="-73.952544">
            <text:p>-73.952544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43">
            <text:p>0.243</text:p>
          </table:table-cell>
          <table:table-cell office:value-type="float" office:value="0">
            <text:p>0</text:p>
          </table:table-cell>
          <table:table-cell office:value-type="float" office:value="1199000">
            <text:p>1199000</text:p>
          </table:table-cell>
          <table:table-cell office:value-type="float" office:value="849800">
            <text:p>849800</text:p>
          </table:table-cell>
          <table:table-cell office:value-type="float" office:value="11672">
            <text:p>11672</text:p>
          </table:table-cell>
          <table:table-cell office:value-type="float" office:value="0.067">
            <text:p>0.067</text:p>
          </table:table-cell>
          <table:table-cell office:value-type="float" office:value="1140">
            <text:p>114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23">
            <text:p>10023</text:p>
          </table:table-cell>
          <table:table-cell office:value-type="float" office:value="61637">
            <text:p>61637</text:p>
          </table:table-cell>
          <table:table-cell office:value-type="float" office:value="40.776566">
            <text:p>40.776566</text:p>
          </table:table-cell>
          <table:table-cell office:value-type="float" office:value="-73.981582">
            <text:p>-73.981582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1150000">
            <text:p>1150000</text:p>
          </table:table-cell>
          <table:table-cell office:value-type="float" office:value="985200">
            <text:p>985200</text:p>
          </table:table-cell>
          <table:table-cell office:value-type="float" office:value="11390">
            <text:p>11390</text:p>
          </table:table-cell>
          <table:table-cell office:value-type="float" office:value="0.065">
            <text:p>0.065</text:p>
          </table:table-cell>
          <table:table-cell office:value-type="float" office:value="1680">
            <text:p>168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24">
            <text:p>10024</text:p>
          </table:table-cell>
          <table:table-cell office:value-type="float" office:value="61638">
            <text:p>61638</text:p>
          </table:table-cell>
          <table:table-cell office:value-type="float" office:value="40.78552">
            <text:p>40.78552</text:p>
          </table:table-cell>
          <table:table-cell office:value-type="float" office:value="-73.982263">
            <text:p>-73.982263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44">
            <text:p>0.144</text:p>
          </table:table-cell>
          <table:table-cell office:value-type="float" office:value="0">
            <text:p>0</text:p>
          </table:table-cell>
          <table:table-cell office:value-type="float" office:value="1550000">
            <text:p>1550000</text:p>
          </table:table-cell>
          <table:table-cell office:value-type="float" office:value="1102200">
            <text:p>1102200</text:p>
          </table:table-cell>
          <table:table-cell office:value-type="float" office:value="11794">
            <text:p>11794</text:p>
          </table:table-cell>
          <table:table-cell office:value-type="float" office:value="0.074">
            <text:p>0.074</text:p>
          </table:table-cell>
          <table:table-cell office:value-type="float" office:value="1464">
            <text:p>1464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25">
            <text:p>10025</text:p>
          </table:table-cell>
          <table:table-cell office:value-type="float" office:value="61639">
            <text:p>61639</text:p>
          </table:table-cell>
          <table:table-cell office:value-type="float" office:value="40.79954">
            <text:p>40.79954</text:p>
          </table:table-cell>
          <table:table-cell office:value-type="float" office:value="-73.969685">
            <text:p>-73.969685</text:p>
          </table:table-cell>
          <table:table-cell office:value-type="float" office:value="1037900">
            <text:p>1037900</text:p>
          </table:table-cell>
          <table:table-cell office:value-type="string">
            <text:p>none</text:p>
          </table:table-cell>
          <table:table-cell office:value-type="float" office:value="1036100">
            <text:p>1036100</text:p>
          </table:table-cell>
          <table:table-cell table:number-columns-repeated="3" office:value-type="string">
            <text:p>none</text:p>
          </table:table-cell>
          <table:table-cell office:value-type="float" office:value="0.171">
            <text:p>0.171</text:p>
          </table:table-cell>
          <table:table-cell office:value-type="float" office:value="0.181">
            <text:p>0.181</text:p>
          </table:table-cell>
          <table:table-cell office:value-type="float" office:value="1191">
            <text:p>1191</text:p>
          </table:table-cell>
          <table:table-cell office:value-type="float" office:value="925000">
            <text:p>925000</text:p>
          </table:table-cell>
          <table:table-cell office:value-type="float" office:value="831000">
            <text:p>831000</text:p>
          </table:table-cell>
          <table:table-cell office:value-type="float" office:value="5135">
            <text:p>5135</text:p>
          </table:table-cell>
          <table:table-cell office:value-type="float" office:value="0.061">
            <text:p>0.061</text:p>
          </table:table-cell>
          <table:table-cell office:value-type="float" office:value="1201">
            <text:p>1201</text:p>
          </table:table-cell>
          <table:table-cell office:value-type="float" office:value="0.115">
            <text:p>0.115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0031">
            <text:p>10031</text:p>
          </table:table-cell>
          <table:table-cell table:style-name="ce1" office:value-type="float" office:value="61645">
            <text:p>61645</text:p>
          </table:table-cell>
          <table:table-cell table:style-name="ce1" office:value-type="float" office:value="40.830776">
            <text:p>40.830776</text:p>
          </table:table-cell>
          <table:table-cell table:style-name="ce1" office:value-type="float" office:value="-73.953803">
            <text:p>-73.953803</text:p>
          </table:table-cell>
          <table:table-cell office:value-type="float" office:value="619500">
            <text:p>619500</text:p>
          </table:table-cell>
          <table:table-cell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.13">
            <text:p>0.13</text:p>
          </table:table-cell>
          <table:table-cell office:value-type="float" office:value="0.132">
            <text:p>0.132</text:p>
          </table:table-cell>
          <table:table-cell office:value-type="float" office:value="644">
            <text:p>644</text:p>
          </table:table-cell>
          <table:table-cell office:value-type="float" office:value="499000">
            <text:p>499000</text:p>
          </table:table-cell>
          <table:table-cell office:value-type="float" office:value="375000">
            <text:p>375000</text:p>
          </table:table-cell>
          <table:table-cell office:value-type="float" office:value="2923">
            <text:p>2923</text:p>
          </table:table-cell>
          <table:table-cell office:value-type="float" office:value="0.085">
            <text:p>0.085</text:p>
          </table:table-cell>
          <table:table-cell office:value-type="float" office:value="624">
            <text:p>624</text:p>
          </table:table-cell>
          <table:table-cell office:value-type="float" office:value="0.14">
            <text:p>0.14</text:p>
          </table:table-cell>
          <table:table-cell office:value-type="float" office:value="0.1477457903313">
            <text:p>0.1477457903</text:p>
          </table:table-cell>
          <table:table-cell office:value-type="float" office:value="0.0543183052688">
            <text:p>0.0543183053</text:p>
          </table:table-cell>
          <table:table-cell office:value-type="float" office:value="0.4057577403585">
            <text:p>0.4057577404</text:p>
          </table:table-cell>
          <table:table-cell office:value-type="float" office:value="0.3758826724606">
            <text:p>0.3758826725</text:p>
          </table:table-cell>
          <table:table-cell office:value-type="float" office:value="0.0119500271591">
            <text:p>0.0119500272</text:p>
          </table:table-cell>
          <table:table-cell table:number-columns-repeated="7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0032">
            <text:p>10032</text:p>
          </table:table-cell>
          <table:table-cell office:value-type="float" office:value="61646">
            <text:p>61646</text:p>
          </table:table-cell>
          <table:table-cell office:value-type="float" office:value="40.840341">
            <text:p>40.840341</text:p>
          </table:table-cell>
          <table:table-cell office:value-type="float" office:value="-73.941887">
            <text:p>-73.941887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499900">
            <text:p>499900</text:p>
          </table:table-cell>
          <table:table-cell office:value-type="float" office:value="499000">
            <text:p>499000</text:p>
          </table:table-cell>
          <table:table-cell office:value-type="float" office:value="2265">
            <text:p>2265</text:p>
          </table:table-cell>
          <table:table-cell office:value-type="float" office:value="0.074">
            <text:p>0.074</text:p>
          </table:table-cell>
          <table:table-cell office:value-type="float" office:value="673">
            <text:p>673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33">
            <text:p>10033</text:p>
          </table:table-cell>
          <table:table-cell office:value-type="float" office:value="61647">
            <text:p>61647</text:p>
          </table:table-cell>
          <table:table-cell office:value-type="float" office:value="40.852752">
            <text:p>40.852752</text:p>
          </table:table-cell>
          <table:table-cell office:value-type="float" office:value="-73.939561">
            <text:p>-73.939561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41">
            <text:p>0.141</text:p>
          </table:table-cell>
          <table:table-cell office:value-type="float" office:value="0">
            <text:p>0</text:p>
          </table:table-cell>
          <table:table-cell office:value-type="float" office:value="465000">
            <text:p>465000</text:p>
          </table:table-cell>
          <table:table-cell office:value-type="float" office:value="439300">
            <text:p>439300</text:p>
          </table:table-cell>
          <table:table-cell office:value-type="float" office:value="3704">
            <text:p>3704</text:p>
          </table:table-cell>
          <table:table-cell office:value-type="float" office:value="0.101">
            <text:p>0.101</text:p>
          </table:table-cell>
          <table:table-cell office:value-type="float" office:value="520">
            <text:p>52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34">
            <text:p>10034</text:p>
          </table:table-cell>
          <table:table-cell office:value-type="float" office:value="61648">
            <text:p>61648</text:p>
          </table:table-cell>
          <table:table-cell office:value-type="float" office:value="40.868911">
            <text:p>40.868911</text:p>
          </table:table-cell>
          <table:table-cell office:value-type="float" office:value="-73.92708">
            <text:p>-73.92708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float" office:value="320000">
            <text:p>320000</text:p>
          </table:table-cell>
          <table:table-cell office:value-type="float" office:value="315000">
            <text:p>315000</text:p>
          </table:table-cell>
          <table:table-cell office:value-type="float" office:value="2541">
            <text:p>2541</text:p>
          </table:table-cell>
          <table:table-cell office:value-type="float" office:value="0.114">
            <text:p>0.114</text:p>
          </table:table-cell>
          <table:table-cell office:value-type="float" office:value="424">
            <text:p>424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0040">
            <text:p>10040</text:p>
          </table:table-cell>
          <table:table-cell office:value-type="float" office:value="61654">
            <text:p>61654</text:p>
          </table:table-cell>
          <table:table-cell office:value-type="float" office:value="40.856211">
            <text:p>40.856211</text:p>
          </table:table-cell>
          <table:table-cell office:value-type="float" office:value="-73.930552">
            <text:p>-73.930552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87">
            <text:p>0.187</text:p>
          </table:table-cell>
          <table:table-cell office:value-type="float" office:value="0">
            <text:p>0</text:p>
          </table:table-cell>
          <table:table-cell office:value-type="float" office:value="389000">
            <text:p>389000</text:p>
          </table:table-cell>
          <table:table-cell office:value-type="float" office:value="327300">
            <text:p>327300</text:p>
          </table:table-cell>
          <table:table-cell office:value-type="float" office:value="6178">
            <text:p>6178</text:p>
          </table:table-cell>
          <table:table-cell office:value-type="float" office:value="0.112">
            <text:p>0.112</text:p>
          </table:table-cell>
          <table:table-cell office:value-type="float" office:value="460">
            <text:p>46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1361">
            <text:p>11361</text:p>
          </table:table-cell>
          <table:table-cell office:value-type="float" office:value="62073">
            <text:p>62073</text:p>
          </table:table-cell>
          <table:table-cell office:value-type="float" office:value="40.762907">
            <text:p>40.762907</text:p>
          </table:table-cell>
          <table:table-cell office:value-type="float" office:value="-73.765736">
            <text:p>-73.765736</text:p>
          </table:table-cell>
          <table:table-cell office:value-type="float" office:value="657200">
            <text:p>657200</text:p>
          </table:table-cell>
          <table:table-cell office:value-type="float" office:value="664500">
            <text:p>664500</text:p>
          </table:table-cell>
          <table:table-cell table:number-columns-repeated="2" office:value-type="string">
            <text:p>none</text:p>
          </table:table-cell>
          <table:table-cell office:value-type="float" office:value="649800">
            <text:p>649800</text:p>
          </table:table-cell>
          <table:table-cell office:value-type="string">
            <text:p>none</text:p>
          </table:table-cell>
          <table:table-cell office:value-type="float" office:value="0.139">
            <text:p>0.139</text:p>
          </table:table-cell>
          <table:table-cell office:value-type="float" office:value="0.324">
            <text:p>0.324</text:p>
          </table:table-cell>
          <table:table-cell office:value-type="float" office:value="515">
            <text:p>515</text:p>
          </table:table-cell>
          <table:table-cell office:value-type="float" office:value="635000">
            <text:p>635000</text:p>
          </table:table-cell>
          <table:table-cell office:value-type="float" office:value="597900">
            <text:p>597900</text:p>
          </table:table-cell>
          <table:table-cell office:value-type="float" office:value="4709">
            <text:p>4709</text:p>
          </table:table-cell>
          <table:table-cell office:value-type="float" office:value="0.038">
            <text:p>0.038</text:p>
          </table:table-cell>
          <table:table-cell office:value-type="float" office:value="498">
            <text:p>498</text:p>
          </table:table-cell>
          <table:table-cell office:value-type="float" office:value="0.045">
            <text:p>0.045</text:p>
          </table:table-cell>
          <table:table-cell office:value-type="float" office:value="0.0372393247269">
            <text:p>0.0372393247</text:p>
          </table:table-cell>
          <table:table-cell office:value-type="float" office:value="0.025653757034">
            <text:p>0.025653757</text:p>
          </table:table-cell>
          <table:table-cell office:value-type="float" office:value="0.3694141012909">
            <text:p>0.3694141013</text:p>
          </table:table-cell>
          <table:table-cell office:value-type="float" office:value="0.3849718636213">
            <text:p>0.3849718636</text:p>
          </table:table-cell>
          <table:table-cell office:value-type="float" office:value="0.1342270771267">
            <text:p>0.1342270771</text:p>
          </table:table-cell>
          <table:table-cell office:value-type="float" office:value="0.04832836809">
            <text:p>0.0483283681</text:p>
          </table:table-cell>
          <table:table-cell office:value-type="float" office:value="0.0501661129568">
            <text:p>0.050166113</text:p>
          </table:table-cell>
          <table:table-cell office:value-type="float" office:value="0.0244186046511">
            <text:p>0.0244186047</text:p>
          </table:table-cell>
          <table:table-cell office:value-type="float" office:value="0.2950166112956">
            <text:p>0.2950166113</text:p>
          </table:table-cell>
          <table:table-cell office:value-type="float" office:value="0.2089700996677">
            <text:p>0.2089700997</text:p>
          </table:table-cell>
          <table:table-cell office:value-type="float" office:value="0.232392026578">
            <text:p>0.2323920266</text:p>
          </table:table-cell>
          <table:table-cell office:value-type="float" office:value="0.1842192691029">
            <text:p>0.1842192691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table:style-name="ce1" office:value-type="float" office:value="11362">
            <text:p>11362</text:p>
          </table:table-cell>
          <table:table-cell table:style-name="ce1" office:value-type="float" office:value="62074">
            <text:p>62074</text:p>
          </table:table-cell>
          <table:table-cell table:style-name="ce1" office:value-type="float" office:value="40.758022">
            <text:p>40.758022</text:p>
          </table:table-cell>
          <table:table-cell table:style-name="ce1" office:value-type="float" office:value="-73.735054">
            <text:p>-73.735054</text:p>
          </table:table-cell>
          <table:table-cell office:value-type="float" office:value="768400">
            <text:p>768400</text:p>
          </table:table-cell>
          <table:table-cell office:value-type="float" office:value="797900">
            <text:p>797900</text:p>
          </table:table-cell>
          <table:table-cell table:style-name="ce1" office:value-type="float" office:value="551500">
            <text:p>5515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224">
            <text:p>0.224</text:p>
          </table:table-cell>
          <table:table-cell office:value-type="float" office:value="0.274">
            <text:p>0.274</text:p>
          </table:table-cell>
          <table:table-cell office:value-type="float" office:value="505">
            <text:p>505</text:p>
          </table:table-cell>
          <table:table-cell office:value-type="float" office:value="368000">
            <text:p>368000</text:p>
          </table:table-cell>
          <table:table-cell office:value-type="float" office:value="572300">
            <text:p>572300</text:p>
          </table:table-cell>
          <table:table-cell office:value-type="float" office:value="5670">
            <text:p>5670</text:p>
          </table:table-cell>
          <table:table-cell office:value-type="float" office:value="0.042">
            <text:p>0.042</text:p>
          </table:table-cell>
          <table:table-cell office:value-type="float" office:value="479">
            <text:p>479</text:p>
          </table:table-cell>
          <table:table-cell office:value-type="float" office:value="0.061">
            <text:p>0.061</text:p>
          </table:table-cell>
          <table:table-cell table:number-columns-repeated="7" office:value-type="string">
            <text:p>none</text:p>
          </table:table-cell>
          <table:table-cell office:value-type="float" office:value="0.068921342557">
            <text:p>0.0689213426</text:p>
          </table:table-cell>
          <table:table-cell office:value-type="float" office:value="0.0494491416858">
            <text:p>0.0494491417</text:p>
          </table:table-cell>
          <table:table-cell office:value-type="float" office:value="0.2846528311555">
            <text:p>0.2846528312</text:p>
          </table:table-cell>
          <table:table-cell office:value-type="float" office:value="0.1865231872918">
            <text:p>0.1865231873</text:p>
          </table:table-cell>
          <table:table-cell office:value-type="float" office:value="0.2439149372277">
            <text:p>0.2439149372</text:p>
          </table:table-cell>
          <table:table-cell table:style-name="ce1" office:value-type="float" office:value="0.1606456571867">
            <text:p>0.160645657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1363">
            <text:p>11363</text:p>
          </table:table-cell>
          <table:table-cell table:style-name="ce1" office:value-type="float" office:value="62075">
            <text:p>62075</text:p>
          </table:table-cell>
          <table:table-cell table:style-name="ce1" office:value-type="float" office:value="40.774053">
            <text:p>40.774053</text:p>
          </table:table-cell>
          <table:table-cell table:style-name="ce1" office:value-type="float" office:value="-73.744748">
            <text:p>-73.744748</text:p>
          </table:table-cell>
          <table:table-cell office:value-type="float" office:value="853700">
            <text:p>853700</text:p>
          </table:table-cell>
          <table:table-cell office:value-type="float" office:value="862400">
            <text:p>862400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.449">
            <text:p>0.449</text:p>
          </table:table-cell>
          <table:table-cell office:value-type="float" office:value="0.454">
            <text:p>0.454</text:p>
          </table:table-cell>
          <table:table-cell office:value-type="float" office:value="518">
            <text:p>518</text:p>
          </table:table-cell>
          <table:table-cell office:value-type="float" office:value="785000">
            <text:p>785000</text:p>
          </table:table-cell>
          <table:table-cell office:value-type="float" office:value="0">
            <text:p>0</text:p>
          </table:table-cell>
          <table:table-cell office:value-type="float" office:value="5999">
            <text:p>5999</text:p>
          </table:table-cell>
          <table:table-cell office:value-type="float" office:value="0.037">
            <text:p>0.037</text:p>
          </table:table-cell>
          <table:table-cell office:value-type="float" office:value="481">
            <text:p>481</text:p>
          </table:table-cell>
          <table:table-cell office:value-type="float" office:value="-0.02">
            <text:p>-0.02</text:p>
          </table:table-cell>
          <table:table-cell office:value-type="string">
            <text:p>none</text:p>
          </table:table-cell>
          <table:table-cell office:value-type="float" office:value="0.0346074380165">
            <text:p>0.034607438</text:p>
          </table:table-cell>
          <table:table-cell office:value-type="float" office:value="0.0237603305785">
            <text:p>0.0237603306</text:p>
          </table:table-cell>
          <table:table-cell office:value-type="float" office:value="0.5242768595041">
            <text:p>0.5242768595</text:p>
          </table:table-cell>
          <table:table-cell office:value-type="float" office:value="0.209194214876">
            <text:p>0.2091942149</text:p>
          </table:table-cell>
          <table:table-cell office:value-type="float" office:value="0.1787190082644">
            <text:p>0.1787190083</text:p>
          </table:table-cell>
          <table:table-cell office:value-type="float" office:value="0.0294421487603">
            <text:p>0.0294421488</text:p>
          </table:table-cell>
          <table:table-cell office:value-type="float" office:value="0.0642154324184">
            <text:p>0.0642154324</text:p>
          </table:table-cell>
          <table:table-cell office:value-type="float" office:value="0.0875194199896">
            <text:p>0.08751942</text:p>
          </table:table-cell>
          <table:table-cell office:value-type="float" office:value="0.1962713619886">
            <text:p>0.196271362</text:p>
          </table:table-cell>
          <table:table-cell office:value-type="float" office:value="0.1563956499223">
            <text:p>0.1563956499</text:p>
          </table:table-cell>
          <table:table-cell office:value-type="float" office:value="0.2703262558259">
            <text:p>0.2703262558</text:p>
          </table:table-cell>
          <table:table-cell table:style-name="ce1" office:value-type="float" office:value="0.2206110823407">
            <text:p>0.2206110823</text:p>
          </table:table-cell>
          <table:table-cell table:style-name="ce1" office:value-type="float" office:value="0.0085662759242">
            <text:p>0.0085662759</text:p>
          </table:table-cell>
          <table:table-cell table:style-name="ce1" office:value-type="float" office:value="0.2497745716861">
            <text:p>0.2497745717</text:p>
          </table:table-cell>
          <table:table-cell table:style-name="ce1" office:value-type="float" office:value="0.7416591523895">
            <text:p>0.741659152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1364">
            <text:p>11364</text:p>
          </table:table-cell>
          <table:table-cell table:style-name="ce1" office:value-type="float" office:value="62076">
            <text:p>62076</text:p>
          </table:table-cell>
          <table:table-cell table:style-name="ce1" office:value-type="float" office:value="40.744905">
            <text:p>40.744905</text:p>
          </table:table-cell>
          <table:table-cell table:style-name="ce1" office:value-type="float" office:value="-73.756824">
            <text:p>-73.756824</text:p>
          </table:table-cell>
          <table:table-cell office:value-type="float" office:value="701500">
            <text:p>701500</text:p>
          </table:table-cell>
          <table:table-cell office:value-type="float" office:value="712000">
            <text:p>712000</text:p>
          </table:table-cell>
          <table:table-cell table:style-name="ce1" office:value-type="float" office:value="464100">
            <text:p>464100</text:p>
          </table:table-cell>
          <table:table-cell table:style-name="ce1" office:value-type="string">
            <text:p>none</text:p>
          </table:table-cell>
          <table:table-cell table:style-name="ce1" office:value-type="float" office:value="712600">
            <text:p>712600</text:p>
          </table:table-cell>
          <table:table-cell table:style-name="ce1" office:value-type="string">
            <text:p>none</text:p>
          </table:table-cell>
          <table:table-cell office:value-type="float" office:value="0.166">
            <text:p>0.166</text:p>
          </table:table-cell>
          <table:table-cell office:value-type="float" office:value="0.226">
            <text:p>0.226</text:p>
          </table:table-cell>
          <table:table-cell office:value-type="float" office:value="512">
            <text:p>512</text:p>
          </table:table-cell>
          <table:table-cell office:value-type="float" office:value="219000">
            <text:p>219000</text:p>
          </table:table-cell>
          <table:table-cell office:value-type="float" office:value="259300">
            <text:p>259300</text:p>
          </table:table-cell>
          <table:table-cell office:value-type="float" office:value="5124">
            <text:p>5124</text:p>
          </table:table-cell>
          <table:table-cell office:value-type="float" office:value="0.047">
            <text:p>0.047</text:p>
          </table:table-cell>
          <table:table-cell office:value-type="float" office:value="344">
            <text:p>344</text:p>
          </table:table-cell>
          <table:table-cell office:value-type="float" office:value="0.043">
            <text:p>0.043</text:p>
          </table:table-cell>
          <table:table-cell table:number-columns-repeated="7" office:value-type="string">
            <text:p>none</text:p>
          </table:table-cell>
          <table:table-cell office:value-type="float" office:value="0.0607907485544">
            <text:p>0.0607907486</text:p>
          </table:table-cell>
          <table:table-cell office:value-type="float" office:value="0.0100015627441">
            <text:p>0.0100015627</text:p>
          </table:table-cell>
          <table:table-cell office:value-type="float" office:value="0.3455227379278">
            <text:p>0.3455227379</text:p>
          </table:table-cell>
          <table:table-cell office:value-type="float" office:value="0.2248788873261">
            <text:p>0.2248788873</text:p>
          </table:table-cell>
          <table:table-cell office:value-type="float" office:value="0.2037818409126">
            <text:p>0.2037818409</text:p>
          </table:table-cell>
          <table:table-cell table:style-name="ce1" office:value-type="float" office:value="0.1517424597593">
            <text:p>0.1517424598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1354">
            <text:p>11354</text:p>
          </table:table-cell>
          <table:table-cell table:style-name="ce1" office:value-type="float" office:value="62066">
            <text:p>62066</text:p>
          </table:table-cell>
          <table:table-cell table:style-name="ce1" office:value-type="float" office:value="40.766192">
            <text:p>40.766192</text:p>
          </table:table-cell>
          <table:table-cell table:style-name="ce1" office:value-type="float" office:value="-73.828843">
            <text:p>-73.828843</text:p>
          </table:table-cell>
          <table:table-cell office:value-type="float" office:value="570700">
            <text:p>570700</text:p>
          </table:table-cell>
          <table:table-cell office:value-type="float" office:value="725100">
            <text:p>725100</text:p>
          </table:table-cell>
          <table:table-cell table:style-name="ce1" office:value-type="float" office:value="446300">
            <text:p>446300</text:p>
          </table:table-cell>
          <table:table-cell table:number-columns-repeated="3" table:style-name="ce1" office:value-type="string">
            <text:p>none</text:p>
          </table:table-cell>
          <table:table-cell office:value-type="float" office:value="0.168">
            <text:p>0.168</text:p>
          </table:table-cell>
          <table:table-cell office:value-type="float" office:value="0.18">
            <text:p>0.18</text:p>
          </table:table-cell>
          <table:table-cell office:value-type="float" office:value="517">
            <text:p>517</text:p>
          </table:table-cell>
          <table:table-cell office:value-type="float" office:value="275000">
            <text:p>275000</text:p>
          </table:table-cell>
          <table:table-cell office:value-type="float" office:value="219300">
            <text:p>219300</text:p>
          </table:table-cell>
          <table:table-cell office:value-type="float" office:value="2689">
            <text:p>2689</text:p>
          </table:table-cell>
          <table:table-cell office:value-type="float" office:value="0.061">
            <text:p>0.061</text:p>
          </table:table-cell>
          <table:table-cell office:value-type="float" office:value="399">
            <text:p>399</text:p>
          </table:table-cell>
          <table:table-cell office:value-type="float" office:value="0.165">
            <text:p>0.165</text:p>
          </table:table-cell>
          <table:table-cell table:number-columns-repeated="7" office:value-type="string">
            <text:p>none</text:p>
          </table:table-cell>
          <table:table-cell office:value-type="float" office:value="0.2649514397682">
            <text:p>0.2649514398</text:p>
          </table:table-cell>
          <table:table-cell office:value-type="float" office:value="0.0557164764014">
            <text:p>0.0557164764</text:p>
          </table:table-cell>
          <table:table-cell office:value-type="float" office:value="0.1465326290679">
            <text:p>0.1465326291</text:p>
          </table:table-cell>
          <table:table-cell office:value-type="float" office:value="0.1414210257284">
            <text:p>0.1414210257</text:p>
          </table:table-cell>
          <table:table-cell office:value-type="float" office:value="0.1894700971204">
            <text:p>0.1894700971</text:p>
          </table:table-cell>
          <table:table-cell table:style-name="ce1" office:value-type="float" office:value="0.1882773896745">
            <text:p>0.188277389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355">
            <text:p>11355</text:p>
          </table:table-cell>
          <table:table-cell office:value-type="float" office:value="62067">
            <text:p>62067</text:p>
          </table:table-cell>
          <table:table-cell office:value-type="float" office:value="40.751062">
            <text:p>40.751062</text:p>
          </table:table-cell>
          <table:table-cell office:value-type="float" office:value="-73.821952">
            <text:p>-73.821952</text:p>
          </table:table-cell>
          <table:table-cell office:value-type="float" office:value="573900">
            <text:p>573900</text:p>
          </table:table-cell>
          <table:table-cell office:value-type="float" office:value="653700">
            <text:p>653700</text:p>
          </table:table-cell>
          <table:table-cell table:number-columns-repeated="4" office:value-type="string">
            <text:p>none</text:p>
          </table:table-cell>
          <table:table-cell office:value-type="float" office:value="0.195">
            <text:p>0.195</text:p>
          </table:table-cell>
          <table:table-cell office:value-type="float" office:value="0.099">
            <text:p>0.099</text:p>
          </table:table-cell>
          <table:table-cell office:value-type="float" office:value="516">
            <text:p>516</text:p>
          </table:table-cell>
          <table:table-cell office:value-type="float" office:value="379000">
            <text:p>379000</text:p>
          </table:table-cell>
          <table:table-cell office:value-type="float" office:value="305000">
            <text:p>305000</text:p>
          </table:table-cell>
          <table:table-cell office:value-type="float" office:value="2487">
            <text:p>2487</text:p>
          </table:table-cell>
          <table:table-cell office:value-type="float" office:value="0.057">
            <text:p>0.057</text:p>
          </table:table-cell>
          <table:table-cell office:value-type="float" office:value="471">
            <text:p>471</text:p>
          </table:table-cell>
          <table:table-cell office:value-type="float" office:value="0.078">
            <text:p>0.078</text:p>
          </table:table-cell>
          <table:table-cell office:value-type="float" office:value="0.1361302442078">
            <text:p>0.1361302442</text:p>
          </table:table-cell>
          <table:table-cell office:value-type="float" office:value="0.0484658735128">
            <text:p>0.0484658735</text:p>
          </table:table-cell>
          <table:table-cell office:value-type="float" office:value="0.2477144646211">
            <text:p>0.2477144646</text:p>
          </table:table-cell>
          <table:table-cell office:value-type="float" office:value="0.3109580463368">
            <text:p>0.3109580463</text:p>
          </table:table-cell>
          <table:table-cell office:value-type="float" office:value="0.1670632435817">
            <text:p>0.1670632436</text:p>
          </table:table-cell>
          <table:table-cell office:value-type="float" office:value="0.0892924232936">
            <text:p>0.0892924233</text:p>
          </table:table-cell>
          <table:table-cell office:value-type="float" office:value="0.2332537245536">
            <text:p>0.2332537246</text:p>
          </table:table-cell>
          <table:table-cell office:value-type="float" office:value="0.0360514045263">
            <text:p>0.0360514045</text:p>
          </table:table-cell>
          <table:table-cell office:value-type="float" office:value="0.1695667007847">
            <text:p>0.1695667008</text:p>
          </table:table-cell>
          <table:table-cell office:value-type="float" office:value="0.190606163994">
            <text:p>0.190606164</text:p>
          </table:table-cell>
          <table:table-cell office:value-type="float" office:value="0.174115773911">
            <text:p>0.1741157739</text:p>
          </table:table-cell>
          <table:table-cell office:value-type="float" office:value="0.1837825543045">
            <text:p>0.183782554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56">
            <text:p>11356</text:p>
          </table:table-cell>
          <table:table-cell office:value-type="float" office:value="62068">
            <text:p>62068</text:p>
          </table:table-cell>
          <table:table-cell office:value-type="float" office:value="40.78698">
            <text:p>40.78698</text:p>
          </table:table-cell>
          <table:table-cell office:value-type="float" office:value="-73.849018">
            <text:p>-73.849018</text:p>
          </table:table-cell>
          <table:table-cell office:value-type="float" office:value="534500">
            <text:p>534500</text:p>
          </table:table-cell>
          <table:table-cell office:value-type="float" office:value="560100">
            <text:p>560100</text:p>
          </table:table-cell>
          <table:table-cell office:value-type="float" office:value="447600">
            <text:p>447600</text:p>
          </table:table-cell>
          <table:table-cell table:number-columns-repeated="3" office:value-type="string">
            <text:p>none</text:p>
          </table:table-cell>
          <table:table-cell office:value-type="float" office:value="0.16">
            <text:p>0.16</text:p>
          </table:table-cell>
          <table:table-cell office:value-type="float" office:value="0.333">
            <text:p>0.333</text:p>
          </table:table-cell>
          <table:table-cell office:value-type="float" office:value="442">
            <text:p>442</text:p>
          </table:table-cell>
          <table:table-cell office:value-type="float" office:value="558000">
            <text:p>558000</text:p>
          </table:table-cell>
          <table:table-cell office:value-type="float" office:value="480000">
            <text:p>480000</text:p>
          </table:table-cell>
          <table:table-cell office:value-type="float" office:value="3393">
            <text:p>3393</text:p>
          </table:table-cell>
          <table:table-cell office:value-type="float" office:value="0.045">
            <text:p>0.045</text:p>
          </table:table-cell>
          <table:table-cell office:value-type="float" office:value="424">
            <text:p>424</text:p>
          </table:table-cell>
          <table:table-cell office:value-type="float" office:value="0.111">
            <text:p>0.111</text:p>
          </table:table-cell>
          <table:table-cell office:value-type="float" office:value="0.1276240458015">
            <text:p>0.1276240458</text:p>
          </table:table-cell>
          <table:table-cell office:value-type="float" office:value="0.1071087786259">
            <text:p>0.1071087786</text:p>
          </table:table-cell>
          <table:table-cell office:value-type="float" office:value="0.3874045801526">
            <text:p>0.3874045802</text:p>
          </table:table-cell>
          <table:table-cell office:value-type="float" office:value="0.1612595419847">
            <text:p>0.161259542</text:p>
          </table:table-cell>
          <table:table-cell office:value-type="float" office:value="0.1395515267175">
            <text:p>0.1395515267</text:p>
          </table:table-cell>
          <table:table-cell office:value-type="float" office:value="0.0765744274809">
            <text:p>0.0765744275</text:p>
          </table:table-cell>
          <table:table-cell office:value-type="float" office:value="0.0800533689126">
            <text:p>0.0800533689</text:p>
          </table:table-cell>
          <table:table-cell office:value-type="float" office:value="0.032021347565">
            <text:p>0.0320213476</text:p>
          </table:table-cell>
          <table:table-cell office:value-type="float" office:value="0.1387591727818">
            <text:p>0.1387591728</text:p>
          </table:table-cell>
          <table:table-cell office:value-type="float" office:value="0.2185901712252">
            <text:p>0.2185901712</text:p>
          </table:table-cell>
          <table:table-cell office:value-type="float" office:value="0.289971091839">
            <text:p>0.2899710918</text:p>
          </table:table-cell>
          <table:table-cell office:value-type="float" office:value="0.237046920169">
            <text:p>0.2370469202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57">
            <text:p>11357</text:p>
          </table:table-cell>
          <table:table-cell office:value-type="float" office:value="62069">
            <text:p>62069</text:p>
          </table:table-cell>
          <table:table-cell office:value-type="float" office:value="40.789614">
            <text:p>40.789614</text:p>
          </table:table-cell>
          <table:table-cell office:value-type="float" office:value="-73.813641">
            <text:p>-73.813641</text:p>
          </table:table-cell>
          <table:table-cell office:value-type="float" office:value="715200">
            <text:p>715200</text:p>
          </table:table-cell>
          <table:table-cell office:value-type="float" office:value="716600">
            <text:p>716600</text:p>
          </table:table-cell>
          <table:table-cell office:value-type="float" office:value="588000">
            <text:p>588000</text:p>
          </table:table-cell>
          <table:table-cell office:value-type="string">
            <text:p>none</text:p>
          </table:table-cell>
          <table:table-cell office:value-type="float" office:value="711700">
            <text:p>711700</text:p>
          </table:table-cell>
          <table:table-cell office:value-type="float" office:value="972400">
            <text:p>972400</text:p>
          </table:table-cell>
          <table:table-cell office:value-type="float" office:value="0.183">
            <text:p>0.183</text:p>
          </table:table-cell>
          <table:table-cell office:value-type="float" office:value="0.333">
            <text:p>0.333</text:p>
          </table:table-cell>
          <table:table-cell office:value-type="float" office:value="526">
            <text:p>526</text:p>
          </table:table-cell>
          <table:table-cell office:value-type="float" office:value="560000">
            <text:p>560000</text:p>
          </table:table-cell>
          <table:table-cell office:value-type="float" office:value="564300">
            <text:p>564300</text:p>
          </table:table-cell>
          <table:table-cell office:value-type="float" office:value="5259">
            <text:p>5259</text:p>
          </table:table-cell>
          <table:table-cell office:value-type="float" office:value="0.044">
            <text:p>0.044</text:p>
          </table:table-cell>
          <table:table-cell office:value-type="float" office:value="436">
            <text:p>436</text:p>
          </table:table-cell>
          <table:table-cell office:value-type="float" office:value="0.054">
            <text:p>0.054</text:p>
          </table:table-cell>
          <table:table-cell office:value-type="float" office:value="0.0446056984313">
            <text:p>0.0446056984</text:p>
          </table:table-cell>
          <table:table-cell office:value-type="float" office:value="0.0175008003414">
            <text:p>0.0175008003</text:p>
          </table:table-cell>
          <table:table-cell office:value-type="float" office:value="0.2420232632589">
            <text:p>0.2420232633</text:p>
          </table:table-cell>
          <table:table-cell office:value-type="float" office:value="0.4654786042044">
            <text:p>0.4654786042</text:p>
          </table:table-cell>
          <table:table-cell office:value-type="float" office:value="0.1887738768541">
            <text:p>0.1887738769</text:p>
          </table:table-cell>
          <table:table-cell office:value-type="float" office:value="0.0415110447124">
            <text:p>0.0415110447</text:p>
          </table:table-cell>
          <table:table-cell office:value-type="float" office:value="0.0371940235244">
            <text:p>0.0371940235</text:p>
          </table:table-cell>
          <table:table-cell office:value-type="float" office:value="0.0443997032955">
            <text:p>0.0443997033</text:p>
          </table:table-cell>
          <table:table-cell office:value-type="float" office:value="0.2792200911306">
            <text:p>0.2792200911</text:p>
          </table:table-cell>
          <table:table-cell office:value-type="float" office:value="0.2124615873688">
            <text:p>0.2124615874</text:p>
          </table:table-cell>
          <table:table-cell office:value-type="float" office:value="0.2286743668538">
            <text:p>0.2286743669</text:p>
          </table:table-cell>
          <table:table-cell office:value-type="float" office:value="0.1915863092084">
            <text:p>0.1915863092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58">
            <text:p>11358</text:p>
          </table:table-cell>
          <table:table-cell office:value-type="float" office:value="62070">
            <text:p>62070</text:p>
          </table:table-cell>
          <table:table-cell office:value-type="float" office:value="40.761634">
            <text:p>40.761634</text:p>
          </table:table-cell>
          <table:table-cell office:value-type="float" office:value="-73.79461">
            <text:p>-73.79461</text:p>
          </table:table-cell>
          <table:table-cell office:value-type="float" office:value="678600">
            <text:p>678600</text:p>
          </table:table-cell>
          <table:table-cell office:value-type="float" office:value="684400">
            <text:p>684400</text:p>
          </table:table-cell>
          <table:table-cell office:value-type="float" office:value="377000">
            <text:p>377000</text:p>
          </table:table-cell>
          <table:table-cell office:value-type="string">
            <text:p>none</text:p>
          </table:table-cell>
          <table:table-cell office:value-type="float" office:value="668500">
            <text:p>668500</text:p>
          </table:table-cell>
          <table:table-cell office:value-type="string">
            <text:p>none</text:p>
          </table:table-cell>
          <table:table-cell office:value-type="float" office:value="0.088">
            <text:p>0.088</text:p>
          </table:table-cell>
          <table:table-cell office:value-type="float" office:value="0.262">
            <text:p>0.262</text:p>
          </table:table-cell>
          <table:table-cell office:value-type="float" office:value="463">
            <text:p>463</text:p>
          </table:table-cell>
          <table:table-cell office:value-type="float" office:value="788000">
            <text:p>788000</text:p>
          </table:table-cell>
          <table:table-cell office:value-type="float" office:value="748900">
            <text:p>748900</text:p>
          </table:table-cell>
          <table:table-cell office:value-type="float" office:value="4915">
            <text:p>4915</text:p>
          </table:table-cell>
          <table:table-cell office:value-type="float" office:value="0.037">
            <text:p>0.037</text:p>
          </table:table-cell>
          <table:table-cell office:value-type="float" office:value="479">
            <text:p>479</text:p>
          </table:table-cell>
          <table:table-cell office:value-type="float" office:value="0.079">
            <text:p>0.079</text:p>
          </table:table-cell>
          <table:table-cell office:value-type="float" office:value="0.0018326206475">
            <text:p>0.0018326206</text:p>
          </table:table-cell>
          <table:table-cell office:value-type="float" office:value="0.0321319486866">
            <text:p>0.0321319487</text:p>
          </table:table-cell>
          <table:table-cell office:value-type="float" office:value="0.0204031765424">
            <text:p>0.0204031765</text:p>
          </table:table-cell>
          <table:table-cell office:value-type="float" office:value="0.4447159437996">
            <text:p>0.4447159438</text:p>
          </table:table-cell>
          <table:table-cell office:value-type="float" office:value="0.3869273060476">
            <text:p>0.386927306</text:p>
          </table:table-cell>
          <table:table-cell office:value-type="float" office:value="0.0901649358582">
            <text:p>0.0901649359</text:p>
          </table:table-cell>
          <table:table-cell office:value-type="float" office:value="0.0238240684178">
            <text:p>0.0238240684</text:p>
          </table:table-cell>
          <table:table-cell office:value-type="float" office:value="0.0431179437905">
            <text:p>0.0431179438</text:p>
          </table:table-cell>
          <table:table-cell office:value-type="float" office:value="0.0294258947874">
            <text:p>0.0294258948</text:p>
          </table:table-cell>
          <table:table-cell office:value-type="float" office:value="0.1982944991592">
            <text:p>0.1982944992</text:p>
          </table:table-cell>
          <table:table-cell office:value-type="float" office:value="0.2965409560413">
            <text:p>0.296540956</text:p>
          </table:table-cell>
          <table:table-cell office:value-type="float" office:value="0.2582272399711">
            <text:p>0.25822724</text:p>
          </table:table-cell>
          <table:table-cell office:value-type="float" office:value="0.1704299783809">
            <text:p>0.170429978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359">
            <text:p>11359</text:p>
          </table:table-cell>
          <table:table-cell office:value-type="float" office:value="62071">
            <text:p>62071</text:p>
          </table:table-cell>
          <table:table-cell office:value-type="float" office:value="40.791774">
            <text:p>40.791774</text:p>
          </table:table-cell>
          <table:table-cell office:value-type="float" office:value="-73.776624">
            <text:p>-73.776624</text:p>
          </table:table-cell>
          <table:table-cell table:number-columns-repeated="6" office:value-type="string">
            <text:p>none</text:p>
          </table:table-cell>
          <table:table-cell table:number-columns-repeated="8" office:value-type="float" office:value="0">
            <text:p>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1360">
            <text:p>11360</text:p>
          </table:table-cell>
          <table:table-cell office:value-type="float" office:value="62072">
            <text:p>62072</text:p>
          </table:table-cell>
          <table:table-cell office:value-type="float" office:value="40.780746">
            <text:p>40.780746</text:p>
          </table:table-cell>
          <table:table-cell office:value-type="float" office:value="-73.778928">
            <text:p>-73.778928</text:p>
          </table:table-cell>
          <table:table-cell office:value-type="float" office:value="641600">
            <text:p>641600</text:p>
          </table:table-cell>
          <table:table-cell office:value-type="float" office:value="831800">
            <text:p>831800</text:p>
          </table:table-cell>
          <table:table-cell office:value-type="float" office:value="546300">
            <text:p>546300</text:p>
          </table:table-cell>
          <table:table-cell table:number-columns-repeated="3" office:value-type="string">
            <text:p>none</text:p>
          </table:table-cell>
          <table:table-cell office:value-type="float" office:value="0.429">
            <text:p>0.429</text:p>
          </table:table-cell>
          <table:table-cell office:value-type="float" office:value="0.346">
            <text:p>0.346</text:p>
          </table:table-cell>
          <table:table-cell office:value-type="float" office:value="566">
            <text:p>566</text:p>
          </table:table-cell>
          <table:table-cell office:value-type="float" office:value="332000">
            <text:p>332000</text:p>
          </table:table-cell>
          <table:table-cell office:value-type="float" office:value="328200">
            <text:p>328200</text:p>
          </table:table-cell>
          <table:table-cell office:value-type="float" office:value="3899">
            <text:p>3899</text:p>
          </table:table-cell>
          <table:table-cell office:value-type="float" office:value="0.059">
            <text:p>0.059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1365">
            <text:p>11365</text:p>
          </table:table-cell>
          <table:table-cell table:style-name="ce1" office:value-type="float" office:value="62077">
            <text:p>62077</text:p>
          </table:table-cell>
          <table:table-cell table:style-name="ce1" office:value-type="float" office:value="40.739534">
            <text:p>40.739534</text:p>
          </table:table-cell>
          <table:table-cell table:style-name="ce1" office:value-type="float" office:value="-73.790225">
            <text:p>-73.790225</text:p>
          </table:table-cell>
          <table:table-cell office:value-type="float" office:value="662200">
            <text:p>662200</text:p>
          </table:table-cell>
          <table:table-cell office:value-type="float" office:value="681600">
            <text:p>681600</text:p>
          </table:table-cell>
          <table:table-cell table:style-name="ce1" office:value-type="float" office:value="414000">
            <text:p>414000</text:p>
          </table:table-cell>
          <table:table-cell table:style-name="ce1" office:value-type="string">
            <text:p>none</text:p>
          </table:table-cell>
          <table:table-cell table:style-name="ce1" office:value-type="float" office:value="659500">
            <text:p>659500</text:p>
          </table:table-cell>
          <table:table-cell table:style-name="ce1" office:value-type="string">
            <text:p>none</text:p>
          </table:table-cell>
          <table:table-cell office:value-type="float" office:value="0.124">
            <text:p>0.124</text:p>
          </table:table-cell>
          <table:table-cell office:value-type="float" office:value="0.169">
            <text:p>0.169</text:p>
          </table:table-cell>
          <table:table-cell office:value-type="float" office:value="489">
            <text:p>489</text:p>
          </table:table-cell>
          <table:table-cell office:value-type="float" office:value="650000">
            <text:p>650000</text:p>
          </table:table-cell>
          <table:table-cell office:value-type="float" office:value="551300">
            <text:p>551300</text:p>
          </table:table-cell>
          <table:table-cell office:value-type="float" office:value="4742">
            <text:p>4742</text:p>
          </table:table-cell>
          <table:table-cell office:value-type="float" office:value="0.042">
            <text:p>0.042</text:p>
          </table:table-cell>
          <table:table-cell office:value-type="float" office:value="424">
            <text:p>424</text:p>
          </table:table-cell>
          <table:table-cell office:value-type="float" office:value="0.093">
            <text:p>0.093</text:p>
          </table:table-cell>
          <table:table-cell office:value-type="string">
            <text:p>none</text:p>
          </table:table-cell>
          <table:table-cell office:value-type="float" office:value="0.043956043956">
            <text:p>0.043956044</text:p>
          </table:table-cell>
          <table:table-cell office:value-type="float" office:value="0.0016558783682">
            <text:p>0.0016558784</text:p>
          </table:table-cell>
          <table:table-cell office:value-type="float" office:value="0.1047719403883">
            <text:p>0.1047719404</text:p>
          </table:table-cell>
          <table:table-cell office:value-type="float" office:value="0.7114255607406">
            <text:p>0.7114255607</text:p>
          </table:table-cell>
          <table:table-cell office:value-type="float" office:value="0.083697124793">
            <text:p>0.0836971248</text:p>
          </table:table-cell>
          <table:table-cell office:value-type="float" office:value="0.0544934517537">
            <text:p>0.0544934518</text:p>
          </table:table-cell>
          <table:table-cell office:value-type="float" office:value="0.1026615969581">
            <text:p>0.102661597</text:p>
          </table:table-cell>
          <table:table-cell office:value-type="float" office:value="0.0301257677683">
            <text:p>0.0301257678</text:p>
          </table:table-cell>
          <table:table-cell office:value-type="float" office:value="0.256069026031">
            <text:p>0.256069026</text:p>
          </table:table-cell>
          <table:table-cell office:value-type="float" office:value="0.2658672126352">
            <text:p>0.2658672126</text:p>
          </table:table-cell>
          <table:table-cell office:value-type="float" office:value="0.202252120503">
            <text:p>0.2022521205</text:p>
          </table:table-cell>
          <table:table-cell table:style-name="ce1" office:value-type="float" office:value="0.140245685873">
            <text:p>0.1402456859</text:p>
          </table:table-cell>
          <table:table-cell table:style-name="ce1" office:value-type="float" office:value="0.1061143424599">
            <text:p>0.1061143425</text:p>
          </table:table-cell>
          <table:table-cell table:style-name="ce1" office:value-type="float" office:value="0.235352532274">
            <text:p>0.2353525323</text:p>
          </table:table-cell>
          <table:table-cell table:style-name="ce1" office:value-type="float" office:value="0.6585331252659">
            <text:p>0.658533125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1366">
            <text:p>11366</text:p>
          </table:table-cell>
          <table:table-cell table:style-name="ce1" office:value-type="float" office:value="62078">
            <text:p>62078</text:p>
          </table:table-cell>
          <table:table-cell table:style-name="ce1" office:value-type="float" office:value="40.728749">
            <text:p>40.728749</text:p>
          </table:table-cell>
          <table:table-cell table:style-name="ce1" office:value-type="float" office:value="-73.788597">
            <text:p>-73.788597</text:p>
          </table:table-cell>
          <table:table-cell office:value-type="float" office:value="690500">
            <text:p>690500</text:p>
          </table:table-cell>
          <table:table-cell office:value-type="float" office:value="692400">
            <text:p>692400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.162">
            <text:p>0.162</text:p>
          </table:table-cell>
          <table:table-cell office:value-type="float" office:value="0.188">
            <text:p>0.188</text:p>
          </table:table-cell>
          <table:table-cell office:value-type="float" office:value="476">
            <text:p>476</text:p>
          </table:table-cell>
          <table:table-cell office:value-type="float" office:value="769000">
            <text:p>769000</text:p>
          </table:table-cell>
          <table:table-cell office:value-type="float" office:value="650000">
            <text:p>650000</text:p>
          </table:table-cell>
          <table:table-cell office:value-type="float" office:value="5027">
            <text:p>5027</text:p>
          </table:table-cell>
          <table:table-cell office:value-type="float" office:value="0.037">
            <text:p>0.037</text:p>
          </table:table-cell>
          <table:table-cell office:value-type="float" office:value="498">
            <text:p>498</text:p>
          </table:table-cell>
          <table:table-cell office:value-type="float" office:value="0.055">
            <text:p>0.055</text:p>
          </table:table-cell>
          <table:table-cell office:value-type="string">
            <text:p>none</text:p>
          </table:table-cell>
          <table:table-cell office:value-type="float" office:value="0.0132956152758">
            <text:p>0.0132956153</text:p>
          </table:table-cell>
          <table:table-cell office:value-type="string">
            <text:p>none</text:p>
          </table:table-cell>
          <table:table-cell office:value-type="float" office:value="0.1782178217821">
            <text:p>0.1782178218</text:p>
          </table:table-cell>
          <table:table-cell office:value-type="float" office:value="0.7504950495049">
            <text:p>0.7504950495</text:p>
          </table:table-cell>
          <table:table-cell office:value-type="float" office:value="0.0446958981612">
            <text:p>0.0446958982</text:p>
          </table:table-cell>
          <table:table-cell office:value-type="float" office:value="0.0118811881188">
            <text:p>0.0118811881</text:p>
          </table:table-cell>
          <table:table-cell office:value-type="float" office:value="0.0259776536312">
            <text:p>0.0259776536</text:p>
          </table:table-cell>
          <table:table-cell office:value-type="float" office:value="0.0064245810055">
            <text:p>0.006424581</text:p>
          </table:table-cell>
          <table:table-cell office:value-type="float" office:value="0.3480446927374">
            <text:p>0.3480446927</text:p>
          </table:table-cell>
          <table:table-cell office:value-type="float" office:value="0.2902234636871">
            <text:p>0.2902234637</text:p>
          </table:table-cell>
          <table:table-cell office:value-type="float" office:value="0.2715083798882">
            <text:p>0.2715083799</text:p>
          </table:table-cell>
          <table:table-cell table:style-name="ce1" office:value-type="float" office:value="0.0567039106145">
            <text:p>0.0567039106</text:p>
          </table:table-cell>
          <table:table-cell table:style-name="ce1" office:value-type="float" office:value="0.0188679245283">
            <text:p>0.0188679245</text:p>
          </table:table-cell>
          <table:table-cell table:style-name="ce1" office:value-type="float" office:value="0.2291495761552">
            <text:p>0.2291495762</text:p>
          </table:table-cell>
          <table:table-cell table:style-name="ce1" office:value-type="float" office:value="0.7519824993163">
            <text:p>0.751982499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1367">
            <text:p>11367</text:p>
          </table:table-cell>
          <table:table-cell table:style-name="ce1" office:value-type="float" office:value="62079">
            <text:p>62079</text:p>
          </table:table-cell>
          <table:table-cell table:style-name="ce1" office:value-type="float" office:value="40.730516">
            <text:p>40.730516</text:p>
          </table:table-cell>
          <table:table-cell table:style-name="ce1" office:value-type="float" office:value="-73.826422">
            <text:p>-73.826422</text:p>
          </table:table-cell>
          <table:table-cell office:value-type="float" office:value="565300">
            <text:p>565300</text:p>
          </table:table-cell>
          <table:table-cell office:value-type="float" office:value="584900">
            <text:p>584900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.125">
            <text:p>0.125</text:p>
          </table:table-cell>
          <table:table-cell office:value-type="float" office:value="0.179">
            <text:p>0.179</text:p>
          </table:table-cell>
          <table:table-cell office:value-type="float" office:value="443">
            <text:p>443</text:p>
          </table:table-cell>
          <table:table-cell office:value-type="float" office:value="199900">
            <text:p>199900</text:p>
          </table:table-cell>
          <table:table-cell office:value-type="float" office:value="263500">
            <text:p>263500</text:p>
          </table:table-cell>
          <table:table-cell office:value-type="float" office:value="4182">
            <text:p>4182</text:p>
          </table:table-cell>
          <table:table-cell office:value-type="float" office:value="0.053">
            <text:p>0.053</text:p>
          </table:table-cell>
          <table:table-cell office:value-type="float" office:value="287">
            <text:p>287</text:p>
          </table:table-cell>
          <table:table-cell office:value-type="float" office:value="0.077">
            <text:p>0.077</text:p>
          </table:table-cell>
          <table:table-cell office:value-type="string">
            <text:p>none</text:p>
          </table:table-cell>
          <table:table-cell office:value-type="float" office:value="0.0108322801949">
            <text:p>0.0108322802</text:p>
          </table:table-cell>
          <table:table-cell office:value-type="string">
            <text:p>none</text:p>
          </table:table-cell>
          <table:table-cell office:value-type="float" office:value="0.0584943130528">
            <text:p>0.0584943131</text:p>
          </table:table-cell>
          <table:table-cell office:value-type="float" office:value="0.7459830294276">
            <text:p>0.7459830294</text:p>
          </table:table-cell>
          <table:table-cell office:value-type="float" office:value="0.1688030330384">
            <text:p>0.168803033</text:p>
          </table:table-cell>
          <table:table-cell office:value-type="float" office:value="0.0151651922729">
            <text:p>0.0151651923</text:p>
          </table:table-cell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1412">
            <text:p>11412</text:p>
          </table:table-cell>
          <table:table-cell office:value-type="float" office:value="62098">
            <text:p>62098</text:p>
          </table:table-cell>
          <table:table-cell office:value-type="float" office:value="40.697434">
            <text:p>40.697434</text:p>
          </table:table-cell>
          <table:table-cell office:value-type="float" office:value="-73.762446">
            <text:p>-73.762446</text:p>
          </table:table-cell>
          <table:table-cell table:number-columns-repeated="2" office:value-type="float" office:value="361000">
            <text:p>361000</text:p>
          </table:table-cell>
          <table:table-cell table:number-columns-repeated="2" office:value-type="string">
            <text:p>none</text:p>
          </table:table-cell>
          <table:table-cell office:value-type="float" office:value="359900">
            <text:p>359900</text:p>
          </table:table-cell>
          <table:table-cell office:value-type="float" office:value="390100">
            <text:p>390100</text:p>
          </table:table-cell>
          <table:table-cell office:value-type="float" office:value="0.398">
            <text:p>0.398</text:p>
          </table:table-cell>
          <table:table-cell office:value-type="float" office:value="0.121">
            <text:p>0.121</text:p>
          </table:table-cell>
          <table:table-cell office:value-type="float" office:value="253">
            <text:p>253</text:p>
          </table:table-cell>
          <table:table-cell office:value-type="float" office:value="379900">
            <text:p>379900</text:p>
          </table:table-cell>
          <table:table-cell office:value-type="float" office:value="379800">
            <text:p>379800</text:p>
          </table:table-cell>
          <table:table-cell office:value-type="float" office:value="3132">
            <text:p>3132</text:p>
          </table:table-cell>
          <table:table-cell office:value-type="float" office:value="0.032">
            <text:p>0.032</text:p>
          </table:table-cell>
          <table:table-cell office:value-type="float" office:value="243">
            <text:p>243</text:p>
          </table:table-cell>
          <table:table-cell office:value-type="float" office:value="0.004">
            <text:p>0.004</text:p>
          </table:table-cell>
          <table:table-cell office:value-type="float" office:value="0.0200215801462">
            <text:p>0.0200215801</text:p>
          </table:table-cell>
          <table:table-cell office:value-type="float" office:value="0.0125884186548">
            <text:p>0.0125884187</text:p>
          </table:table-cell>
          <table:table-cell office:value-type="float" office:value="0.6614314830356">
            <text:p>0.661431483</text:p>
          </table:table-cell>
          <table:table-cell office:value-type="float" office:value="0.2746673060784">
            <text:p>0.2746673061</text:p>
          </table:table-cell>
          <table:table-cell office:value-type="float" office:value="0.0208608080565">
            <text:p>0.0208608081</text:p>
          </table:table-cell>
          <table:table-cell office:value-type="float" office:value="0.0101906246253">
            <text:p>0.0101906246</text:p>
          </table:table-cell>
          <table:table-cell office:value-type="float" office:value="0.0295034780522">
            <text:p>0.0295034781</text:p>
          </table:table-cell>
          <table:table-cell office:value-type="float" office:value="0.0040777164787">
            <text:p>0.0040777165</text:p>
          </table:table-cell>
          <table:table-cell office:value-type="float" office:value="0.3201007435835">
            <text:p>0.3201007436</text:p>
          </table:table-cell>
          <table:table-cell office:value-type="float" office:value="0.3663948189014">
            <text:p>0.3663948189</text:p>
          </table:table-cell>
          <table:table-cell office:value-type="float" office:value="0.2031662269129">
            <text:p>0.2031662269</text:p>
          </table:table-cell>
          <table:table-cell office:value-type="float" office:value="0.0766370832333">
            <text:p>0.0766370832</text:p>
          </table:table-cell>
          <table:table-cell office:value-type="string">
            <text:p>Other</text:p>
          </table:table-cell>
          <table:table-cell office:value-type="float" office:value="0.29494282683">
            <text:p>0.2949428268</text:p>
          </table:table-cell>
          <table:table-cell office:value-type="string">
            <text:p>SingleFamily</text:p>
          </table:table-cell>
          <table:table-cell office:value-type="float" office:value="0.7050571731698">
            <text:p>0.7050571732</text:p>
          </table:table-cell>
          <table:table-cell table:number-columns-repeated="7" office:value-type="string">
            <text:p>none</text:p>
          </table:table-cell>
          <table:table-cell table:number-columns-repeated="982"/>
        </table:table-row>
        <table:table-row table:style-name="ro2">
          <table:table-cell office:value-type="float" office:value="11423">
            <text:p>11423</text:p>
          </table:table-cell>
          <table:table-cell office:value-type="float" office:value="62109">
            <text:p>62109</text:p>
          </table:table-cell>
          <table:table-cell office:value-type="float" office:value="40.71764">
            <text:p>40.71764</text:p>
          </table:table-cell>
          <table:table-cell office:value-type="float" office:value="-73.765965">
            <text:p>-73.765965</text:p>
          </table:table-cell>
          <table:table-cell office:value-type="float" office:value="422900">
            <text:p>422900</text:p>
          </table:table-cell>
          <table:table-cell office:value-type="float" office:value="422800">
            <text:p>422800</text:p>
          </table:table-cell>
          <table:table-cell table:number-columns-repeated="4" office:value-type="string">
            <text:p>none</text:p>
          </table:table-cell>
          <table:table-cell office:value-type="float" office:value="0.376">
            <text:p>0.376</text:p>
          </table:table-cell>
          <table:table-cell office:value-type="float" office:value="0.149">
            <text:p>0.149</text:p>
          </table:table-cell>
          <table:table-cell office:value-type="float" office:value="311">
            <text:p>311</text:p>
          </table:table-cell>
          <table:table-cell office:value-type="float" office:value="415000">
            <text:p>415000</text:p>
          </table:table-cell>
          <table:table-cell office:value-type="float" office:value="450000">
            <text:p>450000</text:p>
          </table:table-cell>
          <table:table-cell office:value-type="float" office:value="3659">
            <text:p>3659</text:p>
          </table:table-cell>
          <table:table-cell office:value-type="float" office:value="0.028">
            <text:p>0.028</text:p>
          </table:table-cell>
          <table:table-cell office:value-type="float" office:value="294">
            <text:p>294</text:p>
          </table:table-cell>
          <table:table-cell office:value-type="float" office:value="0.022">
            <text:p>0.022</text:p>
          </table:table-cell>
          <table:table-cell office:value-type="float" office:value="0.0317331163547">
            <text:p>0.0317331164</text:p>
          </table:table-cell>
          <table:table-cell office:value-type="float" office:value="0.0539056143205">
            <text:p>0.0539056143</text:p>
          </table:table-cell>
          <table:table-cell office:value-type="float" office:value="0.6251017087062">
            <text:p>0.6251017087</text:p>
          </table:table-cell>
          <table:table-cell office:value-type="float" office:value="0.2245728234336">
            <text:p>0.2245728234</text:p>
          </table:table-cell>
          <table:table-cell office:value-type="float" office:value="0.0516680227827">
            <text:p>0.0516680228</text:p>
          </table:table-cell>
          <table:table-cell office:value-type="float" office:value="0.0120016273393">
            <text:p>0.0120016273</text:p>
          </table:table-cell>
          <table:table-cell office:value-type="float" office:value="0.0097620500305">
            <text:p>0.00976205</text:p>
          </table:table-cell>
          <table:table-cell office:value-type="float" office:value="0.0412853365873">
            <text:p>0.0412853366</text:p>
          </table:table-cell>
          <table:table-cell office:value-type="float" office:value="0.219442749644">
            <text:p>0.2194427496</text:p>
          </table:table-cell>
          <table:table-cell office:value-type="float" office:value="0.2802521862924">
            <text:p>0.2802521863</text:p>
          </table:table-cell>
          <table:table-cell office:value-type="float" office:value="0.2792353060809">
            <text:p>0.2792353061</text:p>
          </table:table-cell>
          <table:table-cell office:value-type="float" office:value="0.1683953630262">
            <text:p>0.16839536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32">
            <text:p>11432</text:p>
          </table:table-cell>
          <table:table-cell office:value-type="float" office:value="62118">
            <text:p>62118</text:p>
          </table:table-cell>
          <table:table-cell office:value-type="float" office:value="40.714738">
            <text:p>40.714738</text:p>
          </table:table-cell>
          <table:table-cell office:value-type="float" office:value="-73.79324">
            <text:p>-73.79324</text:p>
          </table:table-cell>
          <table:table-cell office:value-type="float" office:value="600400">
            <text:p>600400</text:p>
          </table:table-cell>
          <table:table-cell office:value-type="float" office:value="642000">
            <text:p>642000</text:p>
          </table:table-cell>
          <table:table-cell office:value-type="float" office:value="365200">
            <text:p>365200</text:p>
          </table:table-cell>
          <table:table-cell table:number-columns-repeated="3" office:value-type="string">
            <text:p>none</text:p>
          </table:table-cell>
          <table:table-cell office:value-type="float" office:value="0.232">
            <text:p>0.232</text:p>
          </table:table-cell>
          <table:table-cell office:value-type="float" office:value="0.175">
            <text:p>0.175</text:p>
          </table:table-cell>
          <table:table-cell office:value-type="float" office:value="402">
            <text:p>402</text:p>
          </table:table-cell>
          <table:table-cell office:value-type="float" office:value="410000">
            <text:p>410000</text:p>
          </table:table-cell>
          <table:table-cell office:value-type="float" office:value="157500">
            <text:p>157500</text:p>
          </table:table-cell>
          <table:table-cell office:value-type="float" office:value="4547">
            <text:p>4547</text:p>
          </table:table-cell>
          <table:table-cell office:value-type="float" office:value="0.038">
            <text:p>0.038</text:p>
          </table:table-cell>
          <table:table-cell office:value-type="float" office:value="335">
            <text:p>335</text:p>
          </table:table-cell>
          <table:table-cell office:value-type="float" office:value="0.025">
            <text:p>0.025</text:p>
          </table:table-cell>
          <table:table-cell office:value-type="float" office:value="0.0019798713083">
            <text:p>0.0019798713</text:p>
          </table:table-cell>
          <table:table-cell office:value-type="float" office:value="0.0547764395314">
            <text:p>0.0547764395</text:p>
          </table:table-cell>
          <table:table-cell office:value-type="float" office:value="0.0610460320079">
            <text:p>0.061046032</text:p>
          </table:table-cell>
          <table:table-cell office:value-type="float" office:value="0.5733377330473">
            <text:p>0.573337733</text:p>
          </table:table-cell>
          <table:table-cell office:value-type="float" office:value="0.2326348787328">
            <text:p>0.2326348787</text:p>
          </table:table-cell>
          <table:table-cell office:value-type="float" office:value="0.0494967827091">
            <text:p>0.0494967827</text:p>
          </table:table-cell>
          <table:table-cell office:value-type="float" office:value="0.0267282626629">
            <text:p>0.0267282627</text:p>
          </table:table-cell>
          <table:table-cell office:value-type="float" office:value="0.0436766623207">
            <text:p>0.0436766623</text:p>
          </table:table-cell>
          <table:table-cell office:value-type="float" office:value="0.0501955671447">
            <text:p>0.0501955671</text:p>
          </table:table-cell>
          <table:table-cell office:value-type="float" office:value="0.1768252933507">
            <text:p>0.1768252934</text:p>
          </table:table-cell>
          <table:table-cell office:value-type="float" office:value="0.237777053455">
            <text:p>0.2377770535</text:p>
          </table:table-cell>
          <table:table-cell office:value-type="float" office:value="0.2574967405475">
            <text:p>0.2574967405</text:p>
          </table:table-cell>
          <table:table-cell office:value-type="float" office:value="0.2276727509778">
            <text:p>0.22767275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433">
            <text:p>11433</text:p>
          </table:table-cell>
          <table:table-cell office:value-type="float" office:value="62119">
            <text:p>62119</text:p>
          </table:table-cell>
          <table:table-cell office:value-type="float" office:value="40.697755">
            <text:p>40.697755</text:p>
          </table:table-cell>
          <table:table-cell office:value-type="float" office:value="-73.786927">
            <text:p>-73.786927</text:p>
          </table:table-cell>
          <table:table-cell office:value-type="float" office:value="332500">
            <text:p>332500</text:p>
          </table:table-cell>
          <table:table-cell office:value-type="float" office:value="334100">
            <text:p>334100</text:p>
          </table:table-cell>
          <table:table-cell table:number-columns-repeated="2" office:value-type="string">
            <text:p>none</text:p>
          </table:table-cell>
          <table:table-cell office:value-type="float" office:value="330000">
            <text:p>330000</text:p>
          </table:table-cell>
          <table:table-cell office:value-type="string">
            <text:p>none</text:p>
          </table:table-cell>
          <table:table-cell office:value-type="float" office:value="0.274">
            <text:p>0.274</text:p>
          </table:table-cell>
          <table:table-cell office:value-type="float" office:value="0.128">
            <text:p>0.128</text:p>
          </table:table-cell>
          <table:table-cell office:value-type="float" office:value="284">
            <text:p>284</text:p>
          </table:table-cell>
          <table:table-cell office:value-type="float" office:value="359000">
            <text:p>359000</text:p>
          </table:table-cell>
          <table:table-cell office:value-type="float" office:value="225000">
            <text:p>225000</text:p>
          </table:table-cell>
          <table:table-cell office:value-type="float" office:value="2435">
            <text:p>2435</text:p>
          </table:table-cell>
          <table:table-cell office:value-type="float" office:value="0.034">
            <text:p>0.034</text:p>
          </table:table-cell>
          <table:table-cell office:value-type="float" office:value="274">
            <text:p>274</text:p>
          </table:table-cell>
          <table:table-cell office:value-type="float" office:value="0.068">
            <text:p>0.068</text:p>
          </table:table-cell>
          <table:table-cell office:value-type="float" office:value="0.1231571377202">
            <text:p>0.1231571377</text:p>
          </table:table-cell>
          <table:table-cell office:value-type="float" office:value="0.0837828119381">
            <text:p>0.0837828119</text:p>
          </table:table-cell>
          <table:table-cell office:value-type="float" office:value="0.5138439410284">
            <text:p>0.513843941</text:p>
          </table:table-cell>
          <table:table-cell office:value-type="float" office:value="0.1580366774541">
            <text:p>0.1580366775</text:p>
          </table:table-cell>
          <table:table-cell office:value-type="float" office:value="0.0485436893203">
            <text:p>0.0485436893</text:p>
          </table:table-cell>
          <table:table-cell office:value-type="float" office:value="0.0720963682128">
            <text:p>0.0720963682</text:p>
          </table:table-cell>
          <table:table-cell office:value-type="float" office:value="0.1135837635748">
            <text:p>0.1135837636</text:p>
          </table:table-cell>
          <table:table-cell office:value-type="float" office:value="0.0121061064625">
            <text:p>0.0121061065</text:p>
          </table:table-cell>
          <table:table-cell office:value-type="float" office:value="0.3332739896742">
            <text:p>0.3332739897</text:p>
          </table:table-cell>
          <table:table-cell office:value-type="float" office:value="0.2433683460922">
            <text:p>0.2433683461</text:p>
          </table:table-cell>
          <table:table-cell office:value-type="float" office:value="0.2106106462524">
            <text:p>0.2106106463</text:p>
          </table:table-cell>
          <table:table-cell office:value-type="float" office:value="0.0859889620794">
            <text:p>0.0859889621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34">
            <text:p>11434</text:p>
          </table:table-cell>
          <table:table-cell office:value-type="float" office:value="62120">
            <text:p>62120</text:p>
          </table:table-cell>
          <table:table-cell office:value-type="float" office:value="40.676235">
            <text:p>40.676235</text:p>
          </table:table-cell>
          <table:table-cell office:value-type="float" office:value="-73.77617">
            <text:p>-73.77617</text:p>
          </table:table-cell>
          <table:table-cell office:value-type="float" office:value="340500">
            <text:p>340500</text:p>
          </table:table-cell>
          <table:table-cell office:value-type="float" office:value="340900">
            <text:p>340900</text:p>
          </table:table-cell>
          <table:table-cell office:value-type="string">
            <text:p>none</text:p>
          </table:table-cell>
          <table:table-cell office:value-type="float" office:value="290300">
            <text:p>290300</text:p>
          </table:table-cell>
          <table:table-cell office:value-type="float" office:value="343900">
            <text:p>343900</text:p>
          </table:table-cell>
          <table:table-cell office:value-type="string">
            <text:p>none</text:p>
          </table:table-cell>
          <table:table-cell office:value-type="float" office:value="0.282">
            <text:p>0.282</text:p>
          </table:table-cell>
          <table:table-cell office:value-type="float" office:value="0.146">
            <text:p>0.146</text:p>
          </table:table-cell>
          <table:table-cell office:value-type="float" office:value="291">
            <text:p>291</text:p>
          </table:table-cell>
          <table:table-cell office:value-type="float" office:value="379000">
            <text:p>379000</text:p>
          </table:table-cell>
          <table:table-cell office:value-type="float" office:value="287000">
            <text:p>287000</text:p>
          </table:table-cell>
          <table:table-cell office:value-type="float" office:value="2850">
            <text:p>2850</text:p>
          </table:table-cell>
          <table:table-cell office:value-type="float" office:value="0.039">
            <text:p>0.039</text:p>
          </table:table-cell>
          <table:table-cell office:value-type="float" office:value="278">
            <text:p>278</text:p>
          </table:table-cell>
          <table:table-cell office:value-type="float" office:value="0.032">
            <text:p>0.032</text:p>
          </table:table-cell>
          <table:table-cell office:value-type="float" office:value="0.0593289689034">
            <text:p>0.0593289689</text:p>
          </table:table-cell>
          <table:table-cell office:value-type="float" office:value="0.0187193126022">
            <text:p>0.0187193126</text:p>
          </table:table-cell>
          <table:table-cell office:value-type="float" office:value="0.5018412438625">
            <text:p>0.5018412439</text:p>
          </table:table-cell>
          <table:table-cell office:value-type="float" office:value="0.2742430441898">
            <text:p>0.2742430442</text:p>
          </table:table-cell>
          <table:table-cell office:value-type="float" office:value="0.0764116202945">
            <text:p>0.0764116203</text:p>
          </table:table-cell>
          <table:table-cell office:value-type="float" office:value="0.0690466448445">
            <text:p>0.0690466448</text:p>
          </table:table-cell>
          <table:table-cell office:value-type="float" office:value="0.1116803278688">
            <text:p>0.1116803279</text:p>
          </table:table-cell>
          <table:table-cell office:value-type="float" office:value="0.0033811475409">
            <text:p>0.0033811475</text:p>
          </table:table-cell>
          <table:table-cell office:value-type="float" office:value="0.3252049180327">
            <text:p>0.325204918</text:p>
          </table:table-cell>
          <table:table-cell office:value-type="float" office:value="0.2594262295081">
            <text:p>0.2594262295</text:p>
          </table:table-cell>
          <table:table-cell office:value-type="float" office:value="0.2232581967213">
            <text:p>0.2232581967</text:p>
          </table:table-cell>
          <table:table-cell office:value-type="float" office:value="0.0764344262295">
            <text:p>0.0764344262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35">
            <text:p>11435</text:p>
          </table:table-cell>
          <table:table-cell office:value-type="float" office:value="62121">
            <text:p>62121</text:p>
          </table:table-cell>
          <table:table-cell office:value-type="float" office:value="40.700997">
            <text:p>40.700997</text:p>
          </table:table-cell>
          <table:table-cell office:value-type="float" office:value="-73.810236">
            <text:p>-73.810236</text:p>
          </table:table-cell>
          <table:table-cell office:value-type="float" office:value="384100">
            <text:p>384100</text:p>
          </table:table-cell>
          <table:table-cell office:value-type="float" office:value="388600">
            <text:p>388600</text:p>
          </table:table-cell>
          <table:table-cell table:number-columns-repeated="4" office:value-type="string">
            <text:p>none</text:p>
          </table:table-cell>
          <table:table-cell office:value-type="float" office:value="0.234">
            <text:p>0.234</text:p>
          </table:table-cell>
          <table:table-cell office:value-type="float" office:value="0.182">
            <text:p>0.182</text:p>
          </table:table-cell>
          <table:table-cell office:value-type="float" office:value="314">
            <text:p>314</text:p>
          </table:table-cell>
          <table:table-cell office:value-type="float" office:value="199900">
            <text:p>199900</text:p>
          </table:table-cell>
          <table:table-cell office:value-type="float" office:value="207800">
            <text:p>207800</text:p>
          </table:table-cell>
          <table:table-cell office:value-type="float" office:value="2805">
            <text:p>2805</text:p>
          </table:table-cell>
          <table:table-cell office:value-type="float" office:value="0.042">
            <text:p>0.042</text:p>
          </table:table-cell>
          <table:table-cell office:value-type="float" office:value="237">
            <text:p>237</text:p>
          </table:table-cell>
          <table:table-cell office:value-type="float" office:value="0.063">
            <text:p>0.063</text:p>
          </table:table-cell>
          <table:table-cell office:value-type="float" office:value="0.0025964391691">
            <text:p>0.0025964392</text:p>
          </table:table-cell>
          <table:table-cell office:value-type="float" office:value="0.0502596439169">
            <text:p>0.0502596439</text:p>
          </table:table-cell>
          <table:table-cell office:value-type="float" office:value="0.1027448071216">
            <text:p>0.1027448071</text:p>
          </table:table-cell>
          <table:table-cell office:value-type="float" office:value="0.6198071216617">
            <text:p>0.6198071217</text:p>
          </table:table-cell>
          <table:table-cell office:value-type="float" office:value="0.1513353115727">
            <text:p>0.1513353116</text:p>
          </table:table-cell>
          <table:table-cell office:value-type="float" office:value="0.0461795252225">
            <text:p>0.0461795252</text:p>
          </table:table-cell>
          <table:table-cell office:value-type="float" office:value="0.0270771513353">
            <text:p>0.0270771513</text:p>
          </table:table-cell>
          <table:table-cell office:value-type="float" office:value="0.0560730253353">
            <text:p>0.0560730253</text:p>
          </table:table-cell>
          <table:table-cell office:value-type="float" office:value="0.0301788375558">
            <text:p>0.0301788376</text:p>
          </table:table-cell>
          <table:table-cell office:value-type="float" office:value="0.2697466467958">
            <text:p>0.2697466468</text:p>
          </table:table-cell>
          <table:table-cell office:value-type="float" office:value="0.2319299552906">
            <text:p>0.2319299553</text:p>
          </table:table-cell>
          <table:table-cell office:value-type="float" office:value="0.2406855439642">
            <text:p>0.240685544</text:p>
          </table:table-cell>
          <table:table-cell office:value-type="float" office:value="0.1657973174366">
            <text:p>0.165797317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436">
            <text:p>11436</text:p>
          </table:table-cell>
          <table:table-cell office:value-type="float" office:value="62122">
            <text:p>62122</text:p>
          </table:table-cell>
          <table:table-cell office:value-type="float" office:value="40.674475">
            <text:p>40.674475</text:p>
          </table:table-cell>
          <table:table-cell office:value-type="float" office:value="-73.795442">
            <text:p>-73.795442</text:p>
          </table:table-cell>
          <table:table-cell table:number-columns-repeated="2" office:value-type="float" office:value="319700">
            <text:p>319700</text:p>
          </table:table-cell>
          <table:table-cell table:number-columns-repeated="2" office:value-type="string">
            <text:p>none</text:p>
          </table:table-cell>
          <table:table-cell office:value-type="float" office:value="338900">
            <text:p>338900</text:p>
          </table:table-cell>
          <table:table-cell office:value-type="string">
            <text:p>none</text:p>
          </table:table-cell>
          <table:table-cell office:value-type="float" office:value="0.252">
            <text:p>0.252</text:p>
          </table:table-cell>
          <table:table-cell office:value-type="float" office:value="0.16">
            <text:p>0.16</text:p>
          </table:table-cell>
          <table:table-cell office:value-type="float" office:value="315">
            <text:p>315</text:p>
          </table:table-cell>
          <table:table-cell office:value-type="float" office:value="359000">
            <text:p>359000</text:p>
          </table:table-cell>
          <table:table-cell office:value-type="float" office:value="265000">
            <text:p>265000</text:p>
          </table:table-cell>
          <table:table-cell office:value-type="float" office:value="2606">
            <text:p>2606</text:p>
          </table:table-cell>
          <table:table-cell office:value-type="float" office:value="0.044">
            <text:p>0.044</text:p>
          </table:table-cell>
          <table:table-cell office:value-type="float" office:value="312">
            <text:p>312</text:p>
          </table:table-cell>
          <table:table-cell office:value-type="float" office:value="0.046">
            <text:p>0.046</text:p>
          </table:table-cell>
          <table:table-cell office:value-type="float" office:value="0.0362731152204">
            <text:p>0.0362731152</text:p>
          </table:table-cell>
          <table:table-cell office:value-type="float" office:value="0.0365101944049">
            <text:p>0.0365101944</text:p>
          </table:table-cell>
          <table:table-cell office:value-type="float" office:value="0.6123755334281">
            <text:p>0.6123755334</text:p>
          </table:table-cell>
          <table:table-cell office:value-type="float" office:value="0.2114746325272">
            <text:p>0.2114746325</text:p>
          </table:table-cell>
          <table:table-cell office:value-type="float" office:value="0.0777619724988">
            <text:p>0.0777619725</text:p>
          </table:table-cell>
          <table:table-cell office:value-type="float" office:value="0.0253674727358">
            <text:p>0.0253674727</text:p>
          </table:table-cell>
          <table:table-cell office:value-type="float" office:value="0.2201138519924">
            <text:p>0.220113852</text:p>
          </table:table-cell>
          <table:table-cell office:value-type="float" office:value="0.0033206831119">
            <text:p>0.0033206831</text:p>
          </table:table-cell>
          <table:table-cell office:value-type="float" office:value="0.3688330170777">
            <text:p>0.3688330171</text:p>
          </table:table-cell>
          <table:table-cell office:value-type="float" office:value="0.1859582542694">
            <text:p>0.1859582543</text:p>
          </table:table-cell>
          <table:table-cell office:value-type="float" office:value="0.1646110056925">
            <text:p>0.1646110057</text:p>
          </table:table-cell>
          <table:table-cell office:value-type="float" office:value="0.0571631878557">
            <text:p>0.057163187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101">
            <text:p>11101</text:p>
          </table:table-cell>
          <table:table-cell office:value-type="float" office:value="62004">
            <text:p>62004</text:p>
          </table:table-cell>
          <table:table-cell office:value-type="float" office:value="40.745427">
            <text:p>40.745427</text:p>
          </table:table-cell>
          <table:table-cell office:value-type="float" office:value="-73.941909">
            <text:p>-73.941909</text:p>
          </table:table-cell>
          <table:table-cell office:value-type="float" office:value="793800">
            <text:p>793800</text:p>
          </table:table-cell>
          <table:table-cell office:value-type="float" office:value="722700">
            <text:p>722700</text:p>
          </table:table-cell>
          <table:table-cell table:number-columns-repeated="4" office:value-type="string">
            <text:p>none</text:p>
          </table:table-cell>
          <table:table-cell office:value-type="float" office:value="0.212">
            <text:p>0.212</text:p>
          </table:table-cell>
          <table:table-cell office:value-type="float" office:value="0.167">
            <text:p>0.167</text:p>
          </table:table-cell>
          <table:table-cell office:value-type="float" office:value="827">
            <text:p>827</text:p>
          </table:table-cell>
          <table:table-cell office:value-type="float" office:value="865000">
            <text:p>865000</text:p>
          </table:table-cell>
          <table:table-cell office:value-type="float" office:value="800300">
            <text:p>800300</text:p>
          </table:table-cell>
          <table:table-cell office:value-type="float" office:value="569">
            <text:p>569</text:p>
          </table:table-cell>
          <table:table-cell office:value-type="float" office:value="0.111">
            <text:p>0.111</text:p>
          </table:table-cell>
          <table:table-cell office:value-type="float" office:value="974">
            <text:p>974</text:p>
          </table:table-cell>
          <table:table-cell office:value-type="float" office:value="0.101">
            <text:p>0.101</text:p>
          </table:table-cell>
          <table:table-cell office:value-type="float" office:value="0.1584278768233">
            <text:p>0.1584278768</text:p>
          </table:table-cell>
          <table:table-cell office:value-type="float" office:value="0.3970826580226">
            <text:p>0.397082658</text:p>
          </table:table-cell>
          <table:table-cell office:value-type="float" office:value="0.1308752025931">
            <text:p>0.1308752026</text:p>
          </table:table-cell>
          <table:table-cell office:value-type="float" office:value="0.2645867098865">
            <text:p>0.2645867099</text:p>
          </table:table-cell>
          <table:table-cell office:value-type="float" office:value="0.0328200972447">
            <text:p>0.0328200972</text:p>
          </table:table-cell>
          <table:table-cell office:value-type="float" office:value="0.0133711507293">
            <text:p>0.0133711507</text:p>
          </table:table-cell>
          <table:table-cell office:value-type="float" office:value="0.2988154375238">
            <text:p>0.2988154375</text:p>
          </table:table-cell>
          <table:table-cell office:value-type="float" office:value="0.0542606037447">
            <text:p>0.0542606037</text:p>
          </table:table-cell>
          <table:table-cell office:value-type="float" office:value="0.2862055789071">
            <text:p>0.2862055789</text:p>
          </table:table-cell>
          <table:table-cell office:value-type="float" office:value="0.1230416507451">
            <text:p>0.1230416507</text:p>
          </table:table-cell>
          <table:table-cell office:value-type="float" office:value="0.1150171952617">
            <text:p>0.1150171953</text:p>
          </table:table-cell>
          <table:table-cell office:value-type="float" office:value="0.1096675582728">
            <text:p>0.109667558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102">
            <text:p>11102</text:p>
          </table:table-cell>
          <table:table-cell office:value-type="float" office:value="62005">
            <text:p>62005</text:p>
          </table:table-cell>
          <table:table-cell office:value-type="float" office:value="40.774398">
            <text:p>40.774398</text:p>
          </table:table-cell>
          <table:table-cell office:value-type="float" office:value="-73.928731">
            <text:p>-73.928731</text:p>
          </table:table-cell>
          <table:table-cell office:value-type="string">
            <text:p>none</text:p>
          </table:table-cell>
          <table:table-cell office:value-type="float" office:value="678900">
            <text:p>678900</text:p>
          </table:table-cell>
          <table:table-cell table:number-columns-repeated="4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float" office:value="545000">
            <text:p>545000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float" office:value="0.046">
            <text:p>0.046</text:p>
          </table:table-cell>
          <table:table-cell office:value-type="float" office:value="767">
            <text:p>767</text:p>
          </table:table-cell>
          <table:table-cell office:value-type="string">
            <text:p>none</text:p>
          </table:table-cell>
          <table:table-cell office:value-type="float" office:value="0.0351084812623">
            <text:p>0.0351084813</text:p>
          </table:table-cell>
          <table:table-cell office:value-type="float" office:value="0.1400394477317">
            <text:p>0.1400394477</text:p>
          </table:table-cell>
          <table:table-cell office:value-type="float" office:value="0.1305719921104">
            <text:p>0.1305719921</text:p>
          </table:table-cell>
          <table:table-cell office:value-type="float" office:value="0.4339250493096">
            <text:p>0.4339250493</text:p>
          </table:table-cell>
          <table:table-cell office:value-type="float" office:value="0.0927021696252">
            <text:p>0.0927021696</text:p>
          </table:table-cell>
          <table:table-cell office:value-type="float" office:value="0.1057199211045">
            <text:p>0.1057199211</text:p>
          </table:table-cell>
          <table:table-cell office:value-type="float" office:value="0.061932938856">
            <text:p>0.0619329389</text:p>
          </table:table-cell>
          <table:table-cell office:value-type="float" office:value="0.248359240069">
            <text:p>0.2483592401</text:p>
          </table:table-cell>
          <table:table-cell office:value-type="float" office:value="0.0853195164075">
            <text:p>0.0853195164</text:p>
          </table:table-cell>
          <table:table-cell office:value-type="float" office:value="0.0659758203799">
            <text:p>0.0659758204</text:p>
          </table:table-cell>
          <table:table-cell office:value-type="float" office:value="0.1322970639032">
            <text:p>0.1322970639</text:p>
          </table:table-cell>
          <table:table-cell office:value-type="float" office:value="0.1903281519861">
            <text:p>0.190328152</text:p>
          </table:table-cell>
          <table:table-cell office:value-type="float" office:value="0.2704663212435">
            <text:p>0.270466321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103">
            <text:p>11103</text:p>
          </table:table-cell>
          <table:table-cell office:value-type="float" office:value="62006">
            <text:p>62006</text:p>
          </table:table-cell>
          <table:table-cell office:value-type="float" office:value="40.762496">
            <text:p>40.762496</text:p>
          </table:table-cell>
          <table:table-cell office:value-type="float" office:value="-73.912297">
            <text:p>-73.912297</text:p>
          </table:table-cell>
          <table:table-cell office:value-type="float" office:value="669400">
            <text:p>669400</text:p>
          </table:table-cell>
          <table:table-cell office:value-type="float" office:value="698900">
            <text:p>698900</text:p>
          </table:table-cell>
          <table:table-cell office:value-type="float" office:value="404800">
            <text:p>404800</text:p>
          </table:table-cell>
          <table:table-cell table:number-columns-repeated="3" office:value-type="string">
            <text:p>none</text:p>
          </table:table-cell>
          <table:table-cell office:value-type="float" office:value="0.215">
            <text:p>0.215</text:p>
          </table:table-cell>
          <table:table-cell office:value-type="float" office:value="0.046">
            <text:p>0.046</text:p>
          </table:table-cell>
          <table:table-cell office:value-type="float" office:value="602">
            <text:p>602</text:p>
          </table:table-cell>
          <table:table-cell office:value-type="float" office:value="515000">
            <text:p>515000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float" office:value="0.04">
            <text:p>0.04</text:p>
          </table:table-cell>
          <table:table-cell office:value-type="float" office:value="820">
            <text:p>820</text:p>
          </table:table-cell>
          <table:table-cell office:value-type="float" office:value="0.066">
            <text:p>0.066</text:p>
          </table:table-cell>
          <table:table-cell office:value-type="float" office:value="0.0171463563992">
            <text:p>0.0171463564</text:p>
          </table:table-cell>
          <table:table-cell office:value-type="float" office:value="0.0254133496631">
            <text:p>0.0254133497</text:p>
          </table:table-cell>
          <table:table-cell office:value-type="float" office:value="0.1625842008573">
            <text:p>0.1625842009</text:p>
          </table:table-cell>
          <table:table-cell office:value-type="float" office:value="0.4761175750153">
            <text:p>0.476117575</text:p>
          </table:table-cell>
          <table:table-cell office:value-type="float" office:value="0.1714635639926">
            <text:p>0.171463564</text:p>
          </table:table-cell>
          <table:table-cell office:value-type="float" office:value="0.1301285976729">
            <text:p>0.1301285977</text:p>
          </table:table-cell>
          <table:table-cell office:value-type="float" office:value="0.0171463563992">
            <text:p>0.0171463564</text:p>
          </table:table-cell>
          <table:table-cell office:value-type="float" office:value="0.0277185501066">
            <text:p>0.0277185501</text:p>
          </table:table-cell>
          <table:table-cell office:value-type="float" office:value="0.1157477916539">
            <text:p>0.1157477917</text:p>
          </table:table-cell>
          <table:table-cell office:value-type="float" office:value="0.0798050563508">
            <text:p>0.0798050564</text:p>
          </table:table-cell>
          <table:table-cell office:value-type="float" office:value="0.1282363691745">
            <text:p>0.1282363692</text:p>
          </table:table-cell>
          <table:table-cell office:value-type="float" office:value="0.259823332318">
            <text:p>0.2598233323</text:p>
          </table:table-cell>
          <table:table-cell office:value-type="float" office:value="0.3837953091684">
            <text:p>0.383795309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1104">
            <text:p>11104</text:p>
          </table:table-cell>
          <table:table-cell table:style-name="ce1" office:value-type="float" office:value="62007">
            <text:p>62007</text:p>
          </table:table-cell>
          <table:table-cell table:style-name="ce1" office:value-type="float" office:value="40.743197">
            <text:p>40.743197</text:p>
          </table:table-cell>
          <table:table-cell table:style-name="ce1" office:value-type="float" office:value="-73.918578">
            <text:p>-73.918578</text:p>
          </table:table-cell>
          <table:table-cell office:value-type="string">
            <text:p>none</text:p>
          </table:table-cell>
          <table:table-cell office:value-type="float" office:value="720900">
            <text:p>720900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288">
            <text:p>0.288</text:p>
          </table:table-cell>
          <table:table-cell office:value-type="float" office:value="588">
            <text:p>588</text:p>
          </table:table-cell>
          <table:table-cell office:value-type="float" office:value="375000">
            <text:p>375000</text:p>
          </table:table-cell>
          <table:table-cell office:value-type="float" office:value="200000">
            <text:p>200000</text:p>
          </table:table-cell>
          <table:table-cell office:value-type="float" office:value="2555">
            <text:p>2555</text:p>
          </table:table-cell>
          <table:table-cell office:value-type="float" office:value="0.037">
            <text:p>0.037</text:p>
          </table:table-cell>
          <table:table-cell office:value-type="float" office:value="411">
            <text:p>411</text:p>
          </table:table-cell>
          <table:table-cell table:number-columns-repeated="8" office:value-type="string">
            <text:p>none</text:p>
          </table:table-cell>
          <table:table-cell office:value-type="float" office:value="0.3011049723756">
            <text:p>0.3011049724</text:p>
          </table:table-cell>
          <table:table-cell office:value-type="float" office:value="0.0226519337016">
            <text:p>0.0226519337</text:p>
          </table:table-cell>
          <table:table-cell office:value-type="float" office:value="0.135359116022">
            <text:p>0.135359116</text:p>
          </table:table-cell>
          <table:table-cell office:value-type="float" office:value="0.1436464088397">
            <text:p>0.1436464088</text:p>
          </table:table-cell>
          <table:table-cell office:value-type="float" office:value="0.1883977900552">
            <text:p>0.1883977901</text:p>
          </table:table-cell>
          <table:table-cell table:style-name="ce1" office:value-type="float" office:value="0.1801104972375">
            <text:p>0.180110497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105">
            <text:p>11105</text:p>
          </table:table-cell>
          <table:table-cell office:value-type="float" office:value="62008">
            <text:p>62008</text:p>
          </table:table-cell>
          <table:table-cell office:value-type="float" office:value="40.782717">
            <text:p>40.782717</text:p>
          </table:table-cell>
          <table:table-cell office:value-type="float" office:value="-73.906027">
            <text:p>-73.906027</text:p>
          </table:table-cell>
          <table:table-cell office:value-type="float" office:value="647500">
            <text:p>647500</text:p>
          </table:table-cell>
          <table:table-cell office:value-type="float" office:value="670200">
            <text:p>670200</text:p>
          </table:table-cell>
          <table:table-cell office:value-type="float" office:value="441000">
            <text:p>441000</text:p>
          </table:table-cell>
          <table:table-cell table:number-columns-repeated="3" office:value-type="string">
            <text:p>none</text:p>
          </table:table-cell>
          <table:table-cell office:value-type="float" office:value="0.131">
            <text:p>0.131</text:p>
          </table:table-cell>
          <table:table-cell office:value-type="float" office:value="0.304">
            <text:p>0.304</text:p>
          </table:table-cell>
          <table:table-cell office:value-type="float" office:value="562">
            <text:p>562</text:p>
          </table:table-cell>
          <table:table-cell office:value-type="float" office:value="330000">
            <text:p>330000</text:p>
          </table:table-cell>
          <table:table-cell office:value-type="float" office:value="0">
            <text:p>0</text:p>
          </table:table-cell>
          <table:table-cell office:value-type="float" office:value="4412">
            <text:p>4412</text:p>
          </table:table-cell>
          <table:table-cell office:value-type="float" office:value="0.03">
            <text:p>0.03</text:p>
          </table:table-cell>
          <table:table-cell office:value-type="float" office:value="513">
            <text:p>513</text:p>
          </table:table-cell>
          <table:table-cell office:value-type="float" office:value="0.042">
            <text:p>0.042</text:p>
          </table:table-cell>
          <table:table-cell office:value-type="float" office:value="0.0603448275862">
            <text:p>0.0603448276</text:p>
          </table:table-cell>
          <table:table-cell office:value-type="float" office:value="0.0108259823576">
            <text:p>0.0108259824</text:p>
          </table:table-cell>
          <table:table-cell office:value-type="float" office:value="0.0370890136327">
            <text:p>0.0370890136</text:p>
          </table:table-cell>
          <table:table-cell office:value-type="float" office:value="0.6010425020048">
            <text:p>0.601042502</text:p>
          </table:table-cell>
          <table:table-cell office:value-type="float" office:value="0.2004811547714">
            <text:p>0.2004811548</text:p>
          </table:table-cell>
          <table:table-cell office:value-type="float" office:value="0.0769847634322">
            <text:p>0.0769847634</text:p>
          </table:table-cell>
          <table:table-cell office:value-type="float" office:value="0.0132317562149">
            <text:p>0.0132317562</text:p>
          </table:table-cell>
          <table:table-cell office:value-type="float" office:value="0.0427882683808">
            <text:p>0.0427882684</text:p>
          </table:table-cell>
          <table:table-cell office:value-type="float" office:value="0.0460024106066">
            <text:p>0.0460024106</text:p>
          </table:table-cell>
          <table:table-cell office:value-type="float" office:value="0.1163117717959">
            <text:p>0.1163117718</text:p>
          </table:table-cell>
          <table:table-cell office:value-type="float" office:value="0.2253917235837">
            <text:p>0.2253917236</text:p>
          </table:table-cell>
          <table:table-cell office:value-type="float" office:value="0.2802330253113">
            <text:p>0.2802330253</text:p>
          </table:table-cell>
          <table:table-cell office:value-type="float" office:value="0.2864604258738">
            <text:p>0.286460425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106">
            <text:p>11106</text:p>
          </table:table-cell>
          <table:table-cell office:value-type="float" office:value="62009">
            <text:p>62009</text:p>
          </table:table-cell>
          <table:table-cell office:value-type="float" office:value="40.760976">
            <text:p>40.760976</text:p>
          </table:table-cell>
          <table:table-cell office:value-type="float" office:value="-73.932037">
            <text:p>-73.932037</text:p>
          </table:table-cell>
          <table:table-cell office:value-type="float" office:value="559700">
            <text:p>559700</text:p>
          </table:table-cell>
          <table:table-cell office:value-type="float" office:value="662400">
            <text:p>662400</text:p>
          </table:table-cell>
          <table:table-cell office:value-type="float" office:value="461600">
            <text:p>461600</text:p>
          </table:table-cell>
          <table:table-cell table:number-columns-repeated="3" office:value-type="string">
            <text:p>none</text:p>
          </table:table-cell>
          <table:table-cell office:value-type="float" office:value="0.307">
            <text:p>0.307</text:p>
          </table:table-cell>
          <table:table-cell office:value-type="float" office:value="0.105">
            <text:p>0.105</text:p>
          </table:table-cell>
          <table:table-cell office:value-type="float" office:value="596">
            <text:p>596</text:p>
          </table:table-cell>
          <table:table-cell office:value-type="float" office:value="450000">
            <text:p>450000</text:p>
          </table:table-cell>
          <table:table-cell office:value-type="float" office:value="354900">
            <text:p>354900</text:p>
          </table:table-cell>
          <table:table-cell office:value-type="float" office:value="773">
            <text:p>773</text:p>
          </table:table-cell>
          <table:table-cell office:value-type="float" office:value="0.055">
            <text:p>0.055</text:p>
          </table:table-cell>
          <table:table-cell office:value-type="float" office:value="749">
            <text:p>749</text:p>
          </table:table-cell>
          <table:table-cell office:value-type="float" office:value="0.076">
            <text:p>0.076</text:p>
          </table:table-cell>
          <table:table-cell office:value-type="float" office:value="0.0771578029642">
            <text:p>0.077157803</text:p>
          </table:table-cell>
          <table:table-cell office:value-type="float" office:value="0.158674803836">
            <text:p>0.1586748038</text:p>
          </table:table-cell>
          <table:table-cell office:value-type="float" office:value="0.4110723626852">
            <text:p>0.4110723627</text:p>
          </table:table-cell>
          <table:table-cell office:value-type="float" office:value="0.2035745422842">
            <text:p>0.2035745423</text:p>
          </table:table-cell>
          <table:table-cell office:value-type="float" office:value="0.0828247602441">
            <text:p>0.0828247602</text:p>
          </table:table-cell>
          <table:table-cell office:value-type="float" office:value="0.0658238884045">
            <text:p>0.0658238884</text:p>
          </table:table-cell>
          <table:table-cell office:value-type="float" office:value="0.1033737024221">
            <text:p>0.1033737024</text:p>
          </table:table-cell>
          <table:table-cell office:value-type="float" office:value="0.0882352941176">
            <text:p>0.0882352941</text:p>
          </table:table-cell>
          <table:table-cell office:value-type="float" office:value="0.0717993079584">
            <text:p>0.071799308</text:p>
          </table:table-cell>
          <table:table-cell office:value-type="float" office:value="0.1388408304498">
            <text:p>0.1388408304</text:p>
          </table:table-cell>
          <table:table-cell office:value-type="float" office:value="0.2802768166089">
            <text:p>0.2802768166</text:p>
          </table:table-cell>
          <table:table-cell office:value-type="float" office:value="0.3066608996539">
            <text:p>0.3066608997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4">
            <text:p>11374</text:p>
          </table:table-cell>
          <table:table-cell office:value-type="float" office:value="62086">
            <text:p>62086</text:p>
          </table:table-cell>
          <table:table-cell office:value-type="float" office:value="40.722385">
            <text:p>40.722385</text:p>
          </table:table-cell>
          <table:table-cell office:value-type="float" office:value="-73.862796">
            <text:p>-73.862796</text:p>
          </table:table-cell>
          <table:table-cell office:value-type="float" office:value="587700">
            <text:p>587700</text:p>
          </table:table-cell>
          <table:table-cell office:value-type="float" office:value="655000">
            <text:p>655000</text:p>
          </table:table-cell>
          <table:table-cell office:value-type="float" office:value="387400">
            <text:p>387400</text:p>
          </table:table-cell>
          <table:table-cell table:number-columns-repeated="3" office:value-type="string">
            <text:p>none</text:p>
          </table:table-cell>
          <table:table-cell office:value-type="float" office:value="0.208">
            <text:p>0.208</text:p>
          </table:table-cell>
          <table:table-cell office:value-type="float" office:value="0.198">
            <text:p>0.198</text:p>
          </table:table-cell>
          <table:table-cell office:value-type="float" office:value="489">
            <text:p>489</text:p>
          </table:table-cell>
          <table:table-cell office:value-type="float" office:value="279000">
            <text:p>279000</text:p>
          </table:table-cell>
          <table:table-cell office:value-type="float" office:value="253600">
            <text:p>253600</text:p>
          </table:table-cell>
          <table:table-cell office:value-type="float" office:value="3425">
            <text:p>3425</text:p>
          </table:table-cell>
          <table:table-cell office:value-type="float" office:value="0.056">
            <text:p>0.056</text:p>
          </table:table-cell>
          <table:table-cell office:value-type="float" office:value="412">
            <text:p>412</text:p>
          </table:table-cell>
          <table:table-cell office:value-type="float" office:value="0.064">
            <text:p>0.064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1375">
            <text:p>11375</text:p>
          </table:table-cell>
          <table:table-cell office:value-type="float" office:value="62087">
            <text:p>62087</text:p>
          </table:table-cell>
          <table:table-cell office:value-type="float" office:value="40.723925">
            <text:p>40.723925</text:p>
          </table:table-cell>
          <table:table-cell office:value-type="float" office:value="-73.841766">
            <text:p>-73.841766</text:p>
          </table:table-cell>
          <table:table-cell office:value-type="float" office:value="755000">
            <text:p>755000</text:p>
          </table:table-cell>
          <table:table-cell office:value-type="float" office:value="817800">
            <text:p>817800</text:p>
          </table:table-cell>
          <table:table-cell office:value-type="float" office:value="479200">
            <text:p>479200</text:p>
          </table:table-cell>
          <table:table-cell office:value-type="string">
            <text:p>none</text:p>
          </table:table-cell>
          <table:table-cell office:value-type="float" office:value="735000">
            <text:p>735000</text:p>
          </table:table-cell>
          <table:table-cell office:value-type="string">
            <text:p>none</text:p>
          </table:table-cell>
          <table:table-cell office:value-type="float" office:value="0.235">
            <text:p>0.235</text:p>
          </table:table-cell>
          <table:table-cell office:value-type="float" office:value="0.217">
            <text:p>0.217</text:p>
          </table:table-cell>
          <table:table-cell office:value-type="float" office:value="565">
            <text:p>565</text:p>
          </table:table-cell>
          <table:table-cell office:value-type="float" office:value="285000">
            <text:p>285000</text:p>
          </table:table-cell>
          <table:table-cell office:value-type="float" office:value="282400">
            <text:p>282400</text:p>
          </table:table-cell>
          <table:table-cell office:value-type="float" office:value="4985">
            <text:p>4985</text:p>
          </table:table-cell>
          <table:table-cell office:value-type="float" office:value="0.058">
            <text:p>0.058</text:p>
          </table:table-cell>
          <table:table-cell office:value-type="float" office:value="377">
            <text:p>377</text:p>
          </table:table-cell>
          <table:table-cell office:value-type="float" office:value="0.057">
            <text:p>0.057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1379">
            <text:p>11379</text:p>
          </table:table-cell>
          <table:table-cell office:value-type="float" office:value="62090">
            <text:p>62090</text:p>
          </table:table-cell>
          <table:table-cell office:value-type="float" office:value="40.718491">
            <text:p>40.718491</text:p>
          </table:table-cell>
          <table:table-cell office:value-type="float" office:value="-73.881236">
            <text:p>-73.881236</text:p>
          </table:table-cell>
          <table:table-cell office:value-type="float" office:value="565400">
            <text:p>565400</text:p>
          </table:table-cell>
          <table:table-cell office:value-type="float" office:value="570400">
            <text:p>570400</text:p>
          </table:table-cell>
          <table:table-cell table:number-columns-repeated="2" office:value-type="string">
            <text:p>none</text:p>
          </table:table-cell>
          <table:table-cell office:value-type="float" office:value="583600">
            <text:p>583600</text:p>
          </table:table-cell>
          <table:table-cell office:value-type="string">
            <text:p>none</text:p>
          </table:table-cell>
          <table:table-cell office:value-type="float" office:value="0.096">
            <text:p>0.096</text:p>
          </table:table-cell>
          <table:table-cell office:value-type="float" office:value="0.162">
            <text:p>0.162</text:p>
          </table:table-cell>
          <table:table-cell office:value-type="float" office:value="469">
            <text:p>469</text:p>
          </table:table-cell>
          <table:table-cell office:value-type="float" office:value="598000">
            <text:p>598000</text:p>
          </table:table-cell>
          <table:table-cell office:value-type="float" office:value="569700">
            <text:p>569700</text:p>
          </table:table-cell>
          <table:table-cell office:value-type="float" office:value="4144">
            <text:p>4144</text:p>
          </table:table-cell>
          <table:table-cell office:value-type="float" office:value="0.028">
            <text:p>0.028</text:p>
          </table:table-cell>
          <table:table-cell office:value-type="float" office:value="403">
            <text:p>403</text:p>
          </table:table-cell>
          <table:table-cell office:value-type="float" office:value="0.056">
            <text:p>0.056</text:p>
          </table:table-cell>
          <table:table-cell office:value-type="float" office:value="0.0348363043224">
            <text:p>0.0348363043</text:p>
          </table:table-cell>
          <table:table-cell office:value-type="float" office:value="0.0321565886053">
            <text:p>0.0321565886</text:p>
          </table:table-cell>
          <table:table-cell office:value-type="float" office:value="0.3581498310614">
            <text:p>0.3581498311</text:p>
          </table:table-cell>
          <table:table-cell office:value-type="float" office:value="0.3918210415938">
            <text:p>0.3918210416</text:p>
          </table:table-cell>
          <table:table-cell office:value-type="float" office:value="0.1605499242689">
            <text:p>0.1605499243</text:p>
          </table:table-cell>
          <table:table-cell office:value-type="float" office:value="0.0220202726319">
            <text:p>0.0220202726</text:p>
          </table:table-cell>
          <table:table-cell office:value-type="float" office:value="0.0654734411085">
            <text:p>0.0654734411</text:p>
          </table:table-cell>
          <table:table-cell office:value-type="float" office:value="0.0252886836027">
            <text:p>0.0252886836</text:p>
          </table:table-cell>
          <table:table-cell office:value-type="float" office:value="0.2245958429561">
            <text:p>0.224595843</text:p>
          </table:table-cell>
          <table:table-cell office:value-type="float" office:value="0.2735565819861">
            <text:p>0.273556582</text:p>
          </table:table-cell>
          <table:table-cell office:value-type="float" office:value="0.223441108545">
            <text:p>0.2234411085</text:p>
          </table:table-cell>
          <table:table-cell office:value-type="float" office:value="0.1856812933025">
            <text:p>0.185681293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85">
            <text:p>11385</text:p>
          </table:table-cell>
          <table:table-cell office:value-type="float" office:value="62093">
            <text:p>62093</text:p>
          </table:table-cell>
          <table:table-cell office:value-type="float" office:value="40.698436">
            <text:p>40.698436</text:p>
          </table:table-cell>
          <table:table-cell office:value-type="float" office:value="-73.880937">
            <text:p>-73.880937</text:p>
          </table:table-cell>
          <table:table-cell office:value-type="float" office:value="475200">
            <text:p>475200</text:p>
          </table:table-cell>
          <table:table-cell office:value-type="float" office:value="484200">
            <text:p>484200</text:p>
          </table:table-cell>
          <table:table-cell office:value-type="float" office:value="351400">
            <text:p>351400</text:p>
          </table:table-cell>
          <table:table-cell office:value-type="string">
            <text:p>none</text:p>
          </table:table-cell>
          <table:table-cell office:value-type="float" office:value="494300">
            <text:p>494300</text:p>
          </table:table-cell>
          <table:table-cell office:value-type="string">
            <text:p>none</text:p>
          </table:table-cell>
          <table:table-cell office:value-type="float" office:value="0.172">
            <text:p>0.172</text:p>
          </table:table-cell>
          <table:table-cell office:value-type="float" office:value="0.212">
            <text:p>0.212</text:p>
          </table:table-cell>
          <table:table-cell office:value-type="float" office:value="393">
            <text:p>393</text:p>
          </table:table-cell>
          <table:table-cell office:value-type="float" office:value="507000">
            <text:p>507000</text:p>
          </table:table-cell>
          <table:table-cell office:value-type="float" office:value="440300">
            <text:p>440300</text:p>
          </table:table-cell>
          <table:table-cell office:value-type="float" office:value="3621">
            <text:p>3621</text:p>
          </table:table-cell>
          <table:table-cell office:value-type="float" office:value="0.038">
            <text:p>0.038</text:p>
          </table:table-cell>
          <table:table-cell office:value-type="float" office:value="373">
            <text:p>373</text:p>
          </table:table-cell>
          <table:table-cell office:value-type="float" office:value="0.07">
            <text:p>0.07</text:p>
          </table:table-cell>
          <table:table-cell office:value-type="float" office:value="0.0037677123433">
            <text:p>0.0037677123</text:p>
          </table:table-cell>
          <table:table-cell office:value-type="float" office:value="0.0196576296174">
            <text:p>0.0196576296</text:p>
          </table:table-cell>
          <table:table-cell office:value-type="float" office:value="0.3013350806781">
            <text:p>0.3013350807</text:p>
          </table:table-cell>
          <table:table-cell office:value-type="float" office:value="0.5690883774264">
            <text:p>0.5690883774</text:p>
          </table:table-cell>
          <table:table-cell office:value-type="float" office:value="0.0717503481038">
            <text:p>0.0717503481</text:p>
          </table:table-cell>
          <table:table-cell office:value-type="float" office:value="0.0277664018347">
            <text:p>0.0277664018</text:p>
          </table:table-cell>
          <table:table-cell office:value-type="float" office:value="0.0066344499959">
            <text:p>0.00663445</text:p>
          </table:table-cell>
          <table:table-cell office:value-type="float" office:value="0.0299386701097">
            <text:p>0.0299386701</text:p>
          </table:table-cell>
          <table:table-cell office:value-type="float" office:value="0.0751291155584">
            <text:p>0.0751291156</text:p>
          </table:table-cell>
          <table:table-cell office:value-type="float" office:value="0.1269367333763">
            <text:p>0.1269367334</text:p>
          </table:table-cell>
          <table:table-cell office:value-type="float" office:value="0.1225790832795">
            <text:p>0.1225790833</text:p>
          </table:table-cell>
          <table:table-cell office:value-type="float" office:value="0.2508069722401">
            <text:p>0.2508069722</text:p>
          </table:table-cell>
          <table:table-cell office:value-type="float" office:value="0.3926726920593">
            <text:p>0.392672692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691">
            <text:p>11691</text:p>
          </table:table-cell>
          <table:table-cell office:value-type="float" office:value="62179">
            <text:p>62179</text:p>
          </table:table-cell>
          <table:table-cell office:value-type="float" office:value="40.600967">
            <text:p>40.600967</text:p>
          </table:table-cell>
          <table:table-cell office:value-type="float" office:value="-73.763416">
            <text:p>-73.763416</text:p>
          </table:table-cell>
          <table:table-cell office:value-type="float" office:value="371500">
            <text:p>371500</text:p>
          </table:table-cell>
          <table:table-cell office:value-type="float" office:value="394500">
            <text:p>394500</text:p>
          </table:table-cell>
          <table:table-cell office:value-type="float" office:value="296700">
            <text:p>296700</text:p>
          </table:table-cell>
          <table:table-cell table:number-columns-repeated="3" office:value-type="string">
            <text:p>none</text:p>
          </table:table-cell>
          <table:table-cell office:value-type="float" office:value="0.35">
            <text:p>0.35</text:p>
          </table:table-cell>
          <table:table-cell office:value-type="float" office:value="0.186">
            <text:p>0.186</text:p>
          </table:table-cell>
          <table:table-cell office:value-type="float" office:value="285">
            <text:p>285</text:p>
          </table:table-cell>
          <table:table-cell office:value-type="float" office:value="329000">
            <text:p>329000</text:p>
          </table:table-cell>
          <table:table-cell office:value-type="float" office:value="415000">
            <text:p>415000</text:p>
          </table:table-cell>
          <table:table-cell office:value-type="float" office:value="2686">
            <text:p>2686</text:p>
          </table:table-cell>
          <table:table-cell office:value-type="float" office:value="0.029">
            <text:p>0.029</text:p>
          </table:table-cell>
          <table:table-cell office:value-type="float" office:value="218">
            <text:p>218</text:p>
          </table:table-cell>
          <table:table-cell office:value-type="float" office:value="0.031">
            <text:p>0.031</text:p>
          </table:table-cell>
          <table:table-cell office:value-type="float" office:value="0.0063497511584">
            <text:p>0.0063497512</text:p>
          </table:table-cell>
          <table:table-cell office:value-type="float" office:value="0.2267032778445">
            <text:p>0.2267032778</text:p>
          </table:table-cell>
          <table:table-cell office:value-type="float" office:value="0.0461644070705">
            <text:p>0.0461644071</text:p>
          </table:table-cell>
          <table:table-cell office:value-type="float" office:value="0.2898575596361">
            <text:p>0.2898575596</text:p>
          </table:table-cell>
          <table:table-cell office:value-type="float" office:value="0.2067959498884">
            <text:p>0.2067959499</text:p>
          </table:table-cell>
          <table:table-cell office:value-type="float" office:value="0.1668096790801">
            <text:p>0.1668096791</text:p>
          </table:table-cell>
          <table:table-cell office:value-type="float" office:value="0.0573193753217">
            <text:p>0.0573193753</text:p>
          </table:table-cell>
          <table:table-cell office:value-type="float" office:value="0.0908935879945">
            <text:p>0.090893588</text:p>
          </table:table-cell>
          <table:table-cell office:value-type="float" office:value="0.0436562073669">
            <text:p>0.0436562074</text:p>
          </table:table-cell>
          <table:table-cell office:value-type="float" office:value="0.1357435197817">
            <text:p>0.1357435198</text:p>
          </table:table-cell>
          <table:table-cell office:value-type="float" office:value="0.1471691678035">
            <text:p>0.1471691678</text:p>
          </table:table-cell>
          <table:table-cell office:value-type="float" office:value="0.3136084583901">
            <text:p>0.3136084584</text:p>
          </table:table-cell>
          <table:table-cell office:value-type="float" office:value="0.2646657571623">
            <text:p>0.264665757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692">
            <text:p>11692</text:p>
          </table:table-cell>
          <table:table-cell office:value-type="float" office:value="62180">
            <text:p>62180</text:p>
          </table:table-cell>
          <table:table-cell office:value-type="float" office:value="40.604893">
            <text:p>40.604893</text:p>
          </table:table-cell>
          <table:table-cell office:value-type="float" office:value="-73.79099">
            <text:p>-73.79099</text:p>
          </table:table-cell>
          <table:table-cell office:value-type="float" office:value="290200">
            <text:p>290200</text:p>
          </table:table-cell>
          <table:table-cell office:value-type="float" office:value="283500">
            <text:p>283500</text:p>
          </table:table-cell>
          <table:table-cell office:value-type="float" office:value="338000">
            <text:p>338000</text:p>
          </table:table-cell>
          <table:table-cell table:number-columns-repeated="3" office:value-type="string">
            <text:p>none</text:p>
          </table:table-cell>
          <table:table-cell office:value-type="float" office:value="0.216">
            <text:p>0.216</text:p>
          </table:table-cell>
          <table:table-cell office:value-type="float" office:value="0.091">
            <text:p>0.091</text:p>
          </table:table-cell>
          <table:table-cell office:value-type="float" office:value="283">
            <text:p>283</text:p>
          </table:table-cell>
          <table:table-cell office:value-type="float" office:value="338000">
            <text:p>338000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office:value-type="float" office:value="0.032">
            <text:p>0.032</text:p>
          </table:table-cell>
          <table:table-cell office:value-type="float" office:value="205">
            <text:p>205</text:p>
          </table:table-cell>
          <table:table-cell office:value-type="float" office:value="0.044">
            <text:p>0.044</text:p>
          </table:table-cell>
          <table:table-cell office:value-type="float" office:value="0.4098701298701">
            <text:p>0.4098701299</text:p>
          </table:table-cell>
          <table:table-cell office:value-type="float" office:value="0.051948051948">
            <text:p>0.0519480519</text:p>
          </table:table-cell>
          <table:table-cell office:value-type="float" office:value="0.184935064935">
            <text:p>0.1849350649</text:p>
          </table:table-cell>
          <table:table-cell office:value-type="float" office:value="0.1641558441558">
            <text:p>0.1641558442</text:p>
          </table:table-cell>
          <table:table-cell office:value-type="float" office:value="0.1381818181818">
            <text:p>0.1381818182</text:p>
          </table:table-cell>
          <table:table-cell office:value-type="float" office:value="0.050909090909">
            <text:p>0.0509090909</text:p>
          </table:table-cell>
          <table:table-cell office:value-type="float" office:value="0.0705128205128">
            <text:p>0.0705128205</text:p>
          </table:table-cell>
          <table:table-cell office:value-type="float" office:value="0.0646367521367">
            <text:p>0.0646367521</text:p>
          </table:table-cell>
          <table:table-cell office:value-type="float" office:value="0.1089743589743">
            <text:p>0.108974359</text:p>
          </table:table-cell>
          <table:table-cell office:value-type="float" office:value="0.1629273504273">
            <text:p>0.1629273504</text:p>
          </table:table-cell>
          <table:table-cell office:value-type="float" office:value="0.4107905982905">
            <text:p>0.4107905983</text:p>
          </table:table-cell>
          <table:table-cell office:value-type="float" office:value="0.1794871794871">
            <text:p>0.179487179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693">
            <text:p>11693</text:p>
          </table:table-cell>
          <table:table-cell office:value-type="float" office:value="62181">
            <text:p>62181</text:p>
          </table:table-cell>
          <table:table-cell office:value-type="float" office:value="40.61057">
            <text:p>40.61057</text:p>
          </table:table-cell>
          <table:table-cell office:value-type="float" office:value="-73.826437">
            <text:p>-73.826437</text:p>
          </table:table-cell>
          <table:table-cell office:value-type="float" office:value="321200">
            <text:p>321200</text:p>
          </table:table-cell>
          <table:table-cell office:value-type="float" office:value="320600">
            <text:p>320600</text:p>
          </table:table-cell>
          <table:table-cell table:number-columns-repeated="4" office:value-type="string">
            <text:p>none</text:p>
          </table:table-cell>
          <table:table-cell office:value-type="float" office:value="0.516">
            <text:p>0.516</text:p>
          </table:table-cell>
          <table:table-cell office:value-type="float" office:value="0.294">
            <text:p>0.294</text:p>
          </table:table-cell>
          <table:table-cell office:value-type="float" office:value="305">
            <text:p>305</text:p>
          </table:table-cell>
          <table:table-cell office:value-type="float" office:value="289900">
            <text:p>289900</text:p>
          </table:table-cell>
          <table:table-cell office:value-type="float" office:value="337200">
            <text:p>337200</text:p>
          </table:table-cell>
          <table:table-cell office:value-type="float" office:value="1353">
            <text:p>1353</text:p>
          </table:table-cell>
          <table:table-cell office:value-type="float" office:value="0.029">
            <text:p>0.029</text:p>
          </table:table-cell>
          <table:table-cell office:value-type="float" office:value="277">
            <text:p>277</text:p>
          </table:table-cell>
          <table:table-cell office:value-type="float" office:value="-0.032">
            <text:p>-0.032</text:p>
          </table:table-cell>
          <table:table-cell office:value-type="float" office:value="0.0128479657387">
            <text:p>0.0128479657</text:p>
          </table:table-cell>
          <table:table-cell office:value-type="float" office:value="0.2976445396145">
            <text:p>0.2976445396</text:p>
          </table:table-cell>
          <table:table-cell office:value-type="float" office:value="0.085653104925">
            <text:p>0.0856531049</text:p>
          </table:table-cell>
          <table:table-cell office:value-type="float" office:value="0.5112419700214">
            <text:p>0.51124197</text:p>
          </table:table-cell>
          <table:table-cell office:value-type="float" office:value="0.0508565310492">
            <text:p>0.050856531</text:p>
          </table:table-cell>
          <table:table-cell office:value-type="float" office:value="0.0273019271948">
            <text:p>0.0273019272</text:p>
          </table:table-cell>
          <table:table-cell office:value-type="float" office:value="0.0144539614561">
            <text:p>0.0144539615</text:p>
          </table:table-cell>
          <table:table-cell office:value-type="float" office:value="0.3082706766917">
            <text:p>0.3082706767</text:p>
          </table:table-cell>
          <table:table-cell office:value-type="float" office:value="0.0225563909774">
            <text:p>0.022556391</text:p>
          </table:table-cell>
          <table:table-cell office:value-type="float" office:value="0.2486573576799">
            <text:p>0.2486573577</text:p>
          </table:table-cell>
          <table:table-cell office:value-type="float" office:value="0.1648764769065">
            <text:p>0.1648764769</text:p>
          </table:table-cell>
          <table:table-cell office:value-type="float" office:value="0.126208378088">
            <text:p>0.1262083781</text:p>
          </table:table-cell>
          <table:table-cell office:value-type="float" office:value="0.1267454350161">
            <text:p>0.12674543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694">
            <text:p>11694</text:p>
          </table:table-cell>
          <table:table-cell office:value-type="float" office:value="62182">
            <text:p>62182</text:p>
          </table:table-cell>
          <table:table-cell office:value-type="float" office:value="40.584672">
            <text:p>40.584672</text:p>
          </table:table-cell>
          <table:table-cell office:value-type="float" office:value="-73.843947">
            <text:p>-73.843947</text:p>
          </table:table-cell>
          <table:table-cell office:value-type="float" office:value="618200">
            <text:p>618200</text:p>
          </table:table-cell>
          <table:table-cell office:value-type="float" office:value="670300">
            <text:p>670300</text:p>
          </table:table-cell>
          <table:table-cell office:value-type="float" office:value="360900">
            <text:p>360900</text:p>
          </table:table-cell>
          <table:table-cell table:number-columns-repeated="3" office:value-type="string">
            <text:p>none</text:p>
          </table:table-cell>
          <table:table-cell office:value-type="float" office:value="0.587">
            <text:p>0.587</text:p>
          </table:table-cell>
          <table:table-cell office:value-type="float" office:value="0.141">
            <text:p>0.141</text:p>
          </table:table-cell>
          <table:table-cell office:value-type="float" office:value="391">
            <text:p>391</text:p>
          </table:table-cell>
          <table:table-cell office:value-type="float" office:value="435000">
            <text:p>435000</text:p>
          </table:table-cell>
          <table:table-cell office:value-type="float" office:value="530000">
            <text:p>530000</text:p>
          </table:table-cell>
          <table:table-cell office:value-type="float" office:value="4721">
            <text:p>4721</text:p>
          </table:table-cell>
          <table:table-cell office:value-type="float" office:value="0.032">
            <text:p>0.032</text:p>
          </table:table-cell>
          <table:table-cell office:value-type="float" office:value="362">
            <text:p>362</text:p>
          </table:table-cell>
          <table:table-cell office:value-type="float" office:value="-0.015">
            <text:p>-0.015</text:p>
          </table:table-cell>
          <table:table-cell office:value-type="float" office:value="0.1341068537506">
            <text:p>0.1341068538</text:p>
          </table:table-cell>
          <table:table-cell office:value-type="float" office:value="0.0736643281165">
            <text:p>0.0736643281</text:p>
          </table:table-cell>
          <table:table-cell office:value-type="float" office:value="0.4484619535887">
            <text:p>0.4484619536</text:p>
          </table:table-cell>
          <table:table-cell office:value-type="float" office:value="0.2231516459794">
            <text:p>0.223151646</text:p>
          </table:table-cell>
          <table:table-cell office:value-type="float" office:value="0.0922827846735">
            <text:p>0.0922827847</text:p>
          </table:table-cell>
          <table:table-cell office:value-type="float" office:value="0.0259039395574">
            <text:p>0.0259039396</text:p>
          </table:table-cell>
          <table:table-cell office:value-type="float" office:value="0.0743243243243">
            <text:p>0.0743243243</text:p>
          </table:table-cell>
          <table:table-cell office:value-type="float" office:value="0.0864864864864">
            <text:p>0.0864864865</text:p>
          </table:table-cell>
          <table:table-cell office:value-type="float" office:value="0.1043243243243">
            <text:p>0.1043243243</text:p>
          </table:table-cell>
          <table:table-cell office:value-type="float" office:value="0.1451351351351">
            <text:p>0.1451351351</text:p>
          </table:table-cell>
          <table:table-cell office:value-type="float" office:value="0.2664864864864">
            <text:p>0.2664864865</text:p>
          </table:table-cell>
          <table:table-cell office:value-type="float" office:value="0.3183783783783">
            <text:p>0.318378378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695">
            <text:p>11695</text:p>
          </table:table-cell>
          <table:table-cell office:value-type="float" office:value="62183">
            <text:p>62183</text:p>
          </table:table-cell>
          <table:table-cell office:value-type="float" office:value="40.56">
            <text:p>40.56</text:p>
          </table:table-cell>
          <table:table-cell office:value-type="float" office:value="-73.889999">
            <text:p>-73.889999</text:p>
          </table:table-cell>
          <table:table-cell table:number-columns-repeated="6" office:value-type="string">
            <text:p>none</text:p>
          </table:table-cell>
          <table:table-cell table:number-columns-repeated="8" office:value-type="float" office:value="0">
            <text:p>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1697">
            <text:p>11697</text:p>
          </table:table-cell>
          <table:table-cell office:value-type="float" office:value="62184">
            <text:p>62184</text:p>
          </table:table-cell>
          <table:table-cell office:value-type="float" office:value="40.562933">
            <text:p>40.562933</text:p>
          </table:table-cell>
          <table:table-cell office:value-type="float" office:value="-73.900263">
            <text:p>-73.900263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88">
            <text:p>0.188</text:p>
          </table:table-cell>
          <table:table-cell office:value-type="float" office:value="0">
            <text:p>0</text:p>
          </table:table-cell>
          <table:table-cell office:value-type="float" office:value="449000">
            <text:p>449000</text:p>
          </table:table-cell>
          <table:table-cell office:value-type="float" office:value="180000">
            <text:p>180000</text:p>
          </table:table-cell>
          <table:table-cell office:value-type="float" office:value="4904">
            <text:p>4904</text:p>
          </table:table-cell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1004">
            <text:p>11004</text:p>
          </table:table-cell>
          <table:table-cell office:value-type="float" office:value="61979">
            <text:p>61979</text:p>
          </table:table-cell>
          <table:table-cell office:value-type="float" office:value="40.746228">
            <text:p>40.746228</text:p>
          </table:table-cell>
          <table:table-cell office:value-type="float" office:value="-73.711752">
            <text:p>-73.711752</text:p>
          </table:table-cell>
          <table:table-cell table:number-columns-repeated="2" office:value-type="float" office:value="550200">
            <text:p>550200</text:p>
          </table:table-cell>
          <table:table-cell table:number-columns-repeated="4" office:value-type="string">
            <text:p>none</text:p>
          </table:table-cell>
          <table:table-cell office:value-type="float" office:value="0.122">
            <text:p>0.122</text:p>
          </table:table-cell>
          <table:table-cell office:value-type="float" office:value="0.156">
            <text:p>0.156</text:p>
          </table:table-cell>
          <table:table-cell office:value-type="float" office:value="457">
            <text:p>457</text:p>
          </table:table-cell>
          <table:table-cell office:value-type="float" office:value="285900">
            <text:p>285900</text:p>
          </table:table-cell>
          <table:table-cell office:value-type="float" office:value="265500">
            <text:p>265500</text:p>
          </table:table-cell>
          <table:table-cell office:value-type="float" office:value="5030">
            <text:p>5030</text:p>
          </table:table-cell>
          <table:table-cell office:value-type="float" office:value="0.04">
            <text:p>0.04</text:p>
          </table:table-cell>
          <table:table-cell office:value-type="float" office:value="368">
            <text:p>368</text:p>
          </table:table-cell>
          <table:table-cell office:value-type="float" office:value="0.077">
            <text:p>0.077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1005">
            <text:p>11005</text:p>
          </table:table-cell>
          <table:table-cell office:value-type="float" office:value="61980">
            <text:p>61980</text:p>
          </table:table-cell>
          <table:table-cell office:value-type="float" office:value="40.755779">
            <text:p>40.755779</text:p>
          </table:table-cell>
          <table:table-cell office:value-type="float" office:value="-73.712694">
            <text:p>-73.712694</text:p>
          </table:table-cell>
          <table:table-cell table:number-columns-repeated="6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  <table:table-cell office:value-type="float" office:value="0">
            <text:p>0</text:p>
          </table:table-cell>
          <table:table-cell office:value-type="float" office:value="379000">
            <text:p>379000</text:p>
          </table:table-cell>
          <table:table-cell office:value-type="float" office:value="545900">
            <text:p>545900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465">
            <text:p>465</text:p>
          </table:table-cell>
          <table:table-cell table:number-columns-repeated="13" office:value-type="string">
            <text:p>none</text:p>
          </table:table-cell>
          <table:table-cell table:number-columns-repeated="993"/>
        </table:table-row>
        <table:table-row table:style-name="ro2">
          <table:table-cell table:style-name="ce1" office:value-type="float" office:value="11411">
            <text:p>11411</text:p>
          </table:table-cell>
          <table:table-cell table:style-name="ce1" office:value-type="float" office:value="62097">
            <text:p>62097</text:p>
          </table:table-cell>
          <table:table-cell table:style-name="ce1" office:value-type="float" office:value="40.693091">
            <text:p>40.693091</text:p>
          </table:table-cell>
          <table:table-cell table:style-name="ce1" office:value-type="float" office:value="-73.73655">
            <text:p>-73.73655</text:p>
          </table:table-cell>
          <table:table-cell table:number-columns-repeated="2" office:value-type="float" office:value="375100">
            <text:p>375100</text:p>
          </table:table-cell>
          <table:table-cell table:number-columns-repeated="4" table:style-name="ce1" office:value-type="string">
            <text:p>none</text:p>
          </table:table-cell>
          <table:table-cell office:value-type="float" office:value="0.348">
            <text:p>0.348</text:p>
          </table:table-cell>
          <table:table-cell office:value-type="float" office:value="0.172">
            <text:p>0.172</text:p>
          </table:table-cell>
          <table:table-cell office:value-type="float" office:value="297">
            <text:p>297</text:p>
          </table:table-cell>
          <table:table-cell office:value-type="float" office:value="399000">
            <text:p>399000</text:p>
          </table:table-cell>
          <table:table-cell office:value-type="float" office:value="386000">
            <text:p>386000</text:p>
          </table:table-cell>
          <table:table-cell office:value-type="float" office:value="3593">
            <text:p>3593</text:p>
          </table:table-cell>
          <table:table-cell office:value-type="float" office:value="0.026">
            <text:p>0.026</text:p>
          </table:table-cell>
          <table:table-cell office:value-type="float" office:value="301">
            <text:p>301</text:p>
          </table:table-cell>
          <table:table-cell office:value-type="float" office:value="0.011">
            <text:p>0.011</text:p>
          </table:table-cell>
          <table:table-cell table:number-columns-repeated="3" office:value-type="string">
            <text:p>none</text:p>
          </table:table-cell>
          <table:table-cell office:value-type="float" office:value="0.2127415343409">
            <text:p>0.2127415343</text:p>
          </table:table-cell>
          <table:table-cell office:value-type="float" office:value="0.7503348000765">
            <text:p>0.7503348001</text:p>
          </table:table-cell>
          <table:table-cell office:value-type="float" office:value="0.0338626363114">
            <text:p>0.0338626363</text:p>
          </table:table-cell>
          <table:table-cell office:value-type="string">
            <text:p>none</text:p>
          </table:table-cell>
          <table:table-cell office:value-type="float" office:value="0.0577769274918">
            <text:p>0.0577769275</text:p>
          </table:table-cell>
          <table:table-cell office:value-type="string">
            <text:p>none</text:p>
          </table:table-cell>
          <table:table-cell office:value-type="float" office:value="0.5205662904151">
            <text:p>0.5205662904</text:p>
          </table:table-cell>
          <table:table-cell office:value-type="float" office:value="0.2775970920221">
            <text:p>0.277597092</text:p>
          </table:table-cell>
          <table:table-cell office:value-type="float" office:value="0.1207193418787">
            <text:p>0.1207193419</text:p>
          </table:table-cell>
          <table:table-cell table:style-name="ce1" office:value-type="float" office:value="0.0221924622154">
            <text:p>0.0221924622</text:p>
          </table:table-cell>
          <table:table-cell table:style-name="ce1"/>
          <table:table-cell table:style-name="ce1" office:value-type="float" office:value="0.1278095238095">
            <text:p>0.1278095238</text:p>
          </table:table-cell>
          <table:table-cell table:style-name="ce1" office:value-type="float" office:value="0.8721904761904">
            <text:p>0.872190476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1413">
            <text:p>11413</text:p>
          </table:table-cell>
          <table:table-cell office:value-type="float" office:value="62099">
            <text:p>62099</text:p>
          </table:table-cell>
          <table:table-cell office:value-type="float" office:value="40.667476">
            <text:p>40.667476</text:p>
          </table:table-cell>
          <table:table-cell office:value-type="float" office:value="-73.749889">
            <text:p>-73.749889</text:p>
          </table:table-cell>
          <table:table-cell table:number-columns-repeated="2" office:value-type="float" office:value="373800">
            <text:p>373800</text:p>
          </table:table-cell>
          <table:table-cell table:number-columns-repeated="2" office:value-type="string">
            <text:p>none</text:p>
          </table:table-cell>
          <table:table-cell office:value-type="float" office:value="374200">
            <text:p>374200</text:p>
          </table:table-cell>
          <table:table-cell office:value-type="string">
            <text:p>none</text:p>
          </table:table-cell>
          <table:table-cell office:value-type="float" office:value="0.338">
            <text:p>0.338</text:p>
          </table:table-cell>
          <table:table-cell office:value-type="float" office:value="0.137">
            <text:p>0.137</text:p>
          </table:table-cell>
          <table:table-cell office:value-type="float" office:value="295">
            <text:p>295</text:p>
          </table:table-cell>
          <table:table-cell office:value-type="float" office:value="369000">
            <text:p>369000</text:p>
          </table:table-cell>
          <table:table-cell office:value-type="float" office:value="350000">
            <text:p>350000</text:p>
          </table:table-cell>
          <table:table-cell office:value-type="float" office:value="3431">
            <text:p>3431</text:p>
          </table:table-cell>
          <table:table-cell office:value-type="float" office:value="0.025">
            <text:p>0.025</text:p>
          </table:table-cell>
          <table:table-cell office:value-type="float" office:value="285">
            <text:p>285</text:p>
          </table:table-cell>
          <table:table-cell office:value-type="float" office:value="0.024">
            <text:p>0.024</text:p>
          </table:table-cell>
          <table:table-cell office:value-type="float" office:value="0.0419330371654">
            <text:p>0.0419330372</text:p>
          </table:table-cell>
          <table:table-cell office:value-type="float" office:value="0.0128941380431">
            <text:p>0.012894138</text:p>
          </table:table-cell>
          <table:table-cell office:value-type="float" office:value="0.4260483259291">
            <text:p>0.4260483259</text:p>
          </table:table-cell>
          <table:table-cell office:value-type="float" office:value="0.391808429949">
            <text:p>0.3918084299</text:p>
          </table:table-cell>
          <table:table-cell office:value-type="float" office:value="0.0854913858489">
            <text:p>0.0854913858</text:p>
          </table:table-cell>
          <table:table-cell office:value-type="float" office:value="0.0418246830642">
            <text:p>0.0418246831</text:p>
          </table:table-cell>
          <table:table-cell office:value-type="float" office:value="0.0655097613882">
            <text:p>0.0655097614</text:p>
          </table:table-cell>
          <table:table-cell office:value-type="float" office:value="0.0091106290672">
            <text:p>0.0091106291</text:p>
          </table:table-cell>
          <table:table-cell office:value-type="float" office:value="0.3258134490238">
            <text:p>0.325813449</text:p>
          </table:table-cell>
          <table:table-cell office:value-type="float" office:value="0.2728850325379">
            <text:p>0.2728850325</text:p>
          </table:table-cell>
          <table:table-cell office:value-type="float" office:value="0.2219088937093">
            <text:p>0.2219088937</text:p>
          </table:table-cell>
          <table:table-cell office:value-type="float" office:value="0.1045553145336">
            <text:p>0.104555314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2">
            <text:p>11422</text:p>
          </table:table-cell>
          <table:table-cell office:value-type="float" office:value="62108">
            <text:p>62108</text:p>
          </table:table-cell>
          <table:table-cell office:value-type="float" office:value="40.659254">
            <text:p>40.659254</text:p>
          </table:table-cell>
          <table:table-cell office:value-type="float" office:value="-73.739702">
            <text:p>-73.739702</text:p>
          </table:table-cell>
          <table:table-cell office:value-type="float" office:value="372700">
            <text:p>372700</text:p>
          </table:table-cell>
          <table:table-cell office:value-type="float" office:value="373100">
            <text:p>373100</text:p>
          </table:table-cell>
          <table:table-cell table:number-columns-repeated="2" office:value-type="string">
            <text:p>none</text:p>
          </table:table-cell>
          <table:table-cell office:value-type="float" office:value="375900">
            <text:p>375900</text:p>
          </table:table-cell>
          <table:table-cell office:value-type="string">
            <text:p>none</text:p>
          </table:table-cell>
          <table:table-cell office:value-type="float" office:value="0.495">
            <text:p>0.495</text:p>
          </table:table-cell>
          <table:table-cell office:value-type="float" office:value="0.139">
            <text:p>0.139</text:p>
          </table:table-cell>
          <table:table-cell office:value-type="float" office:value="303">
            <text:p>303</text:p>
          </table:table-cell>
          <table:table-cell office:value-type="float" office:value="375000">
            <text:p>375000</text:p>
          </table:table-cell>
          <table:table-cell office:value-type="float" office:value="360000">
            <text:p>360000</text:p>
          </table:table-cell>
          <table:table-cell office:value-type="float" office:value="3509">
            <text:p>3509</text:p>
          </table:table-cell>
          <table:table-cell office:value-type="float" office:value="0.023">
            <text:p>0.023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0.0341334164588">
            <text:p>0.0341334165</text:p>
          </table:table-cell>
          <table:table-cell office:value-type="float" office:value="0.0120012468827">
            <text:p>0.0120012469</text:p>
          </table:table-cell>
          <table:table-cell office:value-type="float" office:value="0.2652743142144">
            <text:p>0.2652743142</text:p>
          </table:table-cell>
          <table:table-cell office:value-type="float" office:value="0.4323566084788">
            <text:p>0.4323566085</text:p>
          </table:table-cell>
          <table:table-cell office:value-type="float" office:value="0.2320760598503">
            <text:p>0.2320760599</text:p>
          </table:table-cell>
          <table:table-cell office:value-type="float" office:value="0.0236907730673">
            <text:p>0.0236907731</text:p>
          </table:table-cell>
          <table:table-cell office:value-type="float" office:value="0.0795241077019">
            <text:p>0.0795241077</text:p>
          </table:table-cell>
          <table:table-cell office:value-type="float" office:value="0.0161239824671">
            <text:p>0.0161239825</text:p>
          </table:table-cell>
          <table:table-cell office:value-type="float" office:value="0.3101127113337">
            <text:p>0.3101127113</text:p>
          </table:table-cell>
          <table:table-cell office:value-type="float" office:value="0.2327802128991">
            <text:p>0.2327802129</text:p>
          </table:table-cell>
          <table:table-cell office:value-type="float" office:value="0.2222917971195">
            <text:p>0.2222917971</text:p>
          </table:table-cell>
          <table:table-cell office:value-type="float" office:value="0.1380713838447">
            <text:p>0.138071383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6">
            <text:p>11426</text:p>
          </table:table-cell>
          <table:table-cell office:value-type="float" office:value="62112">
            <text:p>62112</text:p>
          </table:table-cell>
          <table:table-cell office:value-type="float" office:value="40.738328">
            <text:p>40.738328</text:p>
          </table:table-cell>
          <table:table-cell office:value-type="float" office:value="-73.721318">
            <text:p>-73.721318</text:p>
          </table:table-cell>
          <table:table-cell office:value-type="float" office:value="496300">
            <text:p>496300</text:p>
          </table:table-cell>
          <table:table-cell office:value-type="float" office:value="496600">
            <text:p>496600</text:p>
          </table:table-cell>
          <table:table-cell table:number-columns-repeated="2" office:value-type="string">
            <text:p>none</text:p>
          </table:table-cell>
          <table:table-cell office:value-type="float" office:value="492400">
            <text:p>492400</text:p>
          </table:table-cell>
          <table:table-cell office:value-type="string">
            <text:p>none</text:p>
          </table:table-cell>
          <table:table-cell office:value-type="float" office:value="0.154">
            <text:p>0.154</text:p>
          </table:table-cell>
          <table:table-cell office:value-type="float" office:value="0.226">
            <text:p>0.226</text:p>
          </table:table-cell>
          <table:table-cell office:value-type="float" office:value="377">
            <text:p>377</text:p>
          </table:table-cell>
          <table:table-cell office:value-type="float" office:value="445000">
            <text:p>445000</text:p>
          </table:table-cell>
          <table:table-cell office:value-type="float" office:value="471200">
            <text:p>471200</text:p>
          </table:table-cell>
          <table:table-cell office:value-type="float" office:value="3999">
            <text:p>3999</text:p>
          </table:table-cell>
          <table:table-cell office:value-type="float" office:value="0.035">
            <text:p>0.035</text:p>
          </table:table-cell>
          <table:table-cell office:value-type="float" office:value="353">
            <text:p>353</text:p>
          </table:table-cell>
          <table:table-cell office:value-type="float" office:value="0.044">
            <text:p>0.044</text:p>
          </table:table-cell>
          <table:table-cell office:value-type="float" office:value="0.0079217148182">
            <text:p>0.0079217148</text:p>
          </table:table-cell>
          <table:table-cell office:value-type="float" office:value="0.0039608574091">
            <text:p>0.0039608574</text:p>
          </table:table-cell>
          <table:table-cell office:value-type="float" office:value="0.4095992544268">
            <text:p>0.4095992544</text:p>
          </table:table-cell>
          <table:table-cell office:value-type="float" office:value="0.5484622553588">
            <text:p>0.5484622554</text:p>
          </table:table-cell>
          <table:table-cell office:value-type="float" office:value="0.0272600186393">
            <text:p>0.0272600186</text:p>
          </table:table-cell>
          <table:table-cell office:value-type="float" office:value="0.0027958993476">
            <text:p>0.0027958993</text:p>
          </table:table-cell>
          <table:table-cell office:value-type="float" office:value="0.0945157526254">
            <text:p>0.0945157526</text:p>
          </table:table-cell>
          <table:table-cell office:value-type="float" office:value="0.0032672112018">
            <text:p>0.0032672112</text:p>
          </table:table-cell>
          <table:table-cell office:value-type="float" office:value="0.3409568261376">
            <text:p>0.3409568261</text:p>
          </table:table-cell>
          <table:table-cell office:value-type="float" office:value="0.3722287047841">
            <text:p>0.3722287048</text:p>
          </table:table-cell>
          <table:table-cell office:value-type="float" office:value="0.1402567094515">
            <text:p>0.1402567095</text:p>
          </table:table-cell>
          <table:table-cell office:value-type="float" office:value="0.047374562427">
            <text:p>0.0473745624</text:p>
          </table:table-cell>
          <table:table-cell office:value-type="string">
            <text:p>Other</text:p>
          </table:table-cell>
          <table:table-cell office:value-type="float" office:value="0.2770589443417">
            <text:p>0.2770589443</text:p>
          </table:table-cell>
          <table:table-cell office:value-type="string">
            <text:p>SingleFamily</text:p>
          </table:table-cell>
          <table:table-cell office:value-type="float" office:value="0.7227356746765">
            <text:p>0.7227356747</text:p>
          </table:table-cell>
          <table:table-cell table:number-columns-repeated="7" office:value-type="string">
            <text:p>none</text:p>
          </table:table-cell>
          <table:table-cell table:number-columns-repeated="982"/>
        </table:table-row>
        <table:table-row table:style-name="ro2">
          <table:table-cell office:value-type="float" office:value="11427">
            <text:p>11427</text:p>
          </table:table-cell>
          <table:table-cell office:value-type="float" office:value="62113">
            <text:p>62113</text:p>
          </table:table-cell>
          <table:table-cell office:value-type="float" office:value="40.731332">
            <text:p>40.731332</text:p>
          </table:table-cell>
          <table:table-cell office:value-type="float" office:value="-73.748108">
            <text:p>-73.748108</text:p>
          </table:table-cell>
          <table:table-cell table:number-columns-repeated="2" office:value-type="float" office:value="464600">
            <text:p>464600</text:p>
          </table:table-cell>
          <table:table-cell table:number-columns-repeated="2" office:value-type="string">
            <text:p>none</text:p>
          </table:table-cell>
          <table:table-cell office:value-type="float" office:value="446000">
            <text:p>446000</text:p>
          </table:table-cell>
          <table:table-cell office:value-type="string">
            <text:p>none</text:p>
          </table:table-cell>
          <table:table-cell table:number-columns-repeated="2" office:value-type="float" office:value="0.216">
            <text:p>0.216</text:p>
          </table:table-cell>
          <table:table-cell office:value-type="float" office:value="372">
            <text:p>372</text:p>
          </table:table-cell>
          <table:table-cell office:value-type="float" office:value="380000">
            <text:p>380000</text:p>
          </table:table-cell>
          <table:table-cell office:value-type="float" office:value="407700">
            <text:p>407700</text:p>
          </table:table-cell>
          <table:table-cell office:value-type="float" office:value="3937">
            <text:p>3937</text:p>
          </table:table-cell>
          <table:table-cell office:value-type="float" office:value="0.036">
            <text:p>0.036</text:p>
          </table:table-cell>
          <table:table-cell office:value-type="float" office:value="368">
            <text:p>368</text:p>
          </table:table-cell>
          <table:table-cell office:value-type="float" office:value="-0.002">
            <text:p>-0.002</text:p>
          </table:table-cell>
          <table:table-cell office:value-type="float" office:value="0.0325400679941">
            <text:p>0.032540068</text:p>
          </table:table-cell>
          <table:table-cell office:value-type="float" office:value="0.364983001457">
            <text:p>0.3649830015</text:p>
          </table:table-cell>
          <table:table-cell office:value-type="float" office:value="0.5327829043224">
            <text:p>0.5327829043</text:p>
          </table:table-cell>
          <table:table-cell office:value-type="float" office:value="0.0621661000485">
            <text:p>0.0621661</text:p>
          </table:table-cell>
          <table:table-cell office:value-type="float" office:value="0.0070422535211">
            <text:p>0.0070422535</text:p>
          </table:table-cell>
          <table:table-cell office:value-type="float" office:value="0.0080370189965">
            <text:p>0.008037019</text:p>
          </table:table-cell>
          <table:table-cell office:value-type="float" office:value="0.0107160253287">
            <text:p>0.0107160253</text:p>
          </table:table-cell>
          <table:table-cell office:value-type="float" office:value="0.3200194836824">
            <text:p>0.3200194837</text:p>
          </table:table-cell>
          <table:table-cell office:value-type="float" office:value="0.3823672674135">
            <text:p>0.3823672674</text:p>
          </table:table-cell>
          <table:table-cell office:value-type="float" office:value="0.1938626400389">
            <text:p>0.19386264</text:p>
          </table:table-cell>
          <table:table-cell office:value-type="float" office:value="0.0823185582075">
            <text:p>0.0823185582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table:style-name="ce1" office:value-type="float" office:value="11428">
            <text:p>11428</text:p>
          </table:table-cell>
          <table:table-cell table:style-name="ce1" office:value-type="float" office:value="62114">
            <text:p>62114</text:p>
          </table:table-cell>
          <table:table-cell table:style-name="ce1" office:value-type="float" office:value="40.721978">
            <text:p>40.721978</text:p>
          </table:table-cell>
          <table:table-cell table:style-name="ce1" office:value-type="float" office:value="-73.743636">
            <text:p>-73.743636</text:p>
          </table:table-cell>
          <table:table-cell table:number-columns-repeated="2" office:value-type="float" office:value="406200">
            <text:p>406200</text:p>
          </table:table-cell>
          <table:table-cell table:number-columns-repeated="2" table:style-name="ce1" office:value-type="string">
            <text:p>none</text:p>
          </table:table-cell>
          <table:table-cell table:style-name="ce1" office:value-type="float" office:value="411600">
            <text:p>411600</text:p>
          </table:table-cell>
          <table:table-cell table:style-name="ce1" office:value-type="string">
            <text:p>none</text:p>
          </table:table-cell>
          <table:table-cell office:value-type="float" office:value="0.301">
            <text:p>0.301</text:p>
          </table:table-cell>
          <table:table-cell office:value-type="float" office:value="0.194">
            <text:p>0.194</text:p>
          </table:table-cell>
          <table:table-cell office:value-type="float" office:value="322">
            <text:p>322</text:p>
          </table:table-cell>
          <table:table-cell office:value-type="float" office:value="459000">
            <text:p>459000</text:p>
          </table:table-cell>
          <table:table-cell office:value-type="float" office:value="370000">
            <text:p>370000</text:p>
          </table:table-cell>
          <table:table-cell office:value-type="float" office:value="3476">
            <text:p>3476</text:p>
          </table:table-cell>
          <table:table-cell office:value-type="float" office:value="0.022">
            <text:p>0.022</text:p>
          </table:table-cell>
          <table:table-cell office:value-type="float" office:value="312">
            <text:p>312</text:p>
          </table:table-cell>
          <table:table-cell office:value-type="float" office:value="0.026">
            <text:p>0.026</text:p>
          </table:table-cell>
          <table:table-cell office:value-type="string">
            <text:p>none</text:p>
          </table:table-cell>
          <table:table-cell office:value-type="float" office:value="0.0087251575375">
            <text:p>0.0087251575</text:p>
          </table:table-cell>
          <table:table-cell office:value-type="float" office:value="0.0181774115365">
            <text:p>0.0181774115</text:p>
          </table:table-cell>
          <table:table-cell office:value-type="float" office:value="0.8647600581677">
            <text:p>0.8647600582</text:p>
          </table:table-cell>
          <table:table-cell office:value-type="float" office:value="0.0918565196316">
            <text:p>0.0918565196</text:p>
          </table:table-cell>
          <table:table-cell office:value-type="float" office:value="0.0142995637421">
            <text:p>0.0142995637</text:p>
          </table:table-cell>
          <table:table-cell office:value-type="string">
            <text:p>none</text:p>
          </table:table-cell>
          <table:table-cell office:value-type="float" office:value="0.0145454545454">
            <text:p>0.0145454545</text:p>
          </table:table-cell>
          <table:table-cell office:value-type="float" office:value="0.0053333333333">
            <text:p>0.0053333333</text:p>
          </table:table-cell>
          <table:table-cell office:value-type="float" office:value="0.4804848484848">
            <text:p>0.4804848485</text:p>
          </table:table-cell>
          <table:table-cell office:value-type="float" office:value="0.3035151515151">
            <text:p>0.3035151515</text:p>
          </table:table-cell>
          <table:table-cell office:value-type="float" office:value="0.1306666666666">
            <text:p>0.1306666667</text:p>
          </table:table-cell>
          <table:table-cell table:style-name="ce1" office:value-type="float" office:value="0.0649696969696">
            <text:p>0.064969697</text:p>
          </table:table-cell>
          <table:table-cell table:style-name="ce1"/>
          <table:table-cell table:style-name="ce1" office:value-type="float" office:value="0.2243035542747">
            <text:p>0.2243035543</text:p>
          </table:table-cell>
          <table:table-cell table:style-name="ce1" office:value-type="float" office:value="0.7756964457252">
            <text:p>0.775696445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1429">
            <text:p>11429</text:p>
          </table:table-cell>
          <table:table-cell office:value-type="float" office:value="62115">
            <text:p>62115</text:p>
          </table:table-cell>
          <table:table-cell office:value-type="float" office:value="40.711009">
            <text:p>40.711009</text:p>
          </table:table-cell>
          <table:table-cell office:value-type="float" office:value="-73.740338">
            <text:p>-73.740338</text:p>
          </table:table-cell>
          <table:table-cell table:number-columns-repeated="2" office:value-type="float" office:value="371900">
            <text:p>371900</text:p>
          </table:table-cell>
          <table:table-cell table:number-columns-repeated="2" office:value-type="string">
            <text:p>none</text:p>
          </table:table-cell>
          <table:table-cell office:value-type="float" office:value="375300">
            <text:p>375300</text:p>
          </table:table-cell>
          <table:table-cell office:value-type="string">
            <text:p>none</text:p>
          </table:table-cell>
          <table:table-cell office:value-type="float" office:value="0.235">
            <text:p>0.235</text:p>
          </table:table-cell>
          <table:table-cell office:value-type="float" office:value="0.161">
            <text:p>0.161</text:p>
          </table:table-cell>
          <table:table-cell office:value-type="float" office:value="276">
            <text:p>276</text:p>
          </table:table-cell>
          <table:table-cell office:value-type="float" office:value="409000">
            <text:p>409000</text:p>
          </table:table-cell>
          <table:table-cell office:value-type="float" office:value="370000">
            <text:p>370000</text:p>
          </table:table-cell>
          <table:table-cell office:value-type="float" office:value="3304">
            <text:p>3304</text:p>
          </table:table-cell>
          <table:table-cell office:value-type="float" office:value="0.028">
            <text:p>0.028</text:p>
          </table:table-cell>
          <table:table-cell office:value-type="float" office:value="267">
            <text:p>267</text:p>
          </table:table-cell>
          <table:table-cell office:value-type="float" office:value="0.029">
            <text:p>0.029</text:p>
          </table:table-cell>
          <table:table-cell office:value-type="float" office:value="0.0182052225082">
            <text:p>0.0182052225</text:p>
          </table:table-cell>
          <table:table-cell office:value-type="float" office:value="0.0262964325119">
            <text:p>0.0262964325</text:p>
          </table:table-cell>
          <table:table-cell office:value-type="float" office:value="0.6250459727841">
            <text:p>0.6250459728</text:p>
          </table:table-cell>
          <table:table-cell office:value-type="float" office:value="0.2763883780801">
            <text:p>0.2763883781</text:p>
          </table:table-cell>
          <table:table-cell office:value-type="float" office:value="0.0450533284295">
            <text:p>0.0450533284</text:p>
          </table:table-cell>
          <table:table-cell office:value-type="float" office:value="0.0088267745494">
            <text:p>0.0088267745</text:p>
          </table:table-cell>
          <table:table-cell office:value-type="float" office:value="0.0408689248895">
            <text:p>0.0408689249</text:p>
          </table:table-cell>
          <table:table-cell office:value-type="float" office:value="0.0055228276877">
            <text:p>0.0055228277</text:p>
          </table:table-cell>
          <table:table-cell office:value-type="float" office:value="0.350147275405">
            <text:p>0.3501472754</text:p>
          </table:table-cell>
          <table:table-cell office:value-type="float" office:value="0.3624815905743">
            <text:p>0.3624815906</text:p>
          </table:table-cell>
          <table:table-cell office:value-type="float" office:value="0.1794918998527">
            <text:p>0.1794918999</text:p>
          </table:table-cell>
          <table:table-cell office:value-type="float" office:value="0.0613033873343">
            <text:p>0.0613033873</text:p>
          </table:table-cell>
          <table:table-cell office:value-type="string">
            <text:p>Other</text:p>
          </table:table-cell>
          <table:table-cell office:value-type="float" office:value="0.2589172551149">
            <text:p>0.2589172551</text:p>
          </table:table-cell>
          <table:table-cell office:value-type="string">
            <text:p>SingleFamily</text:p>
          </table:table-cell>
          <table:table-cell office:value-type="float" office:value="0.741082744885">
            <text:p>0.7410827449</text:p>
          </table:table-cell>
          <table:table-cell table:number-columns-repeated="7" office:value-type="string">
            <text:p>none</text:p>
          </table:table-cell>
          <table:table-cell table:number-columns-repeated="982"/>
        </table:table-row>
        <table:table-row table:style-name="ro2">
          <table:table-cell office:value-type="float" office:value="11414">
            <text:p>11414</text:p>
          </table:table-cell>
          <table:table-cell office:value-type="float" office:value="62100">
            <text:p>62100</text:p>
          </table:table-cell>
          <table:table-cell office:value-type="float" office:value="40.646076">
            <text:p>40.646076</text:p>
          </table:table-cell>
          <table:table-cell office:value-type="float" office:value="-73.845225">
            <text:p>-73.845225</text:p>
          </table:table-cell>
          <table:table-cell office:value-type="float" office:value="533600">
            <text:p>533600</text:p>
          </table:table-cell>
          <table:table-cell office:value-type="float" office:value="571200">
            <text:p>571200</text:p>
          </table:table-cell>
          <table:table-cell table:number-columns-repeated="4" office:value-type="string">
            <text:p>none</text:p>
          </table:table-cell>
          <table:table-cell office:value-type="float" office:value="0.479">
            <text:p>0.479</text:p>
          </table:table-cell>
          <table:table-cell office:value-type="float" office:value="0.281">
            <text:p>0.281</text:p>
          </table:table-cell>
          <table:table-cell office:value-type="float" office:value="338">
            <text:p>338</text:p>
          </table:table-cell>
          <table:table-cell office:value-type="float" office:value="227000">
            <text:p>227000</text:p>
          </table:table-cell>
          <table:table-cell office:value-type="float" office:value="195100">
            <text:p>195100</text:p>
          </table:table-cell>
          <table:table-cell office:value-type="float" office:value="3693">
            <text:p>3693</text:p>
          </table:table-cell>
          <table:table-cell office:value-type="float" office:value="0.037">
            <text:p>0.037</text:p>
          </table:table-cell>
          <table:table-cell office:value-type="float" office:value="275">
            <text:p>275</text:p>
          </table:table-cell>
          <table:table-cell office:value-type="float" office:value="-0.001">
            <text:p>-0.001</text:p>
          </table:table-cell>
          <table:table-cell office:value-type="float" office:value="0.0283448624936">
            <text:p>0.0283448625</text:p>
          </table:table-cell>
          <table:table-cell office:value-type="float" office:value="0.0118103593723">
            <text:p>0.0118103594</text:p>
          </table:table-cell>
          <table:table-cell office:value-type="float" office:value="0.1542095495191">
            <text:p>0.1542095495</text:p>
          </table:table-cell>
          <table:table-cell office:value-type="float" office:value="0.2443057195883">
            <text:p>0.2443057196</text:p>
          </table:table-cell>
          <table:table-cell office:value-type="float" office:value="0.526067150329">
            <text:p>0.5260671503</text:p>
          </table:table-cell>
          <table:table-cell office:value-type="float" office:value="0.034587481019">
            <text:p>0.034587481</text:p>
          </table:table-cell>
          <table:table-cell office:value-type="float" office:value="0.118186364394">
            <text:p>0.1181863644</text:p>
          </table:table-cell>
          <table:table-cell office:value-type="float" office:value="0.0256709451575">
            <text:p>0.0256709452</text:p>
          </table:table-cell>
          <table:table-cell office:value-type="float" office:value="0.1640273378896">
            <text:p>0.1640273379</text:p>
          </table:table-cell>
          <table:table-cell office:value-type="float" office:value="0.1220203367227">
            <text:p>0.1220203367</text:p>
          </table:table-cell>
          <table:table-cell office:value-type="float" office:value="0.3500583430571">
            <text:p>0.3500583431</text:p>
          </table:table-cell>
          <table:table-cell office:value-type="float" office:value="0.2142023670611">
            <text:p>0.2142023671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15">
            <text:p>11415</text:p>
          </table:table-cell>
          <table:table-cell office:value-type="float" office:value="62101">
            <text:p>62101</text:p>
          </table:table-cell>
          <table:table-cell office:value-type="float" office:value="40.707624">
            <text:p>40.707624</text:p>
          </table:table-cell>
          <table:table-cell office:value-type="float" office:value="-73.829691">
            <text:p>-73.829691</text:p>
          </table:table-cell>
          <table:table-cell office:value-type="float" office:value="508900">
            <text:p>508900</text:p>
          </table:table-cell>
          <table:table-cell office:value-type="float" office:value="791800">
            <text:p>791800</text:p>
          </table:table-cell>
          <table:table-cell table:number-columns-repeated="4" office:value-type="string">
            <text:p>none</text:p>
          </table:table-cell>
          <table:table-cell office:value-type="float" office:value="0.233">
            <text:p>0.233</text:p>
          </table:table-cell>
          <table:table-cell office:value-type="float" office:value="0.225">
            <text:p>0.225</text:p>
          </table:table-cell>
          <table:table-cell office:value-type="float" office:value="429">
            <text:p>429</text:p>
          </table:table-cell>
          <table:table-cell office:value-type="float" office:value="199000">
            <text:p>199000</text:p>
          </table:table-cell>
          <table:table-cell office:value-type="float" office:value="212800">
            <text:p>212800</text:p>
          </table:table-cell>
          <table:table-cell office:value-type="float" office:value="3652">
            <text:p>3652</text:p>
          </table:table-cell>
          <table:table-cell office:value-type="float" office:value="0.052">
            <text:p>0.052</text:p>
          </table:table-cell>
          <table:table-cell office:value-type="float" office:value="259">
            <text:p>259</text:p>
          </table:table-cell>
          <table:table-cell office:value-type="float" office:value="0.168">
            <text:p>0.168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1416">
            <text:p>11416</text:p>
          </table:table-cell>
          <table:table-cell office:value-type="float" office:value="62102">
            <text:p>62102</text:p>
          </table:table-cell>
          <table:table-cell office:value-type="float" office:value="40.685219">
            <text:p>40.685219</text:p>
          </table:table-cell>
          <table:table-cell office:value-type="float" office:value="-73.850604">
            <text:p>-73.850604</text:p>
          </table:table-cell>
          <table:table-cell office:value-type="float" office:value="384200">
            <text:p>384200</text:p>
          </table:table-cell>
          <table:table-cell office:value-type="float" office:value="389500">
            <text:p>389500</text:p>
          </table:table-cell>
          <table:table-cell table:number-columns-repeated="4" office:value-type="string">
            <text:p>none</text:p>
          </table:table-cell>
          <table:table-cell office:value-type="float" office:value="0.079">
            <text:p>0.079</text:p>
          </table:table-cell>
          <table:table-cell office:value-type="float" office:value="0.167">
            <text:p>0.167</text:p>
          </table:table-cell>
          <table:table-cell office:value-type="float" office:value="325">
            <text:p>325</text:p>
          </table:table-cell>
          <table:table-cell office:value-type="float" office:value="435000">
            <text:p>435000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031">
            <text:p>0.031</text:p>
          </table:table-cell>
          <table:table-cell office:value-type="float" office:value="263">
            <text:p>263</text:p>
          </table:table-cell>
          <table:table-cell office:value-type="float" office:value="0.114">
            <text:p>0.114</text:p>
          </table:table-cell>
          <table:table-cell office:value-type="float" office:value="0.045847750865">
            <text:p>0.0458477509</text:p>
          </table:table-cell>
          <table:table-cell office:value-type="float" office:value="0.2024221453287">
            <text:p>0.2024221453</text:p>
          </table:table-cell>
          <table:table-cell office:value-type="float" office:value="0.6052479815455">
            <text:p>0.6052479815</text:p>
          </table:table-cell>
          <table:table-cell office:value-type="float" office:value="0.0694925028835">
            <text:p>0.0694925029</text:p>
          </table:table-cell>
          <table:table-cell office:value-type="float" office:value="0.055940023068">
            <text:p>0.0559400231</text:p>
          </table:table-cell>
          <table:table-cell office:value-type="float" office:value="0.0190311418685">
            <text:p>0.0190311419</text:p>
          </table:table-cell>
          <table:table-cell office:value-type="float" office:value="0.0308535178777">
            <text:p>0.0308535179</text:p>
          </table:table-cell>
          <table:table-cell office:value-type="float" office:value="0.0268166089965">
            <text:p>0.026816609</text:p>
          </table:table-cell>
          <table:table-cell office:value-type="float" office:value="0.1862745098039">
            <text:p>0.1862745098</text:p>
          </table:table-cell>
          <table:table-cell office:value-type="float" office:value="0.1955017301038">
            <text:p>0.1955017301</text:p>
          </table:table-cell>
          <table:table-cell office:value-type="float" office:value="0.316032295271">
            <text:p>0.3160322953</text:p>
          </table:table-cell>
          <table:table-cell office:value-type="float" office:value="0.2436562860438">
            <text:p>0.243656286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17">
            <text:p>11417</text:p>
          </table:table-cell>
          <table:table-cell office:value-type="float" office:value="62103">
            <text:p>62103</text:p>
          </table:table-cell>
          <table:table-cell office:value-type="float" office:value="40.67571">
            <text:p>40.67571</text:p>
          </table:table-cell>
          <table:table-cell office:value-type="float" office:value="-73.846642">
            <text:p>-73.846642</text:p>
          </table:table-cell>
          <table:table-cell office:value-type="float" office:value="383200">
            <text:p>383200</text:p>
          </table:table-cell>
          <table:table-cell office:value-type="float" office:value="387000">
            <text:p>387000</text:p>
          </table:table-cell>
          <table:table-cell office:value-type="float" office:value="309700">
            <text:p>309700</text:p>
          </table:table-cell>
          <table:table-cell office:value-type="string">
            <text:p>none</text:p>
          </table:table-cell>
          <table:table-cell office:value-type="float" office:value="405900">
            <text:p>405900</text:p>
          </table:table-cell>
          <table:table-cell office:value-type="string">
            <text:p>none</text:p>
          </table:table-cell>
          <table:table-cell office:value-type="float" office:value="0.275">
            <text:p>0.275</text:p>
          </table:table-cell>
          <table:table-cell office:value-type="float" office:value="0.158">
            <text:p>0.158</text:p>
          </table:table-cell>
          <table:table-cell office:value-type="float" office:value="326">
            <text:p>326</text:p>
          </table:table-cell>
          <table:table-cell office:value-type="float" office:value="449000">
            <text:p>449000</text:p>
          </table:table-cell>
          <table:table-cell office:value-type="float" office:value="335500">
            <text:p>335500</text:p>
          </table:table-cell>
          <table:table-cell office:value-type="float" office:value="3196">
            <text:p>3196</text:p>
          </table:table-cell>
          <table:table-cell office:value-type="float" office:value="0.033">
            <text:p>0.033</text:p>
          </table:table-cell>
          <table:table-cell office:value-type="float" office:value="292">
            <text:p>292</text:p>
          </table:table-cell>
          <table:table-cell office:value-type="float" office:value="0.023">
            <text:p>0.023</text:p>
          </table:table-cell>
          <table:table-cell office:value-type="float" office:value="0.0291370937616">
            <text:p>0.0291370938</text:p>
          </table:table-cell>
          <table:table-cell office:value-type="float" office:value="0.0345536047814">
            <text:p>0.0345536048</text:p>
          </table:table-cell>
          <table:table-cell office:value-type="float" office:value="0.6709002614867">
            <text:p>0.6709002615</text:p>
          </table:table-cell>
          <table:table-cell office:value-type="float" office:value="0.1449383638401">
            <text:p>0.1449383638</text:p>
          </table:table-cell>
          <table:table-cell office:value-type="float" office:value="0.0952558834516">
            <text:p>0.0952558835</text:p>
          </table:table-cell>
          <table:table-cell office:value-type="float" office:value="0.0237205827418">
            <text:p>0.0237205827</text:p>
          </table:table-cell>
          <table:table-cell office:value-type="float" office:value="0.0447161890855">
            <text:p>0.0447161891</text:p>
          </table:table-cell>
          <table:table-cell office:value-type="float" office:value="0.0144186895418">
            <text:p>0.0144186895</text:p>
          </table:table-cell>
          <table:table-cell office:value-type="float" office:value="0.3613798138346">
            <text:p>0.3613798138</text:p>
          </table:table-cell>
          <table:table-cell office:value-type="float" office:value="0.2069720751962">
            <text:p>0.2069720752</text:p>
          </table:table-cell>
          <table:table-cell office:value-type="float" office:value="0.2233984303705">
            <text:p>0.2233984304</text:p>
          </table:table-cell>
          <table:table-cell office:value-type="float" office:value="0.1480197116262">
            <text:p>0.1480197116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18">
            <text:p>11418</text:p>
          </table:table-cell>
          <table:table-cell office:value-type="float" office:value="62104">
            <text:p>62104</text:p>
          </table:table-cell>
          <table:table-cell office:value-type="float" office:value="40.699543">
            <text:p>40.699543</text:p>
          </table:table-cell>
          <table:table-cell office:value-type="float" office:value="-73.831285">
            <text:p>-73.831285</text:p>
          </table:table-cell>
          <table:table-cell office:value-type="float" office:value="434200">
            <text:p>434200</text:p>
          </table:table-cell>
          <table:table-cell office:value-type="float" office:value="435700">
            <text:p>435700</text:p>
          </table:table-cell>
          <table:table-cell office:value-type="float" office:value="426300">
            <text:p>426300</text:p>
          </table:table-cell>
          <table:table-cell table:number-columns-repeated="3" office:value-type="string">
            <text:p>none</text:p>
          </table:table-cell>
          <table:table-cell office:value-type="float" office:value="0.14">
            <text:p>0.14</text:p>
          </table:table-cell>
          <table:table-cell office:value-type="float" office:value="0.193">
            <text:p>0.193</text:p>
          </table:table-cell>
          <table:table-cell office:value-type="float" office:value="318">
            <text:p>318</text:p>
          </table:table-cell>
          <table:table-cell office:value-type="float" office:value="399000">
            <text:p>399000</text:p>
          </table:table-cell>
          <table:table-cell office:value-type="float" office:value="280000">
            <text:p>280000</text:p>
          </table:table-cell>
          <table:table-cell office:value-type="float" office:value="3375">
            <text:p>3375</text:p>
          </table:table-cell>
          <table:table-cell office:value-type="float" office:value="0.044">
            <text:p>0.044</text:p>
          </table:table-cell>
          <table:table-cell office:value-type="float" office:value="348">
            <text:p>348</text:p>
          </table:table-cell>
          <table:table-cell office:value-type="float" office:value="0.109">
            <text:p>0.109</text:p>
          </table:table-cell>
          <table:table-cell office:value-type="float" office:value="0.0230706410779">
            <text:p>0.0230706411</text:p>
          </table:table-cell>
          <table:table-cell office:value-type="float" office:value="0.0414454879542">
            <text:p>0.041445488</text:p>
          </table:table-cell>
          <table:table-cell office:value-type="float" office:value="0.2895059207839">
            <text:p>0.2895059208</text:p>
          </table:table-cell>
          <table:table-cell office:value-type="float" office:value="0.5857492854226">
            <text:p>0.5857492854</text:p>
          </table:table-cell>
          <table:table-cell office:value-type="float" office:value="0.0387913434054">
            <text:p>0.0387913434</text:p>
          </table:table-cell>
          <table:table-cell office:value-type="float" office:value="0.0179665169456">
            <text:p>0.0179665169</text:p>
          </table:table-cell>
          <table:table-cell office:value-type="float" office:value="0.0034708044099">
            <text:p>0.0034708044</text:p>
          </table:table-cell>
          <table:table-cell office:value-type="float" office:value="0.0486952948428">
            <text:p>0.0486952948</text:p>
          </table:table-cell>
          <table:table-cell office:value-type="float" office:value="0.0478734333264">
            <text:p>0.0478734333</text:p>
          </table:table-cell>
          <table:table-cell office:value-type="float" office:value="0.1664269570577">
            <text:p>0.1664269571</text:p>
          </table:table-cell>
          <table:table-cell office:value-type="float" office:value="0.1982740908156">
            <text:p>0.1982740908</text:p>
          </table:table-cell>
          <table:table-cell office:value-type="float" office:value="0.3328539141154">
            <text:p>0.3328539141</text:p>
          </table:table-cell>
          <table:table-cell office:value-type="float" office:value="0.2019724676392">
            <text:p>0.201972467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419">
            <text:p>11419</text:p>
          </table:table-cell>
          <table:table-cell office:value-type="float" office:value="62105">
            <text:p>62105</text:p>
          </table:table-cell>
          <table:table-cell office:value-type="float" office:value="40.688366">
            <text:p>40.688366</text:p>
          </table:table-cell>
          <table:table-cell office:value-type="float" office:value="-73.8227">
            <text:p>-73.8227</text:p>
          </table:table-cell>
          <table:table-cell table:number-columns-repeated="2" office:value-type="float" office:value="382800">
            <text:p>382800</text:p>
          </table:table-cell>
          <table:table-cell table:number-columns-repeated="2" office:value-type="string">
            <text:p>none</text:p>
          </table:table-cell>
          <table:table-cell office:value-type="float" office:value="384400">
            <text:p>384400</text:p>
          </table:table-cell>
          <table:table-cell office:value-type="string">
            <text:p>none</text:p>
          </table:table-cell>
          <table:table-cell office:value-type="float" office:value="0.156">
            <text:p>0.156</text:p>
          </table:table-cell>
          <table:table-cell office:value-type="float" office:value="0.298">
            <text:p>0.298</text:p>
          </table:table-cell>
          <table:table-cell office:value-type="float" office:value="310">
            <text:p>310</text:p>
          </table:table-cell>
          <table:table-cell office:value-type="float" office:value="425000">
            <text:p>425000</text:p>
          </table:table-cell>
          <table:table-cell office:value-type="float" office:value="360000">
            <text:p>360000</text:p>
          </table:table-cell>
          <table:table-cell office:value-type="float" office:value="3311">
            <text:p>3311</text:p>
          </table:table-cell>
          <table:table-cell office:value-type="float" office:value="0.028">
            <text:p>0.028</text:p>
          </table:table-cell>
          <table:table-cell office:value-type="float" office:value="299">
            <text:p>299</text:p>
          </table:table-cell>
          <table:table-cell office:value-type="float" office:value="0.043">
            <text:p>0.043</text:p>
          </table:table-cell>
          <table:table-cell office:value-type="float" office:value="0.0288200884576">
            <text:p>0.0288200885</text:p>
          </table:table-cell>
          <table:table-cell office:value-type="float" office:value="0.1405335996575">
            <text:p>0.1405335997</text:p>
          </table:table-cell>
          <table:table-cell office:value-type="float" office:value="0.765587102297">
            <text:p>0.7655871023</text:p>
          </table:table-cell>
          <table:table-cell office:value-type="float" office:value="0.0382365530032">
            <text:p>0.038236553</text:p>
          </table:table-cell>
          <table:table-cell office:value-type="float" office:value="0.0204023398487">
            <text:p>0.0204023398</text:p>
          </table:table-cell>
          <table:table-cell office:value-type="float" office:value="0.0059922956199">
            <text:p>0.0059922956</text:p>
          </table:table-cell>
          <table:table-cell office:value-type="float" office:value="0.0200678349349">
            <text:p>0.0200678349</text:p>
          </table:table-cell>
          <table:table-cell office:value-type="float" office:value="0.021339739966">
            <text:p>0.02133974</text:p>
          </table:table-cell>
          <table:table-cell office:value-type="float" office:value="0.3600904465799">
            <text:p>0.3600904466</text:p>
          </table:table-cell>
          <table:table-cell office:value-type="float" office:value="0.2343131712832">
            <text:p>0.2343131713</text:p>
          </table:table-cell>
          <table:table-cell office:value-type="float" office:value="0.2327586206896">
            <text:p>0.2327586207</text:p>
          </table:table-cell>
          <table:table-cell office:value-type="float" office:value="0.1312888637648">
            <text:p>0.131288863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0">
            <text:p>11420</text:p>
          </table:table-cell>
          <table:table-cell office:value-type="float" office:value="62106">
            <text:p>62106</text:p>
          </table:table-cell>
          <table:table-cell office:value-type="float" office:value="40.672112">
            <text:p>40.672112</text:p>
          </table:table-cell>
          <table:table-cell office:value-type="float" office:value="-73.814083">
            <text:p>-73.814083</text:p>
          </table:table-cell>
          <table:table-cell office:value-type="float" office:value="380100">
            <text:p>380100</text:p>
          </table:table-cell>
          <table:table-cell office:value-type="float" office:value="380400">
            <text:p>380400</text:p>
          </table:table-cell>
          <table:table-cell table:number-columns-repeated="2" office:value-type="string">
            <text:p>none</text:p>
          </table:table-cell>
          <table:table-cell office:value-type="float" office:value="387800">
            <text:p>387800</text:p>
          </table:table-cell>
          <table:table-cell office:value-type="string">
            <text:p>none</text:p>
          </table:table-cell>
          <table:table-cell office:value-type="float" office:value="0.276">
            <text:p>0.276</text:p>
          </table:table-cell>
          <table:table-cell office:value-type="float" office:value="0.241">
            <text:p>0.241</text:p>
          </table:table-cell>
          <table:table-cell office:value-type="float" office:value="323">
            <text:p>323</text:p>
          </table:table-cell>
          <table:table-cell office:value-type="float" office:value="409000">
            <text:p>409000</text:p>
          </table:table-cell>
          <table:table-cell office:value-type="float" office:value="390000">
            <text:p>390000</text:p>
          </table:table-cell>
          <table:table-cell office:value-type="float" office:value="3190">
            <text:p>3190</text:p>
          </table:table-cell>
          <table:table-cell office:value-type="float" office:value="0.032">
            <text:p>0.032</text:p>
          </table:table-cell>
          <table:table-cell office:value-type="float" office:value="316">
            <text:p>316</text:p>
          </table:table-cell>
          <table:table-cell office:value-type="float" office:value="0.021">
            <text:p>0.021</text:p>
          </table:table-cell>
          <table:table-cell office:value-type="float" office:value="0.0283783783783">
            <text:p>0.0283783784</text:p>
          </table:table-cell>
          <table:table-cell office:value-type="float" office:value="0.0157657657657">
            <text:p>0.0157657658</text:p>
          </table:table-cell>
          <table:table-cell office:value-type="float" office:value="0.6956081081081">
            <text:p>0.6956081081</text:p>
          </table:table-cell>
          <table:table-cell office:value-type="float" office:value="0.1943693693693">
            <text:p>0.1943693694</text:p>
          </table:table-cell>
          <table:table-cell office:value-type="float" office:value="0.0476351351351">
            <text:p>0.0476351351</text:p>
          </table:table-cell>
          <table:table-cell office:value-type="float" office:value="0.0177927927927">
            <text:p>0.0177927928</text:p>
          </table:table-cell>
          <table:table-cell office:value-type="float" office:value="0.0921882035119">
            <text:p>0.0921882035</text:p>
          </table:table-cell>
          <table:table-cell office:value-type="float" office:value="0.006978838361">
            <text:p>0.0069788384</text:p>
          </table:table-cell>
          <table:table-cell office:value-type="float" office:value="0.3892390814948">
            <text:p>0.3892390815</text:p>
          </table:table-cell>
          <table:table-cell office:value-type="float" office:value="0.2203962179198">
            <text:p>0.2203962179</text:p>
          </table:table-cell>
          <table:table-cell office:value-type="float" office:value="0.1842638451148">
            <text:p>0.1842638451</text:p>
          </table:table-cell>
          <table:table-cell office:value-type="float" office:value="0.1065961278703">
            <text:p>0.106596127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1">
            <text:p>11421</text:p>
          </table:table-cell>
          <table:table-cell office:value-type="float" office:value="62107">
            <text:p>62107</text:p>
          </table:table-cell>
          <table:table-cell office:value-type="float" office:value="40.692639">
            <text:p>40.692639</text:p>
          </table:table-cell>
          <table:table-cell office:value-type="float" office:value="-73.857497">
            <text:p>-73.857497</text:p>
          </table:table-cell>
          <table:table-cell office:value-type="float" office:value="385800">
            <text:p>385800</text:p>
          </table:table-cell>
          <table:table-cell office:value-type="float" office:value="385500">
            <text:p>385500</text:p>
          </table:table-cell>
          <table:table-cell table:number-columns-repeated="2" office:value-type="string">
            <text:p>none</text:p>
          </table:table-cell>
          <table:table-cell office:value-type="float" office:value="384200">
            <text:p>384200</text:p>
          </table:table-cell>
          <table:table-cell office:value-type="string">
            <text:p>none</text:p>
          </table:table-cell>
          <table:table-cell office:value-type="float" office:value="0.11">
            <text:p>0.11</text:p>
          </table:table-cell>
          <table:table-cell office:value-type="float" office:value="0.162">
            <text:p>0.162</text:p>
          </table:table-cell>
          <table:table-cell office:value-type="float" office:value="303">
            <text:p>303</text:p>
          </table:table-cell>
          <table:table-cell office:value-type="float" office:value="399000">
            <text:p>399000</text:p>
          </table:table-cell>
          <table:table-cell office:value-type="float" office:value="375100">
            <text:p>375100</text:p>
          </table:table-cell>
          <table:table-cell office:value-type="float" office:value="3247">
            <text:p>3247</text:p>
          </table:table-cell>
          <table:table-cell office:value-type="float" office:value="0.04">
            <text:p>0.04</text:p>
          </table:table-cell>
          <table:table-cell office:value-type="float" office:value="287">
            <text:p>287</text:p>
          </table:table-cell>
          <table:table-cell office:value-type="float" office:value="0.058">
            <text:p>0.058</text:p>
          </table:table-cell>
          <table:table-cell office:value-type="float" office:value="0.0021677505419">
            <text:p>0.0021677505</text:p>
          </table:table-cell>
          <table:table-cell office:value-type="float" office:value="0.018676004669">
            <text:p>0.0186760047</text:p>
          </table:table-cell>
          <table:table-cell office:value-type="float" office:value="0.3104885776221">
            <text:p>0.3104885776</text:p>
          </table:table-cell>
          <table:table-cell office:value-type="float" office:value="0.6126396531599">
            <text:p>0.6126396532</text:p>
          </table:table-cell>
          <table:table-cell office:value-type="float" office:value="0.032516258129">
            <text:p>0.0325162581</text:p>
          </table:table-cell>
          <table:table-cell office:value-type="float" office:value="0.0210105052526">
            <text:p>0.0210105053</text:p>
          </table:table-cell>
          <table:table-cell office:value-type="float" office:value="0.0025012506253">
            <text:p>0.0025012506</text:p>
          </table:table-cell>
          <table:table-cell office:value-type="float" office:value="0.0053156146179">
            <text:p>0.0053156146</text:p>
          </table:table-cell>
          <table:table-cell office:value-type="float" office:value="0.0172757475083">
            <text:p>0.0172757475</text:p>
          </table:table-cell>
          <table:table-cell office:value-type="float" office:value="0.3">
            <text:p>0.3</text:p>
          </table:table-cell>
          <table:table-cell office:value-type="float" office:value="0.2091362126245">
            <text:p>0.2091362126</text:p>
          </table:table-cell>
          <table:table-cell office:value-type="float" office:value="0.2953488372093">
            <text:p>0.2953488372</text:p>
          </table:table-cell>
          <table:table-cell office:value-type="float" office:value="0.171926910299">
            <text:p>0.171926910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368">
            <text:p>11368</text:p>
          </table:table-cell>
          <table:table-cell office:value-type="float" office:value="62080">
            <text:p>62080</text:p>
          </table:table-cell>
          <table:table-cell office:value-type="float" office:value="40.751611">
            <text:p>40.751611</text:p>
          </table:table-cell>
          <table:table-cell office:value-type="float" office:value="-73.852246">
            <text:p>-73.852246</text:p>
          </table:table-cell>
          <table:table-cell office:value-type="float" office:value="404100">
            <text:p>404100</text:p>
          </table:table-cell>
          <table:table-cell office:value-type="float" office:value="514900">
            <text:p>514900</text:p>
          </table:table-cell>
          <table:table-cell office:value-type="float" office:value="351300">
            <text:p>351300</text:p>
          </table:table-cell>
          <table:table-cell table:number-columns-repeated="3" office:value-type="string">
            <text:p>none</text:p>
          </table:table-cell>
          <table:table-cell office:value-type="float" office:value="0.131">
            <text:p>0.131</text:p>
          </table:table-cell>
          <table:table-cell office:value-type="float" office:value="0.097">
            <text:p>0.097</text:p>
          </table:table-cell>
          <table:table-cell office:value-type="float" office:value="460">
            <text:p>460</text:p>
          </table:table-cell>
          <table:table-cell office:value-type="float" office:value="260000">
            <text:p>260000</text:p>
          </table:table-cell>
          <table:table-cell office:value-type="float" office:value="230000">
            <text:p>230000</text:p>
          </table:table-cell>
          <table:table-cell office:value-type="float" office:value="1151">
            <text:p>1151</text:p>
          </table:table-cell>
          <table:table-cell office:value-type="float" office:value="0.058">
            <text:p>0.058</text:p>
          </table:table-cell>
          <table:table-cell office:value-type="float" office:value="409">
            <text:p>409</text:p>
          </table:table-cell>
          <table:table-cell office:value-type="float" office:value="0.087">
            <text:p>0.087</text:p>
          </table:table-cell>
          <table:table-cell office:value-type="float" office:value="0.1604301075268">
            <text:p>0.1604301075</text:p>
          </table:table-cell>
          <table:table-cell office:value-type="float" office:value="0.1717562724014">
            <text:p>0.1717562724</text:p>
          </table:table-cell>
          <table:table-cell office:value-type="float" office:value="0.4488888888888">
            <text:p>0.4488888889</text:p>
          </table:table-cell>
          <table:table-cell office:value-type="float" office:value="0.0368458781362">
            <text:p>0.0368458781</text:p>
          </table:table-cell>
          <table:table-cell office:value-type="float" office:value="0.1261648745519">
            <text:p>0.1261648746</text:p>
          </table:table-cell>
          <table:table-cell office:value-type="float" office:value="0.0551971326164">
            <text:p>0.0551971326</text:p>
          </table:table-cell>
          <table:table-cell office:value-type="float" office:value="0.089729277142">
            <text:p>0.0897292771</text:p>
          </table:table-cell>
          <table:table-cell office:value-type="float" office:value="0.1278258442645">
            <text:p>0.1278258443</text:p>
          </table:table-cell>
          <table:table-cell office:value-type="float" office:value="0.072843985487">
            <text:p>0.0728439855</text:p>
          </table:table-cell>
          <table:table-cell office:value-type="float" office:value="0.1152665364219">
            <text:p>0.1152665364</text:p>
          </table:table-cell>
          <table:table-cell office:value-type="float" office:value="0.2334635780072">
            <text:p>0.233463578</text:p>
          </table:table-cell>
          <table:table-cell office:value-type="float" office:value="0.3551493162154">
            <text:p>0.3551493162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69">
            <text:p>11369</text:p>
          </table:table-cell>
          <table:table-cell office:value-type="float" office:value="62081">
            <text:p>62081</text:p>
          </table:table-cell>
          <table:table-cell office:value-type="float" office:value="40.763831">
            <text:p>40.763831</text:p>
          </table:table-cell>
          <table:table-cell office:value-type="float" office:value="-73.872158">
            <text:p>-73.872158</text:p>
          </table:table-cell>
          <table:table-cell table:number-columns-repeated="2" office:value-type="float" office:value="508700">
            <text:p>508700</text:p>
          </table:table-cell>
          <table:table-cell table:number-columns-repeated="4" office:value-type="string">
            <text:p>none</text:p>
          </table:table-cell>
          <table:table-cell office:value-type="float" office:value="0.108">
            <text:p>0.108</text:p>
          </table:table-cell>
          <table:table-cell office:value-type="float" office:value="0.146">
            <text:p>0.146</text:p>
          </table:table-cell>
          <table:table-cell office:value-type="float" office:value="398">
            <text:p>398</text:p>
          </table:table-cell>
          <table:table-cell office:value-type="float" office:value="419000">
            <text:p>419000</text:p>
          </table:table-cell>
          <table:table-cell office:value-type="float" office:value="325000">
            <text:p>325000</text:p>
          </table:table-cell>
          <table:table-cell office:value-type="float" office:value="3781">
            <text:p>3781</text:p>
          </table:table-cell>
          <table:table-cell office:value-type="float" office:value="0.045">
            <text:p>0.045</text:p>
          </table:table-cell>
          <table:table-cell office:value-type="float" office:value="315">
            <text:p>315</text:p>
          </table:table-cell>
          <table:table-cell office:value-type="float" office:value="0.104">
            <text:p>0.104</text:p>
          </table:table-cell>
          <table:table-cell office:value-type="float" office:value="0.0394549522066">
            <text:p>0.0394549522</text:p>
          </table:table-cell>
          <table:table-cell office:value-type="float" office:value="0.0687411022981">
            <text:p>0.0687411023</text:p>
          </table:table-cell>
          <table:table-cell office:value-type="float" office:value="0.5078299776286">
            <text:p>0.5078299776</text:p>
          </table:table-cell>
          <table:table-cell office:value-type="float" office:value="0.3050640634533">
            <text:p>0.3050640635</text:p>
          </table:table-cell>
          <table:table-cell office:value-type="float" office:value="0.0557250355908">
            <text:p>0.0557250356</text:p>
          </table:table-cell>
          <table:table-cell office:value-type="float" office:value="0.0229814927801">
            <text:p>0.0229814928</text:p>
          </table:table-cell>
          <table:table-cell office:value-type="float" office:value="0.0148585385711">
            <text:p>0.0148585386</text:p>
          </table:table-cell>
          <table:table-cell office:value-type="float" office:value="0.0242214532871">
            <text:p>0.0242214533</text:p>
          </table:table-cell>
          <table:table-cell office:value-type="float" office:value="0.1506208019539">
            <text:p>0.150620802</text:p>
          </table:table-cell>
          <table:table-cell office:value-type="float" office:value="0.2525951557093">
            <text:p>0.2525951557</text:p>
          </table:table-cell>
          <table:table-cell office:value-type="float" office:value="0.3637288825564">
            <text:p>0.3637288826</text:p>
          </table:table-cell>
          <table:table-cell office:value-type="float" office:value="0.193364543049">
            <text:p>0.19336454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0">
            <text:p>11370</text:p>
          </table:table-cell>
          <table:table-cell office:value-type="float" office:value="62082">
            <text:p>62082</text:p>
          </table:table-cell>
          <table:table-cell office:value-type="float" office:value="40.764308">
            <text:p>40.764308</text:p>
          </table:table-cell>
          <table:table-cell office:value-type="float" office:value="-73.891535">
            <text:p>-73.891535</text:p>
          </table:table-cell>
          <table:table-cell office:value-type="float" office:value="517700">
            <text:p>517700</text:p>
          </table:table-cell>
          <table:table-cell office:value-type="float" office:value="581600">
            <text:p>581600</text:p>
          </table:table-cell>
          <table:table-cell office:value-type="float" office:value="323100">
            <text:p>323100</text:p>
          </table:table-cell>
          <table:table-cell table:number-columns-repeated="3" office:value-type="string">
            <text:p>none</text:p>
          </table:table-cell>
          <table:table-cell office:value-type="float" office:value="0.21">
            <text:p>0.21</text:p>
          </table:table-cell>
          <table:table-cell office:value-type="float" office:value="0.184">
            <text:p>0.184</text:p>
          </table:table-cell>
          <table:table-cell office:value-type="float" office:value="434">
            <text:p>434</text:p>
          </table:table-cell>
          <table:table-cell office:value-type="float" office:value="389000">
            <text:p>389000</text:p>
          </table:table-cell>
          <table:table-cell office:value-type="float" office:value="325000">
            <text:p>325000</text:p>
          </table:table-cell>
          <table:table-cell office:value-type="float" office:value="2413">
            <text:p>2413</text:p>
          </table:table-cell>
          <table:table-cell office:value-type="float" office:value="0.034">
            <text:p>0.034</text:p>
          </table:table-cell>
          <table:table-cell office:value-type="float" office:value="405">
            <text:p>405</text:p>
          </table:table-cell>
          <table:table-cell office:value-type="float" office:value="0.067">
            <text:p>0.067</text:p>
          </table:table-cell>
          <table:table-cell office:value-type="float" office:value="0.0231097714142">
            <text:p>0.0231097714</text:p>
          </table:table-cell>
          <table:table-cell office:value-type="float" office:value="0.0095453403667">
            <text:p>0.0095453404</text:p>
          </table:table-cell>
          <table:table-cell office:value-type="float" office:value="0.2891233358452">
            <text:p>0.2891233358</text:p>
          </table:table-cell>
          <table:table-cell office:value-type="float" office:value="0.3966340115548">
            <text:p>0.3966340116</text:p>
          </table:table-cell>
          <table:table-cell office:value-type="float" office:value="0.2614920874152">
            <text:p>0.2614920874</text:p>
          </table:table-cell>
          <table:table-cell office:value-type="float" office:value="0.0198442602361">
            <text:p>0.0198442602</text:p>
          </table:table-cell>
          <table:table-cell office:value-type="float" office:value="0.2093442951674">
            <text:p>0.2093442952</text:p>
          </table:table-cell>
          <table:table-cell office:value-type="float" office:value="0.0272709043513">
            <text:p>0.0272709044</text:p>
          </table:table-cell>
          <table:table-cell office:value-type="float" office:value="0.0814116703428">
            <text:p>0.0814116703</text:p>
          </table:table-cell>
          <table:table-cell office:value-type="float" office:value="0.2131542009223">
            <text:p>0.2131542009</text:p>
          </table:table-cell>
          <table:table-cell office:value-type="float" office:value="0.2197714056547">
            <text:p>0.2197714057</text:p>
          </table:table-cell>
          <table:table-cell office:value-type="float" office:value="0.2480449167836">
            <text:p>0.248044916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2">
            <text:p>11372</text:p>
          </table:table-cell>
          <table:table-cell office:value-type="float" office:value="62084">
            <text:p>62084</text:p>
          </table:table-cell>
          <table:table-cell office:value-type="float" office:value="40.751762">
            <text:p>40.751762</text:p>
          </table:table-cell>
          <table:table-cell office:value-type="float" office:value="-73.882972">
            <text:p>-73.882972</text:p>
          </table:table-cell>
          <table:table-cell office:value-type="float" office:value="483800">
            <text:p>483800</text:p>
          </table:table-cell>
          <table:table-cell office:value-type="float" office:value="647500">
            <text:p>647500</text:p>
          </table:table-cell>
          <table:table-cell office:value-type="float" office:value="399200">
            <text:p>399200</text:p>
          </table:table-cell>
          <table:table-cell table:number-columns-repeated="3" office:value-type="string">
            <text:p>none</text:p>
          </table:table-cell>
          <table:table-cell office:value-type="float" office:value="0.117">
            <text:p>0.117</text:p>
          </table:table-cell>
          <table:table-cell office:value-type="float" office:value="0.136">
            <text:p>0.136</text:p>
          </table:table-cell>
          <table:table-cell office:value-type="float" office:value="447">
            <text:p>447</text:p>
          </table:table-cell>
          <table:table-cell office:value-type="float" office:value="238000">
            <text:p>238000</text:p>
          </table:table-cell>
          <table:table-cell office:value-type="float" office:value="226700">
            <text:p>226700</text:p>
          </table:table-cell>
          <table:table-cell office:value-type="float" office:value="2520">
            <text:p>2520</text:p>
          </table:table-cell>
          <table:table-cell office:value-type="float" office:value="0.063">
            <text:p>0.063</text:p>
          </table:table-cell>
          <table:table-cell office:value-type="float" office:value="298">
            <text:p>298</text:p>
          </table:table-cell>
          <table:table-cell office:value-type="float" office:value="0.153">
            <text:p>0.153</text:p>
          </table:table-cell>
          <table:table-cell table:number-columns-repeated="12" office:value-type="string">
            <text:p>none</text:p>
          </table:table-cell>
          <table:table-cell table:number-columns-repeated="993"/>
        </table:table-row>
        <table:table-row table:style-name="ro2">
          <table:table-cell office:value-type="float" office:value="11373">
            <text:p>11373</text:p>
          </table:table-cell>
          <table:table-cell office:value-type="float" office:value="62085">
            <text:p>62085</text:p>
          </table:table-cell>
          <table:table-cell office:value-type="float" office:value="40.738496">
            <text:p>40.738496</text:p>
          </table:table-cell>
          <table:table-cell office:value-type="float" office:value="-73.87797">
            <text:p>-73.87797</text:p>
          </table:table-cell>
          <table:table-cell office:value-type="float" office:value="437000">
            <text:p>437000</text:p>
          </table:table-cell>
          <table:table-cell office:value-type="float" office:value="605100">
            <text:p>605100</text:p>
          </table:table-cell>
          <table:table-cell office:value-type="float" office:value="369100">
            <text:p>369100</text:p>
          </table:table-cell>
          <table:table-cell table:number-columns-repeated="3" office:value-type="string">
            <text:p>none</text:p>
          </table:table-cell>
          <table:table-cell office:value-type="float" office:value="0.229">
            <text:p>0.229</text:p>
          </table:table-cell>
          <table:table-cell office:value-type="float" office:value="0.156">
            <text:p>0.156</text:p>
          </table:table-cell>
          <table:table-cell office:value-type="float" office:value="458">
            <text:p>458</text:p>
          </table:table-cell>
          <table:table-cell office:value-type="float" office:value="265000">
            <text:p>265000</text:p>
          </table:table-cell>
          <table:table-cell office:value-type="float" office:value="239000">
            <text:p>239000</text:p>
          </table:table-cell>
          <table:table-cell office:value-type="float" office:value="2248">
            <text:p>2248</text:p>
          </table:table-cell>
          <table:table-cell office:value-type="float" office:value="0.05">
            <text:p>0.05</text:p>
          </table:table-cell>
          <table:table-cell office:value-type="float" office:value="358">
            <text:p>358</text:p>
          </table:table-cell>
          <table:table-cell office:value-type="float" office:value="0.016">
            <text:p>0.016</text:p>
          </table:table-cell>
          <table:table-cell office:value-type="float" office:value="0.071790765946">
            <text:p>0.0717907659</text:p>
          </table:table-cell>
          <table:table-cell office:value-type="float" office:value="0.0812650120096">
            <text:p>0.081265012</text:p>
          </table:table-cell>
          <table:table-cell office:value-type="float" office:value="0.3468107819589">
            <text:p>0.346810782</text:p>
          </table:table-cell>
          <table:table-cell office:value-type="float" office:value="0.2049639711769">
            <text:p>0.2049639712</text:p>
          </table:table-cell>
          <table:table-cell office:value-type="float" office:value="0.1832132372564">
            <text:p>0.1832132373</text:p>
          </table:table-cell>
          <table:table-cell office:value-type="float" office:value="0.1119562316519">
            <text:p>0.1119562317</text:p>
          </table:table-cell>
          <table:table-cell office:value-type="float" office:value="0.170625798212">
            <text:p>0.1706257982</text:p>
          </table:table-cell>
          <table:table-cell office:value-type="float" office:value="0.0848020434227">
            <text:p>0.0848020434</text:p>
          </table:table-cell>
          <table:table-cell office:value-type="float" office:value="0.109067688378">
            <text:p>0.1090676884</text:p>
          </table:table-cell>
          <table:table-cell office:value-type="float" office:value="0.1515964240102">
            <text:p>0.151596424</text:p>
          </table:table-cell>
          <table:table-cell office:value-type="float" office:value="0.1851851851851">
            <text:p>0.1851851852</text:p>
          </table:table-cell>
          <table:table-cell office:value-type="float" office:value="0.2841634738186">
            <text:p>0.284163473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7">
            <text:p>11377</text:p>
          </table:table-cell>
          <table:table-cell office:value-type="float" office:value="62088">
            <text:p>62088</text:p>
          </table:table-cell>
          <table:table-cell office:value-type="float" office:value="40.747832">
            <text:p>40.747832</text:p>
          </table:table-cell>
          <table:table-cell office:value-type="float" office:value="-73.906252">
            <text:p>-73.906252</text:p>
          </table:table-cell>
          <table:table-cell office:value-type="float" office:value="566200">
            <text:p>566200</text:p>
          </table:table-cell>
          <table:table-cell office:value-type="float" office:value="582400">
            <text:p>582400</text:p>
          </table:table-cell>
          <table:table-cell office:value-type="float" office:value="394400">
            <text:p>394400</text:p>
          </table:table-cell>
          <table:table-cell table:number-columns-repeated="3" office:value-type="string">
            <text:p>none</text:p>
          </table:table-cell>
          <table:table-cell office:value-type="float" office:value="0.192">
            <text:p>0.192</text:p>
          </table:table-cell>
          <table:table-cell office:value-type="float" office:value="0.123">
            <text:p>0.123</text:p>
          </table:table-cell>
          <table:table-cell office:value-type="float" office:value="474">
            <text:p>474</text:p>
          </table:table-cell>
          <table:table-cell office:value-type="float" office:value="249000">
            <text:p>249000</text:p>
          </table:table-cell>
          <table:table-cell office:value-type="float" office:value="226800">
            <text:p>226800</text:p>
          </table:table-cell>
          <table:table-cell office:value-type="float" office:value="3525">
            <text:p>3525</text:p>
          </table:table-cell>
          <table:table-cell office:value-type="float" office:value="0.061">
            <text:p>0.061</text:p>
          </table:table-cell>
          <table:table-cell office:value-type="float" office:value="400">
            <text:p>400</text:p>
          </table:table-cell>
          <table:table-cell office:value-type="float" office:value="0.046">
            <text:p>0.046</text:p>
          </table:table-cell>
          <table:table-cell office:value-type="float" office:value="0.0642228739002">
            <text:p>0.0642228739</text:p>
          </table:table-cell>
          <table:table-cell office:value-type="float" office:value="0.0775659824046">
            <text:p>0.0775659824</text:p>
          </table:table-cell>
          <table:table-cell office:value-type="float" office:value="0.3810850439882">
            <text:p>0.381085044</text:p>
          </table:table-cell>
          <table:table-cell office:value-type="float" office:value="0.2887096774193">
            <text:p>0.2887096774</text:p>
          </table:table-cell>
          <table:table-cell office:value-type="float" office:value="0.1347507331378">
            <text:p>0.1347507331</text:p>
          </table:table-cell>
          <table:table-cell office:value-type="float" office:value="0.0529325513196">
            <text:p>0.0529325513</text:p>
          </table:table-cell>
          <table:table-cell office:value-type="float" office:value="0.0712312836168">
            <text:p>0.0712312836</text:p>
          </table:table-cell>
          <table:table-cell office:value-type="float" office:value="0.0600377961913">
            <text:p>0.0600377962</text:p>
          </table:table-cell>
          <table:table-cell office:value-type="float" office:value="0.1139700537868">
            <text:p>0.1139700538</text:p>
          </table:table-cell>
          <table:table-cell office:value-type="float" office:value="0.2120947812182">
            <text:p>0.2120947812</text:p>
          </table:table-cell>
          <table:table-cell office:value-type="float" office:value="0.2607937200174">
            <text:p>0.26079372</text:p>
          </table:table-cell>
          <table:table-cell office:value-type="float" office:value="0.2744584968745">
            <text:p>0.274458496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8">
            <text:p>11378</text:p>
          </table:table-cell>
          <table:table-cell office:value-type="float" office:value="62089">
            <text:p>62089</text:p>
          </table:table-cell>
          <table:table-cell office:value-type="float" office:value="40.723685">
            <text:p>40.723685</text:p>
          </table:table-cell>
          <table:table-cell office:value-type="float" office:value="-73.907772">
            <text:p>-73.907772</text:p>
          </table:table-cell>
          <table:table-cell office:value-type="float" office:value="532200">
            <text:p>532200</text:p>
          </table:table-cell>
          <table:table-cell office:value-type="float" office:value="534100">
            <text:p>534100</text:p>
          </table:table-cell>
          <table:table-cell table:number-columns-repeated="4" office:value-type="string">
            <text:p>none</text:p>
          </table:table-cell>
          <table:table-cell office:value-type="float" office:value="0.112">
            <text:p>0.112</text:p>
          </table:table-cell>
          <table:table-cell office:value-type="float" office:value="0.174">
            <text:p>0.174</text:p>
          </table:table-cell>
          <table:table-cell office:value-type="float" office:value="456">
            <text:p>456</text:p>
          </table:table-cell>
          <table:table-cell office:value-type="float" office:value="525000">
            <text:p>525000</text:p>
          </table:table-cell>
          <table:table-cell office:value-type="float" office:value="480000">
            <text:p>480000</text:p>
          </table:table-cell>
          <table:table-cell office:value-type="float" office:value="3475">
            <text:p>3475</text:p>
          </table:table-cell>
          <table:table-cell office:value-type="float" office:value="0.034">
            <text:p>0.034</text:p>
          </table:table-cell>
          <table:table-cell office:value-type="float" office:value="381">
            <text:p>381</text:p>
          </table:table-cell>
          <table:table-cell office:value-type="float" office:value="0.102">
            <text:p>0.102</text:p>
          </table:table-cell>
          <table:table-cell office:value-type="float" office:value="0.0051583321392">
            <text:p>0.0051583321</text:p>
          </table:table-cell>
          <table:table-cell office:value-type="float" office:value="0.0332425848975">
            <text:p>0.0332425849</text:p>
          </table:table-cell>
          <table:table-cell office:value-type="float" office:value="0.1326837655824">
            <text:p>0.1326837656</text:p>
          </table:table-cell>
          <table:table-cell office:value-type="float" office:value="0.4688350766585">
            <text:p>0.4688350767</text:p>
          </table:table-cell>
          <table:table-cell office:value-type="float" office:value="0.2534747098438">
            <text:p>0.2534747098</text:p>
          </table:table-cell>
          <table:table-cell office:value-type="float" office:value="0.0842527582748">
            <text:p>0.0842527583</text:p>
          </table:table-cell>
          <table:table-cell office:value-type="float" office:value="0.0223527726035">
            <text:p>0.0223527726</text:p>
          </table:table-cell>
          <table:table-cell office:value-type="float" office:value="0.0442693409742">
            <text:p>0.044269341</text:p>
          </table:table-cell>
          <table:table-cell office:value-type="float" office:value="0.0326647564469">
            <text:p>0.0326647564</text:p>
          </table:table-cell>
          <table:table-cell office:value-type="float" office:value="0.1895415472779">
            <text:p>0.1895415473</text:p>
          </table:table-cell>
          <table:table-cell office:value-type="float" office:value="0.2674785100286">
            <text:p>0.26747851</text:p>
          </table:table-cell>
          <table:table-cell office:value-type="float" office:value="0.2603151862464">
            <text:p>0.2603151862</text:p>
          </table:table-cell>
          <table:table-cell office:value-type="float" office:value="0.2047277936962">
            <text:p>0.204727793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0302">
            <text:p>10302</text:p>
          </table:table-cell>
          <table:table-cell table:style-name="ce1" office:value-type="float" office:value="61778">
            <text:p>61778</text:p>
          </table:table-cell>
          <table:table-cell table:style-name="ce1" office:value-type="float" office:value="40.629307">
            <text:p>40.629307</text:p>
          </table:table-cell>
          <table:table-cell table:style-name="ce1" office:value-type="float" office:value="-74.137446">
            <text:p>-74.137446</text:p>
          </table:table-cell>
          <table:table-cell table:number-columns-repeated="2" office:value-type="float" office:value="320600">
            <text:p>320600</text:p>
          </table:table-cell>
          <table:table-cell table:number-columns-repeated="2" table:style-name="ce1" office:value-type="string">
            <text:p>none</text:p>
          </table:table-cell>
          <table:table-cell table:style-name="ce1" office:value-type="float" office:value="307100">
            <text:p>307100</text:p>
          </table:table-cell>
          <table:table-cell table:style-name="ce1" office:value-type="string">
            <text:p>none</text:p>
          </table:table-cell>
          <table:table-cell office:value-type="float" office:value="0.282">
            <text:p>0.282</text:p>
          </table:table-cell>
          <table:table-cell office:value-type="float" office:value="0.296">
            <text:p>0.296</text:p>
          </table:table-cell>
          <table:table-cell office:value-type="float" office:value="236">
            <text:p>236</text:p>
          </table:table-cell>
          <table:table-cell office:value-type="float" office:value="329000">
            <text:p>329000</text:p>
          </table:table-cell>
          <table:table-cell office:value-type="float" office:value="280000">
            <text:p>280000</text:p>
          </table:table-cell>
          <table:table-cell office:value-type="float" office:value="2694">
            <text:p>2694</text:p>
          </table:table-cell>
          <table:table-cell office:value-type="float" office:value="0.027">
            <text:p>0.027</text:p>
          </table:table-cell>
          <table:table-cell office:value-type="float" office:value="218">
            <text:p>218</text:p>
          </table:table-cell>
          <table:table-cell office:value-type="float" office:value="0.025">
            <text:p>0.025</text:p>
          </table:table-cell>
          <table:table-cell office:value-type="float" office:value="0.0632780082987">
            <text:p>0.0632780083</text:p>
          </table:table-cell>
          <table:table-cell office:value-type="float" office:value="0.085580912863">
            <text:p>0.0855809129</text:p>
          </table:table-cell>
          <table:table-cell office:value-type="float" office:value="0.1859439834024">
            <text:p>0.1859439834</text:p>
          </table:table-cell>
          <table:table-cell office:value-type="float" office:value="0.3970435684647">
            <text:p>0.3970435685</text:p>
          </table:table-cell>
          <table:table-cell office:value-type="float" office:value="0.1314834024896">
            <text:p>0.1314834025</text:p>
          </table:table-cell>
          <table:table-cell office:value-type="float" office:value="0.0783195020746">
            <text:p>0.0783195021</text:p>
          </table:table-cell>
          <table:table-cell office:value-type="float" office:value="0.0583506224066">
            <text:p>0.0583506224</text:p>
          </table:table-cell>
          <table:table-cell office:value-type="float" office:value="0.0771829521829">
            <text:p>0.0771829522</text:p>
          </table:table-cell>
          <table:table-cell office:value-type="float" office:value="0.0192307692307">
            <text:p>0.0192307692</text:p>
          </table:table-cell>
          <table:table-cell office:value-type="float" office:value="0.3071725571725">
            <text:p>0.3071725572</text:p>
          </table:table-cell>
          <table:table-cell office:value-type="float" office:value="0.2570166320166">
            <text:p>0.257016632</text:p>
          </table:table-cell>
          <table:table-cell office:value-type="float" office:value="0.2406444906444">
            <text:p>0.2406444906</text:p>
          </table:table-cell>
          <table:table-cell table:style-name="ce1" office:value-type="float" office:value="0.0982328482328">
            <text:p>0.098232848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3">
            <text:p>10303</text:p>
          </table:table-cell>
          <table:table-cell table:style-name="ce1" office:value-type="float" office:value="61779">
            <text:p>61779</text:p>
          </table:table-cell>
          <table:table-cell table:style-name="ce1" office:value-type="float" office:value="40.632374">
            <text:p>40.632374</text:p>
          </table:table-cell>
          <table:table-cell table:style-name="ce1" office:value-type="float" office:value="-74.169178">
            <text:p>-74.169178</text:p>
          </table:table-cell>
          <table:table-cell office:value-type="float" office:value="279600">
            <text:p>279600</text:p>
          </table:table-cell>
          <table:table-cell office:value-type="float" office:value="285100">
            <text:p>285100</text:p>
          </table:table-cell>
          <table:table-cell table:style-name="ce1" office:value-type="float" office:value="218800">
            <text:p>218800</text:p>
          </table:table-cell>
          <table:table-cell table:style-name="ce1" office:value-type="float" office:value="251200">
            <text:p>251200</text:p>
          </table:table-cell>
          <table:table-cell table:style-name="ce1" office:value-type="float" office:value="284900">
            <text:p>284900</text:p>
          </table:table-cell>
          <table:table-cell table:style-name="ce1" office:value-type="string">
            <text:p>none</text:p>
          </table:table-cell>
          <table:table-cell office:value-type="float" office:value="0.216">
            <text:p>0.216</text:p>
          </table:table-cell>
          <table:table-cell office:value-type="float" office:value="0.342">
            <text:p>0.342</text:p>
          </table:table-cell>
          <table:table-cell office:value-type="float" office:value="204">
            <text:p>204</text:p>
          </table:table-cell>
          <table:table-cell office:value-type="float" office:value="269000">
            <text:p>269000</text:p>
          </table:table-cell>
          <table:table-cell office:value-type="float" office:value="200000">
            <text:p>200000</text:p>
          </table:table-cell>
          <table:table-cell office:value-type="float" office:value="2349">
            <text:p>2349</text:p>
          </table:table-cell>
          <table:table-cell office:value-type="float" office:value="0.027">
            <text:p>0.027</text:p>
          </table:table-cell>
          <table:table-cell office:value-type="float" office:value="202">
            <text:p>202</text:p>
          </table:table-cell>
          <table:table-cell office:value-type="float" office:value="0.07">
            <text:p>0.07</text:p>
          </table:table-cell>
          <table:table-cell office:value-type="float" office:value="0.0374351371386">
            <text:p>0.0374351371</text:p>
          </table:table-cell>
          <table:table-cell office:value-type="float" office:value="0.1745737583395">
            <text:p>0.1745737583</text:p>
          </table:table-cell>
          <table:table-cell office:value-type="float" office:value="0.1039659006671">
            <text:p>0.1039659007</text:p>
          </table:table-cell>
          <table:table-cell office:value-type="float" office:value="0.1293550778354">
            <text:p>0.1293550778</text:p>
          </table:table-cell>
          <table:table-cell office:value-type="float" office:value="0.0492957746478">
            <text:p>0.0492957746</text:p>
          </table:table-cell>
          <table:table-cell office:value-type="float" office:value="0.1275018532246">
            <text:p>0.1275018532</text:p>
          </table:table-cell>
          <table:table-cell office:value-type="float" office:value="0.3778724981467">
            <text:p>0.3778724981</text:p>
          </table:table-cell>
          <table:table-cell office:value-type="float" office:value="0.1491950580307">
            <text:p>0.149195058</text:p>
          </table:table-cell>
          <table:table-cell office:value-type="float" office:value="0.0093597903406">
            <text:p>0.0093597903</text:p>
          </table:table-cell>
          <table:table-cell office:value-type="float" office:value="0.3000748783227">
            <text:p>0.3000748783</text:p>
          </table:table-cell>
          <table:table-cell office:value-type="float" office:value="0.2465368775739">
            <text:p>0.2465368776</text:p>
          </table:table-cell>
          <table:table-cell office:value-type="float" office:value="0.2186447023586">
            <text:p>0.2186447024</text:p>
          </table:table-cell>
          <table:table-cell table:style-name="ce1" office:value-type="float" office:value="0.0743167353051">
            <text:p>0.0743167353</text:p>
          </table:table-cell>
          <table:table-cell table:style-name="ce1" office:value-type="float" office:value="0.1325365679628">
            <text:p>0.132536568</text:p>
          </table:table-cell>
          <table:table-cell table:style-name="ce1" office:value-type="float" office:value="0.2827327863003">
            <text:p>0.2827327863</text:p>
          </table:table-cell>
          <table:table-cell table:style-name="ce1" office:value-type="float" office:value="0.5847306457367">
            <text:p>0.584730645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10">
            <text:p>10310</text:p>
          </table:table-cell>
          <table:table-cell table:style-name="ce1" office:value-type="float" office:value="61786">
            <text:p>61786</text:p>
          </table:table-cell>
          <table:table-cell table:style-name="ce1" office:value-type="float" office:value="40.633335">
            <text:p>40.633335</text:p>
          </table:table-cell>
          <table:table-cell table:style-name="ce1" office:value-type="float" office:value="-74.117787">
            <text:p>-74.117787</text:p>
          </table:table-cell>
          <table:table-cell office:value-type="float" office:value="390500">
            <text:p>390500</text:p>
          </table:table-cell>
          <table:table-cell office:value-type="float" office:value="397400">
            <text:p>397400</text:p>
          </table:table-cell>
          <table:table-cell table:style-name="ce1" office:value-type="float" office:value="207200">
            <text:p>207200</text:p>
          </table:table-cell>
          <table:table-cell table:style-name="ce1" office:value-type="string">
            <text:p>none</text:p>
          </table:table-cell>
          <table:table-cell table:style-name="ce1" office:value-type="float" office:value="354300">
            <text:p>354300</text:p>
          </table:table-cell>
          <table:table-cell table:style-name="ce1" office:value-type="float" office:value="416100">
            <text:p>416100</text:p>
          </table:table-cell>
          <table:table-cell office:value-type="float" office:value="0.176">
            <text:p>0.176</text:p>
          </table:table-cell>
          <table:table-cell office:value-type="float" office:value="0.383">
            <text:p>0.383</text:p>
          </table:table-cell>
          <table:table-cell office:value-type="float" office:value="267">
            <text:p>267</text:p>
          </table:table-cell>
          <table:table-cell office:value-type="float" office:value="379900">
            <text:p>379900</text:p>
          </table:table-cell>
          <table:table-cell office:value-type="float" office:value="351500">
            <text:p>351500</text:p>
          </table:table-cell>
          <table:table-cell office:value-type="float" office:value="3205">
            <text:p>3205</text:p>
          </table:table-cell>
          <table:table-cell office:value-type="float" office:value="0.033">
            <text:p>0.033</text:p>
          </table:table-cell>
          <table:table-cell office:value-type="float" office:value="251">
            <text:p>251</text:p>
          </table:table-cell>
          <table:table-cell office:value-type="float" office:value="0.07">
            <text:p>0.07</text:p>
          </table:table-cell>
          <table:table-cell office:value-type="float" office:value="0.0831234256926">
            <text:p>0.0831234257</text:p>
          </table:table-cell>
          <table:table-cell office:value-type="float" office:value="0.0906801007556">
            <text:p>0.0906801008</text:p>
          </table:table-cell>
          <table:table-cell office:value-type="float" office:value="0.13440086362">
            <text:p>0.1344008636</text:p>
          </table:table-cell>
          <table:table-cell office:value-type="float" office:value="0.3751349406261">
            <text:p>0.3751349406</text:p>
          </table:table-cell>
          <table:table-cell office:value-type="float" office:value="0.1523929471032">
            <text:p>0.1523929471</text:p>
          </table:table-cell>
          <table:table-cell office:value-type="float" office:value="0.0548758546239">
            <text:p>0.0548758546</text:p>
          </table:table-cell>
          <table:table-cell office:value-type="float" office:value="0.1093918675782">
            <text:p>0.1093918676</text:p>
          </table:table-cell>
          <table:table-cell office:value-type="float" office:value="0.0680100755667">
            <text:p>0.0680100756</text:p>
          </table:table-cell>
          <table:table-cell office:value-type="float" office:value="0.028967254408">
            <text:p>0.0289672544</text:p>
          </table:table-cell>
          <table:table-cell office:value-type="float" office:value="0.2808564231738">
            <text:p>0.2808564232</text:p>
          </table:table-cell>
          <table:table-cell office:value-type="float" office:value="0.2759985606333">
            <text:p>0.2759985606</text:p>
          </table:table-cell>
          <table:table-cell office:value-type="float" office:value="0.2315581144296">
            <text:p>0.2315581144</text:p>
          </table:table-cell>
          <table:table-cell table:style-name="ce1" office:value-type="float" office:value="0.113889888449">
            <text:p>0.113889888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6">
            <text:p>10306</text:p>
          </table:table-cell>
          <table:table-cell table:style-name="ce1" office:value-type="float" office:value="61782">
            <text:p>61782</text:p>
          </table:table-cell>
          <table:table-cell table:style-name="ce1" office:value-type="float" office:value="40.565944">
            <text:p>40.565944</text:p>
          </table:table-cell>
          <table:table-cell table:style-name="ce1" office:value-type="float" office:value="-74.127817">
            <text:p>-74.127817</text:p>
          </table:table-cell>
          <table:table-cell office:value-type="float" office:value="397700">
            <text:p>397700</text:p>
          </table:table-cell>
          <table:table-cell office:value-type="float" office:value="404400">
            <text:p>404400</text:p>
          </table:table-cell>
          <table:table-cell table:style-name="ce1" office:value-type="float" office:value="241900">
            <text:p>241900</text:p>
          </table:table-cell>
          <table:table-cell table:style-name="ce1" office:value-type="float" office:value="276600">
            <text:p>276600</text:p>
          </table:table-cell>
          <table:table-cell table:style-name="ce1" office:value-type="float" office:value="402700">
            <text:p>402700</text:p>
          </table:table-cell>
          <table:table-cell table:style-name="ce1" office:value-type="float" office:value="528000">
            <text:p>528000</text:p>
          </table:table-cell>
          <table:table-cell office:value-type="float" office:value="0.388">
            <text:p>0.388</text:p>
          </table:table-cell>
          <table:table-cell office:value-type="float" office:value="0.423">
            <text:p>0.423</text:p>
          </table:table-cell>
          <table:table-cell office:value-type="float" office:value="288">
            <text:p>288</text:p>
          </table:table-cell>
          <table:table-cell office:value-type="float" office:value="419000">
            <text:p>419000</text:p>
          </table:table-cell>
          <table:table-cell office:value-type="float" office:value="368800">
            <text:p>368800</text:p>
          </table:table-cell>
          <table:table-cell office:value-type="float" office:value="3539">
            <text:p>3539</text:p>
          </table:table-cell>
          <table:table-cell office:value-type="float" office:value="0.035">
            <text:p>0.035</text:p>
          </table:table-cell>
          <table:table-cell office:value-type="float" office:value="293">
            <text:p>293</text:p>
          </table:table-cell>
          <table:table-cell office:value-type="float" office:value="0.009">
            <text:p>0.009</text:p>
          </table:table-cell>
          <table:table-cell office:value-type="float" office:value="0.0053539934492">
            <text:p>0.0053539934</text:p>
          </table:table-cell>
          <table:table-cell office:value-type="float" office:value="0.0920886873267">
            <text:p>0.0920886873</text:p>
          </table:table-cell>
          <table:table-cell office:value-type="float" office:value="0.0173217435122">
            <text:p>0.0173217435</text:p>
          </table:table-cell>
          <table:table-cell office:value-type="float" office:value="0.1558327034517">
            <text:p>0.1558327035</text:p>
          </table:table-cell>
          <table:table-cell office:value-type="float" office:value="0.1434240362811">
            <text:p>0.1434240363</text:p>
          </table:table-cell>
          <table:table-cell office:value-type="float" office:value="0.3539304610733">
            <text:p>0.3539304611</text:p>
          </table:table-cell>
          <table:table-cell office:value-type="float" office:value="0.2320483749055">
            <text:p>0.2320483749</text:p>
          </table:table-cell>
          <table:table-cell office:value-type="float" office:value="0.1514957811301">
            <text:p>0.1514957811</text:p>
          </table:table-cell>
          <table:table-cell office:value-type="float" office:value="0.0197519815903">
            <text:p>0.0197519816</text:p>
          </table:table-cell>
          <table:table-cell office:value-type="float" office:value="0.2892482740986">
            <text:p>0.2892482741</text:p>
          </table:table-cell>
          <table:table-cell office:value-type="float" office:value="0.2236001022756">
            <text:p>0.2236001023</text:p>
          </table:table-cell>
          <table:table-cell office:value-type="float" office:value="0.2221298900536">
            <text:p>0.2221298901</text:p>
          </table:table-cell>
          <table:table-cell table:style-name="ce1" office:value-type="float" office:value="0.0931347481462">
            <text:p>0.0931347481</text:p>
          </table:table-cell>
          <table:table-cell table:style-name="ce1" office:value-type="float" office:value="0.0505677785663">
            <text:p>0.0505677786</text:p>
          </table:table-cell>
          <table:table-cell table:style-name="ce1" office:value-type="float" office:value="0.2502957180032">
            <text:p>0.250295718</text:p>
          </table:table-cell>
          <table:table-cell table:style-name="ce1" office:value-type="float" office:value="0.6991365034303">
            <text:p>0.699136503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7">
            <text:p>10307</text:p>
          </table:table-cell>
          <table:table-cell table:style-name="ce1" office:value-type="float" office:value="61783">
            <text:p>61783</text:p>
          </table:table-cell>
          <table:table-cell table:style-name="ce1" office:value-type="float" office:value="40.50833">
            <text:p>40.50833</text:p>
          </table:table-cell>
          <table:table-cell table:style-name="ce1" office:value-type="float" office:value="-74.240579">
            <text:p>-74.240579</text:p>
          </table:table-cell>
          <table:table-cell office:value-type="float" office:value="482300">
            <text:p>482300</text:p>
          </table:table-cell>
          <table:table-cell office:value-type="float" office:value="489200">
            <text:p>489200</text:p>
          </table:table-cell>
          <table:table-cell table:style-name="ce1" office:value-type="float" office:value="254600">
            <text:p>254600</text:p>
          </table:table-cell>
          <table:table-cell table:style-name="ce1" office:value-type="string">
            <text:p>none</text:p>
          </table:table-cell>
          <table:table-cell table:style-name="ce1" office:value-type="float" office:value="461900">
            <text:p>461900</text:p>
          </table:table-cell>
          <table:table-cell table:style-name="ce1" office:value-type="string">
            <text:p>none</text:p>
          </table:table-cell>
          <table:table-cell office:value-type="float" office:value="0.251">
            <text:p>0.251</text:p>
          </table:table-cell>
          <table:table-cell office:value-type="float" office:value="0.494">
            <text:p>0.494</text:p>
          </table:table-cell>
          <table:table-cell office:value-type="float" office:value="285">
            <text:p>285</text:p>
          </table:table-cell>
          <table:table-cell office:value-type="float" office:value="589900">
            <text:p>589900</text:p>
          </table:table-cell>
          <table:table-cell office:value-type="float" office:value="450000">
            <text:p>450000</text:p>
          </table:table-cell>
          <table:table-cell office:value-type="float" office:value="3574">
            <text:p>3574</text:p>
          </table:table-cell>
          <table:table-cell office:value-type="float" office:value="0.029">
            <text:p>0.029</text:p>
          </table:table-cell>
          <table:table-cell office:value-type="float" office:value="293">
            <text:p>293</text:p>
          </table:table-cell>
          <table:table-cell office:value-type="float" office:value="0.066">
            <text:p>0.066</text:p>
          </table:table-cell>
          <table:table-cell office:value-type="float" office:value="0.0231822971548">
            <text:p>0.0231822972</text:p>
          </table:table-cell>
          <table:table-cell office:value-type="float" office:value="0.1825605900948">
            <text:p>0.1825605901</text:p>
          </table:table-cell>
          <table:table-cell office:value-type="float" office:value="0.1209167544783">
            <text:p>0.1209167545</text:p>
          </table:table-cell>
          <table:table-cell office:value-type="float" office:value="0.1322444678609">
            <text:p>0.1322444679</text:p>
          </table:table-cell>
          <table:table-cell office:value-type="float" office:value="0.0547945205479">
            <text:p>0.0547945205</text:p>
          </table:table-cell>
          <table:table-cell office:value-type="float" office:value="0.0571654373024">
            <text:p>0.0571654373</text:p>
          </table:table-cell>
          <table:table-cell office:value-type="float" office:value="0.4291359325605">
            <text:p>0.4291359326</text:p>
          </table:table-cell>
          <table:table-cell office:value-type="float" office:value="0.1078639744952">
            <text:p>0.1078639745</text:p>
          </table:table-cell>
          <table:table-cell office:value-type="float" office:value="0.1596705632306">
            <text:p>0.1596705632</text:p>
          </table:table-cell>
          <table:table-cell office:value-type="float" office:value="0.1198193411264">
            <text:p>0.1198193411</text:p>
          </table:table-cell>
          <table:table-cell office:value-type="float" office:value="0.1503719447396">
            <text:p>0.1503719447</text:p>
          </table:table-cell>
          <table:table-cell office:value-type="float" office:value="0.1790648246546">
            <text:p>0.1790648247</text:p>
          </table:table-cell>
          <table:table-cell table:style-name="ce1" office:value-type="float" office:value="0.2810839532412">
            <text:p>0.281083953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8">
            <text:p>10308</text:p>
          </table:table-cell>
          <table:table-cell table:style-name="ce1" office:value-type="float" office:value="61784">
            <text:p>61784</text:p>
          </table:table-cell>
          <table:table-cell table:style-name="ce1" office:value-type="float" office:value="40.549318">
            <text:p>40.549318</text:p>
          </table:table-cell>
          <table:table-cell table:style-name="ce1" office:value-type="float" office:value="-74.143406">
            <text:p>-74.143406</text:p>
          </table:table-cell>
          <table:table-cell office:value-type="float" office:value="407000">
            <text:p>407000</text:p>
          </table:table-cell>
          <table:table-cell office:value-type="float" office:value="413000">
            <text:p>413000</text:p>
          </table:table-cell>
          <table:table-cell table:style-name="ce1" office:value-type="float" office:value="253900">
            <text:p>253900</text:p>
          </table:table-cell>
          <table:table-cell table:style-name="ce1" office:value-type="float" office:value="322600">
            <text:p>322600</text:p>
          </table:table-cell>
          <table:table-cell table:style-name="ce1" office:value-type="float" office:value="412700">
            <text:p>412700</text:p>
          </table:table-cell>
          <table:table-cell table:style-name="ce1" office:value-type="string">
            <text:p>none</text:p>
          </table:table-cell>
          <table:table-cell office:value-type="float" office:value="0.313">
            <text:p>0.313</text:p>
          </table:table-cell>
          <table:table-cell office:value-type="float" office:value="0.492">
            <text:p>0.492</text:p>
          </table:table-cell>
          <table:table-cell office:value-type="float" office:value="287">
            <text:p>287</text:p>
          </table:table-cell>
          <table:table-cell office:value-type="float" office:value="424900">
            <text:p>424900</text:p>
          </table:table-cell>
          <table:table-cell office:value-type="float" office:value="424800">
            <text:p>424800</text:p>
          </table:table-cell>
          <table:table-cell office:value-type="float" office:value="3557">
            <text:p>3557</text:p>
          </table:table-cell>
          <table:table-cell office:value-type="float" office:value="0.026">
            <text:p>0.026</text:p>
          </table:table-cell>
          <table:table-cell office:value-type="float" office:value="276">
            <text:p>276</text:p>
          </table:table-cell>
          <table:table-cell office:value-type="float" office:value="0.012">
            <text:p>0.012</text:p>
          </table:table-cell>
          <table:table-cell office:value-type="float" office:value="0.0071230230592">
            <text:p>0.0071230231</text:p>
          </table:table-cell>
          <table:table-cell office:value-type="float" office:value="0.0581914765181">
            <text:p>0.0581914765</text:p>
          </table:table-cell>
          <table:table-cell office:value-type="float" office:value="0.0152118797537">
            <text:p>0.0152118798</text:p>
          </table:table-cell>
          <table:table-cell office:value-type="float" office:value="0.0994808644211">
            <text:p>0.0994808644</text:p>
          </table:table-cell>
          <table:table-cell office:value-type="float" office:value="0.0930822165881">
            <text:p>0.0930822166</text:p>
          </table:table-cell>
          <table:table-cell office:value-type="float" office:value="0.4637208740794">
            <text:p>0.4637208741</text:p>
          </table:table-cell>
          <table:table-cell office:value-type="float" office:value="0.2631896655801">
            <text:p>0.2631896656</text:p>
          </table:table-cell>
          <table:table-cell office:value-type="float" office:value="0.1105996365838">
            <text:p>0.1105996366</text:p>
          </table:table-cell>
          <table:table-cell office:value-type="float" office:value="0.0163537250151">
            <text:p>0.016353725</text:p>
          </table:table-cell>
          <table:table-cell office:value-type="float" office:value="0.288794669897">
            <text:p>0.2887946699</text:p>
          </table:table-cell>
          <table:table-cell office:value-type="float" office:value="0.2556026650514">
            <text:p>0.2556026651</text:p>
          </table:table-cell>
          <table:table-cell office:value-type="float" office:value="0.2316172016959">
            <text:p>0.2316172017</text:p>
          </table:table-cell>
          <table:table-cell table:style-name="ce1" office:value-type="float" office:value="0.0954572986069">
            <text:p>0.0954572986</text:p>
          </table:table-cell>
          <table:table-cell table:style-name="ce1" office:value-type="float" office:value="0.0620364920541">
            <text:p>0.0620364921</text:p>
          </table:table-cell>
          <table:table-cell table:style-name="ce1" office:value-type="float" office:value="0.25238375515">
            <text:p>0.2523837552</text:p>
          </table:table-cell>
          <table:table-cell table:style-name="ce1" office:value-type="float" office:value="0.6855797527957">
            <text:p>0.6855797528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9">
            <text:p>10309</text:p>
          </table:table-cell>
          <table:table-cell table:style-name="ce1" office:value-type="float" office:value="61785">
            <text:p>61785</text:p>
          </table:table-cell>
          <table:table-cell table:style-name="ce1" office:value-type="float" office:value="40.52958">
            <text:p>40.52958</text:p>
          </table:table-cell>
          <table:table-cell table:style-name="ce1" office:value-type="float" office:value="-74.220608">
            <text:p>-74.220608</text:p>
          </table:table-cell>
          <table:table-cell office:value-type="float" office:value="456400">
            <text:p>456400</text:p>
          </table:table-cell>
          <table:table-cell office:value-type="float" office:value="471900">
            <text:p>471900</text:p>
          </table:table-cell>
          <table:table-cell table:style-name="ce1" office:value-type="float" office:value="295100">
            <text:p>295100</text:p>
          </table:table-cell>
          <table:table-cell table:style-name="ce1" office:value-type="float" office:value="323900">
            <text:p>323900</text:p>
          </table:table-cell>
          <table:table-cell table:style-name="ce1" office:value-type="float" office:value="447900">
            <text:p>447900</text:p>
          </table:table-cell>
          <table:table-cell table:style-name="ce1" office:value-type="float" office:value="639400">
            <text:p>639400</text:p>
          </table:table-cell>
          <table:table-cell office:value-type="float" office:value="0.251">
            <text:p>0.251</text:p>
          </table:table-cell>
          <table:table-cell office:value-type="float" office:value="0.494">
            <text:p>0.494</text:p>
          </table:table-cell>
          <table:table-cell office:value-type="float" office:value="246">
            <text:p>246</text:p>
          </table:table-cell>
          <table:table-cell office:value-type="float" office:value="499900">
            <text:p>499900</text:p>
          </table:table-cell>
          <table:table-cell office:value-type="float" office:value="386200">
            <text:p>386200</text:p>
          </table:table-cell>
          <table:table-cell office:value-type="float" office:value="3920">
            <text:p>3920</text:p>
          </table:table-cell>
          <table:table-cell office:value-type="float" office:value="0.032">
            <text:p>0.032</text:p>
          </table:table-cell>
          <table:table-cell office:value-type="float" office:value="251">
            <text:p>251</text:p>
          </table:table-cell>
          <table:table-cell office:value-type="float" office:value="0.035">
            <text:p>0.035</text:p>
          </table:table-cell>
          <table:table-cell office:value-type="float" office:value="0.0126869053013">
            <text:p>0.0126869053</text:p>
          </table:table-cell>
          <table:table-cell office:value-type="float" office:value="0.1948346171273">
            <text:p>0.1948346171</text:p>
          </table:table-cell>
          <table:table-cell office:value-type="float" office:value="0.0180108744902">
            <text:p>0.0180108745</text:p>
          </table:table-cell>
          <table:table-cell office:value-type="float" office:value="0.0498414136837">
            <text:p>0.0498414137</text:p>
          </table:table-cell>
          <table:table-cell office:value-type="float" office:value="0.0471227911191">
            <text:p>0.0471227911</text:p>
          </table:table-cell>
          <table:table-cell office:value-type="float" office:value="0.097077480743">
            <text:p>0.0970774807</text:p>
          </table:table-cell>
          <table:table-cell office:value-type="float" office:value="0.5804259175351">
            <text:p>0.5804259175</text:p>
          </table:table-cell>
          <table:table-cell office:value-type="float" office:value="0.0603956959389">
            <text:p>0.0603956959</text:p>
          </table:table-cell>
          <table:table-cell office:value-type="float" office:value="0.096378572255">
            <text:p>0.0963785723</text:p>
          </table:table-cell>
          <table:table-cell office:value-type="float" office:value="0.1210227930116">
            <text:p>0.121022793</text:p>
          </table:table-cell>
          <table:table-cell office:value-type="float" office:value="0.1441629063982">
            <text:p>0.1441629064</text:p>
          </table:table-cell>
          <table:table-cell office:value-type="float" office:value="0.2954992479463">
            <text:p>0.2954992479</text:p>
          </table:table-cell>
          <table:table-cell table:style-name="ce1" office:value-type="float" office:value="0.2809209765127">
            <text:p>0.2809209765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12">
            <text:p>10312</text:p>
          </table:table-cell>
          <table:table-cell table:style-name="ce1" office:value-type="float" office:value="61788">
            <text:p>61788</text:p>
          </table:table-cell>
          <table:table-cell table:style-name="ce1" office:value-type="float" office:value="40.546029">
            <text:p>40.546029</text:p>
          </table:table-cell>
          <table:table-cell table:style-name="ce1" office:value-type="float" office:value="-74.179125">
            <text:p>-74.179125</text:p>
          </table:table-cell>
          <table:table-cell office:value-type="float" office:value="420500">
            <text:p>420500</text:p>
          </table:table-cell>
          <table:table-cell office:value-type="float" office:value="425400">
            <text:p>425400</text:p>
          </table:table-cell>
          <table:table-cell table:style-name="ce1" office:value-type="float" office:value="311700">
            <text:p>311700</text:p>
          </table:table-cell>
          <table:table-cell table:style-name="ce1" office:value-type="float" office:value="297700">
            <text:p>297700</text:p>
          </table:table-cell>
          <table:table-cell table:style-name="ce1" office:value-type="float" office:value="418600">
            <text:p>418600</text:p>
          </table:table-cell>
          <table:table-cell table:style-name="ce1" office:value-type="float" office:value="550200">
            <text:p>550200</text:p>
          </table:table-cell>
          <table:table-cell office:value-type="float" office:value="0.209">
            <text:p>0.209</text:p>
          </table:table-cell>
          <table:table-cell office:value-type="float" office:value="0.457">
            <text:p>0.457</text:p>
          </table:table-cell>
          <table:table-cell office:value-type="float" office:value="260">
            <text:p>260</text:p>
          </table:table-cell>
          <table:table-cell office:value-type="float" office:value="435000">
            <text:p>435000</text:p>
          </table:table-cell>
          <table:table-cell office:value-type="float" office:value="407400">
            <text:p>407400</text:p>
          </table:table-cell>
          <table:table-cell office:value-type="float" office:value="3613">
            <text:p>3613</text:p>
          </table:table-cell>
          <table:table-cell office:value-type="float" office:value="0.031">
            <text:p>0.031</text:p>
          </table:table-cell>
          <table:table-cell office:value-type="float" office:value="272">
            <text:p>272</text:p>
          </table:table-cell>
          <table:table-cell office:value-type="float" office:value="0.036">
            <text:p>0.036</text:p>
          </table:table-cell>
          <table:table-cell office:value-type="float" office:value="0.0011258091753">
            <text:p>0.0011258092</text:p>
          </table:table-cell>
          <table:table-cell office:value-type="float" office:value="0.0925978046721">
            <text:p>0.0925978047</text:p>
          </table:table-cell>
          <table:table-cell office:value-type="float" office:value="0.0062482409231">
            <text:p>0.0062482409</text:p>
          </table:table-cell>
          <table:table-cell office:value-type="float" office:value="0.0400788066422">
            <text:p>0.0400788066</text:p>
          </table:table-cell>
          <table:table-cell office:value-type="float" office:value="0.0770616380523">
            <text:p>0.0770616381</text:p>
          </table:table-cell>
          <table:table-cell office:value-type="float" office:value="0.3938643399943">
            <text:p>0.39386434</text:p>
          </table:table-cell>
          <table:table-cell office:value-type="float" office:value="0.3890233605403">
            <text:p>0.3890233605</text:p>
          </table:table-cell>
          <table:table-cell office:value-type="float" office:value="0.0726914414414">
            <text:p>0.0726914414</text:p>
          </table:table-cell>
          <table:table-cell office:value-type="float" office:value="0.0523648648648">
            <text:p>0.0523648649</text:p>
          </table:table-cell>
          <table:table-cell office:value-type="float" office:value="0.2217905405405">
            <text:p>0.2217905405</text:p>
          </table:table-cell>
          <table:table-cell office:value-type="float" office:value="0.20259009009">
            <text:p>0.2025900901</text:p>
          </table:table-cell>
          <table:table-cell office:value-type="float" office:value="0.3004504504504">
            <text:p>0.3004504505</text:p>
          </table:table-cell>
          <table:table-cell table:style-name="ce1" office:value-type="float" office:value="0.1490427927927">
            <text:p>0.1490427928</text:p>
          </table:table-cell>
          <table:table-cell table:style-name="ce1" office:value-type="float" office:value="0.0283482025022">
            <text:p>0.0283482025</text:p>
          </table:table-cell>
          <table:table-cell table:style-name="ce1" office:value-type="float" office:value="0.2700205880799">
            <text:p>0.2700205881</text:p>
          </table:table-cell>
          <table:table-cell table:style-name="ce1" office:value-type="float" office:value="0.7016312094177">
            <text:p>0.701631209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1">
            <text:p>10301</text:p>
          </table:table-cell>
          <table:table-cell table:style-name="ce1" office:value-type="float" office:value="61777">
            <text:p>61777</text:p>
          </table:table-cell>
          <table:table-cell table:style-name="ce1" office:value-type="float" office:value="40.624802">
            <text:p>40.624802</text:p>
          </table:table-cell>
          <table:table-cell table:style-name="ce1" office:value-type="float" office:value="-74.094499">
            <text:p>-74.094499</text:p>
          </table:table-cell>
          <table:table-cell office:value-type="float" office:value="412800">
            <text:p>412800</text:p>
          </table:table-cell>
          <table:table-cell office:value-type="float" office:value="447600">
            <text:p>447600</text:p>
          </table:table-cell>
          <table:table-cell table:style-name="ce1" office:value-type="float" office:value="211000">
            <text:p>211000</text:p>
          </table:table-cell>
          <table:table-cell table:style-name="ce1" office:value-type="string">
            <text:p>none</text:p>
          </table:table-cell>
          <table:table-cell table:style-name="ce1" office:value-type="float" office:value="427300">
            <text:p>427300</text:p>
          </table:table-cell>
          <table:table-cell table:style-name="ce1" office:value-type="float" office:value="569900">
            <text:p>569900</text:p>
          </table:table-cell>
          <table:table-cell office:value-type="float" office:value="0.31">
            <text:p>0.31</text:p>
          </table:table-cell>
          <table:table-cell office:value-type="float" office:value="0.338">
            <text:p>0.338</text:p>
          </table:table-cell>
          <table:table-cell office:value-type="float" office:value="276">
            <text:p>276</text:p>
          </table:table-cell>
          <table:table-cell office:value-type="float" office:value="425000">
            <text:p>425000</text:p>
          </table:table-cell>
          <table:table-cell office:value-type="float" office:value="475400">
            <text:p>475400</text:p>
          </table:table-cell>
          <table:table-cell office:value-type="float" office:value="3384">
            <text:p>3384</text:p>
          </table:table-cell>
          <table:table-cell office:value-type="float" office:value="0.032">
            <text:p>0.032</text:p>
          </table:table-cell>
          <table:table-cell office:value-type="float" office:value="282">
            <text:p>282</text:p>
          </table:table-cell>
          <table:table-cell office:value-type="float" office:value="0.073">
            <text:p>0.073</text:p>
          </table:table-cell>
          <table:table-cell office:value-type="float" office:value="0.0409034568241">
            <text:p>0.0409034568</text:p>
          </table:table-cell>
          <table:table-cell office:value-type="float" office:value="0.066519763118">
            <text:p>0.0665197631</text:p>
          </table:table-cell>
          <table:table-cell office:value-type="float" office:value="0.1293210301611">
            <text:p>0.1293210302</text:p>
          </table:table-cell>
          <table:table-cell office:value-type="float" office:value="0.365514391957">
            <text:p>0.365514392</text:p>
          </table:table-cell>
          <table:table-cell office:value-type="float" office:value="0.1379975210026">
            <text:p>0.137997521</text:p>
          </table:table-cell>
          <table:table-cell office:value-type="float" office:value="0.1220217600881">
            <text:p>0.1220217601</text:p>
          </table:table-cell>
          <table:table-cell office:value-type="float" office:value="0.1377220768489">
            <text:p>0.1377220768</text:p>
          </table:table-cell>
          <table:table-cell office:value-type="float" office:value="0.1193438914027">
            <text:p>0.1193438914</text:p>
          </table:table-cell>
          <table:table-cell office:value-type="float" office:value="0.0815893665158">
            <text:p>0.0815893665</text:p>
          </table:table-cell>
          <table:table-cell office:value-type="float" office:value="0.1681278280542">
            <text:p>0.1681278281</text:p>
          </table:table-cell>
          <table:table-cell office:value-type="float" office:value="0.2037613122171">
            <text:p>0.2037613122</text:p>
          </table:table-cell>
          <table:table-cell office:value-type="float" office:value="0.2345871040723">
            <text:p>0.2345871041</text:p>
          </table:table-cell>
          <table:table-cell table:style-name="ce1" office:value-type="float" office:value="0.1882070135746">
            <text:p>0.1882070136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4">
            <text:p>10304</text:p>
          </table:table-cell>
          <table:table-cell table:style-name="ce1" office:value-type="float" office:value="61780">
            <text:p>61780</text:p>
          </table:table-cell>
          <table:table-cell table:style-name="ce1" office:value-type="float" office:value="40.607839">
            <text:p>40.607839</text:p>
          </table:table-cell>
          <table:table-cell table:style-name="ce1" office:value-type="float" office:value="-74.095935">
            <text:p>-74.095935</text:p>
          </table:table-cell>
          <table:table-cell office:value-type="float" office:value="385500">
            <text:p>385500</text:p>
          </table:table-cell>
          <table:table-cell office:value-type="float" office:value="392800">
            <text:p>392800</text:p>
          </table:table-cell>
          <table:table-cell table:style-name="ce1" office:value-type="float" office:value="329400">
            <text:p>329400</text:p>
          </table:table-cell>
          <table:table-cell table:style-name="ce1" office:value-type="float" office:value="254200">
            <text:p>254200</text:p>
          </table:table-cell>
          <table:table-cell table:style-name="ce1" office:value-type="float" office:value="353600">
            <text:p>353600</text:p>
          </table:table-cell>
          <table:table-cell table:style-name="ce1" office:value-type="float" office:value="772600">
            <text:p>772600</text:p>
          </table:table-cell>
          <table:table-cell office:value-type="float" office:value="0.313">
            <text:p>0.313</text:p>
          </table:table-cell>
          <table:table-cell office:value-type="float" office:value="0.355">
            <text:p>0.355</text:p>
          </table:table-cell>
          <table:table-cell office:value-type="float" office:value="255">
            <text:p>255</text:p>
          </table:table-cell>
          <table:table-cell office:value-type="float" office:value="360000">
            <text:p>360000</text:p>
          </table:table-cell>
          <table:table-cell office:value-type="float" office:value="293000">
            <text:p>293000</text:p>
          </table:table-cell>
          <table:table-cell office:value-type="float" office:value="3174">
            <text:p>3174</text:p>
          </table:table-cell>
          <table:table-cell office:value-type="float" office:value="0.032">
            <text:p>0.032</text:p>
          </table:table-cell>
          <table:table-cell office:value-type="float" office:value="245">
            <text:p>245</text:p>
          </table:table-cell>
          <table:table-cell office:value-type="float" office:value="0.043">
            <text:p>0.043</text:p>
          </table:table-cell>
          <table:table-cell office:value-type="float" office:value="0.0418356704137">
            <text:p>0.0418356704</text:p>
          </table:table-cell>
          <table:table-cell office:value-type="float" office:value="0.1237686869857">
            <text:p>0.123768687</text:p>
          </table:table-cell>
          <table:table-cell office:value-type="float" office:value="0.1106733109282">
            <text:p>0.1106733109</text:p>
          </table:table-cell>
          <table:table-cell office:value-type="float" office:value="0.1643295862788">
            <text:p>0.1643295863</text:p>
          </table:table-cell>
          <table:table-cell office:value-type="float" office:value="0.1170471665314">
            <text:p>0.1170471665</text:p>
          </table:table-cell>
          <table:table-cell office:value-type="float" office:value="0.1768455209178">
            <text:p>0.1768455209</text:p>
          </table:table-cell>
          <table:table-cell office:value-type="float" office:value="0.2655000579441">
            <text:p>0.2655000579</text:p>
          </table:table-cell>
          <table:table-cell office:value-type="float" office:value="0.1329262564584">
            <text:p>0.1329262565</text:p>
          </table:table-cell>
          <table:table-cell office:value-type="float" office:value="0.0829027712541">
            <text:p>0.0829027713</text:p>
          </table:table-cell>
          <table:table-cell office:value-type="float" office:value="0.2312118365429">
            <text:p>0.2312118365</text:p>
          </table:table-cell>
          <table:table-cell office:value-type="float" office:value="0.185533114138">
            <text:p>0.1855331141</text:p>
          </table:table-cell>
          <table:table-cell office:value-type="float" office:value="0.23684828558">
            <text:p>0.2368482856</text:p>
          </table:table-cell>
          <table:table-cell table:style-name="ce1" office:value-type="float" office:value="0.1256458431188">
            <text:p>0.1256458431</text:p>
          </table:table-cell>
          <table:table-cell table:style-name="ce1" office:value-type="float" office:value="0.0713200173686">
            <text:p>0.0713200174</text:p>
          </table:table-cell>
          <table:table-cell table:style-name="ce1" office:value-type="float" office:value="0.2723621363438">
            <text:p>0.2723621363</text:p>
          </table:table-cell>
          <table:table-cell table:style-name="ce1" office:value-type="float" office:value="0.6563178462874">
            <text:p>0.656317846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5">
            <text:p>10305</text:p>
          </table:table-cell>
          <table:table-cell table:style-name="ce1" office:value-type="float" office:value="61781">
            <text:p>61781</text:p>
          </table:table-cell>
          <table:table-cell table:style-name="ce1" office:value-type="float" office:value="40.597063">
            <text:p>40.597063</text:p>
          </table:table-cell>
          <table:table-cell table:style-name="ce1" office:value-type="float" office:value="-74.076695">
            <text:p>-74.076695</text:p>
          </table:table-cell>
          <table:table-cell office:value-type="float" office:value="370500">
            <text:p>370500</text:p>
          </table:table-cell>
          <table:table-cell office:value-type="float" office:value="377600">
            <text:p>377600</text:p>
          </table:table-cell>
          <table:table-cell table:style-name="ce1" office:value-type="float" office:value="276100">
            <text:p>276100</text:p>
          </table:table-cell>
          <table:table-cell table:style-name="ce1" office:value-type="float" office:value="309600">
            <text:p>309600</text:p>
          </table:table-cell>
          <table:table-cell table:style-name="ce1" office:value-type="float" office:value="381900">
            <text:p>381900</text:p>
          </table:table-cell>
          <table:table-cell table:style-name="ce1" office:value-type="string">
            <text:p>none</text:p>
          </table:table-cell>
          <table:table-cell office:value-type="float" office:value="0.432">
            <text:p>0.432</text:p>
          </table:table-cell>
          <table:table-cell office:value-type="float" office:value="0.356">
            <text:p>0.356</text:p>
          </table:table-cell>
          <table:table-cell office:value-type="float" office:value="259">
            <text:p>259</text:p>
          </table:table-cell>
          <table:table-cell office:value-type="float" office:value="399000">
            <text:p>399000</text:p>
          </table:table-cell>
          <table:table-cell office:value-type="float" office:value="354800">
            <text:p>354800</text:p>
          </table:table-cell>
          <table:table-cell office:value-type="float" office:value="3240">
            <text:p>3240</text:p>
          </table:table-cell>
          <table:table-cell office:value-type="float" office:value="0.029">
            <text:p>0.029</text:p>
          </table:table-cell>
          <table:table-cell office:value-type="float" office:value="263">
            <text:p>263</text:p>
          </table:table-cell>
          <table:table-cell office:value-type="float" office:value="0.004">
            <text:p>0.004</text:p>
          </table:table-cell>
          <table:table-cell office:value-type="float" office:value="0.0176494183714">
            <text:p>0.0176494184</text:p>
          </table:table-cell>
          <table:table-cell office:value-type="float" office:value="0.1285599679101">
            <text:p>0.1285599679</text:p>
          </table:table-cell>
          <table:table-cell office:value-type="float" office:value="0.0750100280786">
            <text:p>0.0750100281</text:p>
          </table:table-cell>
          <table:table-cell office:value-type="float" office:value="0.1409947853991">
            <text:p>0.1409947854</text:p>
          </table:table-cell>
          <table:table-cell office:value-type="float" office:value="0.1177296430004">
            <text:p>0.117729643</text:p>
          </table:table-cell>
          <table:table-cell office:value-type="float" office:value="0.2439831528279">
            <text:p>0.2439831528</text:p>
          </table:table-cell>
          <table:table-cell office:value-type="float" office:value="0.2760730044123">
            <text:p>0.2760730044</text:p>
          </table:table-cell>
          <table:table-cell office:value-type="float" office:value="0.1417577966788">
            <text:p>0.1417577967</text:p>
          </table:table-cell>
          <table:table-cell office:value-type="float" office:value="0.0250101255569">
            <text:p>0.0250101256</text:p>
          </table:table-cell>
          <table:table-cell office:value-type="float" office:value="0.2317739975698">
            <text:p>0.2317739976</text:p>
          </table:table-cell>
          <table:table-cell office:value-type="float" office:value="0.2192183070068">
            <text:p>0.219218307</text:p>
          </table:table-cell>
          <table:table-cell office:value-type="float" office:value="0.2795666261644">
            <text:p>0.2795666262</text:p>
          </table:table-cell>
          <table:table-cell table:style-name="ce1" office:value-type="float" office:value="0.1009518023491">
            <text:p>0.100951802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14">
            <text:p>10314</text:p>
          </table:table-cell>
          <table:table-cell table:style-name="ce1" office:value-type="float" office:value="61790">
            <text:p>61790</text:p>
          </table:table-cell>
          <table:table-cell table:style-name="ce1" office:value-type="float" office:value="40.601304">
            <text:p>40.601304</text:p>
          </table:table-cell>
          <table:table-cell table:style-name="ce1" office:value-type="float" office:value="-74.155654">
            <text:p>-74.155654</text:p>
          </table:table-cell>
          <table:table-cell office:value-type="float" office:value="388500">
            <text:p>388500</text:p>
          </table:table-cell>
          <table:table-cell office:value-type="float" office:value="417600">
            <text:p>417600</text:p>
          </table:table-cell>
          <table:table-cell table:style-name="ce1" office:value-type="float" office:value="252700">
            <text:p>252700</text:p>
          </table:table-cell>
          <table:table-cell table:style-name="ce1" office:value-type="float" office:value="283900">
            <text:p>283900</text:p>
          </table:table-cell>
          <table:table-cell table:style-name="ce1" office:value-type="float" office:value="404300">
            <text:p>404300</text:p>
          </table:table-cell>
          <table:table-cell table:style-name="ce1" office:value-type="float" office:value="503100">
            <text:p>503100</text:p>
          </table:table-cell>
          <table:table-cell office:value-type="float" office:value="0.24">
            <text:p>0.24</text:p>
          </table:table-cell>
          <table:table-cell office:value-type="float" office:value="0.322">
            <text:p>0.322</text:p>
          </table:table-cell>
          <table:table-cell office:value-type="float" office:value="259">
            <text:p>259</text:p>
          </table:table-cell>
          <table:table-cell office:value-type="float" office:value="399900">
            <text:p>399900</text:p>
          </table:table-cell>
          <table:table-cell office:value-type="float" office:value="363500">
            <text:p>363500</text:p>
          </table:table-cell>
          <table:table-cell office:value-type="float" office:value="3242">
            <text:p>3242</text:p>
          </table:table-cell>
          <table:table-cell office:value-type="float" office:value="0.031">
            <text:p>0.031</text:p>
          </table:table-cell>
          <table:table-cell office:value-type="float" office:value="268">
            <text:p>268</text:p>
          </table:table-cell>
          <table:table-cell office:value-type="float" office:value="0.036">
            <text:p>0.036</text:p>
          </table:table-cell>
          <table:table-cell office:value-type="float" office:value="0.0046063651591">
            <text:p>0.0046063652</text:p>
          </table:table-cell>
          <table:table-cell office:value-type="float" office:value="0.04702680067">
            <text:p>0.0470268007</text:p>
          </table:table-cell>
          <table:table-cell office:value-type="float" office:value="0.0191373534338">
            <text:p>0.0191373534</text:p>
          </table:table-cell>
          <table:table-cell office:value-type="float" office:value="0.0832077051926">
            <text:p>0.0832077052</text:p>
          </table:table-cell>
          <table:table-cell office:value-type="float" office:value="0.1206030150753">
            <text:p>0.1206030151</text:p>
          </table:table-cell>
          <table:table-cell office:value-type="float" office:value="0.3667504187604">
            <text:p>0.3667504188</text:p>
          </table:table-cell>
          <table:table-cell office:value-type="float" office:value="0.3586683417085">
            <text:p>0.3586683417</text:p>
          </table:table-cell>
          <table:table-cell office:value-type="float" office:value="0.1266277309106">
            <text:p>0.1266277309</text:p>
          </table:table-cell>
          <table:table-cell office:value-type="float" office:value="0.0123296560674">
            <text:p>0.0123296561</text:p>
          </table:table-cell>
          <table:table-cell office:value-type="float" office:value="0.2421804023361">
            <text:p>0.2421804023</text:p>
          </table:table-cell>
          <table:table-cell office:value-type="float" office:value="0.1884923210036">
            <text:p>0.188492321</text:p>
          </table:table-cell>
          <table:table-cell office:value-type="float" office:value="0.3030067056024">
            <text:p>0.3030067056</text:p>
          </table:table-cell>
          <table:table-cell table:style-name="ce1" office:value-type="float" office:value="0.1249405148172">
            <text:p>0.1249405148</text:p>
          </table:table-cell>
          <table:table-cell table:style-name="ce1" office:value-type="float" office:value="0.1990295254543">
            <text:p>0.1990295255</text:p>
          </table:table-cell>
          <table:table-cell table:style-name="ce1" office:value-type="float" office:value="0.2886339337115">
            <text:p>0.2886339337</text:p>
          </table:table-cell>
          <table:table-cell table:style-name="ce1" office:value-type="float" office:value="0.5123365408339">
            <text:p>0.5123365408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AP1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17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7:57:00</dc:date>
    <meta:generator>OpenOffice.org/3.4.1$Unix OpenOffice.org_project/341m1$Build-9593</meta:generator>
    <meta:editing-duration>PT8H12M3S</meta:editing-duration>
    <meta:editing-cycles>12</meta:editing-cycles>
    <meta:document-statistic meta:table-count="1" meta:cell-count="6477" meta:object-count="0"/>
  </office:meta>
</office:document-meta>
</file>